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1.98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1.436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5.796cm"/>
    </style:style>
    <style:style style:name="co12" style:family="table-column">
      <style:table-column-properties fo:break-before="auto" style:column-width="2.027cm"/>
    </style:style>
    <style:style style:name="co13" style:family="table-column">
      <style:table-column-properties fo:break-before="auto" style:column-width="1.238cm"/>
    </style:style>
    <style:style style:name="co14" style:family="table-column">
      <style:table-column-properties fo:break-before="auto" style:column-width="5.318cm"/>
    </style:style>
    <style:style style:name="co15" style:family="table-column">
      <style:table-column-properties fo:break-before="auto" style:column-width="3.715cm"/>
    </style:style>
    <style:style style:name="co16" style:family="table-column">
      <style:table-column-properties fo:break-before="auto" style:column-width="0.958cm"/>
    </style:style>
    <style:style style:name="co17" style:family="table-column">
      <style:table-column-properties fo:break-before="auto" style:column-width="4.11cm"/>
    </style:style>
    <style:style style:name="co18" style:family="table-column">
      <style:table-column-properties fo:break-before="auto" style:column-width="3.489cm"/>
    </style:style>
    <style:style style:name="co19" style:family="table-column">
      <style:table-column-properties fo:break-before="auto" style:column-width="3.209cm"/>
    </style:style>
    <style:style style:name="co20" style:family="table-column">
      <style:table-column-properties fo:break-before="auto" style:column-width="3.067cm"/>
    </style:style>
    <style:style style:name="co21" style:family="table-column">
      <style:table-column-properties fo:break-before="auto" style:column-width="2.646cm"/>
    </style:style>
    <style:style style:name="co22" style:family="table-column">
      <style:table-column-properties fo:break-before="auto" style:column-width="2.833cm"/>
    </style:style>
    <style:style style:name="co23" style:family="table-column">
      <style:table-column-properties fo:break-before="auto" style:column-width="2.701cm"/>
    </style:style>
    <style:style style:name="co24" style:family="table-column">
      <style:table-column-properties fo:break-before="auto" style:column-width="2.57cm"/>
    </style:style>
    <style:style style:name="co25" style:family="table-column">
      <style:table-column-properties fo:break-before="auto" style:column-width="1.956cm"/>
    </style:style>
    <style:style style:name="co26" style:family="table-column">
      <style:table-column-properties fo:break-before="auto" style:column-width="2.249cm"/>
    </style:style>
    <style:style style:name="co27" style:family="table-column">
      <style:table-column-properties fo:break-before="auto" style:column-width="2.267cm"/>
    </style:style>
    <style:style style:name="ro1" style:family="table-row">
      <style:table-row-properties style:row-height="1.302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63cm" fo:break-before="auto" style:use-optimal-row-height="false"/>
    </style:style>
    <style:style style:name="ro6" style:family="table-row">
      <style:table-row-properties style:row-height="2.143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Moment_20_of_20_Interia">
      <style:table-properties table:display="true" style:writing-mode="lr-tb"/>
    </style:style>
    <style:style style:name="ta2" style:family="table" style:master-page-name="PageStyle_5f_Prop_20_Design">
      <style:table-properties table:display="true" style:writing-mode="lr-tb"/>
    </style:style>
    <style:style style:name="ta3" style:family="table" style:master-page-name="PageStyle_5f_Fixed_20_Pitch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en" number:country="GB">
      <number:number number:decimal-places="0" number:min-integer-digits="1"/>
    </number:number-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Excel_20_Built-in_20_Normal">
      <style:table-cell-properties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Excel_20_Built-in_20_Normal">
      <style:table-cell-properties style:vertical-align="middle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Excel_20_Built-in_20_Normal" style:data-style-name="N800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 style:data-style-name="N8145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15" style:family="table-cell" style:parent-style-name="Excel_20_Built-in_20_Normal" style:data-style-name="N8002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2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21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2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65cm" style:writing-mode="page"/>
    </style:style>
    <style:style style:name="ce24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end" fo:margin-left="0.265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end" fo:margin-left="0.265cm" style:writing-mode="page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7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28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.265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.265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.265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 style:data-style-name="N107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.265cm" style:writing-mode="page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.265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.265cm" style:writing-mode="page"/>
    </style:style>
    <style:style style:name="ce5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.265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527cm" style:writing-mode="page"/>
    </style:style>
    <style:style style:name="ce63" style:family="table-cell" style:parent-style-name="Excel_20_Built-in_20_Normal" style:data-style-name="N8001">
      <style:table-cell-properties fo:background-color="#92d050" style:diagonal-bl-tr="none" style:diagonal-tl-br="none" fo:border="0.088cm solid #000000" style:rotation-align="none"/>
    </style:style>
    <style:style style:name="ce64" style:family="table-cell" style:parent-style-name="Excel_20_Built-in_20_Normal" style:data-style-name="N8001"/>
    <style:style style:name="ce65" style:family="table-cell" style:parent-style-name="Excel_20_Built-in_20_Normal" style:data-style-name="N107">
      <style:table-cell-properties fo:background-color="#92d050" style:diagonal-bl-tr="none" style:diagonal-tl-br="none" fo:border="0.088cm solid #000000" style:rotation-align="none"/>
    </style:style>
    <style:style style:name="ce66" style:family="table-cell" style:parent-style-name="Excel_20_Built-in_20_Normal" style:data-style-name="N107"/>
    <style:style style:name="ce67" style:family="table-cell" style:parent-style-name="Excel_20_Built-in_20_Normal" style:data-style-name="N8002"/>
    <style:style style:name="ce68" style:family="table-cell" style:parent-style-name="Excel_20_Built-in_20_Normal" style:data-style-name="N109">
      <style:table-cell-properties fo:background-color="#92d050" style:diagonal-bl-tr="none" style:diagonal-tl-br="none" fo:border="0.088cm solid #000000" style:rotation-align="none"/>
    </style:style>
    <style:style style:name="ce69" style:family="table-cell" style:parent-style-name="Excel_20_Built-in_20_Normal" style:data-style-name="N8002">
      <style:table-cell-properties style:diagonal-bl-tr="none" style:diagonal-tl-br="none" fo:border="0.088cm solid #ff0000" style:rotation-align="none"/>
    </style:style>
    <style:style style:name="ce70" style:family="table-cell" style:parent-style-name="Excel_20_Built-in_20_Normal">
      <style:table-cell-properties fo:border-bottom="0.088cm solid #aaaaaa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Excel_20_Built-in_20_Normal">
      <style:table-cell-properties fo:border-bottom="0.088cm solid #aaaaaa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aaaaaa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Excel_20_Built-in_20_Normal">
      <style:table-cell-properties fo:border-bottom="0.088cm solid #aaaaaa" fo:background-color="#ffff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aaaaaa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aaaaaa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Excel_20_Built-in_20_Normal">
      <style:table-cell-properties fo:border-bottom="0.088cm solid #aaaaaa" fo:background-color="#ffffff" style:diagonal-bl-tr="none" style:diagonal-tl-br="none" style:text-align-source="fix" style:repeat-content="false" fo:wrap-option="wrap" fo:border-left="0.088cm solid #aaaaaa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Excel_20_Built-in_20_Normal">
      <style:table-cell-properties fo:border-bottom="0.088cm solid #aaaaaa" fo:background-color="#ffffff" style:diagonal-bl-tr="none" style:diagonal-tl-br="none" style:text-align-source="fix" style:repeat-content="false" fo:wrap-option="wrap" fo:border-left="0.088cm solid #aaaaaa" style:direction="ltr" fo:border-right="0.088cm solid #000000" style:rotation-angle="0" style:rotation-align="none" style:shrink-to-fit="false" fo:border-top="0.088cm solid #aaaaaa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Excel_20_Built-in_20_Normal">
      <style:table-cell-properties fo:border-bottom="0.088cm solid #aaaaaa" fo:background-color="#ffff00" style:diagonal-bl-tr="none" style:diagonal-tl-br="none" style:text-align-source="fix" style:repeat-content="false" fo:wrap-option="wrap" fo:border-left="0.088cm solid #aaaaaa" style:direction="ltr" fo:border-right="0.088cm solid #000000" style:rotation-angle="0" style:rotation-align="none" style:shrink-to-fit="false" fo:border-top="0.088cm solid #aaaaaa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aaaaaa" style:direction="ltr" fo:border-right="0.088cm solid #000000" style:rotation-angle="0" style:rotation-align="none" style:shrink-to-fit="false" fo:border-top="0.088cm solid #aaaaaa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 style:data-style-name="N8145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3" style:family="table-cell" style:parent-style-name="Excel_20_Built-in_20_Normal" style:data-style-name="N8145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4" style:family="table-cell" style:parent-style-name="Excel_20_Built-in_20_Normal" style:data-style-name="N8145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5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527cm" style:writing-mode="page"/>
    </style:style>
    <style:style style:name="ce87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ext-properties fo:color="#ff6600"/>
    </style:style>
    <style:style style:name="ce8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order-bottom="none" fo:border-left="0.002cm solid #000000" fo:border-right="none" fo:border-top="0.002cm solid #000000"/>
    </style:style>
    <style:style style:name="ce93" style:family="table-cell" style:parent-style-name="Default">
      <style:table-cell-properties fo:border-bottom="none" fo:border-left="0.002cm solid #000000" fo:border-right="none" fo:border-top="none"/>
    </style:style>
    <style:style style:name="ce94" style:family="table-cell" style:parent-style-name="Default">
      <style:table-cell-properties fo:border-bottom="0.002cm solid #000000" fo:border-left="0.002cm solid #000000" fo:border-right="none" fo:border-top="none"/>
    </style:style>
    <style:style style:name="ce95" style:family="table-cell" style:parent-style-name="Default">
      <style:table-cell-properties fo:border-bottom="none" fo:border-left="none" fo:border-right="none" fo:border-top="0.002cm solid #000000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order-bottom="0.002cm solid #000000" fo:border-left="none" fo:border-right="none" fo:border-top="none"/>
    </style:style>
    <style:style style:name="ce9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99" style:family="table-cell" style:parent-style-name="Default">
      <style:table-cell-properties fo:border-bottom="none" fo:border-left="none" fo:border-right="0.002cm solid #000000" fo:border-top="0.002cm solid #000000"/>
    </style:style>
    <style:style style:name="ce100" style:family="table-cell" style:parent-style-name="Default">
      <style:table-cell-properties fo:border-bottom="none" fo:border-left="none" fo:border-right="0.002cm solid #000000" fo:border-top="none"/>
    </style:style>
    <style:style style:name="ce101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solid" svg:stroke-width="0.026cm" svg:stroke-color="#bcbcbc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super 58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nown prop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6" table:default-cell-style-name="Excel_20_Built-in_20_Normal"/>
        <table:table-column table:style-name="co4" table:default-cell-style-name="Excel_20_Built-in_20_Normal"/>
        <table:table-column table:style-name="co3" table:number-columns-repeated="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7" table:number-columns-repeated="1005" table:default-cell-style-name="Excel_20_Built-in_20_Normal"/>
        <table:table-row table:style-name="ro1">
          <table:table-cell/>
          <table:table-cell table:style-name="ce1"/>
          <table:table-cell table:style-name="ce6" office:value-type="string">
            <text:p>HP</text:p>
          </table:table-cell>
          <table:table-cell table:style-name="ce8" office:value-type="string" table:number-columns-spanned="2" table:number-rows-spanned="1">
            <text:p>Weight</text:p>
          </table:table-cell>
          <table:covered-table-cell table:style-name="ce8"/>
          <table:table-cell table:style-name="ce8" office:value-type="string" table:number-columns-spanned="2" table:number-rows-spanned="1">
            <text:p>Diameter</text:p>
          </table:table-cell>
          <table:covered-table-cell table:style-name="ce8"/>
          <table:table-cell table:style-name="ce8" office:value-type="string">
            <text:p>pitch</text:p>
          </table:table-cell>
          <table:table-cell table:style-name="ce14" office:value-type="string">
            <text:p>Static Thrust <text:s/>(lbs) @ 2700rpm</text:p>
          </table:table-cell>
          <table:table-cell table:style-name="ce8" office:value-type="string" table:number-columns-spanned="2" table:number-rows-spanned="1">
            <text:p>Moment</text:p>
          </table:table-cell>
          <table:covered-table-cell table:style-name="ce8"/>
          <table:table-cell table:style-name="ce8"/>
          <table:table-cell>
            <draw:custom-shape table:end-cell-address="'known props'.W32" table:end-x="0.474cm" table:end-y="0.586cm" draw:z-index="0" draw:name="TextBox 1" draw:style-name="gr1" draw:text-style-name="P2" svg:width="21.584cm" svg:height="24.288cm" svg:x="2.141cm" svg:y="0cm">
              <text:p text:style-name="P1"><text:span text:style-name="T1">Cessna 170, 172 &amp;175</text:span></text:p>
              <text:p text:style-name="P1"><text:span text:style-name="T1">MT Propeller Performance Test Results</text:span></text:p>
              <text:p text:style-name="P1"><text:span text:style-name="T2">Flight Resource, LLC for STC # SA02245CH</text:span></text:p>
              <text:p text:style-name="P1"><text:span text:style-name="T3">Engine: Lycoming 0-360-A1A, 180HP @ 2700 rpm</text:span></text:p>
              <text:p text:style-name="P1"><text:span text:style-name="T3">Ambient conditions: 1000 MSL and 75F aircraft at #2550 lbs</text:span></text:p>
              <text:p text:style-name="P1"><text:span text:style-name="T3"/></text:p>
              <text:p text:style-name="P1"><text:span text:style-name="T4">Propellers Tested:</text:span></text:p>
              <text:p text:style-name="P1"><text:span text:style-name="T3">MT MTV-15-B/210-58. 83” 2-blade composite prop. (Constant speed)</text:span></text:p>
              <text:p text:style-name="P1"><text:span text:style-name="T3">MT MTV-15-B/205-58. 80” 2-blade composite prop. (Constant speed)</text:span></text:p>
              <text:p text:style-name="P1"><text:span text:style-name="T3">McCauley 1A200DFA 82/42. 82” 2-blade aluminum prop. (Fixed pitch)</text:span></text:p>
              <text:p text:style-name="P1"><text:span text:style-name="T3">Hartzell HC-C2YK-1A 74” 2-blade aluminum prop. (Constant Speed)</text:span></text:p>
              <text:p text:style-name="P1"><text:span text:style-name="T3">Hartzell HC-C2YK-1BF 80” 2-blade aluminum prop. (Constant Speed)</text:span></text:p>
              <text:p text:style-name="P1"><text:span text:style-name="T3"/></text:p>
              <text:p text:style-name="P1"><text:span text:style-name="T4">Weight:</text:span></text:p>
              <text:p text:style-name="P1"><text:span text:style-name="T3">MT 2-blade w/spinner 46 pounds</text:span></text:p>
              <text:p text:style-name="P1"><text:span text:style-name="T3">McCauley 2-blade w/spinner 48 pounds</text:span></text:p>
              <text:p text:style-name="P1"><text:span text:style-name="T3">Hartzell 2 blade w/spinner 74” 60 pounds</text:span></text:p>
              <text:p text:style-name="P1"><text:span text:style-name="T3">Hartzell 2 blade w/spinner 80” 71 pounds</text:span></text:p>
              <text:p text:style-name="P1"><text:span text:style-name="T3"/></text:p>
              <text:p text:style-name="P1"><text:span text:style-name="T4">Static Thrust (2700 rpm):</text:span></text:p>
              <text:p text:style-name="P1"><text:span text:style-name="T3">MT 2-blade 210 cm 806 pounds</text:span></text:p>
              <text:p text:style-name="P1"><text:span text:style-name="T3">MT 2-blade 205 cm 790 pounds</text:span></text:p>
              <text:p text:style-name="P1"><text:span text:style-name="T3">McCauley 2-blade (2450 RPM) 750 pounds</text:span></text:p>
              <text:p text:style-name="P1"><text:span text:style-name="T3">Hartzell 2 blade 74” long 625 pounds</text:span></text:p>
              <text:p text:style-name="P1"><text:span text:style-name="T3">Hartzell 2 blade 80” long 737 pounds</text:span></text:p>
              <text:p text:style-name="P1"><text:span text:style-name="T3"/></text:p>
              <text:p text:style-name="P1"><text:span text:style-name="T4">Cruise performance ** (6000’ MSL, full throttle &amp; 2400 rpm)</text:span></text:p>
              <text:p text:style-name="P1"><text:span text:style-name="T3">MT 2-blade 100 Kts TAS</text:span></text:p>
              <text:p text:style-name="P1"><text:span text:style-name="T3">McCauley 2-blade 95 Kts TAS</text:span></text:p>
              <text:p text:style-name="P1"><text:span text:style-name="T3"/></text:p>
              <text:p text:style-name="P1"><text:span text:style-name="T3">** on Amphibian Bauman floa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11"/>
        </table:table-row>
        <table:table-row table:style-name="ro2">
          <table:table-cell/>
          <table:table-cell table:style-name="ce1" table:number-columns-repeated="2"/>
          <table:table-cell table:style-name="ce8" office:value-type="string">
            <text:p>lbs</text:p>
          </table:table-cell>
          <table:table-cell table:style-name="ce8" office:value-type="string">
            <text:p>kg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m</text:p>
          </table:table-cell>
          <table:table-cell table:style-name="ce8" office:value-type="string">
            <text:p>in</text:p>
          </table:table-cell>
          <table:table-cell table:style-name="ce8"/>
          <table:table-cell table:style-name="ce8" office:value-type="string">
            <text:p>kgm2</text:p>
          </table:table-cell>
          <table:table-cell table:style-name="ce8" office:value-type="string">
            <text:p>slugft2</text:p>
          </table:table-cell>
          <table:table-cell table:style-name="ce8"/>
          <table:table-cell table:number-columns-repeated="1012"/>
        </table:table-row>
        <table:table-row table:style-name="ro2">
          <table:table-cell/>
          <table:table-cell table:style-name="ce2" office:value-type="string">
            <text:p>MT MTV-15-B/210-58. 83” 2-blade composite prop. (Constant speed)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46">
            <text:p>46</text:p>
          </table:table-cell>
          <table:table-cell table:style-name="ce10" table:formula="of:=[.D3]/2.2" office:value-type="float" office:value="20.9090909090909">
            <text:p>21</text:p>
          </table:table-cell>
          <table:table-cell table:style-name="ce7" office:value-type="float" office:value="83">
            <text:p>83</text:p>
          </table:table-cell>
          <table:table-cell table:style-name="ce13" table:formula="of:=[.F3]*0.0254" office:value-type="float" office:value="2.1082">
            <text:p>2.1</text:p>
          </table:table-cell>
          <table:table-cell table:style-name="ce7"/>
          <table:table-cell table:style-name="ce7" office:value-type="float" office:value="806">
            <text:p>806</text:p>
          </table:table-cell>
          <table:table-cell table:style-name="ce15" office:value-type="float" office:value="7.7">
            <text:p>7.70</text:p>
          </table:table-cell>
          <table:table-cell table:style-name="ce15" table:formula="of:=[.$J3]*[.$R$28]" office:value-type="float" office:value="5.67544533284066">
            <text:p>5.68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T MTV-15-B/205-58. 80” 2-blade composite prop. (Constant speed)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46">
            <text:p>46</text:p>
          </table:table-cell>
          <table:table-cell table:style-name="ce10" table:formula="of:=[.D4]/2.2" office:value-type="float" office:value="20.9090909090909">
            <text:p>21</text:p>
          </table:table-cell>
          <table:table-cell table:style-name="ce7" office:value-type="float" office:value="80">
            <text:p>80</text:p>
          </table:table-cell>
          <table:table-cell table:style-name="ce13" table:formula="of:=[.F4]*0.0254" office:value-type="float" office:value="2.032">
            <text:p>2.0</text:p>
          </table:table-cell>
          <table:table-cell table:style-name="ce7"/>
          <table:table-cell table:style-name="ce7" office:value-type="float" office:value="790">
            <text:p>790</text:p>
          </table:table-cell>
          <table:table-cell table:style-name="ce15" office:value-type="float" office:value="7">
            <text:p>7.00</text:p>
          </table:table-cell>
          <table:table-cell table:style-name="ce15" table:formula="of:=[.$J4]*[.$R$28]" office:value-type="float" office:value="5.15949575712787">
            <text:p>5.16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3"/>
          <table:table-cell table:style-name="ce7"/>
          <table:table-cell table:style-name="ce3"/>
          <table:table-cell table:style-name="ce10"/>
          <table:table-cell table:style-name="ce7"/>
          <table:table-cell table:style-name="ce13"/>
          <table:table-cell table:style-name="ce7" table:number-columns-repeated="2"/>
          <table:table-cell table:style-name="ce15" table:number-columns-repeated="2"/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Hartzell HC-C2YK-1BF 80” 2-blade aluminum prop. (Constant Speed)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71">
            <text:p>71</text:p>
          </table:table-cell>
          <table:table-cell table:style-name="ce10" table:formula="of:=[.D6]/2.2" office:value-type="float" office:value="32.2727272727273">
            <text:p>32</text:p>
          </table:table-cell>
          <table:table-cell table:style-name="ce7" office:value-type="float" office:value="80">
            <text:p>80</text:p>
          </table:table-cell>
          <table:table-cell table:style-name="ce13" table:formula="of:=[.F6]*0.0254" office:value-type="float" office:value="2.032">
            <text:p>2.0</text:p>
          </table:table-cell>
          <table:table-cell table:style-name="ce7"/>
          <table:table-cell table:style-name="ce7" office:value-type="float" office:value="737">
            <text:p>737</text:p>
          </table:table-cell>
          <table:table-cell table:style-name="ce15" office:value-type="float" office:value="10.7">
            <text:p>10.70</text:p>
          </table:table-cell>
          <table:table-cell table:style-name="ce15" table:formula="of:=[.$J6]*[.$R$28]" office:value-type="float" office:value="7.88665780018118">
            <text:p>7.89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Hartzell HC-C2YK-1A 74” 2-blade aluminum prop. (Constant Speed)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60">
            <text:p>60</text:p>
          </table:table-cell>
          <table:table-cell table:style-name="ce10" table:formula="of:=[.D7]/2.2" office:value-type="float" office:value="27.2727272727273">
            <text:p>27</text:p>
          </table:table-cell>
          <table:table-cell table:style-name="ce7" office:value-type="float" office:value="74">
            <text:p>74</text:p>
          </table:table-cell>
          <table:table-cell table:style-name="ce13" table:formula="of:=[.F7]*0.0254" office:value-type="float" office:value="1.8796">
            <text:p>1.9</text:p>
          </table:table-cell>
          <table:table-cell table:style-name="ce7"/>
          <table:table-cell table:style-name="ce7" office:value-type="float" office:value="625">
            <text:p>625</text:p>
          </table:table-cell>
          <table:table-cell table:style-name="ce15" office:value-type="float" office:value="8.1">
            <text:p>8.10</text:p>
          </table:table-cell>
          <table:table-cell table:style-name="ce15" table:formula="of:=[.$J7]*[.$R$28]" office:value-type="float" office:value="5.9702736618194">
            <text:p>5.97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3" table:number-columns-repeated="2"/>
          <table:table-cell table:style-name="ce9"/>
          <table:table-cell table:style-name="ce10"/>
          <table:table-cell table:style-name="ce9"/>
          <table:table-cell table:style-name="ce13"/>
          <table:table-cell table:style-name="ce9" table:number-columns-repeated="2"/>
          <table:table-cell table:style-name="ce15" table:number-columns-repeated="2"/>
          <table:table-cell table:style-name="ce16"/>
          <table:table-cell table:style-name="Default" table:number-columns-repeated="5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1A200DFA 82/42. 82” 2-blade aluminum prop. (Fixed pitch)</text:p>
          </table:table-cell>
          <table:table-cell table:style-name="ce7" office:value-type="float" office:value="200">
            <text:p>200</text:p>
          </table:table-cell>
          <table:table-cell table:style-name="ce10" table:formula="of:=[.$D$15]*[.F9]/[.$F$15]*[.$H$15]/[.H9]*1.13" office:value-type="float" office:value="47.8975563909775">
            <text:p>48</text:p>
          </table:table-cell>
          <table:table-cell table:style-name="ce10" table:formula="of:=[.D9]/2.2" office:value-type="float" office:value="21.7716165413534">
            <text:p>22</text:p>
          </table:table-cell>
          <table:table-cell table:style-name="ce7" office:value-type="float" office:value="82">
            <text:p>82</text:p>
          </table:table-cell>
          <table:table-cell table:style-name="ce13" table:formula="of:=[.F9]*0.0254" office:value-type="float" office:value="2.0828">
            <text:p>2.1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750">
            <office:annotation draw:style-name="gr2" draw:text-style-name="P3" svg:width="2.899cm" svg:height="0.669cm" svg:x="27.989cm" svg:y="5.02cm" draw:caption-point-x="-0.61cm" draw:caption-point-y="1.514cm">
              <dc:creator>SDM</dc:creator>
              <dc:date>2016-10-08T00:00:00</dc:date>
              <text:p text:style-name="P3"><text:span text:style-name="T5">2450rpm</text:span></text:p>
            </office:annotation>
            <text:p>750</text:p>
          </table:table-cell>
          <table:table-cell table:style-name="ce15" office:value-type="float" office:value="8.1">
            <text:p>8.10</text:p>
          </table:table-cell>
          <table:table-cell table:style-name="ce15" table:formula="of:=[.$J9]*[.$R$28]" office:value-type="float" office:value="5.9702736618194">
            <text:p>5.97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8242 (Fixed pitch)</text:p>
          </table:table-cell>
          <table:table-cell table:style-name="ce7" office:value-type="float" office:value="175">
            <text:p>175</text:p>
          </table:table-cell>
          <table:table-cell table:style-name="ce10" table:formula="of:=[.D9]*[.C10]/[.C9]" office:value-type="float" office:value="41.9103618421053">
            <text:p>42</text:p>
          </table:table-cell>
          <table:table-cell table:style-name="ce10" table:formula="of:=[.D10]/2.2" office:value-type="float" office:value="19.0501644736842">
            <text:p>19</text:p>
          </table:table-cell>
          <table:table-cell table:style-name="ce7" office:value-type="float" office:value="82">
            <text:p>82</text:p>
          </table:table-cell>
          <table:table-cell table:style-name="ce13" table:formula="of:=[.F10]*0.0254" office:value-type="float" office:value="2.0828">
            <text:p>2.1</text:p>
          </table:table-cell>
          <table:table-cell table:style-name="ce7" office:value-type="float" office:value="42">
            <text:p>42</text:p>
          </table:table-cell>
          <table:table-cell table:style-name="ce7"/>
          <table:table-cell table:style-name="ce15" office:value-type="float" office:value="7">
            <text:p>7.00</text:p>
          </table:table-cell>
          <table:table-cell table:style-name="ce15" table:formula="of:=[.$J10]*[.$R$28]" office:value-type="float" office:value="5.15949575712787">
            <text:p>5.16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8242 (Fixed pitch)</text:p>
          </table:table-cell>
          <table:table-cell table:style-name="ce7" office:value-type="float" office:value="150">
            <text:p>150</text:p>
          </table:table-cell>
          <table:table-cell table:style-name="ce10" table:formula="of:=[.D9]*[.C11]/[.C9]" office:value-type="float" office:value="35.9231672932331">
            <text:p>36</text:p>
          </table:table-cell>
          <table:table-cell table:style-name="ce10" table:formula="of:=[.D11]/2.2" office:value-type="float" office:value="16.328712406015">
            <text:p>16</text:p>
          </table:table-cell>
          <table:table-cell table:style-name="ce7" office:value-type="float" office:value="82">
            <text:p>82</text:p>
          </table:table-cell>
          <table:table-cell table:style-name="ce13" table:formula="of:=[.F11]*0.0254" office:value-type="float" office:value="2.0828">
            <text:p>2.1</text:p>
          </table:table-cell>
          <table:table-cell table:style-name="ce7" office:value-type="float" office:value="42">
            <text:p>42</text:p>
          </table:table-cell>
          <table:table-cell table:style-name="ce7"/>
          <table:table-cell table:style-name="ce15" office:value-type="float" office:value="5.9">
            <text:p>5.90</text:p>
          </table:table-cell>
          <table:table-cell table:style-name="ce15" table:formula="of:=[.$J11]*[.$R$28]" office:value-type="float" office:value="4.34871785243635">
            <text:p>4.35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8242 (Fixed pitch)</text:p>
          </table:table-cell>
          <table:table-cell table:style-name="ce7" office:value-type="float" office:value="100">
            <text:p>100</text:p>
          </table:table-cell>
          <table:table-cell table:style-name="ce10" table:formula="of:=[.D10]*[.C12]/[.C10]" office:value-type="float" office:value="23.9487781954887">
            <text:p>24</text:p>
          </table:table-cell>
          <table:table-cell table:style-name="ce10" table:formula="of:=[.D12]/2.2" office:value-type="float" office:value="10.8858082706767">
            <text:p>11</text:p>
          </table:table-cell>
          <table:table-cell table:style-name="ce7" office:value-type="float" office:value="82">
            <text:p>82</text:p>
          </table:table-cell>
          <table:table-cell table:style-name="ce13" table:formula="of:=[.F12]*0.0254" office:value-type="float" office:value="2.0828">
            <text:p>2.1</text:p>
          </table:table-cell>
          <table:table-cell table:style-name="ce7" office:value-type="float" office:value="42">
            <text:p>42</text:p>
          </table:table-cell>
          <table:table-cell table:style-name="ce7"/>
          <table:table-cell table:style-name="ce15" office:value-type="float" office:value="4">
            <text:p>4.00</text:p>
          </table:table-cell>
          <table:table-cell table:style-name="ce15" table:formula="of:=[.$J12]*[.$R$28]" office:value-type="float" office:value="2.94828328978736">
            <text:p>2.95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3" table:number-columns-repeated="10"/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7655 (Fixed pitch)</text:p>
          </table:table-cell>
          <table:table-cell table:style-name="ce7" office:value-type="float" office:value="200">
            <text:p>200</text:p>
          </table:table-cell>
          <table:table-cell table:style-name="ce10" table:formula="of:=[.D15]*[.C14]/[.C15]" office:value-type="float" office:value="34.2857142857143">
            <text:p>34</text:p>
          </table:table-cell>
          <table:table-cell table:style-name="ce10" table:formula="of:=[.D14]/2.2" office:value-type="float" office:value="15.5844155844156">
            <text:p>16</text:p>
          </table:table-cell>
          <table:table-cell table:style-name="ce7" office:value-type="float" office:value="75">
            <text:p>75</text:p>
          </table:table-cell>
          <table:table-cell table:style-name="ce13" table:formula="of:=[.F14]*0.0254" office:value-type="float" office:value="1.905">
            <text:p>1.9</text:p>
          </table:table-cell>
          <table:table-cell table:style-name="ce7" office:value-type="float" office:value="55">
            <text:p>55</text:p>
          </table:table-cell>
          <table:table-cell table:style-name="ce7"/>
          <table:table-cell table:style-name="ce15" office:value-type="float" office:value="4.8">
            <text:p>4.80</text:p>
          </table:table-cell>
          <table:table-cell table:style-name="ce15" table:formula="of:=[.$J14]*[.$R$28]" office:value-type="float" office:value="3.53793994774483">
            <text:p>3.54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1C172/MDM 7655 30 lb. (Fixed pitch)</text:p>
          </table:table-cell>
          <table:table-cell table:style-name="ce7" office:value-type="float" office:value="175">
            <text:p>175</text:p>
          </table:table-cell>
          <table:table-cell table:style-name="ce10" office:value-type="float" office:value="30">
            <text:p>30</text:p>
          </table:table-cell>
          <table:table-cell table:style-name="ce10" table:formula="of:=[.D15]/2.2" office:value-type="float" office:value="13.6363636363636">
            <text:p>14</text:p>
          </table:table-cell>
          <table:table-cell table:style-name="ce7" office:value-type="float" office:value="76">
            <text:p>76</text:p>
          </table:table-cell>
          <table:table-cell table:style-name="ce13" table:formula="of:=[.F15]*0.0254" office:value-type="float" office:value="1.9304">
            <text:p>1.9</text:p>
          </table:table-cell>
          <table:table-cell table:style-name="ce7" office:value-type="float" office:value="55">
            <text:p>55</text:p>
          </table:table-cell>
          <table:table-cell table:style-name="ce7"/>
          <table:table-cell table:style-name="ce15" office:value-type="float" office:value="4.2">
            <text:p>4.20</text:p>
          </table:table-cell>
          <table:table-cell table:style-name="ce15" table:formula="of:=[.$J15]*[.$R$28]" office:value-type="float" office:value="3.09569745427672">
            <text:p>3.10</text:p>
          </table:table-cell>
          <table:table-cell table:style-name="ce8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2" office:value-type="string">
            <text:p>McCauley 7655 (Fixed pitch)</text:p>
          </table:table-cell>
          <table:table-cell table:style-name="ce7" office:value-type="float" office:value="150">
            <text:p>150</text:p>
          </table:table-cell>
          <table:table-cell table:style-name="ce10" table:formula="of:=[.D15]*[.C16]/[.C15]" office:value-type="float" office:value="25.7142857142857">
            <text:p>26</text:p>
          </table:table-cell>
          <table:table-cell table:style-name="ce10" table:formula="of:=[.D16]/2.2" office:value-type="float" office:value="11.6883116883117">
            <text:p>12</text:p>
          </table:table-cell>
          <table:table-cell table:style-name="ce7" office:value-type="float" office:value="76">
            <text:p>76</text:p>
          </table:table-cell>
          <table:table-cell table:style-name="ce13" table:formula="of:=[.F16]*0.0254" office:value-type="float" office:value="1.9304">
            <text:p>1.9</text:p>
          </table:table-cell>
          <table:table-cell table:style-name="ce7" office:value-type="float" office:value="55">
            <text:p>55</text:p>
          </table:table-cell>
          <table:table-cell table:style-name="ce7"/>
          <table:table-cell table:style-name="ce15" office:value-type="float" office:value="3.6">
            <text:p>3.60</text:p>
          </table:table-cell>
          <table:table-cell table:style-name="ce15" table:formula="of:=[.$J16]*[.$R$28]" office:value-type="float" office:value="2.65345496080862">
            <text:p>2.65</text:p>
          </table:table-cell>
          <table:table-cell table:style-name="ce8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2" office:value-type="string">
            <text:p>McCauley 7655 (Fixed pitch)</text:p>
          </table:table-cell>
          <table:table-cell table:style-name="ce7" office:value-type="float" office:value="100">
            <text:p>100</text:p>
          </table:table-cell>
          <table:table-cell table:style-name="ce10" table:formula="of:=[.D15]*[.C17]/[.C15]" office:value-type="float" office:value="17.1428571428571">
            <text:p>17</text:p>
          </table:table-cell>
          <table:table-cell table:style-name="ce10" table:formula="of:=[.D17]/2.2" office:value-type="float" office:value="7.79220779220779">
            <text:p>8</text:p>
          </table:table-cell>
          <table:table-cell table:style-name="ce7" office:value-type="float" office:value="76">
            <text:p>76</text:p>
          </table:table-cell>
          <table:table-cell table:style-name="ce13" table:formula="of:=[.F17]*0.0254" office:value-type="float" office:value="1.9304">
            <text:p>1.9</text:p>
          </table:table-cell>
          <table:table-cell table:style-name="ce7" office:value-type="float" office:value="55">
            <text:p>55</text:p>
          </table:table-cell>
          <table:table-cell table:style-name="ce7"/>
          <table:table-cell table:style-name="ce15" office:value-type="float" office:value="2.4">
            <text:p>2.40</text:p>
          </table:table-cell>
          <table:table-cell table:style-name="ce15" table:formula="of:=[.$J17]*[.$R$28]" office:value-type="float" office:value="1.76896997387241">
            <text:p>1.77</text:p>
          </table:table-cell>
          <table:table-cell table:style-name="ce8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2"/>
          <table:table-cell table:style-name="ce7"/>
          <table:table-cell table:style-name="ce10" table:number-columns-repeated="2"/>
          <table:table-cell table:style-name="ce7"/>
          <table:table-cell table:style-name="ce13"/>
          <table:table-cell table:style-name="ce7" table:number-columns-repeated="2"/>
          <table:table-cell table:style-name="ce15" table:number-columns-repeated="2"/>
          <table:table-cell table:style-name="ce8"/>
          <table:table-cell table:style-name="Default"/>
          <table:table-cell table:number-columns-repeated="2"/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2" office:value-type="string">
            <text:p>McCauley 7053 (Fixed pitch)</text:p>
          </table:table-cell>
          <table:table-cell table:style-name="ce7" office:value-type="float" office:value="200">
            <text:p>200</text:p>
          </table:table-cell>
          <table:table-cell table:style-name="ce10" table:formula="of:=[.D22]*[.C19]/[.C22]" office:value-type="float" office:value="37.1428571428571">
            <text:p>37</text:p>
          </table:table-cell>
          <table:table-cell table:style-name="ce10" table:formula="of:=[.D19]/2.2" office:value-type="float" office:value="16.8831168831169">
            <text:p>17</text:p>
          </table:table-cell>
          <table:table-cell table:style-name="ce7" office:value-type="float" office:value="70">
            <text:p>70</text:p>
          </table:table-cell>
          <table:table-cell table:style-name="ce13" table:formula="of:=[.F19]*0.0254" office:value-type="float" office:value="1.778">
            <text:p>1.8</text:p>
          </table:table-cell>
          <table:table-cell table:style-name="ce7" office:value-type="float" office:value="53">
            <text:p>53</text:p>
          </table:table-cell>
          <table:table-cell table:style-name="ce7"/>
          <table:table-cell table:style-name="ce15" office:value-type="float" office:value="4.6">
            <text:p>4.60</text:p>
          </table:table-cell>
          <table:table-cell table:style-name="ce15" table:formula="of:=[.$J19]*[.$R$28]" office:value-type="float" office:value="3.39052578325546">
            <text:p>3.39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7053 (Fixed pitch)</text:p>
          </table:table-cell>
          <table:table-cell table:style-name="ce7" office:value-type="float" office:value="175">
            <text:p>175</text:p>
          </table:table-cell>
          <table:table-cell table:style-name="ce10" table:formula="of:=[.D22]*[.C20]/[.C22]" office:value-type="float" office:value="32.5">
            <text:p>33</text:p>
          </table:table-cell>
          <table:table-cell table:style-name="ce10" table:formula="of:=[.D20]/2.2" office:value-type="float" office:value="14.7727272727273">
            <text:p>15</text:p>
          </table:table-cell>
          <table:table-cell table:style-name="ce7" office:value-type="float" office:value="70">
            <text:p>70</text:p>
          </table:table-cell>
          <table:table-cell table:style-name="ce13" table:formula="of:=[.F20]*0.0254" office:value-type="float" office:value="1.778">
            <text:p>1.8</text:p>
          </table:table-cell>
          <table:table-cell table:style-name="ce7" office:value-type="float" office:value="53">
            <text:p>53</text:p>
          </table:table-cell>
          <table:table-cell table:style-name="ce7"/>
          <table:table-cell table:style-name="ce15" office:value-type="float" office:value="4">
            <text:p>4.00</text:p>
          </table:table-cell>
          <table:table-cell table:style-name="ce15" table:formula="of:=[.$J20]*[.$R$28]" office:value-type="float" office:value="2.94828328978736">
            <text:p>2.95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7053 (Fixed pitch)</text:p>
          </table:table-cell>
          <table:table-cell table:style-name="ce7" office:value-type="float" office:value="150">
            <text:p>150</text:p>
          </table:table-cell>
          <table:table-cell table:style-name="ce10" table:formula="of:=[.D22]*[.C21]/[.C22]" office:value-type="float" office:value="27.8571428571429">
            <text:p>28</text:p>
          </table:table-cell>
          <table:table-cell table:style-name="ce10" table:formula="of:=[.D21]/2.2" office:value-type="float" office:value="12.6623376623377">
            <text:p>13</text:p>
          </table:table-cell>
          <table:table-cell table:style-name="ce7" office:value-type="float" office:value="70">
            <text:p>70</text:p>
          </table:table-cell>
          <table:table-cell table:style-name="ce13" table:formula="of:=[.F21]*0.0254" office:value-type="float" office:value="1.778">
            <text:p>1.8</text:p>
          </table:table-cell>
          <table:table-cell table:style-name="ce7" office:value-type="float" office:value="53">
            <text:p>53</text:p>
          </table:table-cell>
          <table:table-cell table:style-name="ce7"/>
          <table:table-cell table:style-name="ce15" office:value-type="float" office:value="3.4">
            <text:p>3.40</text:p>
          </table:table-cell>
          <table:table-cell table:style-name="ce15" table:formula="of:=[.$J21]*[.$R$28]" office:value-type="float" office:value="2.50604079631925">
            <text:p>2.51</text:p>
          </table:table-cell>
          <table:table-cell table:style-name="ce8"/>
          <table:table-cell table:style-name="Default"/>
          <table:table-cell table:style-name="ce17"/>
          <table:table-cell/>
          <table:table-cell table:style-name="Default"/>
          <table:table-cell table:style-name="ce17"/>
          <table:table-cell table:number-columns-repeated="1007"/>
        </table:table-row>
        <table:table-row table:style-name="ro2">
          <table:table-cell/>
          <table:table-cell table:style-name="ce2" office:value-type="string">
            <text:p>McCauley 1A105scm 7053 19.5 lb. (Fixed pitch)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19.5">
            <text:p>20</text:p>
          </table:table-cell>
          <table:table-cell table:style-name="ce10" table:formula="of:=[.D22]/2.2" office:value-type="float" office:value="8.86363636363636">
            <text:p>9</text:p>
          </table:table-cell>
          <table:table-cell table:style-name="ce7" office:value-type="float" office:value="70">
            <text:p>70</text:p>
          </table:table-cell>
          <table:table-cell table:style-name="ce13" table:formula="of:=[.F22]*0.0254" office:value-type="float" office:value="1.778">
            <text:p>1.8</text:p>
          </table:table-cell>
          <table:table-cell table:style-name="ce7" office:value-type="float" office:value="53">
            <text:p>53</text:p>
          </table:table-cell>
          <table:table-cell table:style-name="ce7"/>
          <table:table-cell table:style-name="ce15" office:value-type="float" office:value="2.4">
            <text:p>2.40</text:p>
          </table:table-cell>
          <table:table-cell table:style-name="ce15" table:formula="of:=[.$J22]*[.$R$28]" office:value-type="float" office:value="1.76896997387241">
            <text:p>1.77</text:p>
          </table:table-cell>
          <table:table-cell table:style-name="ce8"/>
          <table:table-cell table:number-columns-repeated="1012"/>
        </table:table-row>
        <table:table-row table:style-name="ro2">
          <table:table-cell/>
          <table:table-cell table:style-name="ce3" table:number-columns-repeated="10"/>
          <table:table-cell table:number-columns-repeated="1013"/>
        </table:table-row>
        <table:table-row table:style-name="ro2">
          <table:table-cell/>
          <table:table-cell table:style-name="ce4" office:value-type="string">
            <text:p>Sensenich 74DM655-0-62 </text:p>
          </table:table-cell>
          <table:table-cell table:style-name="ce7" office:value-type="float" office:value="160">
            <text:p>160</text:p>
          </table:table-cell>
          <table:table-cell table:style-name="ce10" office:value-type="float" office:value="34.5">
            <text:p>35</text:p>
          </table:table-cell>
          <table:table-cell table:style-name="ce10" table:formula="of:=[.D24]/2.2" office:value-type="float" office:value="15.6818181818182">
            <text:p>16</text:p>
          </table:table-cell>
          <table:table-cell table:style-name="ce7" office:value-type="float" office:value="74">
            <text:p>74</text:p>
          </table:table-cell>
          <table:table-cell table:style-name="ce13" table:formula="of:=[.F24]*0.0254" office:value-type="float" office:value="1.8796">
            <text:p>1.9</text:p>
          </table:table-cell>
          <table:table-cell table:style-name="ce7" office:value-type="float" office:value="62">
            <text:p>62</text:p>
          </table:table-cell>
          <table:table-cell table:style-name="ce7"/>
          <table:table-cell table:style-name="ce15" office:value-type="float" office:value="4.3">
            <text:p>4.30</text:p>
          </table:table-cell>
          <table:table-cell table:style-name="ce15" table:formula="of:=[.$J24]*[.$R$28]" office:value-type="float" office:value="3.16940453652141">
            <text:p>3.17</text:p>
          </table:table-cell>
          <table:table-cell table:number-columns-repeated="1013"/>
        </table:table-row>
        <table:table-row table:style-name="ro2">
          <table:table-cell/>
          <table:table-cell table:style-name="ce3" table:number-columns-repeated="2"/>
          <table:table-cell table:style-name="ce2" table:number-columns-repeated="8"/>
          <table:table-cell table:number-columns-repeated="1013"/>
        </table:table-row>
        <table:table-row table:style-name="ro2">
          <table:table-cell/>
          <table:table-cell table:style-name="ce4" office:value-type="string">
            <text:p>Curtiss 714-1c2-12</text:p>
          </table:table-cell>
          <table:table-cell table:style-name="ce7" office:value-type="float" office:value="2000">
            <text:p>2000</text:p>
          </table:table-cell>
          <table:table-cell table:style-name="ce10" office:value-type="float" office:value="468">
            <text:p>468</text:p>
          </table:table-cell>
          <table:table-cell table:style-name="ce10" table:formula="of:=[.D26]/2.2" office:value-type="float" office:value="212.727272727273">
            <text:p>213</text:p>
          </table:table-cell>
          <table:table-cell table:style-name="ce7" office:value-type="float" office:value="146">
            <text:p>146</text:p>
          </table:table-cell>
          <table:table-cell table:style-name="ce13" table:formula="of:=[.F26]*0.0254" office:value-type="float" office:value="3.7084">
            <text:p>3.7</text:p>
          </table:table-cell>
          <table:table-cell table:style-name="ce7" office:value-type="string">
            <text:p>28-58</text:p>
          </table:table-cell>
          <table:table-cell table:style-name="ce7"/>
          <table:table-cell table:style-name="ce15" office:value-type="float" office:value="243.1">
            <text:p>243.10</text:p>
          </table:table-cell>
          <table:table-cell table:style-name="ce15" table:formula="of:=[.$J26]*[.$R$28]" office:value-type="float" office:value="179.181916936827">
            <text:p>179.18</text:p>
          </table:table-cell>
          <table:table-cell table:number-columns-repeated="1013"/>
        </table:table-row>
        <table:table-row table:style-name="ro2">
          <table:table-cell/>
          <table:table-cell table:style-name="ce1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16"/>
          <table:table-cell table:style-name="ce18" office:value-type="float" office:value="0.737070822446839">
            <text:p>0.7370708224</text:p>
          </table:table-cell>
          <table:table-cell table:number-columns-repeated="1006"/>
        </table:table-row>
        <table:table-row table:style-name="ro2" table:number-rows-repeated="4">
          <table:table-cell/>
          <table:table-cell table:style-name="Default" table:number-columns-repeated="16"/>
          <table:table-cell table:number-columns-repeated="1007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table:style-name="Default" table:number-columns-repeated="16"/>
          <table:table-cell table:number-columns-repeated="1007"/>
        </table:table-row>
        <table:table-row table:style-name="ro3" table:number-rows-repeated="2">
          <table:table-cell/>
          <table:table-cell table:style-name="Default" table:number-columns-repeated="16"/>
          <table:table-cell table:number-columns-repeated="1007"/>
        </table:table-row>
        <table:table-row table:style-name="ro4">
          <table:table-cell table:style-name="Default" table:number-columns-repeated="1024"/>
        </table:table-row>
        <table:table-row table:style-name="ro3" table:number-rows-repeated="2">
          <table:table-cell/>
          <table:table-cell table:style-name="Default" table:number-columns-repeated="16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1" table:number-columns-spanned="5" table:number-rows-spanned="1"/>
          <table:covered-table-cell table:style-name="ce11"/>
          <table:covered-table-cell table:number-columns-repeated="3" table:style-name="ce12"/>
          <table:table-cell table:style-name="ce12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12" table:number-columns-repeated="6"/>
          <table:table-cell table:number-columns-repeated="1015"/>
        </table:table-row>
        <table:table-row table:style-name="ro3" table:number-rows-repeated="7">
          <table:table-cell/>
          <table:table-cell table:style-name="ce5" table:number-columns-repeated="2"/>
          <table:table-cell table:style-name="ce12" table:number-columns-repeated="6"/>
          <table:table-cell table:number-columns-repeated="1015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ment of Interi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7" table:number-columns-repeated="1009" table:default-cell-style-name="Excel_20_Built-in_20_Normal"/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29" office:value-type="string" table:number-columns-spanned="2" table:number-rows-spanned="1">
            <text:p>Slender Rod</text:p>
          </table:table-cell>
          <table:covered-table-cell table:style-name="ce37"/>
          <table:table-cell/>
          <table:table-cell table:style-name="ce29" office:value-type="string" table:number-columns-spanned="2" table:number-rows-spanned="1">
            <text:p>Slender Rod</text:p>
          </table:table-cell>
          <table:covered-table-cell table:style-name="ce37"/>
          <table:table-cell/>
          <table:table-cell table:style-name="ce29" office:value-type="string" table:number-columns-spanned="2" table:number-rows-spanned="1">
            <text:p>Triangular Plate</text:p>
          </table:table-cell>
          <table:covered-table-cell table:style-name="ce37"/>
          <table:table-cell/>
          <table:table-cell table:style-name="ce29" office:value-type="string" table:number-columns-spanned="2" table:number-rows-spanned="1">
            <text:p>Circular Disk</text:p>
          </table:table-cell>
          <table:covered-table-cell table:style-name="ce37"/>
          <table:table-cell table:number-columns-repeated="1008"/>
        </table:table-row>
        <table:table-row table:style-name="ro5">
          <table:table-cell/>
          <table:table-cell table:style-name="ce19" office:value-type="string">
            <text:p>Mass</text:p>
          </table:table-cell>
          <table:table-cell table:style-name="ce24" office:value-type="float" office:value="213">
            <text:p>213</text:p>
          </table:table-cell>
          <table:table-cell table:style-name="ce26" office:value-type="string">
            <text:p>kg</text:p>
          </table:table-cell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 table:number-columns-repeated="1008"/>
        </table:table-row>
        <table:table-row table:style-name="ro5">
          <table:table-cell/>
          <table:table-cell table:style-name="ce20" office:value-type="string">
            <text:p>Diameter</text:p>
          </table:table-cell>
          <table:table-cell table:style-name="ce25" office:value-type="float" office:value="3.7">
            <text:p>3.7</text:p>
          </table:table-cell>
          <table:table-cell table:style-name="ce27" office:value-type="string">
            <text:p>m</text:p>
          </table:table-cell>
          <table:table-cell/>
          <table:table-cell table:style-name="ce30" office:value-type="string" table:number-columns-spanned="2" table:number-rows-spanned="1">
            <text:p>I = 1/12 m L<text:span text:style-name="T6">2</text:span><text:span text:style-name="T7">  </text:span></text:p>
          </table:table-cell>
          <table:covered-table-cell table:style-name="ce38"/>
          <table:table-cell/>
          <table:table-cell table:style-name="ce30" office:value-type="string" table:number-columns-spanned="2" table:number-rows-spanned="1">
            <text:p>I = 1/3 m L<text:span text:style-name="T6">2</text:span><text:span text:style-name="T7"> </text:span></text:p>
          </table:table-cell>
          <table:covered-table-cell table:style-name="ce38"/>
          <table:table-cell/>
          <table:table-cell table:style-name="ce30" office:value-type="string" table:number-columns-spanned="2" table:number-rows-spanned="1">
            <text:p>I = 1/12 m ((a2 + b2)/2)</text:p>
          </table:table-cell>
          <table:covered-table-cell table:style-name="ce38"/>
          <table:table-cell/>
          <table:table-cell table:style-name="ce30" office:value-type="string" table:number-columns-spanned="2" table:number-rows-spanned="1">
            <text:p>I = 1/2 m r2</text:p>
          </table:table-cell>
          <table:covered-table-cell table:style-name="ce38"/>
          <table:table-cell table:number-columns-repeated="1008"/>
        </table:table-row>
        <table:table-row table:style-name="ro5">
          <table:table-cell/>
          <table:table-cell table:style-name="ce21" office:value-type="string">
            <text:p>No. Blades</text:p>
          </table:table-cell>
          <table:table-cell table:style-name="ce25" office:value-type="float" office:value="4">
            <text:p>4</text:p>
          </table:table-cell>
          <table:table-cell table:style-name="ce28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 table:number-columns-repeated="1008"/>
        </table:table-row>
        <table:table-row table:style-name="ro5">
          <table:table-cell table:number-columns-repeated="5"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 table:number-columns-repeated="1008"/>
        </table:table-row>
        <table:table-row table:style-name="ro5">
          <table:table-cell table:number-columns-repeated="5"/>
          <table:table-cell table:style-name="ce31" table:formula="of:=(1/12)*[.C3]*[.C4]*[.C4]" office:value-type="float" office:value="242.9975">
            <text:p>243.0</text:p>
          </table:table-cell>
          <table:table-cell table:style-name="ce39" office:value-type="string">
            <text:p>kgm2</text:p>
          </table:table-cell>
          <table:table-cell/>
          <table:table-cell table:style-name="ce31" table:formula="of:=((1/3)*([.C3]/[.C5])*([.C4]/2)*([.C4]/2))*[.C5]" office:value-type="float" office:value="242.9975">
            <text:p>243.0</text:p>
          </table:table-cell>
          <table:table-cell table:style-name="ce39" office:value-type="string">
            <text:p>kgm2</text:p>
          </table:table-cell>
          <table:table-cell/>
          <table:table-cell table:style-name="ce31" table:formula="of:=(1/12)*[.C3]*(([.C4]*[.C4])+(0.142*0.142)/2)" office:value-type="float" office:value="243.1764555">
            <text:p>243.2</text:p>
          </table:table-cell>
          <table:table-cell table:style-name="ce39" office:value-type="string">
            <text:p>kgm2</text:p>
          </table:table-cell>
          <table:table-cell/>
          <table:table-cell table:style-name="ce31" table:formula="of:=(1/2)*[.C3]*([.C4]/2)*([.C4]/2)" office:value-type="float" office:value="364.49625">
            <text:p>364.5</text:p>
          </table:table-cell>
          <table:table-cell table:style-name="ce39" office:value-type="string">
            <text:p>kgm2</text:p>
          </table:table-cell>
          <table:table-cell table:number-columns-repeated="1008"/>
        </table:table-row>
        <table:table-row table:style-name="ro5" table:number-rows-repeated="2">
          <table:table-cell table:number-columns-repeated="5"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 table:number-columns-repeated="1008"/>
        </table:table-row>
        <table:table-row table:style-name="ro6">
          <table:table-cell table:number-columns-repeated="5"/>
          <table:table-cell table:style-name="ce32" office:value-type="string" table:number-columns-spanned="2" table:number-rows-spanned="1">
            <text:p>Moments of Inertia for a slender rod with <text:span text:style-name="T8">axis through center</text:span><text:span text:style-name="T9"> can be expressed as</text:span></text:p>
          </table:table-cell>
          <table:covered-table-cell table:style-name="ce40"/>
          <table:table-cell/>
          <table:table-cell table:style-name="ce32" office:value-type="string" table:number-columns-spanned="2" table:number-rows-spanned="1">
            <text:p>Moments of Inertia for a slender rod with<text:span text:style-name="T8"> axis through end</text:span><text:span text:style-name="T9"> can be expressed as</text:span></text:p>
          </table:table-cell>
          <table:covered-table-cell table:style-name="ce40"/>
          <table:table-cell/>
          <table:table-cell table:style-name="ce32" office:value-type="string" table:number-columns-spanned="2" table:number-rows-spanned="1">
            <text:p>Moments of Inertia for a triangular plate with <text:span text:style-name="T8">axis through center</text:span><text:span text:style-name="T9"> can be expressed as</text:span></text:p>
          </table:table-cell>
          <table:covered-table-cell table:style-name="ce40"/>
          <table:table-cell/>
          <table:table-cell table:style-name="ce32" office:value-type="string" table:number-columns-spanned="2" table:number-rows-spanned="1">
            <text:p>Moments of Inertia for a Circular Disk with<text:span text:style-name="T8"> axis at its center</text:span></text:p>
          </table:table-cell>
          <table:covered-table-cell table:style-name="ce40"/>
          <table:table-cell table:number-columns-repeated="1008"/>
        </table:table-row>
        <table:table-row table:style-name="ro5">
          <table:table-cell table:number-columns-repeated="5"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 table:number-columns-repeated="1008"/>
        </table:table-row>
        <table:table-row table:style-name="ro5">
          <table:table-cell/>
          <table:table-cell table:style-name="ce22"/>
          <table:table-cell table:number-columns-repeated="3"/>
          <table:table-cell table:style-name="ce33" office:value-type="string" table:number-columns-spanned="2" table:number-rows-spanned="1">
            <text:p>L = length of rod</text:p>
          </table:table-cell>
          <table:covered-table-cell table:style-name="ce41"/>
          <table:table-cell/>
          <table:table-cell table:style-name="ce20"/>
          <table:table-cell table:style-name="ce27"/>
          <table:table-cell/>
          <table:table-cell table:style-name="ce52" office:value-type="string" table:number-columns-spanned="2" table:number-rows-spanned="1">
            <text:p>a, b = short and long sides</text:p>
          </table:table-cell>
          <table:covered-table-cell table:style-name="ce55"/>
          <table:table-cell/>
          <table:table-cell table:style-name="ce57" office:value-type="string" table:number-columns-spanned="2" table:number-rows-spanned="2">
            <text:p>r = distance between axis and outside disk</text:p>
          </table:table-cell>
          <table:covered-table-cell table:style-name="ce60"/>
          <table:table-cell table:number-columns-repeated="1008"/>
        </table:table-row>
        <table:table-row table:style-name="ro5">
          <table:table-cell/>
          <table:table-cell table:style-name="ce23"/>
          <table:table-cell table:number-columns-repeated="3"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table-cell table:style-name="ce20"/>
          <table:table-cell table:style-name="ce27"/>
          <table:table-cell/>
          <table:covered-table-cell table:style-name="ce58"/>
          <table:covered-table-cell table:style-name="ce60"/>
          <table:table-cell table:number-columns-repeated="1008"/>
        </table:table-row>
        <table:table-row table:style-name="ro5">
          <table:table-cell/>
          <table:table-cell table:style-name="ce1"/>
          <table:table-cell table:number-columns-repeated="3"/>
          <table:table-cell table:style-name="ce21"/>
          <table:table-cell table:style-name="ce28"/>
          <table:table-cell/>
          <table:table-cell table:style-name="ce21"/>
          <table:table-cell table:style-name="ce28"/>
          <table:table-cell/>
          <table:table-cell table:style-name="ce53" table:number-columns-spanned="2" table:number-rows-spanned="1"/>
          <table:covered-table-cell table:style-name="ce56"/>
          <table:table-cell/>
          <table:table-cell table:style-name="ce59"/>
          <table:table-cell table:style-name="ce61"/>
          <table:table-cell table:number-columns-repeated="1008"/>
        </table:table-row>
        <table:table-row table:style-name="ro5">
          <table:table-cell/>
          <table:table-cell table:style-name="ce23"/>
          <table:table-cell table:number-columns-repeated="1022"/>
        </table:table-row>
        <table:table-row table:style-name="ro5">
          <table:table-cell table:number-columns-repeated="5"/>
          <table:table-cell table:style-name="ce34" office:value-type="string" table:number-columns-spanned="3" table:number-rows-spanned="3">
            <text:p>Average between all methods</text:p>
          </table:table-cell>
          <table:covered-table-cell table:style-name="ce42"/>
          <table:covered-table-cell table:style-name="ce45"/>
          <table:table-cell table:style-name="ce48" table:formula="of:=AVERAGE([.F7];[.I7];[.L7])" office:value-type="float" office:value="243.057151833333" table:number-columns-spanned="1" table:number-rows-spanned="3">
            <text:p>243.1</text:p>
          </table:table-cell>
          <table:table-cell table:style-name="ce51" office:value-type="string" table:number-columns-spanned="1" table:number-rows-spanned="3">
            <text:p>kgm2</text:p>
          </table:table-cell>
          <table:table-cell table:number-columns-repeated="1014"/>
        </table:table-row>
        <table:table-row table:style-name="ro5">
          <table:table-cell table:number-columns-repeated="5"/>
          <table:covered-table-cell table:style-name="ce35"/>
          <table:covered-table-cell table:style-name="ce43"/>
          <table:covered-table-cell table:style-name="ce46"/>
          <table:covered-table-cell table:style-name="ce49"/>
          <table:covered-table-cell table:style-name="ce46"/>
          <table:table-cell table:number-columns-repeated="1014"/>
        </table:table-row>
        <table:table-row table:style-name="ro5">
          <table:table-cell table:number-columns-repeated="5"/>
          <table:covered-table-cell table:style-name="ce36"/>
          <table:covered-table-cell table:style-name="ce44"/>
          <table:covered-table-cell table:style-name="ce47"/>
          <table:covered-table-cell table:style-name="ce50"/>
          <table:covered-table-cell table:style-name="ce47"/>
          <table:table-cell table:number-columns-repeated="1014"/>
        </table:table-row>
        <table:table-row table:style-name="ro5">
          <table:table-cell/>
          <table:table-cell table:style-name="ce23"/>
          <table:table-cell table:number-columns-repeated="1022"/>
        </table:table-row>
        <table:table-row table:style-name="ro5">
          <table:table-cell/>
          <table:table-cell table:style-name="ce1"/>
          <table:table-cell table:number-columns-repeated="1022"/>
        </table:table-row>
        <table:table-row table:style-name="ro5">
          <table:table-cell table:number-columns-repeated="8"/>
          <table:table-cell table:style-name="ce17" table:number-columns-repeated="2"/>
          <table:table-cell/>
          <table:table-cell table:style-name="ce54"/>
          <table:table-cell table:style-name="ce17"/>
          <table:table-cell table:style-name="ce18"/>
          <table:table-cell table:number-columns-repeated="1010"/>
        </table:table-row>
        <table:table-row table:style-name="ro5" table:number-rows-repeated="4">
          <table:table-cell table:number-columns-repeated="8"/>
          <table:table-cell table:style-name="ce17" table:number-columns-repeated="2"/>
          <table:table-cell/>
          <table:table-cell table:style-name="ce54"/>
          <table:table-cell table:style-name="ce17"/>
          <table:table-cell table:number-columns-repeated="101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number-columns-repeated="8"/>
          <table:table-cell table:style-name="ce17" table:number-columns-repeated="2"/>
          <table:table-cell/>
          <table:table-cell table:style-name="ce54"/>
          <table:table-cell table:style-name="ce17"/>
          <table:table-cell table:number-columns-repeated="1011"/>
        </table:table-row>
        <table:table-row table:style-name="ro3" table:number-rows-repeated="2">
          <table:table-cell table:number-columns-repeated="8"/>
          <table:table-cell table:style-name="ce17" table:number-columns-repeated="2"/>
          <table:table-cell/>
          <table:table-cell table:style-name="ce54"/>
          <table:table-cell table:style-name="ce17"/>
          <table:table-cell table:number-columns-repeated="1011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17" table:number-columns-repeated="2"/>
          <table:table-cell/>
          <table:table-cell table:style-name="ce54"/>
          <table:table-cell table:style-name="ce17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" table:number-columns-spanned="3" table:number-rows-spanned="1"/>
          <table:covered-table-cell table:number-columns-repeated="2" table:style-name="ce1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12" table:number-columns-repeated="3"/>
          <table:table-cell table:number-columns-repeated="1019"/>
        </table:table-row>
        <table:table-row table:style-name="ro3" table:number-rows-repeated="7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p Design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7" table:number-columns-repeated="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number-columns-repeated="1005" table:default-cell-style-name="Excel_20_Built-in_20_Normal"/>
        <table:table-row table:style-name="ro5">
          <table:table-cell table:number-columns-repeated="1024"/>
        </table:table-row>
        <table:table-row table:style-name="ro5">
          <table:table-cell table:number-columns-repeated="9"/>
          <table:table-cell table:style-name="ce70" office:value-type="string">
            <text:p>Altitude Above Sea Level</text:p>
          </table:table-cell>
          <table:table-cell table:style-name="ce74" office:value-type="string">
            <text:p>Temperature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plane max speed</text:p>
          </table:table-cell>
          <table:table-cell table:style-name="ce63" office:value-type="float" office:value="566">
            <text:p>566</text:p>
          </table:table-cell>
          <table:table-cell office:value-type="string">
            <text:p>km/h</text:p>
          </table:table-cell>
          <table:table-cell table:number-columns-repeated="5"/>
          <table:table-cell table:style-name="ce71" office:value-type="string">
            <text:p>Feet</text:p>
          </table:table-cell>
          <table:table-cell table:style-name="ce75" office:value-type="string">
            <text:p>C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plane max speed</text:p>
          </table:table-cell>
          <table:table-cell table:style-name="ce64" table:formula="of:=[.C3]*1000/60/60" office:value-type="float" office:value="157.222222222222">
            <text:p>157</text:p>
          </table:table-cell>
          <table:table-cell office:value-type="string">
            <text:p>m/s</text:p>
          </table:table-cell>
          <table:table-cell table:number-columns-repeated="5"/>
          <table:table-cell table:style-name="ce71"/>
          <table:table-cell table:style-name="ce75"/>
          <table:table-cell table:number-columns-repeated="1013"/>
        </table:table-row>
        <table:table-row table:style-name="ro5">
          <table:table-cell/>
          <table:table-cell table:style-name="ce62" office:value-type="string">
            <text:p>Full Throttle Height</text:p>
          </table:table-cell>
          <table:table-cell table:style-name="ce63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5"/>
          <table:table-cell table:style-name="ce72" office:value-type="float" office:value="0">
            <text:p>0</text:p>
          </table:table-cell>
          <table:table-cell table:style-name="ce76" office:value-type="float" office:value="15">
            <text:p>15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Temp. at FTH</text:p>
          </table:table-cell>
          <table:table-cell table:style-name="ce65" table:formula="of:=[.K5]" office:value-type="float" office:value="15">
            <text:p>15.0</text:p>
          </table:table-cell>
          <table:table-cell office:value-type="string">
            <text:p>C</text:p>
          </table:table-cell>
          <table:table-cell table:number-columns-repeated="5"/>
          <table:table-cell table:style-name="ce71" office:value-type="float" office:value="1000">
            <text:p>1000</text:p>
          </table:table-cell>
          <table:table-cell table:style-name="ce75" office:value-type="float" office:value="13">
            <text:p>13</text:p>
          </table:table-cell>
          <table:table-cell table:number-columns-repeated="1013"/>
        </table:table-row>
        <table:table-row table:style-name="ro5">
          <table:table-cell/>
          <table:table-cell table:style-name="ce62"/>
          <table:table-cell table:style-name="ce66"/>
          <table:table-cell table:number-columns-repeated="6"/>
          <table:table-cell table:style-name="ce71" office:value-type="float" office:value="2000">
            <text:p>2000</text:p>
          </table:table-cell>
          <table:table-cell table:style-name="ce75" office:value-type="float" office:value="11">
            <text:p>11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speed of sound at FTH</text:p>
          </table:table-cell>
          <table:table-cell table:style-name="ce67" table:formula="of:=SQRT(1.4*287*(273+[.C6]))" office:value-type="float" office:value="340.174073086119">
            <text:p>340.17</text:p>
          </table:table-cell>
          <table:table-cell office:value-type="string">
            <text:p>m/s</text:p>
          </table:table-cell>
          <table:table-cell table:number-columns-repeated="5"/>
          <table:table-cell table:style-name="ce71" office:value-type="float" office:value="3000">
            <text:p>3000</text:p>
          </table:table-cell>
          <table:table-cell table:style-name="ce75" office:value-type="float" office:value="9">
            <text:p>9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speed of sound at FTH</text:p>
          </table:table-cell>
          <table:table-cell table:style-name="ce67" table:formula="of:=[.C8]*60" office:value-type="float" office:value="20410.4443851671">
            <text:p>20410.44</text:p>
          </table:table-cell>
          <table:table-cell office:value-type="string">
            <text:p>m/min</text:p>
          </table:table-cell>
          <table:table-cell table:number-columns-repeated="5"/>
          <table:table-cell table:style-name="ce71" office:value-type="float" office:value="4000">
            <text:p>4000</text:p>
          </table:table-cell>
          <table:table-cell table:style-name="ce75" office:value-type="float" office:value="7">
            <text:p>7</text:p>
          </table:table-cell>
          <table:table-cell table:number-columns-repeated="1013"/>
        </table:table-row>
        <table:table-row table:style-name="ro5">
          <table:table-cell/>
          <table:table-cell table:style-name="ce62"/>
          <table:table-cell table:style-name="ce67"/>
          <table:table-cell table:number-columns-repeated="6"/>
          <table:table-cell table:style-name="ce71" office:value-type="float" office:value="5000">
            <text:p>5000</text:p>
          </table:table-cell>
          <table:table-cell table:style-name="ce75" office:value-type="float" office:value="5">
            <text:p>5</text:p>
          </table:table-cell>
          <table:table-cell table:number-columns-repeated="1013"/>
        </table:table-row>
        <table:table-row table:style-name="ro5">
          <table:table-cell/>
          <table:table-cell table:style-name="ce62"/>
          <table:table-cell table:style-name="ce67"/>
          <table:table-cell table:number-columns-repeated="6"/>
          <table:table-cell table:style-name="ce71" office:value-type="float" office:value="6000">
            <text:p>6000</text:p>
          </table:table-cell>
          <table:table-cell table:style-name="ce75" office:value-type="float" office:value="3">
            <text:p>3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Engine Revs</text:p>
          </table:table-cell>
          <table:table-cell table:style-name="ce63" office:value-type="float" office:value="2700">
            <text:p>2700</text:p>
          </table:table-cell>
          <table:table-cell office:value-type="string">
            <text:p>rpm</text:p>
          </table:table-cell>
          <table:table-cell table:number-columns-repeated="5"/>
          <table:table-cell table:style-name="ce71" office:value-type="float" office:value="7000">
            <text:p>7000</text:p>
          </table:table-cell>
          <table:table-cell table:style-name="ce75" office:value-type="float" office:value="1">
            <text:p>1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Engine Revs</text:p>
          </table:table-cell>
          <table:table-cell table:style-name="ce64" table:formula="of:=[.C12]/60" office:value-type="float" office:value="45">
            <text:p>45</text:p>
          </table:table-cell>
          <table:table-cell office:value-type="string">
            <text:p>rps</text:p>
          </table:table-cell>
          <table:table-cell table:number-columns-repeated="5"/>
          <table:table-cell table:style-name="ce71" office:value-type="float" office:value="8000">
            <text:p>8000</text:p>
          </table:table-cell>
          <table:table-cell table:style-name="ce75" office:value-type="float" office:value="-1">
            <text:p>-1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Reduction Ratio</text:p>
          </table:table-cell>
          <table:table-cell table:style-name="ce68" office:value-type="float" office:value="2">
            <text:p>2.000</text:p>
          </table:table-cell>
          <table:table-cell table:number-columns-repeated="6"/>
          <table:table-cell table:style-name="ce71" office:value-type="float" office:value="9000">
            <text:p>9000</text:p>
          </table:table-cell>
          <table:table-cell table:style-name="ce75" office:value-type="float" office:value="-3">
            <text:p>-3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Prop Revs </text:p>
          </table:table-cell>
          <table:table-cell table:style-name="ce67" table:formula="of:=[.C16]*60" office:value-type="float" office:value="1350">
            <text:p>1350.00</text:p>
          </table:table-cell>
          <table:table-cell office:value-type="string">
            <text:p>rpm</text:p>
          </table:table-cell>
          <table:table-cell table:number-columns-repeated="5"/>
          <table:table-cell table:style-name="ce71" office:value-type="float" office:value="10000">
            <text:p>10000</text:p>
          </table:table-cell>
          <table:table-cell table:style-name="ce75" office:value-type="float" office:value="-5">
            <text:p>-5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Prop Revs</text:p>
          </table:table-cell>
          <table:table-cell table:style-name="ce67" table:formula="of:=[.C13]/[.C14]" office:value-type="float" office:value="22.5">
            <text:p>22.50</text:p>
          </table:table-cell>
          <table:table-cell office:value-type="string">
            <text:p>rps</text:p>
          </table:table-cell>
          <table:table-cell table:number-columns-repeated="5"/>
          <table:table-cell table:style-name="ce71" office:value-type="float" office:value="11000">
            <text:p>11000</text:p>
          </table:table-cell>
          <table:table-cell table:style-name="ce75" office:value-type="float" office:value="-6.8">
            <text:p>-6.8</text:p>
          </table:table-cell>
          <table:table-cell table:number-columns-repeated="1013"/>
        </table:table-row>
        <table:table-row table:style-name="ro5">
          <table:table-cell/>
          <table:table-cell table:style-name="ce62"/>
          <table:table-cell table:style-name="ce67"/>
          <table:table-cell table:number-columns-repeated="6"/>
          <table:table-cell table:style-name="ce71" office:value-type="float" office:value="12000">
            <text:p>12000</text:p>
          </table:table-cell>
          <table:table-cell table:style-name="ce75" office:value-type="float" office:value="-8.8">
            <text:p>-8.8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helical Tip Speed</text:p>
          </table:table-cell>
          <table:table-cell table:style-name="ce68" office:value-type="float" office:value="0.77">
            <text:p>0.770</text:p>
          </table:table-cell>
          <table:table-cell office:value-type="string">
            <text:p>%</text:p>
          </table:table-cell>
          <table:table-cell table:number-columns-repeated="5"/>
          <table:table-cell table:style-name="ce71" office:value-type="float" office:value="13000">
            <text:p>13000</text:p>
          </table:table-cell>
          <table:table-cell table:style-name="ce75" office:value-type="float" office:value="-10.8">
            <text:p>-10.8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Required Helical Tip speed</text:p>
          </table:table-cell>
          <table:table-cell table:style-name="ce67" table:formula="of:=[.C8]*[.C18]" office:value-type="float" office:value="261.934036276311">
            <text:p>261.93</text:p>
          </table:table-cell>
          <table:table-cell office:value-type="string">
            <text:p>m/s</text:p>
          </table:table-cell>
          <table:table-cell table:number-columns-repeated="5"/>
          <table:table-cell table:style-name="ce71" office:value-type="float" office:value="14000">
            <text:p>14000</text:p>
          </table:table-cell>
          <table:table-cell table:style-name="ce75" office:value-type="float" office:value="-12.7">
            <text:p>-12.7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MAX availbale Tip Speed</text:p>
          </table:table-cell>
          <table:table-cell table:style-name="ce67" table:formula="of:=SQRT(([.C8]*[.C8])-([.C4]*[.C4]))" office:value-type="float" office:value="301.661354567512">
            <text:p>301.66</text:p>
          </table:table-cell>
          <table:table-cell office:value-type="string">
            <text:p>m/s</text:p>
          </table:table-cell>
          <table:table-cell table:number-columns-repeated="5"/>
          <table:table-cell table:style-name="ce71" office:value-type="float" office:value="15000">
            <text:p>15000</text:p>
          </table:table-cell>
          <table:table-cell table:style-name="ce75" office:value-type="float" office:value="-14.7">
            <text:p>-14.7</text:p>
          </table:table-cell>
          <table:table-cell table:number-columns-repeated="1013"/>
        </table:table-row>
        <table:table-row table:style-name="ro5">
          <table:table-cell/>
          <table:table-cell table:style-name="ce62"/>
          <table:table-cell table:style-name="ce67"/>
          <table:table-cell table:number-columns-repeated="6"/>
          <table:table-cell table:style-name="ce71" office:value-type="float" office:value="16000">
            <text:p>16000</text:p>
          </table:table-cell>
          <table:table-cell table:style-name="ce75" office:value-type="float" office:value="-16.7">
            <text:p>-16.7</text:p>
          </table:table-cell>
          <table:table-cell table:number-columns-repeated="1013"/>
        </table:table-row>
        <table:table-row table:style-name="ro5">
          <table:table-cell/>
          <table:table-cell table:style-name="ce62"/>
          <table:table-cell table:number-columns-repeated="7"/>
          <table:table-cell table:style-name="ce71" office:value-type="float" office:value="17000">
            <text:p>17000</text:p>
          </table:table-cell>
          <table:table-cell table:style-name="ce75" office:value-type="float" office:value="-18.7">
            <text:p>-18.7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Circumference of Prop</text:p>
          </table:table-cell>
          <table:table-cell table:style-name="ce67" table:formula="of:=[.C19]/[.C16]" office:value-type="float" office:value="11.6415127233916">
            <text:p>11.64</text:p>
          </table:table-cell>
          <table:table-cell office:value-type="string">
            <text:p>m</text:p>
          </table:table-cell>
          <table:table-cell table:style-name="ce67"/>
          <table:table-cell table:number-columns-repeated="4"/>
          <table:table-cell table:style-name="ce71" office:value-type="float" office:value="18000">
            <text:p>18000</text:p>
          </table:table-cell>
          <table:table-cell table:style-name="ce75" office:value-type="float" office:value="-20.7">
            <text:p>-20.7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Radius of Prop</text:p>
          </table:table-cell>
          <table:table-cell table:style-name="ce69" table:formula="of:=[.C23]/(2*PI())" office:value-type="float" office:value="1.85280429499497">
            <text:p>1.85</text:p>
          </table:table-cell>
          <table:table-cell office:value-type="string">
            <text:p>m</text:p>
          </table:table-cell>
          <table:table-cell table:style-name="ce69" table:formula="of:=[.C24]/0.0254" office:value-type="float" office:value="72.9450509840539">
            <text:p>72.95</text:p>
          </table:table-cell>
          <table:table-cell office:value-type="string">
            <text:p>inches</text:p>
          </table:table-cell>
          <table:table-cell table:number-columns-repeated="3"/>
          <table:table-cell table:style-name="ce71" office:value-type="float" office:value="19000">
            <text:p>19000</text:p>
          </table:table-cell>
          <table:table-cell table:style-name="ce75" office:value-type="float" office:value="-22.6">
            <text:p>-22.6</text:p>
          </table:table-cell>
          <table:table-cell table:number-columns-repeated="1013"/>
        </table:table-row>
        <table:table-row table:style-name="ro5">
          <table:table-cell/>
          <table:table-cell table:style-name="ce62" office:value-type="string">
            <text:p>Diameter of Prop</text:p>
          </table:table-cell>
          <table:table-cell table:style-name="ce69" table:formula="of:=[.C24]*2" office:value-type="float" office:value="3.70560858998994">
            <text:p>3.71</text:p>
          </table:table-cell>
          <table:table-cell office:value-type="string">
            <text:p>m</text:p>
          </table:table-cell>
          <table:table-cell table:style-name="ce69" table:formula="of:=[.C25]/0.0254" office:value-type="float" office:value="145.890101968108">
            <text:p>145.89</text:p>
          </table:table-cell>
          <table:table-cell office:value-type="string">
            <text:p>inches</text:p>
          </table:table-cell>
          <table:table-cell table:number-columns-repeated="3"/>
          <table:table-cell table:style-name="ce71" office:value-type="float" office:value="20000">
            <text:p>20000</text:p>
          </table:table-cell>
          <table:table-cell table:style-name="ce75" office:value-type="float" office:value="-24.6">
            <text:p>-24.6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71" office:value-type="float" office:value="21000">
            <text:p>21000</text:p>
          </table:table-cell>
          <table:table-cell table:style-name="ce75" office:value-type="float" office:value="-26.6">
            <text:p>-26.6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71" office:value-type="float" office:value="22000">
            <text:p>22000</text:p>
          </table:table-cell>
          <table:table-cell table:style-name="ce75" office:value-type="float" office:value="-28.6">
            <text:p>-28.6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71" office:value-type="float" office:value="23000">
            <text:p>23000</text:p>
          </table:table-cell>
          <table:table-cell table:style-name="ce75" office:value-type="float" office:value="-30.6">
            <text:p>-30.6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73" office:value-type="float" office:value="24000">
            <text:p>24000</text:p>
          </table:table-cell>
          <table:table-cell table:style-name="ce77" office:value-type="float" office:value="-32.5">
            <text:p>-32.5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xed Pitch" table:style-name="ta3" table:print="false">
        <office:forms form:automatic-focus="false" form:apply-design-mode="false"/>
        <table:table-column table:style-name="co19" table:number-columns-repeated="2" table:default-cell-style-name="Excel_20_Built-in_20_Normal"/>
        <table:table-column table:style-name="co20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7" table:number-columns-repeated="1014" table:default-cell-style-name="Excel_20_Built-in_20_Normal"/>
        <table:table-row table:style-name="ro7">
          <table:table-cell/>
          <table:table-cell table:style-name="ce78" office:value-type="string">
            <text:p>prop diameter (mm)</text:p>
          </table:table-cell>
          <table:table-cell table:number-columns-repeated="1022"/>
        </table:table-row>
        <table:table-row table:style-name="ro3">
          <table:table-cell/>
          <table:table-cell table:style-name="ce79" table:formula="of:=[.B5]*25.4" office:value-type="float" office:value="3708.4">
            <text:p>3708.4</text:p>
          </table:table-cell>
          <table:table-cell table:number-columns-repeated="1022"/>
        </table:table-row>
        <table:table-row table:style-name="ro8">
          <table:table-cell/>
          <table:table-cell table:style-name="ce78" office:value-type="string">
            <text:p>prop diameter (inch)</text:p>
          </table:table-cell>
          <table:table-cell table:style-name="ce78" office:value-type="string">
            <text:p>Pitch distance (inch)</text:p>
          </table:table-cell>
          <table:table-cell table:style-name="ce78" office:value-type="string">
            <text:p>Pitch Angle (degs)</text:p>
          </table:table-cell>
          <table:table-cell table:style-name="ce78" office:value-type="string">
            <text:p>station radius (mm) @ 0.75 Radius</text:p>
          </table:table-cell>
          <table:table-cell table:style-name="ce78" office:value-type="string">
            <text:p>circumference (m)</text:p>
          </table:table-cell>
          <table:table-cell table:style-name="ce78" office:value-type="string">
            <text:p>Pitch distance (m)</text:p>
          </table:table-cell>
          <table:table-cell table:style-name="ce78" office:value-type="string">
            <text:p>RPM</text:p>
          </table:table-cell>
          <table:table-cell table:style-name="ce78" office:value-type="string">
            <text:p>Velocity (m/s)</text:p>
          </table:table-cell>
          <table:table-cell table:number-columns-repeated="1015"/>
        </table:table-row>
        <table:table-row table:style-name="ro3">
          <table:table-cell/>
          <table:table-cell table:style-name="Default" table:number-columns-repeated="6"/>
          <table:table-cell table:number-columns-repeated="1017"/>
        </table:table-row>
        <table:table-row table:style-name="ro3">
          <table:table-cell office:value-type="string">
            <text:p>Climb</text:p>
          </table:table-cell>
          <table:table-cell table:style-name="ce80" table:formula="of:=[.B6]" office:value-type="float" office:value="146">
            <text:p>146</text:p>
          </table:table-cell>
          <table:table-cell table:style-name="ce80" table:formula="of:=[.C6]-2" office:value-type="float" office:value="135.4">
            <text:p>135.4</text:p>
          </table:table-cell>
          <table:table-cell table:style-name="ce82" table:formula="of:=ATAN([.$G5]/[.F$5])/[.R$9]" office:value-type="float" office:value="21.4820485598575">
            <text:p>21.5</text:p>
          </table:table-cell>
          <table:table-cell table:style-name="ce85" table:formula="of:=([.B5]/2)*25.4*0.75" office:value-type="float" office:value="1390.65">
            <text:p>1390.65</text:p>
          </table:table-cell>
          <table:table-cell table:style-name="ce85" table:formula="of:=2*3.142*[.E5]/1000" office:value-type="float" office:value="8.7388446">
            <text:p>8.74</text:p>
          </table:table-cell>
          <table:table-cell table:style-name="ce85" table:formula="of:=[.C5]*25.4/1000" office:value-type="float" office:value="3.43916">
            <text:p>3.44</text:p>
          </table:table-cell>
          <table:table-cell table:style-name="ce8" table:formula="of:=[.H6]" office:value-type="float" office:value="2700">
            <text:p>2700</text:p>
          </table:table-cell>
          <table:table-cell table:formula="of:=[.H5]/60*[.G5]" office:value-type="float" office:value="154.7622">
            <text:p>154.7622</text:p>
          </table:table-cell>
          <table:table-cell table:number-columns-repeated="1015"/>
        </table:table-row>
        <table:table-row table:style-name="ro3">
          <table:table-cell office:value-type="string">
            <text:p>Standard</text:p>
          </table:table-cell>
          <table:table-cell table:style-name="ce81" office:value-type="float" office:value="146">
            <text:p>146</text:p>
          </table:table-cell>
          <table:table-cell table:style-name="ce81" office:value-type="float" office:value="137.4">
            <text:p>137.4</text:p>
          </table:table-cell>
          <table:table-cell table:style-name="ce83" table:formula="of:=ATAN([.$G6]/[.F$5])/[.R$9]" office:value-type="float" office:value="21.7698759823188">
            <text:p>21.8</text:p>
          </table:table-cell>
          <table:table-cell table:style-name="ce85" table:formula="of:=([.B6]/2)*25.4*0.75" office:value-type="float" office:value="1390.65">
            <text:p>1390.65</text:p>
          </table:table-cell>
          <table:table-cell table:style-name="ce85" table:formula="of:=2*3.142*[.E6]/1000" office:value-type="float" office:value="8.7388446">
            <text:p>8.74</text:p>
          </table:table-cell>
          <table:table-cell table:style-name="ce85" table:formula="of:=[.C6]*25.4/1000" office:value-type="float" office:value="3.48996">
            <text:p>3.49</text:p>
          </table:table-cell>
          <table:table-cell table:style-name="ce81" office:value-type="float" office:value="2700">
            <text:p>2700</text:p>
          </table:table-cell>
          <table:table-cell table:formula="of:=[.H6]/60*[.G6]" office:value-type="float" office:value="157.0482">
            <text:p>157.0482</text:p>
          </table:table-cell>
          <table:table-cell table:number-columns-repeated="1015"/>
        </table:table-row>
        <table:table-row table:style-name="ro3">
          <table:table-cell office:value-type="string">
            <text:p>Cruise</text:p>
          </table:table-cell>
          <table:table-cell table:style-name="ce80" table:formula="of:=[.B5]" office:value-type="float" office:value="146">
            <text:p>146</text:p>
          </table:table-cell>
          <table:table-cell table:style-name="ce80" table:formula="of:=[.C6]+2" office:value-type="float" office:value="139.4">
            <text:p>139.4</text:p>
          </table:table-cell>
          <table:table-cell table:style-name="ce84" table:formula="of:=ATAN([.$G7]/[.F$5])/[.R$9]" office:value-type="float" office:value="22.0565531463484">
            <text:p>22.1</text:p>
          </table:table-cell>
          <table:table-cell table:style-name="ce85" table:formula="of:=([.B7]/2)*25.4*0.75" office:value-type="float" office:value="1390.65">
            <text:p>1390.65</text:p>
          </table:table-cell>
          <table:table-cell table:style-name="ce85" table:formula="of:=2*3.142*[.E7]/1000" office:value-type="float" office:value="8.7388446">
            <text:p>8.74</text:p>
          </table:table-cell>
          <table:table-cell table:style-name="ce85" table:formula="of:=[.C7]*25.4/1000" office:value-type="float" office:value="3.54076">
            <text:p>3.54</text:p>
          </table:table-cell>
          <table:table-cell table:style-name="ce8" table:formula="of:=[.H6]" office:value-type="float" office:value="2700">
            <text:p>2700</text:p>
          </table:table-cell>
          <table:table-cell table:formula="of:=[.H7]/60*[.G7]" office:value-type="float" office:value="159.3342">
            <text:p>159.3342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2"/>
          <table:table-cell table:number-columns-repeated="2"/>
          <table:table-cell table:style-name="Default" table:number-columns-repeated="2"/>
          <table:table-cell table:number-columns-repeated="9"/>
          <table:table-cell table:style-name="ce18" office:value-type="float" office:value="360">
            <text:p>360</text:p>
          </table:table-cell>
          <table:table-cell table:style-name="ce18" table:formula="of:=2*PI()" office:value-type="float" office:value="6.28318530717959">
            <text:p>6.2831853072</text:p>
          </table:table-cell>
          <table:table-cell table:style-name="ce18" table:formula="of:=[.Q9]/[.P9]" office:value-type="float" office:value="0.0174532925199433">
            <text:p>0.0174532925</text:p>
          </table:table-cell>
          <table:table-cell table:number-columns-repeated="1006"/>
        </table:table-row>
        <table:table-row table:style-name="ro3">
          <table:table-cell/>
          <table:table-cell table:style-name="ce12"/>
          <table:table-cell table:number-columns-repeated="2"/>
          <table:table-cell table:style-name="ce79" table:number-columns-repeated="2"/>
          <table:table-cell table:number-columns-repeated="9"/>
          <table:table-cell table:style-name="ce18" table:number-columns-repeated="3"/>
          <table:table-cell table:number-columns-repeated="1006"/>
        </table:table-row>
        <table:table-row table:style-name="ro3" table:number-rows-repeated="2">
          <table:table-cell/>
          <table:table-cell table:style-name="ce12"/>
          <table:table-cell table:style-name="Default"/>
          <table:table-cell table:number-columns-repeated="1021"/>
        </table:table-row>
        <table:table-row table:style-name="ro3">
          <table:table-cell table:number-columns-repeated="9"/>
          <table:table-cell table:style-name="ce12"/>
          <table:table-cell table:number-columns-repeated="1014"/>
        </table:table-row>
        <table:table-row table:style-name="ro3">
          <table:table-cell table:number-columns-repeated="7"/>
          <table:table-cell table:style-name="ce86"/>
          <table:table-cell table:number-columns-repeated="1016"/>
        </table:table-row>
        <table:table-row table:style-name="ro3">
          <table:table-cell table:number-columns-repeated="2"/>
          <table:table-cell table:style-name="ce8" table:number-columns-repeated="4"/>
          <table:table-cell table:number-columns-repeated="1018"/>
        </table:table-row>
        <table:table-row table:style-name="ro3">
          <table:table-cell table:number-columns-repeated="16"/>
          <table:table-cell table:style-name="ce87"/>
          <table:table-cell/>
          <table:table-cell table:style-name="ce87"/>
          <table:table-cell table:number-columns-repeated="1005"/>
        </table:table-row>
        <table:table-row table:style-name="ro3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87"/>
          <table:table-cell/>
          <table:table-cell table:style-name="ce87"/>
          <table:table-cell table:number-columns-repeated="100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6"/>
          <table:table-cell table:style-name="ce87"/>
          <table:table-cell/>
          <table:table-cell table:style-name="ce87"/>
          <table:table-cell table:number-columns-repeated="1005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rtiss 714-1C2-12" table:style-name="ta4" table:print="false">
        <office:forms form:automatic-focus="false" form:apply-design-mode="false"/>
        <table:table-column table:style-name="co27" table:default-cell-style-name="Default"/>
        <table:table-column table:style-name="co27" table:visibility="collapse" table:default-cell-style-name="Default"/>
        <table:table-column table:style-name="co27" table:number-columns-repeated="2" table:default-cell-style-name="Default"/>
        <table:table-column table:style-name="co27" table:visibility="collapse" table:number-columns-repeated="6" table:default-cell-style-name="Default"/>
        <table:table-column table:style-name="co27" table:number-columns-repeated="35" table:default-cell-style-name="Default"/>
        <table:table-row table:style-name="ro4">
          <table:table-cell table:number-columns-repeated="45"/>
        </table:table-row>
        <table:table-row table:style-name="ro9">
          <table:table-cell office:value-type="string">
            <text:p>v/(nD)</text:p>
          </table:table-cell>
          <table:table-cell office:value-type="string">
            <text:p>v/(ΩR)</text:p>
          </table:table-cell>
          <table:table-cell office:value-type="string">
            <text:p>Ct@28degs</text:p>
          </table:table-cell>
          <table:table-cell office:value-type="string">
            <text:p>Cp@28degs</text:p>
          </table:table-cell>
          <table:table-cell office:value-type="string">
            <text:p>Cs</text:p>
          </table:table-cell>
          <table:table-cell office:value-type="string">
            <text:p>Tc</text:p>
          </table:table-cell>
          <table:table-cell office:value-type="string">
            <text:p>Pc</text:p>
          </table:table-cell>
          <table:table-cell office:value-type="string">
            <text:p>η</text:p>
          </table:table-cell>
          <table:table-cell office:value-type="string">
            <text:p>η*</text:p>
          </table:table-cell>
          <table:table-cell office:value-type="string">
            <text:p>stalled</text:p>
          </table:table-cell>
          <table:table-cell office:value-type="string">
            <text:p>v</text:p>
          </table:table-cell>
          <table:table-cell office:value-type="string">
            <text:p>rpm</text:p>
          </table:table-cell>
          <table:table-cell office:value-type="string">
            <text:p>Power</text:p>
          </table:table-cell>
          <table:table-cell office:value-type="string">
            <text:p>Thrust</text:p>
          </table:table-cell>
          <table:table-cell office:value-type="string">
            <text:p>Torque</text:p>
          </table:table-cell>
          <table:table-cell>
            <draw:frame table:end-cell-address="'Curtiss 714-1C2-12'.W21" table:end-x="1.231cm" table:end-y="0.399cm" draw:z-index="0" draw:style-name="gr3" draw:text-style-name="P1" svg:width="15.999cm" svg:height="8.924cm" svg:x="1.038cm" svg:y="0.144cm">
              <draw:object draw:notify-on-update-of-ranges="'Curtiss 714-1C2-12'.A24:'Curtiss 714-1C2-12'.A41 'Curtiss 714-1C2-12'.C2:'Curtiss 714-1C2-12'.C2 'Curtiss 714-1C2-12'.C4:'Curtiss 714-1C2-12'.C21 'Curtiss 714-1C2-12'.C22:'Curtiss 714-1C2-12'.C22 'Curtiss 714-1C2-12'.C24:'Curtiss 714-1C2-12'.C41 'Curtiss 714-1C2-12'.C42:'Curtiss 714-1C2-12'.C42 'Curtiss 714-1C2-12'.C44:'Curtiss 714-1C2-12'.C61 'Curtiss 714-1C2-12'.C62:'Curtiss 714-1C2-12'.C62 'Curtiss 714-1C2-12'.C64:'Curtiss 714-1C2-12'.C81 'Curtiss 714-1C2-12'.C82:'Curtiss 714-1C2-12'.C82 'Curtiss 714-1C2-12'.C84:'Curtiss 714-1C2-12'.C101 'Curtiss 714-1C2-12'.C102:'Curtiss 714-1C2-12'.C102 'Curtiss 714-1C2-12'.C104:'Curtiss 714-1C2-12'.C1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ce16" office:value-type="string" table:number-columns-spanned="7" table:number-rows-spanned="1">
            <text:p>Coefficients of Thrust</text:p>
          </table:table-cell>
          <table:covered-table-cell table:number-columns-repeated="6"/>
          <table:table-cell table:style-name="ce92"/>
          <table:table-cell table:style-name="ce95" table:number-columns-repeated="6"/>
          <table:table-cell table:style-name="ce95">
            <draw:frame table:end-cell-address="'Curtiss 714-1C2-12'.AS22" table:end-x="1.952cm" table:end-y="0.068cm" draw:z-index="2" draw:style-name="gr3" draw:text-style-name="P1" svg:width="15.999cm" svg:height="9.024cm" svg:x="1.76cm" svg:y="0.165cm">
              <draw:object draw:notify-on-update-of-ranges="'Curtiss 714-1C2-12'.AG4:'Curtiss 714-1C2-12'.AG4 'Curtiss 714-1C2-12'.AF4:'Curtiss 714-1C2-12'.AF21 'Curtiss 714-1C2-12'.AG3:'Curtiss 714-1C2-12'.AG3 'Curtiss 714-1C2-12'.AG4:'Curtiss 714-1C2-12'.AG21 'Curtiss 714-1C2-12'.AH3:'Curtiss 714-1C2-12'.AH3 'Curtiss 714-1C2-12'.AH4:'Curtiss 714-1C2-12'.AH21 'Curtiss 714-1C2-12'.AI3:'Curtiss 714-1C2-12'.AI3 'Curtiss 714-1C2-12'.AI4:'Curtiss 714-1C2-12'.AI21 'Curtiss 714-1C2-12'.AJ3:'Curtiss 714-1C2-12'.AJ3 'Curtiss 714-1C2-12'.AJ4:'Curtiss 714-1C2-12'.AJ21 'Curtiss 714-1C2-12'.AK3:'Curtiss 714-1C2-12'.AK3 'Curtiss 714-1C2-12'.AK4:'Curtiss 714-1C2-12'.AK21 'Curtiss 714-1C2-12'.AL3:'Curtiss 714-1C2-12'.AL3 'Curtiss 714-1C2-12'.AL4:'Curtiss 714-1C2-12'.AL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95" table:number-columns-repeated="6"/>
          <table:table-cell table:style-name="ce99"/>
        </table:table-row>
        <table:table-row table:style-name="ro9">
          <table:table-cell table:number-columns-repeated="7" office:value-type="string">
            <text:p>[-]</text:p>
          </table:table-cell>
          <table:table-cell table:number-columns-repeated="3" office:value-type="string">
            <text:p>[%]</text:p>
          </table:table-cell>
          <table:table-cell office:value-type="string">
            <text:p>[m/s]</text:p>
          </table:table-cell>
          <table:table-cell office:value-type="string">
            <text:p>[1/min]</text:p>
          </table:table-cell>
          <table:table-cell office:value-type="string">
            <text:p>[MW]</text:p>
          </table:table-cell>
          <table:table-cell office:value-type="string">
            <text:p>[kN]</text:p>
          </table:table-cell>
          <table:table-cell office:value-type="string">
            <text:p>[kNm]</text:p>
          </table:table-cell>
          <table:table-cell table:number-columns-repeated="8"/>
          <table:table-cell table:style-name="ce16"/>
          <table:table-cell table:style-name="ce16" office:value-type="float" office:value="28">
            <text:p>28</text:p>
          </table:table-cell>
          <table:table-cell table:style-name="ce16" office:value-type="float" office:value="34">
            <text:p>34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52">
            <text:p>52</text:p>
          </table:table-cell>
          <table:table-cell table:style-name="ce16" office:value-type="float" office:value="58">
            <text:p>58</text:p>
          </table:table-cell>
          <table:table-cell table:style-name="ce93"/>
          <table:table-cell table:style-name="ce96"/>
          <table:table-cell table:style-name="ce96" office:value-type="float" office:value="-15">
            <text:p>-15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5">
            <text:p>15</text:p>
          </table:table-cell>
          <table:table-cell table:style-name="ce96" office:value-type="float" office:value="30">
            <text:p>30</text:p>
          </table:table-cell>
          <table:table-cell table:style-name="ce96" office:value-type="float" office:value="45">
            <text:p>45</text:p>
          </table:table-cell>
          <table:table-cell table:style-name="ce96" office:value-type="float" office:value="60">
            <text:p>60</text:p>
          </table:table-cell>
          <table:table-cell table:number-columns-repeated="6"/>
          <table:table-cell table:style-name="ce100"/>
        </table:table-row>
        <table:table-row table:style-name="ro4">
          <table:table-cell table:number-columns-repeated="2" office:value-type="float" office:value="0">
            <text:p>0</text:p>
          </table:table-cell>
          <table:table-cell office:value-type="float" office:value="0.110022">
            <text:p>0.110022</text:p>
          </table:table-cell>
          <table:table-cell office:value-type="float" office:value="0.103991">
            <text:p>0.103991</text:p>
          </table:table-cell>
          <table:table-cell office:value-type="float" office:value="0.000049">
            <text:p>0.000049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63.00!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.49">
            <text:p>1.49</text:p>
          </table:table-cell>
          <table:table-cell office:value-type="float" office:value="16.605">
            <text:p>16.605</text:p>
          </table:table-cell>
          <table:table-cell office:value-type="float" office:value="9.243">
            <text:p>9.243</text:p>
          </table:table-cell>
          <table:table-cell table:number-columns-repeated="8"/>
          <table:table-cell table:style-name="ce89" table:formula="of:=[.A4]" office:value-type="float" office:value="0">
            <text:p>0.0</text:p>
          </table:table-cell>
          <table:table-cell table:style-name="ce90" table:formula="of:=[.C4]" office:value-type="float" office:value="0.110022">
            <text:p>0.1100</text:p>
          </table:table-cell>
          <table:table-cell table:style-name="ce90" table:formula="of:=[.C24]" office:value-type="float" office:value="0.113566">
            <text:p>0.1136</text:p>
          </table:table-cell>
          <table:table-cell table:style-name="ce90" table:formula="of:=[.C44]" office:value-type="float" office:value="0.117131">
            <text:p>0.1171</text:p>
          </table:table-cell>
          <table:table-cell table:style-name="ce90" table:formula="of:=[.C64]" office:value-type="float" office:value="0.118391">
            <text:p>0.1184</text:p>
          </table:table-cell>
          <table:table-cell table:style-name="ce90" table:formula="of:=[.C84]" office:value-type="float" office:value="0.116348">
            <text:p>0.1163</text:p>
          </table:table-cell>
          <table:table-cell table:style-name="ce90" table:formula="of:=[.C104]" office:value-type="float" office:value="0.110264">
            <text:p>0.1103</text:p>
          </table:table-cell>
          <table:table-cell table:style-name="ce93"/>
          <table:table-cell table:style-name="ce96" office:value-type="float" office:value="0">
            <text:p>0</text:p>
          </table:table-cell>
          <table:table-cell table:style-name="ce96" office:value-type="float" office:value="0.1439">
            <text:p>0.1439</text:p>
          </table:table-cell>
          <table:table-cell table:style-name="ce96" office:value-type="float" office:value="0.2713">
            <text:p>0.2713</text:p>
          </table:table-cell>
          <table:table-cell table:style-name="ce96" office:value-type="float" office:value="0.3987">
            <text:p>0.3987</text:p>
          </table:table-cell>
          <table:table-cell table:style-name="ce96" office:value-type="float" office:value="0.5261">
            <text:p>0.5261</text:p>
          </table:table-cell>
          <table:table-cell table:style-name="ce96" office:value-type="float" office:value="0.6534">
            <text:p>0.6534</text:p>
          </table:table-cell>
          <table:table-cell table:style-name="ce96" office:value-type="float" office:value="0.7741">
            <text:p>0.7741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1">
            <text:p>0.1</text:p>
          </table:table-cell>
          <table:table-cell office:value-type="float" office:value="0.032">
            <text:p>0.032</text:p>
          </table:table-cell>
          <table:table-cell office:value-type="float" office:value="0.112594">
            <text:p>0.112594</text:p>
          </table:table-cell>
          <table:table-cell office:value-type="float" office:value="0.108848">
            <text:p>0.108848</text:p>
          </table:table-cell>
          <table:table-cell office:value-type="float" office:value="0.155825">
            <text:p>0.155825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10.34">
            <text:p>10.34</text:p>
          </table:table-cell>
          <table:table-cell office:value-type="float" office:value="30.57">
            <text:p>30.57</text:p>
          </table:table-cell>
          <table:table-cell office:value-type="string">
            <text:p>98.00!</text:p>
          </table:table-cell>
          <table:table-cell office:value-type="float" office:value="9.36">
            <text:p>9.36</text:p>
          </table:table-cell>
          <table:table-cell office:value-type="float" office:value="1518">
            <text:p>1518</text:p>
          </table:table-cell>
          <table:table-cell office:value-type="float" office:value="1.49">
            <text:p>1.49</text:p>
          </table:table-cell>
          <table:table-cell office:value-type="float" office:value="16.484">
            <text:p>16.484</text:p>
          </table:table-cell>
          <table:table-cell office:value-type="float" office:value="9.384">
            <text:p>9.384</text:p>
          </table:table-cell>
          <table:table-cell table:number-columns-repeated="8"/>
          <table:table-cell table:style-name="ce89" table:formula="of:=[.A5]" office:value-type="float" office:value="0.1">
            <text:p>0.1</text:p>
          </table:table-cell>
          <table:table-cell table:style-name="ce90" table:formula="of:=[.C5]" office:value-type="float" office:value="0.112594">
            <text:p>0.1126</text:p>
          </table:table-cell>
          <table:table-cell table:style-name="ce90" table:formula="of:=[.C25]" office:value-type="float" office:value="0.116134">
            <text:p>0.1161</text:p>
          </table:table-cell>
          <table:table-cell table:style-name="ce90" table:formula="of:=[.C45]" office:value-type="float" office:value="0.113135">
            <text:p>0.1131</text:p>
          </table:table-cell>
          <table:table-cell table:style-name="ce90" table:formula="of:=[.C65]" office:value-type="float" office:value="0.101026">
            <text:p>0.1010</text:p>
          </table:table-cell>
          <table:table-cell table:style-name="ce90" table:formula="of:=[.C85]" office:value-type="float" office:value="0.08141">
            <text:p>0.0814</text:p>
          </table:table-cell>
          <table:table-cell table:style-name="ce90" table:formula="of:=[.C105]" office:value-type="float" office:value="0.06818">
            <text:p>0.0682</text:p>
          </table:table-cell>
          <table:table-cell table:style-name="ce93"/>
          <table:table-cell table:style-name="ce96" office:value-type="float" office:value="0.1">
            <text:p>0.1</text:p>
          </table:table-cell>
          <table:table-cell table:style-name="ce96" office:value-type="float" office:value="0.1199">
            <text:p>0.1199</text:p>
          </table:table-cell>
          <table:table-cell table:style-name="ce96" office:value-type="float" office:value="0.2468">
            <text:p>0.2468</text:p>
          </table:table-cell>
          <table:table-cell table:style-name="ce96" office:value-type="float" office:value="0.3732">
            <text:p>0.3732</text:p>
          </table:table-cell>
          <table:table-cell table:style-name="ce96" office:value-type="float" office:value="0.4991">
            <text:p>0.4991</text:p>
          </table:table-cell>
          <table:table-cell table:style-name="ce96" office:value-type="float" office:value="0.6246">
            <text:p>0.6246</text:p>
          </table:table-cell>
          <table:table-cell table:style-name="ce96" office:value-type="float" office:value="0.7486">
            <text:p>0.7486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2">
            <text:p>0.2</text:p>
          </table:table-cell>
          <table:table-cell office:value-type="float" office:value="0.064">
            <text:p>0.064</text:p>
          </table:table-cell>
          <table:table-cell office:value-type="float" office:value="0.111974">
            <text:p>0.111974</text:p>
          </table:table-cell>
          <table:table-cell office:value-type="float" office:value="0.108062">
            <text:p>0.108062</text:p>
          </table:table-cell>
          <table:table-cell office:value-type="float" office:value="0.312101">
            <text:p>0.312101</text:p>
          </table:table-cell>
          <table:table-cell office:value-type="float" office:value="7.128467">
            <text:p>7.128467</text:p>
          </table:table-cell>
          <table:table-cell office:value-type="float" office:value="9.999999">
            <text:p>9.999999</text:p>
          </table:table-cell>
          <table:table-cell office:value-type="float" office:value="20.72">
            <text:p>20.72</text:p>
          </table:table-cell>
          <table:table-cell office:value-type="float" office:value="51.18">
            <text:p>51.18</text:p>
          </table:table-cell>
          <table:table-cell office:value-type="string">
            <text:p>89.00!</text:p>
          </table:table-cell>
          <table:table-cell office:value-type="float" office:value="18.76">
            <text:p>18.76</text:p>
          </table:table-cell>
          <table:table-cell office:value-type="float" office:value="1521">
            <text:p>1521</text:p>
          </table:table-cell>
          <table:table-cell office:value-type="float" office:value="1.49">
            <text:p>1.49</text:p>
          </table:table-cell>
          <table:table-cell office:value-type="float" office:value="16.473">
            <text:p>16.473</text:p>
          </table:table-cell>
          <table:table-cell office:value-type="float" office:value="9.362">
            <text:p>9.362</text:p>
          </table:table-cell>
          <table:table-cell table:number-columns-repeated="8"/>
          <table:table-cell table:style-name="ce89" table:formula="of:=[.A6]" office:value-type="float" office:value="0.2">
            <text:p>0.2</text:p>
          </table:table-cell>
          <table:table-cell table:style-name="ce90" table:formula="of:=[.C6]" office:value-type="float" office:value="0.111974">
            <text:p>0.1120</text:p>
          </table:table-cell>
          <table:table-cell table:style-name="ce90" table:formula="of:=[.C26]" office:value-type="float" office:value="0.117008">
            <text:p>0.1170</text:p>
          </table:table-cell>
          <table:table-cell table:style-name="ce90" table:formula="of:=[.C46]" office:value-type="float" office:value="0.115963">
            <text:p>0.1160</text:p>
          </table:table-cell>
          <table:table-cell table:style-name="ce90" table:formula="of:=[.C66]" office:value-type="float" office:value="0.106319">
            <text:p>0.1063</text:p>
          </table:table-cell>
          <table:table-cell table:style-name="ce90" table:formula="of:=[.C86]" office:value-type="float" office:value="0.086809">
            <text:p>0.0868</text:p>
          </table:table-cell>
          <table:table-cell table:style-name="ce90" table:formula="of:=[.C106]" office:value-type="float" office:value="0.070575">
            <text:p>0.0706</text:p>
          </table:table-cell>
          <table:table-cell table:style-name="ce93"/>
          <table:table-cell table:style-name="ce96" office:value-type="float" office:value="0.2">
            <text:p>0.2</text:p>
          </table:table-cell>
          <table:table-cell table:style-name="ce96" office:value-type="float" office:value="0.0966">
            <text:p>0.0966</text:p>
          </table:table-cell>
          <table:table-cell table:style-name="ce96" office:value-type="float" office:value="0.2234">
            <text:p>0.2234</text:p>
          </table:table-cell>
          <table:table-cell table:style-name="ce96" office:value-type="float" office:value="0.3494">
            <text:p>0.3494</text:p>
          </table:table-cell>
          <table:table-cell table:style-name="ce96" office:value-type="float" office:value="0.4743">
            <text:p>0.4743</text:p>
          </table:table-cell>
          <table:table-cell table:style-name="ce96" office:value-type="float" office:value="0.5984">
            <text:p>0.5984</text:p>
          </table:table-cell>
          <table:table-cell table:style-name="ce96" office:value-type="float" office:value="0.7215">
            <text:p>0.7215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3">
            <text:p>0.3</text:p>
          </table:table-cell>
          <table:table-cell office:value-type="float" office:value="0.095">
            <text:p>0.095</text:p>
          </table:table-cell>
          <table:table-cell office:value-type="float" office:value="0.110851">
            <text:p>0.110851</text:p>
          </table:table-cell>
          <table:table-cell office:value-type="float" office:value="0.106135">
            <text:p>0.106135</text:p>
          </table:table-cell>
          <table:table-cell office:value-type="float" office:value="0.46984">
            <text:p>0.46984</text:p>
          </table:table-cell>
          <table:table-cell office:value-type="float" office:value="3.136454">
            <text:p>3.136454</text:p>
          </table:table-cell>
          <table:table-cell office:value-type="float" office:value="9.999999">
            <text:p>9.999999</text:p>
          </table:table-cell>
          <table:table-cell office:value-type="float" office:value="31.33">
            <text:p>31.33</text:p>
          </table:table-cell>
          <table:table-cell office:value-type="float" office:value="64.98">
            <text:p>64.98</text:p>
          </table:table-cell>
          <table:table-cell office:value-type="float" office:value="80">
            <text:p>80</text:p>
          </table:table-cell>
          <table:table-cell office:value-type="float" office:value="28.31">
            <text:p>28.31</text:p>
          </table:table-cell>
          <table:table-cell office:value-type="float" office:value="1530">
            <text:p>1530</text:p>
          </table:table-cell>
          <table:table-cell office:value-type="float" office:value="1.49">
            <text:p>1.49</text:p>
          </table:table-cell>
          <table:table-cell office:value-type="float" office:value="16.505">
            <text:p>16.505</text:p>
          </table:table-cell>
          <table:table-cell office:value-type="float" office:value="9.306">
            <text:p>9.306</text:p>
          </table:table-cell>
          <table:table-cell table:number-columns-repeated="8"/>
          <table:table-cell table:style-name="ce89" table:formula="of:=[.A7]" office:value-type="float" office:value="0.3">
            <text:p>0.3</text:p>
          </table:table-cell>
          <table:table-cell table:style-name="ce90" table:formula="of:=[.C7]" office:value-type="float" office:value="0.110851">
            <text:p>0.1109</text:p>
          </table:table-cell>
          <table:table-cell table:style-name="ce90" table:formula="of:=[.C27]" office:value-type="float" office:value="0.117038">
            <text:p>0.1170</text:p>
          </table:table-cell>
          <table:table-cell table:style-name="ce90" table:formula="of:=[.C47]" office:value-type="float" office:value="0.118018">
            <text:p>0.1180</text:p>
          </table:table-cell>
          <table:table-cell table:style-name="ce90" table:formula="of:=[.C67]" office:value-type="float" office:value="0.110605">
            <text:p>0.1106</text:p>
          </table:table-cell>
          <table:table-cell table:style-name="ce90" table:formula="of:=[.C87]" office:value-type="float" office:value="0.09215">
            <text:p>0.0922</text:p>
          </table:table-cell>
          <table:table-cell table:style-name="ce90" table:formula="of:=[.C107]" office:value-type="float" office:value="0.073119">
            <text:p>0.0731</text:p>
          </table:table-cell>
          <table:table-cell table:style-name="ce93"/>
          <table:table-cell table:style-name="ce96" office:value-type="float" office:value="0.3">
            <text:p>0.3</text:p>
          </table:table-cell>
          <table:table-cell table:style-name="ce96" office:value-type="float" office:value="0.0737">
            <text:p>0.0737</text:p>
          </table:table-cell>
          <table:table-cell table:style-name="ce96" office:value-type="float" office:value="0.2011">
            <text:p>0.2011</text:p>
          </table:table-cell>
          <table:table-cell table:style-name="ce96" office:value-type="float" office:value="0.327">
            <text:p>0.327</text:p>
          </table:table-cell>
          <table:table-cell table:style-name="ce96" office:value-type="float" office:value="0.4516">
            <text:p>0.4516</text:p>
          </table:table-cell>
          <table:table-cell table:style-name="ce96" office:value-type="float" office:value="0.5747">
            <text:p>0.5747</text:p>
          </table:table-cell>
          <table:table-cell table:style-name="ce96" office:value-type="float" office:value="0.6963">
            <text:p>0.6963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4">
            <text:p>0.4</text:p>
          </table:table-cell>
          <table:table-cell office:value-type="float" office:value="0.127">
            <text:p>0.127</text:p>
          </table:table-cell>
          <table:table-cell office:value-type="float" office:value="0.109918">
            <text:p>0.109918</text:p>
          </table:table-cell>
          <table:table-cell office:value-type="float" office:value="0.103813">
            <text:p>0.103813</text:p>
          </table:table-cell>
          <table:table-cell office:value-type="float" office:value="0.62923">
            <text:p>0.62923</text:p>
          </table:table-cell>
          <table:table-cell office:value-type="float" office:value="1.749402">
            <text:p>1.749402</text:p>
          </table:table-cell>
          <table:table-cell office:value-type="float" office:value="4.130589">
            <text:p>4.130589</text:p>
          </table:table-cell>
          <table:table-cell office:value-type="float" office:value="42.35">
            <text:p>42.35</text:p>
          </table:table-cell>
          <table:table-cell office:value-type="float" office:value="74.17">
            <text:p>74.17</text:p>
          </table:table-cell>
          <table:table-cell office:value-type="float" office:value="63">
            <text:p>63</text:p>
          </table:table-cell>
          <table:table-cell office:value-type="float" office:value="38.03">
            <text:p>38.03</text:p>
          </table:table-cell>
          <table:table-cell office:value-type="float" office:value="1542">
            <text:p>1542</text:p>
          </table:table-cell>
          <table:table-cell office:value-type="float" office:value="1.49">
            <text:p>1.49</text:p>
          </table:table-cell>
          <table:table-cell office:value-type="float" office:value="16.609">
            <text:p>16.609</text:p>
          </table:table-cell>
          <table:table-cell office:value-type="float" office:value="9.237">
            <text:p>9.237</text:p>
          </table:table-cell>
          <table:table-cell table:number-columns-repeated="8"/>
          <table:table-cell table:style-name="ce89" table:formula="of:=[.A8]" office:value-type="float" office:value="0.4">
            <text:p>0.4</text:p>
          </table:table-cell>
          <table:table-cell table:style-name="ce90" table:formula="of:=[.C8]" office:value-type="float" office:value="0.109918">
            <text:p>0.1099</text:p>
          </table:table-cell>
          <table:table-cell table:style-name="ce90" table:formula="of:=[.C28]" office:value-type="float" office:value="0.116151">
            <text:p>0.1162</text:p>
          </table:table-cell>
          <table:table-cell table:style-name="ce90" table:formula="of:=[.C48]" office:value-type="float" office:value="0.11925">
            <text:p>0.1193</text:p>
          </table:table-cell>
          <table:table-cell table:style-name="ce90" table:formula="of:=[.C68]" office:value-type="float" office:value="0.114279">
            <text:p>0.1143</text:p>
          </table:table-cell>
          <table:table-cell table:style-name="ce90" table:formula="of:=[.C88]" office:value-type="float" office:value="0.09777">
            <text:p>0.0978</text:p>
          </table:table-cell>
          <table:table-cell table:style-name="ce90" table:formula="of:=[.C108]" office:value-type="float" office:value="0.076515">
            <text:p>0.0765</text:p>
          </table:table-cell>
          <table:table-cell table:style-name="ce93"/>
          <table:table-cell table:style-name="ce96" office:value-type="float" office:value="0.4">
            <text:p>0.4</text:p>
          </table:table-cell>
          <table:table-cell table:style-name="ce96" office:value-type="float" office:value="0.0512">
            <text:p>0.0512</text:p>
          </table:table-cell>
          <table:table-cell table:style-name="ce96" office:value-type="float" office:value="0.1796">
            <text:p>0.1796</text:p>
          </table:table-cell>
          <table:table-cell table:style-name="ce96" office:value-type="float" office:value="0.306">
            <text:p>0.306</text:p>
          </table:table-cell>
          <table:table-cell table:style-name="ce96" office:value-type="float" office:value="0.4305">
            <text:p>0.4305</text:p>
          </table:table-cell>
          <table:table-cell table:style-name="ce96" office:value-type="float" office:value="0.5531">
            <text:p>0.5531</text:p>
          </table:table-cell>
          <table:table-cell table:style-name="ce96" office:value-type="float" office:value="0.6738">
            <text:p>0.6738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0.159">
            <text:p>0.159</text:p>
          </table:table-cell>
          <table:table-cell office:value-type="float" office:value="0.109241">
            <text:p>0.109241</text:p>
          </table:table-cell>
          <table:table-cell office:value-type="float" office:value="0.100697">
            <text:p>0.100697</text:p>
          </table:table-cell>
          <table:table-cell office:value-type="float" office:value="0.791346">
            <text:p>0.791346</text:p>
          </table:table-cell>
          <table:table-cell office:value-type="float" office:value="1.112716">
            <text:p>1.112716</text:p>
          </table:table-cell>
          <table:table-cell office:value-type="float" office:value="2.051389">
            <text:p>2.051389</text:p>
          </table:table-cell>
          <table:table-cell office:value-type="float" office:value="54.24">
            <text:p>54.24</text:p>
          </table:table-cell>
          <table:table-cell office:value-type="float" office:value="80.37">
            <text:p>80.37</text:p>
          </table:table-cell>
          <table:table-cell office:value-type="float" office:value="41">
            <text:p>41</text:p>
          </table:table-cell>
          <table:table-cell office:value-type="float" office:value="48.02">
            <text:p>48.02</text:p>
          </table:table-cell>
          <table:table-cell office:value-type="float" office:value="1558">
            <text:p>1558</text:p>
          </table:table-cell>
          <table:table-cell office:value-type="float" office:value="1.49">
            <text:p>1.49</text:p>
          </table:table-cell>
          <table:table-cell office:value-type="float" office:value="16.845">
            <text:p>16.845</text:p>
          </table:table-cell>
          <table:table-cell office:value-type="float" office:value="9.144">
            <text:p>9.144</text:p>
          </table:table-cell>
          <table:table-cell table:number-columns-repeated="8"/>
          <table:table-cell table:style-name="ce89" table:formula="of:=[.A9]" office:value-type="float" office:value="0.5">
            <text:p>0.5</text:p>
          </table:table-cell>
          <table:table-cell table:style-name="ce90" table:formula="of:=[.C9]" office:value-type="float" office:value="0.109241">
            <text:p>0.1092</text:p>
          </table:table-cell>
          <table:table-cell table:style-name="ce90" table:formula="of:=[.C29]" office:value-type="float" office:value="0.114648">
            <text:p>0.1146</text:p>
          </table:table-cell>
          <table:table-cell table:style-name="ce90" table:formula="of:=[.C49]" office:value-type="float" office:value="0.119452">
            <text:p>0.1195</text:p>
          </table:table-cell>
          <table:table-cell table:style-name="ce90" table:formula="of:=[.C69]" office:value-type="float" office:value="0.117168">
            <text:p>0.1172</text:p>
          </table:table-cell>
          <table:table-cell table:style-name="ce90" table:formula="of:=[.C89]" office:value-type="float" office:value="0.103733">
            <text:p>0.1037</text:p>
          </table:table-cell>
          <table:table-cell table:style-name="ce90" table:formula="of:=[.C109]" office:value-type="float" office:value="0.080888">
            <text:p>0.0809</text:p>
          </table:table-cell>
          <table:table-cell table:style-name="ce93"/>
          <table:table-cell table:style-name="ce96" office:value-type="float" office:value="0.5">
            <text:p>0.5</text:p>
          </table:table-cell>
          <table:table-cell table:style-name="ce96" office:value-type="float" office:value="0.0288">
            <text:p>0.0288</text:p>
          </table:table-cell>
          <table:table-cell table:style-name="ce96" office:value-type="float" office:value="0.1587">
            <text:p>0.1587</text:p>
          </table:table-cell>
          <table:table-cell table:style-name="ce96" office:value-type="float" office:value="0.2861">
            <text:p>0.2861</text:p>
          </table:table-cell>
          <table:table-cell table:style-name="ce96" office:value-type="float" office:value="0.411">
            <text:p>0.411</text:p>
          </table:table-cell>
          <table:table-cell table:style-name="ce96" office:value-type="float" office:value="0.5336">
            <text:p>0.5336</text:p>
          </table:table-cell>
          <table:table-cell table:style-name="ce96" office:value-type="float" office:value="0.6537">
            <text:p>0.6537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6">
            <text:p>0.6</text:p>
          </table:table-cell>
          <table:table-cell office:value-type="float" office:value="0.191">
            <text:p>0.191</text:p>
          </table:table-cell>
          <table:table-cell office:value-type="float" office:value="0.107512">
            <text:p>0.107512</text:p>
          </table:table-cell>
          <table:table-cell office:value-type="float" office:value="0.100004">
            <text:p>0.100004</text:p>
          </table:table-cell>
          <table:table-cell office:value-type="float" office:value="0.950928">
            <text:p>0.950928</text:p>
          </table:table-cell>
          <table:table-cell office:value-type="float" office:value="0.760489">
            <text:p>0.760489</text:p>
          </table:table-cell>
          <table:table-cell office:value-type="float" office:value="1.178976">
            <text:p>1.178976</text:p>
          </table:table-cell>
          <table:table-cell office:value-type="float" office:value="64.5">
            <text:p>64.5</text:p>
          </table:table-cell>
          <table:table-cell office:value-type="float" office:value="84.76">
            <text:p>84.76</text:p>
          </table:table-cell>
          <table:table-cell office:value-type="float" office:value="28">
            <text:p>28</text:p>
          </table:table-cell>
          <table:table-cell office:value-type="float" office:value="57.76">
            <text:p>57.76</text:p>
          </table:table-cell>
          <table:table-cell office:value-type="float" office:value="1561">
            <text:p>1561</text:p>
          </table:table-cell>
          <table:table-cell office:value-type="float" office:value="1.49">
            <text:p>1.49</text:p>
          </table:table-cell>
          <table:table-cell office:value-type="float" office:value="16.655">
            <text:p>16.655</text:p>
          </table:table-cell>
          <table:table-cell office:value-type="float" office:value="9.123">
            <text:p>9.123</text:p>
          </table:table-cell>
          <table:table-cell table:number-columns-repeated="8"/>
          <table:table-cell table:style-name="ce89" table:formula="of:=[.A10]" office:value-type="float" office:value="0.6">
            <text:p>0.6</text:p>
          </table:table-cell>
          <table:table-cell table:style-name="ce90" table:formula="of:=[.C10]" office:value-type="float" office:value="0.107512">
            <text:p>0.1075</text:p>
          </table:table-cell>
          <table:table-cell table:style-name="ce90" table:formula="of:=[.C30]" office:value-type="float" office:value="0.112861">
            <text:p>0.1129</text:p>
          </table:table-cell>
          <table:table-cell table:style-name="ce90" table:formula="of:=[.C50]" office:value-type="float" office:value="0.119016">
            <text:p>0.1190</text:p>
          </table:table-cell>
          <table:table-cell table:style-name="ce90" table:formula="of:=[.C70]" office:value-type="float" office:value="0.118869">
            <text:p>0.1189</text:p>
          </table:table-cell>
          <table:table-cell table:style-name="ce90" table:formula="of:=[.C90]" office:value-type="float" office:value="0.109292">
            <text:p>0.1093</text:p>
          </table:table-cell>
          <table:table-cell table:style-name="ce90" table:formula="of:=[.C110]" office:value-type="float" office:value="0.086306">
            <text:p>0.0863</text:p>
          </table:table-cell>
          <table:table-cell table:style-name="ce93"/>
          <table:table-cell table:style-name="ce96" office:value-type="float" office:value="0.6">
            <text:p>0.6</text:p>
          </table:table-cell>
          <table:table-cell table:style-name="ce96" office:value-type="float" office:value="0.0065">
            <text:p>0.0065</text:p>
          </table:table-cell>
          <table:table-cell table:style-name="ce96" office:value-type="float" office:value="0.1383">
            <text:p>0.1383</text:p>
          </table:table-cell>
          <table:table-cell table:style-name="ce96" office:value-type="float" office:value="0.2671">
            <text:p>0.2671</text:p>
          </table:table-cell>
          <table:table-cell table:style-name="ce96" office:value-type="float" office:value="0.3929">
            <text:p>0.3929</text:p>
          </table:table-cell>
          <table:table-cell table:style-name="ce96" office:value-type="float" office:value="0.5158">
            <text:p>0.5158</text:p>
          </table:table-cell>
          <table:table-cell table:style-name="ce96" office:value-type="float" office:value="0.6356">
            <text:p>0.6356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7">
            <text:p>0.7</text:p>
          </table:table-cell>
          <table:table-cell office:value-type="float" office:value="0.223">
            <text:p>0.223</text:p>
          </table:table-cell>
          <table:table-cell office:value-type="float" office:value="0.104186">
            <text:p>0.104186</text:p>
          </table:table-cell>
          <table:table-cell office:value-type="float" office:value="0.099587">
            <text:p>0.099587</text:p>
          </table:table-cell>
          <table:table-cell office:value-type="float" office:value="1.110343">
            <text:p>1.110343</text:p>
          </table:table-cell>
          <table:table-cell office:value-type="float" office:value="0.541442">
            <text:p>0.541442</text:p>
          </table:table-cell>
          <table:table-cell office:value-type="float" office:value="0.739349">
            <text:p>0.739349</text:p>
          </table:table-cell>
          <table:table-cell office:value-type="float" office:value="73.23">
            <text:p>73.23</text:p>
          </table:table-cell>
          <table:table-cell office:value-type="float" office:value="88.02">
            <text:p>88.02</text:p>
          </table:table-cell>
          <table:table-cell office:value-type="float" office:value="10">
            <text:p>10</text:p>
          </table:table-cell>
          <table:table-cell office:value-type="float" office:value="67.48">
            <text:p>67.48</text:p>
          </table:table-cell>
          <table:table-cell office:value-type="float" office:value="1563">
            <text:p>1563</text:p>
          </table:table-cell>
          <table:table-cell office:value-type="float" office:value="1.49">
            <text:p>1.49</text:p>
          </table:table-cell>
          <table:table-cell office:value-type="float" office:value="16.185">
            <text:p>16.185</text:p>
          </table:table-cell>
          <table:table-cell office:value-type="float" office:value="9.11">
            <text:p>9.11</text:p>
          </table:table-cell>
          <table:table-cell table:number-columns-repeated="8"/>
          <table:table-cell table:style-name="ce89" table:formula="of:=[.A11]" office:value-type="float" office:value="0.7">
            <text:p>0.7</text:p>
          </table:table-cell>
          <table:table-cell table:style-name="ce90" table:formula="of:=[.C11]" office:value-type="float" office:value="0.104186">
            <text:p>0.1042</text:p>
          </table:table-cell>
          <table:table-cell table:style-name="ce90" table:formula="of:=[.C31]" office:value-type="float" office:value="0.111785">
            <text:p>0.1118</text:p>
          </table:table-cell>
          <table:table-cell table:style-name="ce90" table:formula="of:=[.C51]" office:value-type="float" office:value="0.118143">
            <text:p>0.1181</text:p>
          </table:table-cell>
          <table:table-cell table:style-name="ce90" table:formula="of:=[.C71]" office:value-type="float" office:value="0.119878">
            <text:p>0.1199</text:p>
          </table:table-cell>
          <table:table-cell table:style-name="ce90" table:formula="of:=[.C91]" office:value-type="float" office:value="0.113056">
            <text:p>0.1131</text:p>
          </table:table-cell>
          <table:table-cell table:style-name="ce90" table:formula="of:=[.C111]" office:value-type="float" office:value="0.093058">
            <text:p>0.0931</text:p>
          </table:table-cell>
          <table:table-cell table:style-name="ce93"/>
          <table:table-cell table:style-name="ce96" office:value-type="float" office:value="0.7">
            <text:p>0.7</text:p>
          </table:table-cell>
          <table:table-cell table:style-name="ce96" office:value-type="float" office:value="-0.0159">
            <text:p>-0.0159</text:p>
          </table:table-cell>
          <table:table-cell table:style-name="ce96" office:value-type="float" office:value="0.1183">
            <text:p>0.1183</text:p>
          </table:table-cell>
          <table:table-cell table:style-name="ce96" office:value-type="float" office:value="0.2489">
            <text:p>0.2489</text:p>
          </table:table-cell>
          <table:table-cell table:style-name="ce96" office:value-type="float" office:value="0.376">
            <text:p>0.376</text:p>
          </table:table-cell>
          <table:table-cell table:style-name="ce96" office:value-type="float" office:value="0.4995">
            <text:p>0.4995</text:p>
          </table:table-cell>
          <table:table-cell table:style-name="ce96" office:value-type="float" office:value="0.6195">
            <text:p>0.6195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8">
            <text:p>0.8</text:p>
          </table:table-cell>
          <table:table-cell office:value-type="float" office:value="0.255">
            <text:p>0.255</text:p>
          </table:table-cell>
          <table:table-cell office:value-type="float" office:value="0.097195">
            <text:p>0.097195</text:p>
          </table:table-cell>
          <table:table-cell office:value-type="float" office:value="0.098255">
            <text:p>0.098255</text:p>
          </table:table-cell>
          <table:table-cell office:value-type="float" office:value="1.272388">
            <text:p>1.272388</text:p>
          </table:table-cell>
          <table:table-cell office:value-type="float" office:value="0.386725">
            <text:p>0.386725</text:p>
          </table:table-cell>
          <table:table-cell office:value-type="float" office:value="0.488678">
            <text:p>0.488678</text:p>
          </table:table-cell>
          <table:table-cell office:value-type="float" office:value="79.14">
            <text:p>79.14</text:p>
          </table:table-cell>
          <table:table-cell office:value-type="float" office:value="90.69">
            <text:p>90.69</text:p>
          </table:table-cell>
          <table:table-cell office:value-type="float" office:value="0">
            <text:p>0</text:p>
          </table:table-cell>
          <table:table-cell office:value-type="float" office:value="77.47">
            <text:p>77.47</text:p>
          </table:table-cell>
          <table:table-cell office:value-type="float" office:value="1570">
            <text:p>1570</text:p>
          </table:table-cell>
          <table:table-cell office:value-type="float" office:value="1.49">
            <text:p>1.49</text:p>
          </table:table-cell>
          <table:table-cell office:value-type="float" office:value="15.235">
            <text:p>15.235</text:p>
          </table:table-cell>
          <table:table-cell office:value-type="float" office:value="9.069">
            <text:p>9.069</text:p>
          </table:table-cell>
          <table:table-cell table:number-columns-repeated="8"/>
          <table:table-cell table:style-name="ce89" table:formula="of:=[.A12]" office:value-type="float" office:value="0.8">
            <text:p>0.8</text:p>
          </table:table-cell>
          <table:table-cell table:style-name="ce90" table:formula="of:=[.C12]" office:value-type="float" office:value="0.097195">
            <text:p>0.0972</text:p>
          </table:table-cell>
          <table:table-cell table:style-name="ce90" table:formula="of:=[.C32]" office:value-type="float" office:value="0.112391">
            <text:p>0.1124</text:p>
          </table:table-cell>
          <table:table-cell table:style-name="ce90" table:formula="of:=[.C52]" office:value-type="float" office:value="0.116952">
            <text:p>0.1170</text:p>
          </table:table-cell>
          <table:table-cell table:style-name="ce90" table:formula="of:=[.C72]" office:value-type="float" office:value="0.12048">
            <text:p>0.1205</text:p>
          </table:table-cell>
          <table:table-cell table:style-name="ce90" table:formula="of:=[.C92]" office:value-type="float" office:value="0.115545">
            <text:p>0.1155</text:p>
          </table:table-cell>
          <table:table-cell table:style-name="ce90" table:formula="of:=[.C112]" office:value-type="float" office:value="0.099611">
            <text:p>0.0996</text:p>
          </table:table-cell>
          <table:table-cell table:style-name="ce93"/>
          <table:table-cell table:style-name="ce96" office:value-type="float" office:value="0.8">
            <text:p>0.8</text:p>
          </table:table-cell>
          <table:table-cell table:style-name="ce96" office:value-type="float" office:value="-0.0384">
            <text:p>-0.0384</text:p>
          </table:table-cell>
          <table:table-cell table:style-name="ce96" office:value-type="float" office:value="0.0985">
            <text:p>0.0985</text:p>
          </table:table-cell>
          <table:table-cell table:style-name="ce96" office:value-type="float" office:value="0.2314">
            <text:p>0.2314</text:p>
          </table:table-cell>
          <table:table-cell table:style-name="ce96" office:value-type="float" office:value="0.3601">
            <text:p>0.3601</text:p>
          </table:table-cell>
          <table:table-cell table:style-name="ce96" office:value-type="float" office:value="0.4846">
            <text:p>0.4846</text:p>
          </table:table-cell>
          <table:table-cell table:style-name="ce96" office:value-type="float" office:value="0.605">
            <text:p>0.605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0.9">
            <text:p>0.9</text:p>
          </table:table-cell>
          <table:table-cell office:value-type="float" office:value="0.286">
            <text:p>0.286</text:p>
          </table:table-cell>
          <table:table-cell office:value-type="float" office:value="0.084236">
            <text:p>0.084236</text:p>
          </table:table-cell>
          <table:table-cell office:value-type="float" office:value="0.091845">
            <text:p>0.091845</text:p>
          </table:table-cell>
          <table:table-cell office:value-type="float" office:value="1.45088">
            <text:p>1.45088</text:p>
          </table:table-cell>
          <table:table-cell office:value-type="float" office:value="0.264821">
            <text:p>0.264821</text:p>
          </table:table-cell>
          <table:table-cell office:value-type="float" office:value="0.320824">
            <text:p>0.320824</text:p>
          </table:table-cell>
          <table:table-cell office:value-type="float" office:value="82.54">
            <text:p>82.54</text:p>
          </table:table-cell>
          <table:table-cell office:value-type="float" office:value="93.11">
            <text:p>93.11</text:p>
          </table:table-cell>
          <table:table-cell office:value-type="float" office:value="0">
            <text:p>0</text:p>
          </table:table-cell>
          <table:table-cell office:value-type="float" office:value="89.14">
            <text:p>89.14</text:p>
          </table:table-cell>
          <table:table-cell office:value-type="float" office:value="1606">
            <text:p>1606</text:p>
          </table:table-cell>
          <table:table-cell office:value-type="float" office:value="1.49">
            <text:p>1.49</text:p>
          </table:table-cell>
          <table:table-cell office:value-type="float" office:value="13.811">
            <text:p>13.811</text:p>
          </table:table-cell>
          <table:table-cell office:value-type="float" office:value="8.868">
            <text:p>8.868</text:p>
          </table:table-cell>
          <table:table-cell table:number-columns-repeated="8"/>
          <table:table-cell table:style-name="ce89" table:formula="of:=[.A13]" office:value-type="float" office:value="0.9">
            <text:p>0.9</text:p>
          </table:table-cell>
          <table:table-cell table:style-name="ce90" table:formula="of:=[.C13]" office:value-type="float" office:value="0.084236">
            <text:p>0.0842</text:p>
          </table:table-cell>
          <table:table-cell table:style-name="ce90" table:formula="of:=[.C33]" office:value-type="float" office:value="0.112759">
            <text:p>0.1128</text:p>
          </table:table-cell>
          <table:table-cell table:style-name="ce90" table:formula="of:=[.C53]" office:value-type="float" office:value="0.115647">
            <text:p>0.1156</text:p>
          </table:table-cell>
          <table:table-cell table:style-name="ce90" table:formula="of:=[.C73]" office:value-type="float" office:value="0.120666">
            <text:p>0.1207</text:p>
          </table:table-cell>
          <table:table-cell table:style-name="ce90" table:formula="of:=[.C93]" office:value-type="float" office:value="0.117738">
            <text:p>0.1177</text:p>
          </table:table-cell>
          <table:table-cell table:style-name="ce90" table:formula="of:=[.C113]" office:value-type="float" office:value="0.104944">
            <text:p>0.1049</text:p>
          </table:table-cell>
          <table:table-cell table:style-name="ce93"/>
          <table:table-cell table:style-name="ce96" office:value-type="float" office:value="0.9">
            <text:p>0.9</text:p>
          </table:table-cell>
          <table:table-cell table:style-name="ce96" office:value-type="float" office:value="-0.0612">
            <text:p>-0.0612</text:p>
          </table:table-cell>
          <table:table-cell table:style-name="ce96" office:value-type="float" office:value="0.079">
            <text:p>0.079</text:p>
          </table:table-cell>
          <table:table-cell table:style-name="ce96" office:value-type="float" office:value="0.2144">
            <text:p>0.2144</text:p>
          </table:table-cell>
          <table:table-cell table:style-name="ce96" office:value-type="float" office:value="0.3451">
            <text:p>0.3451</text:p>
          </table:table-cell>
          <table:table-cell table:style-name="ce96" office:value-type="float" office:value="0.471">
            <text:p>0.471</text:p>
          </table:table-cell>
          <table:table-cell table:style-name="ce96" office:value-type="float" office:value="0.5921">
            <text:p>0.5921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18">
            <text:p>0.318</text:p>
          </table:table-cell>
          <table:table-cell office:value-type="float" office:value="0.067102">
            <text:p>0.067102</text:p>
          </table:table-cell>
          <table:table-cell office:value-type="float" office:value="0.079602">
            <text:p>0.079602</text:p>
          </table:table-cell>
          <table:table-cell office:value-type="float" office:value="1.658882">
            <text:p>1.658882</text:p>
          </table:table-cell>
          <table:table-cell office:value-type="float" office:value="0.170874">
            <text:p>0.170874</text:p>
          </table:table-cell>
          <table:table-cell office:value-type="float" office:value="0.202704">
            <text:p>0.202704</text:p>
          </table:table-cell>
          <table:table-cell office:value-type="float" office:value="84.3">
            <text:p>84.3</text:p>
          </table:table-cell>
          <table:table-cell office:value-type="float" office:value="95.23">
            <text:p>95.23</text:p>
          </table:table-cell>
          <table:table-cell office:value-type="float" office:value="0">
            <text:p>0</text:p>
          </table:table-cell>
          <table:table-cell office:value-type="float" office:value="103.88">
            <text:p>103.88</text:p>
          </table:table-cell>
          <table:table-cell office:value-type="float" office:value="1684">
            <text:p>1684</text:p>
          </table:table-cell>
          <table:table-cell office:value-type="float" office:value="1.49">
            <text:p>1.49</text:p>
          </table:table-cell>
          <table:table-cell office:value-type="float" office:value="12.103">
            <text:p>12.103</text:p>
          </table:table-cell>
          <table:table-cell office:value-type="float" office:value="8.455">
            <text:p>8.455</text:p>
          </table:table-cell>
          <table:table-cell table:number-columns-repeated="8"/>
          <table:table-cell table:style-name="ce89" table:formula="of:=[.A14]" office:value-type="float" office:value="1">
            <text:p>1.0</text:p>
          </table:table-cell>
          <table:table-cell table:style-name="ce90" table:formula="of:=[.C14]" office:value-type="float" office:value="0.067102">
            <text:p>0.0671</text:p>
          </table:table-cell>
          <table:table-cell table:style-name="ce90" table:formula="of:=[.C34]" office:value-type="float" office:value="0.109351">
            <text:p>0.1094</text:p>
          </table:table-cell>
          <table:table-cell table:style-name="ce90" table:formula="of:=[.C54]" office:value-type="float" office:value="0.114701">
            <text:p>0.1147</text:p>
          </table:table-cell>
          <table:table-cell table:style-name="ce90" table:formula="of:=[.C74]" office:value-type="float" office:value="0.120501">
            <text:p>0.1205</text:p>
          </table:table-cell>
          <table:table-cell table:style-name="ce90" table:formula="of:=[.C94]" office:value-type="float" office:value="0.11964">
            <text:p>0.1196</text:p>
          </table:table-cell>
          <table:table-cell table:style-name="ce90" table:formula="of:=[.C114]" office:value-type="float" office:value="0.108448">
            <text:p>0.1084</text:p>
          </table:table-cell>
          <table:table-cell table:style-name="ce93"/>
          <table:table-cell table:style-name="ce96" office:value-type="float" office:value="1">
            <text:p>1</text:p>
          </table:table-cell>
          <table:table-cell table:style-name="ce96" office:value-type="float" office:value="-0.0843">
            <text:p>-0.0843</text:p>
          </table:table-cell>
          <table:table-cell table:style-name="ce96" office:value-type="float" office:value="0.0595">
            <text:p>0.0595</text:p>
          </table:table-cell>
          <table:table-cell table:style-name="ce96" office:value-type="float" office:value="0.1979">
            <text:p>0.1979</text:p>
          </table:table-cell>
          <table:table-cell table:style-name="ce96" office:value-type="float" office:value="0.3309">
            <text:p>0.3309</text:p>
          </table:table-cell>
          <table:table-cell table:style-name="ce96" office:value-type="float" office:value="0.4584">
            <text:p>0.4584</text:p>
          </table:table-cell>
          <table:table-cell table:style-name="ce96" office:value-type="float" office:value="0.5805">
            <text:p>0.5805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1.1">
            <text:p>1.1</text:p>
          </table:table-cell>
          <table:table-cell office:value-type="float" office:value="0.35">
            <text:p>0.35</text:p>
          </table:table-cell>
          <table:table-cell office:value-type="float" office:value="0.049138">
            <text:p>0.049138</text:p>
          </table:table-cell>
          <table:table-cell office:value-type="float" office:value="0.063994">
            <text:p>0.063994</text:p>
          </table:table-cell>
          <table:table-cell office:value-type="float" office:value="1.906184">
            <text:p>1.906184</text:p>
          </table:table-cell>
          <table:table-cell office:value-type="float" office:value="0.103412">
            <text:p>0.103412</text:p>
          </table:table-cell>
          <table:table-cell office:value-type="float" office:value="0.122434">
            <text:p>0.122434</text:p>
          </table:table-cell>
          <table:table-cell office:value-type="float" office:value="84.46">
            <text:p>84.46</text:p>
          </table:table-cell>
          <table:table-cell office:value-type="float" office:value="96.92">
            <text:p>96.92</text:p>
          </table:table-cell>
          <table:table-cell office:value-type="float" office:value="0">
            <text:p>0</text:p>
          </table:table-cell>
          <table:table-cell office:value-type="float" office:value="122.89">
            <text:p>122.89</text:p>
          </table:table-cell>
          <table:table-cell office:value-type="float" office:value="1812">
            <text:p>1812</text:p>
          </table:table-cell>
          <table:table-cell office:value-type="float" office:value="1.49">
            <text:p>1.49</text:p>
          </table:table-cell>
          <table:table-cell office:value-type="float" office:value="10.251">
            <text:p>10.251</text:p>
          </table:table-cell>
          <table:table-cell office:value-type="float" office:value="7.861">
            <text:p>7.861</text:p>
          </table:table-cell>
          <table:table-cell table:number-columns-repeated="8"/>
          <table:table-cell table:style-name="ce89" table:formula="of:=[.A15]" office:value-type="float" office:value="1.1">
            <text:p>1.1</text:p>
          </table:table-cell>
          <table:table-cell table:style-name="ce90" table:formula="of:=[.C15]" office:value-type="float" office:value="0.049138">
            <text:p>0.0491</text:p>
          </table:table-cell>
          <table:table-cell table:style-name="ce90" table:formula="of:=[.C35]" office:value-type="float" office:value="0.101714">
            <text:p>0.1017</text:p>
          </table:table-cell>
          <table:table-cell table:style-name="ce90" table:formula="of:=[.C55]" office:value-type="float" office:value="0.117549">
            <text:p>0.1175</text:p>
          </table:table-cell>
          <table:table-cell table:style-name="ce90" table:formula="of:=[.C75]" office:value-type="float" office:value="0.12009">
            <text:p>0.1201</text:p>
          </table:table-cell>
          <table:table-cell table:style-name="ce90" table:formula="of:=[.C95]" office:value-type="float" office:value="0.121161">
            <text:p>0.1212</text:p>
          </table:table-cell>
          <table:table-cell table:style-name="ce90" table:formula="of:=[.C115]" office:value-type="float" office:value="0.111729">
            <text:p>0.1117</text:p>
          </table:table-cell>
          <table:table-cell table:style-name="ce93"/>
          <table:table-cell table:style-name="ce96" office:value-type="float" office:value="1.1">
            <text:p>1.1</text:p>
          </table:table-cell>
          <table:table-cell table:style-name="ce96" office:value-type="float" office:value="-0.1077">
            <text:p>-0.1077</text:p>
          </table:table-cell>
          <table:table-cell table:style-name="ce96" office:value-type="float" office:value="0.0401">
            <text:p>0.0401</text:p>
          </table:table-cell>
          <table:table-cell table:style-name="ce96" office:value-type="float" office:value="0.1818">
            <text:p>0.1818</text:p>
          </table:table-cell>
          <table:table-cell table:style-name="ce96" office:value-type="float" office:value="0.3174">
            <text:p>0.3174</text:p>
          </table:table-cell>
          <table:table-cell table:style-name="ce96" office:value-type="float" office:value="0.4468">
            <text:p>0.4468</text:p>
          </table:table-cell>
          <table:table-cell table:style-name="ce96" office:value-type="float" office:value="0.5701">
            <text:p>0.5701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1.2">
            <text:p>1.2</text:p>
          </table:table-cell>
          <table:table-cell office:value-type="float" office:value="0.382">
            <text:p>0.382</text:p>
          </table:table-cell>
          <table:table-cell office:value-type="float" office:value="0.030698">
            <text:p>0.030698</text:p>
          </table:table-cell>
          <table:table-cell office:value-type="float" office:value="0.045168">
            <text:p>0.045168</text:p>
          </table:table-cell>
          <table:table-cell office:value-type="float" office:value="2.229537">
            <text:p>2.229537</text:p>
          </table:table-cell>
          <table:table-cell office:value-type="float" office:value="0.054285">
            <text:p>0.054285</text:p>
          </table:table-cell>
          <table:table-cell office:value-type="float" office:value="0.066563">
            <text:p>0.066563</text:p>
          </table:table-cell>
          <table:table-cell office:value-type="float" office:value="81.56">
            <text:p>81.56</text:p>
          </table:table-cell>
          <table:table-cell office:value-type="float" office:value="98.29">
            <text:p>98.29</text:p>
          </table:table-cell>
          <table:table-cell office:value-type="float" office:value="0">
            <text:p>0</text:p>
          </table:table-cell>
          <table:table-cell office:value-type="float" office:value="150.57">
            <text:p>150.57</text:p>
          </table:table-cell>
          <table:table-cell office:value-type="float" office:value="2035">
            <text:p>2035</text:p>
          </table:table-cell>
          <table:table-cell office:value-type="float" office:value="1.49">
            <text:p>1.49</text:p>
          </table:table-cell>
          <table:table-cell office:value-type="float" office:value="8.078">
            <text:p>8.078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89" table:formula="of:=[.A16]" office:value-type="float" office:value="1.2">
            <text:p>1.2</text:p>
          </table:table-cell>
          <table:table-cell table:style-name="ce90" table:formula="of:=[.C16]" office:value-type="float" office:value="0.030698">
            <text:p>0.0307</text:p>
          </table:table-cell>
          <table:table-cell table:style-name="ce90" table:formula="of:=[.C36]" office:value-type="float" office:value="0.088523">
            <text:p>0.0885</text:p>
          </table:table-cell>
          <table:table-cell table:style-name="ce90" table:formula="of:=[.C56]" office:value-type="float" office:value="0.119941">
            <text:p>0.1199</text:p>
          </table:table-cell>
          <table:table-cell table:style-name="ce90" table:formula="of:=[.C76]" office:value-type="float" office:value="0.119595">
            <text:p>0.1196</text:p>
          </table:table-cell>
          <table:table-cell table:style-name="ce90" table:formula="of:=[.C96]" office:value-type="float" office:value="0.122317">
            <text:p>0.1223</text:p>
          </table:table-cell>
          <table:table-cell table:style-name="ce90" table:formula="of:=[.C116]" office:value-type="float" office:value="0.115011">
            <text:p>0.1150</text:p>
          </table:table-cell>
          <table:table-cell table:style-name="ce93"/>
          <table:table-cell table:style-name="ce96" office:value-type="float" office:value="1.2">
            <text:p>1.2</text:p>
          </table:table-cell>
          <table:table-cell table:style-name="ce96" office:value-type="float" office:value="-0.1315">
            <text:p>-0.1315</text:p>
          </table:table-cell>
          <table:table-cell table:style-name="ce96" office:value-type="float" office:value="0.0207">
            <text:p>0.0207</text:p>
          </table:table-cell>
          <table:table-cell table:style-name="ce96" office:value-type="float" office:value="0.166">
            <text:p>0.166</text:p>
          </table:table-cell>
          <table:table-cell table:style-name="ce96" office:value-type="float" office:value="0.3044">
            <text:p>0.3044</text:p>
          </table:table-cell>
          <table:table-cell table:style-name="ce96" office:value-type="float" office:value="0.436">
            <text:p>0.436</text:p>
          </table:table-cell>
          <table:table-cell table:style-name="ce96" office:value-type="float" office:value="0.5607">
            <text:p>0.5607</text:p>
          </table:table-cell>
          <table:table-cell table:number-columns-repeated="6"/>
          <table:table-cell table:style-name="ce100"/>
        </table:table-row>
        <table:table-row table:style-name="ro4">
          <table:table-cell office:value-type="float" office:value="1.3">
            <text:p>1.3</text:p>
          </table:table-cell>
          <table:table-cell office:value-type="float" office:value="0.414">
            <text:p>0.414</text:p>
          </table:table-cell>
          <table:table-cell office:value-type="float" office:value="0.011819">
            <text:p>0.011819</text:p>
          </table:table-cell>
          <table:table-cell office:value-type="float" office:value="0.022988">
            <text:p>0.022988</text:p>
          </table:table-cell>
          <table:table-cell office:value-type="float" office:value="2.764674">
            <text:p>2.764674</text:p>
          </table:table-cell>
          <table:table-cell office:value-type="float" office:value="0.017808">
            <text:p>0.017808</text:p>
          </table:table-cell>
          <table:table-cell office:value-type="float" office:value="0.026644">
            <text:p>0.026644</text:p>
          </table:table-cell>
          <table:table-cell office:value-type="float" office:value="66.84">
            <text:p>66.84</text:p>
          </table:table-cell>
          <table:table-cell office:value-type="float" office:value="99.41">
            <text:p>99.41</text:p>
          </table:table-cell>
          <table:table-cell office:value-type="float" office:value="0">
            <text:p>0</text:p>
          </table:table-cell>
          <table:table-cell office:value-type="float" office:value="204.3">
            <text:p>204.3</text:p>
          </table:table-cell>
          <table:table-cell office:value-type="float" office:value="2548">
            <text:p>2548</text:p>
          </table:table-cell>
          <table:table-cell office:value-type="float" office:value="1.49">
            <text:p>1.49</text:p>
          </table:table-cell>
          <table:table-cell office:value-type="float" office:value="4.879">
            <text:p>4.879</text:p>
          </table:table-cell>
          <table:table-cell office:value-type="float" office:value="5.588">
            <text:p>5.588</text:p>
          </table:table-cell>
          <table:table-cell table:number-columns-repeated="8"/>
          <table:table-cell table:style-name="ce89" table:formula="of:=[.A17]" office:value-type="float" office:value="1.3">
            <text:p>1.3</text:p>
          </table:table-cell>
          <table:table-cell table:style-name="ce90" table:formula="of:=[.C17]" office:value-type="float" office:value="0.011819">
            <text:p>0.0118</text:p>
          </table:table-cell>
          <table:table-cell table:style-name="ce90" table:formula="of:=[.C37]" office:value-type="float" office:value="0.071823">
            <text:p>0.0718</text:p>
          </table:table-cell>
          <table:table-cell table:style-name="ce90" table:formula="of:=[.C57]" office:value-type="float" office:value="0.116283">
            <text:p>0.1163</text:p>
          </table:table-cell>
          <table:table-cell table:style-name="ce90" table:formula="of:=[.C77]" office:value-type="float" office:value="0.119305">
            <text:p>0.1193</text:p>
          </table:table-cell>
          <table:table-cell table:style-name="ce90" table:formula="of:=[.C97]" office:value-type="float" office:value="0.123151">
            <text:p>0.1232</text:p>
          </table:table-cell>
          <table:table-cell table:style-name="ce90" table:formula="of:=[.C117]" office:value-type="float" office:value="0.117966">
            <text:p>0.1180</text:p>
          </table:table-cell>
          <table:table-cell table:style-name="ce93"/>
          <table:table-cell table:style-name="ce96" office:value-type="float" office:value="1.3">
            <text:p>1.3</text:p>
          </table:table-cell>
          <table:table-cell table:style-name="ce96" office:value-type="float" office:value="-0.1558">
            <text:p>-0.1558</text:p>
          </table:table-cell>
          <table:table-cell table:style-name="ce96" office:value-type="float" office:value="0.0011">
            <text:p>0.0011</text:p>
          </table:table-cell>
          <table:table-cell table:style-name="ce96" office:value-type="float" office:value="0.1504">
            <text:p>0.1504</text:p>
          </table:table-cell>
          <table:table-cell table:style-name="ce96" office:value-type="float" office:value="0.292">
            <text:p>0.292</text:p>
          </table:table-cell>
          <table:table-cell table:style-name="ce96" office:value-type="float" office:value="0.426">
            <text:p>0.426</text:p>
          </table:table-cell>
          <table:table-cell table:style-name="ce96" office:value-type="float" office:value="0.5524">
            <text:p>0.5524</text:p>
          </table:table-cell>
          <table:table-cell table:number-columns-repeated="6"/>
          <table:table-cell table:style-name="ce100"/>
        </table:table-row>
        <table:table-row table:style-name="ro4">
          <table:table-cell table:style-name="ce88" office:value-type="float" office:value="1.4">
            <text:p>1.4</text:p>
          </table:table-cell>
          <table:table-cell office:value-type="float" office:value="0.439">
            <text:p>0.439</text:p>
          </table:table-cell>
          <table:table-cell table:style-name="ce88" office:value-type="float" office:value="-0.007">
            <text:p>-0.007</text:p>
          </table:table-cell>
          <table:table-cell table:style-name="ce88" office:value-type="float" office:value="-0.01">
            <text:p>-0.01</text:p>
          </table:table-cell>
          <table:table-cell office:value-type="float" office:value="4.545964">
            <text:p>4.545964</text:p>
          </table:table-cell>
          <table:table-cell office:value-type="float" office:value="-0.004949">
            <text:p>-0.004949</text:p>
          </table:table-cell>
          <table:table-cell office:value-type="float" office:value="0.002498">
            <text:p>0.002498</text:p>
          </table:table-cell>
          <table:table-cell office:value-type="float" office:value="0">
            <text:p>0</text:p>
          </table:table-cell>
          <table:table-cell office:value-type="float" office:value="99.99">
            <text:p>99.99</text:p>
          </table:table-cell>
          <table:table-cell office:value-type="float" office:value="0">
            <text:p>0</text:p>
          </table:table-cell>
          <table:table-cell office:value-type="float" office:value="449.73">
            <text:p>449.73</text:p>
          </table:table-cell>
          <table:table-cell office:value-type="float" office:value="5285">
            <text:p>5285</text:p>
          </table:table-cell>
          <table:table-cell office:value-type="float" office:value="1.49">
            <text:p>1.49</text:p>
          </table:table-cell>
          <table:table-cell office:value-type="float" office:value="-6.57">
            <text:p>-6.57</text:p>
          </table:table-cell>
          <table:table-cell office:value-type="float" office:value="2.695">
            <text:p>2.695</text:p>
          </table:table-cell>
          <table:table-cell table:number-columns-repeated="8"/>
          <table:table-cell table:style-name="ce89" table:formula="of:=[.A18]" office:value-type="float" office:value="1.4">
            <text:p>1.4</text:p>
          </table:table-cell>
          <table:table-cell table:style-name="ce90" table:formula="of:=[.C18]" office:value-type="float" office:value="-0.007">
            <text:p>-0.0070</text:p>
          </table:table-cell>
          <table:table-cell table:style-name="ce90" table:formula="of:=[.C38]" office:value-type="float" office:value="0.054758">
            <text:p>0.0548</text:p>
          </table:table-cell>
          <table:table-cell table:style-name="ce90" table:formula="of:=[.C58]" office:value-type="float" office:value="0.110009">
            <text:p>0.1100</text:p>
          </table:table-cell>
          <table:table-cell table:style-name="ce90" table:formula="of:=[.C78]" office:value-type="float" office:value="0.121455">
            <text:p>0.1215</text:p>
          </table:table-cell>
          <table:table-cell table:style-name="ce90" table:formula="of:=[.C98]" office:value-type="float" office:value="0.123737">
            <text:p>0.1237</text:p>
          </table:table-cell>
          <table:table-cell table:style-name="ce90" table:formula="of:=[.C118]" office:value-type="float" office:value="0.12058">
            <text:p>0.1206</text:p>
          </table:table-cell>
          <table:table-cell table:style-name="ce93"/>
          <table:table-cell table:style-name="ce96" office:value-type="float" office:value="1.4">
            <text:p>1.4</text:p>
          </table:table-cell>
          <table:table-cell table:style-name="ce96" office:value-type="float" office:value="-0.1806">
            <text:p>-0.1806</text:p>
          </table:table-cell>
          <table:table-cell table:style-name="ce96" office:value-type="float" office:value="-0.0186">
            <text:p>-0.0186</text:p>
          </table:table-cell>
          <table:table-cell table:style-name="ce96" office:value-type="float" office:value="0.135">
            <text:p>0.135</text:p>
          </table:table-cell>
          <table:table-cell table:style-name="ce96" office:value-type="float" office:value="0.2801">
            <text:p>0.2801</text:p>
          </table:table-cell>
          <table:table-cell table:style-name="ce96" office:value-type="float" office:value="0.4167">
            <text:p>0.4167</text:p>
          </table:table-cell>
          <table:table-cell table:style-name="ce96" office:value-type="float" office:value="0.5448">
            <text:p>0.5448</text:p>
          </table:table-cell>
          <table:table-cell table:number-columns-repeated="6"/>
          <table:table-cell table:style-name="ce100"/>
        </table:table-row>
        <table:table-row table:style-name="ro4">
          <table:table-cell table:style-name="ce88" office:value-type="float" office:value="1.5">
            <text:p>1.5</text:p>
          </table:table-cell>
          <table:table-cell/>
          <table:table-cell table:style-name="ce88" office:value-type="float" office:value="-0.028">
            <text:p>-0.028</text:p>
          </table:table-cell>
          <table:table-cell table:style-name="ce88" office:value-type="float" office:value="-0.045">
            <text:p>-0.045</text:p>
          </table:table-cell>
          <table:table-cell table:number-columns-repeated="19"/>
          <table:table-cell table:style-name="ce89" table:formula="of:=[.A19]" office:value-type="float" office:value="1.5">
            <text:p>1.5</text:p>
          </table:table-cell>
          <table:table-cell table:style-name="ce90" table:formula="of:=[.C19]" office:value-type="float" office:value="-0.028">
            <text:p>-0.0280</text:p>
          </table:table-cell>
          <table:table-cell table:style-name="ce90" table:formula="of:=[.C39]" office:value-type="float" office:value="0.037367">
            <text:p>0.0374</text:p>
          </table:table-cell>
          <table:table-cell table:style-name="ce90" table:formula="of:=[.C59]" office:value-type="float" office:value="0.099043">
            <text:p>0.0990</text:p>
          </table:table-cell>
          <table:table-cell table:style-name="ce90" table:formula="of:=[.C79]" office:value-type="float" office:value="0.127958">
            <text:p>0.1280</text:p>
          </table:table-cell>
          <table:table-cell table:style-name="ce90" table:formula="of:=[.C99]" office:value-type="float" office:value="0.124183">
            <text:p>0.1242</text:p>
          </table:table-cell>
          <table:table-cell table:style-name="ce90" table:formula="of:=[.C119]" office:value-type="float" office:value="0.122853">
            <text:p>0.1229</text:p>
          </table:table-cell>
          <table:table-cell table:style-name="ce93"/>
          <table:table-cell table:style-name="ce96" office:value-type="float" office:value="1.5">
            <text:p>1.5</text:p>
          </table:table-cell>
          <table:table-cell table:style-name="ce96" office:value-type="float" office:value="-0.2059">
            <text:p>-0.2059</text:p>
          </table:table-cell>
          <table:table-cell table:style-name="ce96" office:value-type="float" office:value="-0.0384">
            <text:p>-0.0384</text:p>
          </table:table-cell>
          <table:table-cell table:style-name="ce96" office:value-type="float" office:value="0.1197">
            <text:p>0.1197</text:p>
          </table:table-cell>
          <table:table-cell table:style-name="ce96" office:value-type="float" office:value="0.2685">
            <text:p>0.2685</text:p>
          </table:table-cell>
          <table:table-cell table:style-name="ce96" office:value-type="float" office:value="0.4079">
            <text:p>0.4079</text:p>
          </table:table-cell>
          <table:table-cell table:style-name="ce96" office:value-type="float" office:value="0.5381">
            <text:p>0.5381</text:p>
          </table:table-cell>
          <table:table-cell table:number-columns-repeated="6"/>
          <table:table-cell table:style-name="ce100"/>
        </table:table-row>
        <table:table-row table:style-name="ro4">
          <table:table-cell table:style-name="ce88" office:value-type="float" office:value="1.6">
            <text:p>1.6</text:p>
          </table:table-cell>
          <table:table-cell/>
          <table:table-cell table:style-name="ce88" office:value-type="float" office:value="-0.048">
            <text:p>-0.048</text:p>
          </table:table-cell>
          <table:table-cell table:style-name="ce88" office:value-type="float" office:value="-0.09">
            <text:p>-0.09</text:p>
          </table:table-cell>
          <table:table-cell table:number-columns-repeated="19"/>
          <table:table-cell table:style-name="ce89" table:formula="of:=[.A20]" office:value-type="float" office:value="1.6">
            <text:p>1.6</text:p>
          </table:table-cell>
          <table:table-cell table:style-name="ce90" table:formula="of:=[.C20]" office:value-type="float" office:value="-0.048">
            <text:p>-0.0480</text:p>
          </table:table-cell>
          <table:table-cell table:style-name="ce90" table:formula="of:=[.C40]" office:value-type="float" office:value="0.019671">
            <text:p>0.0197</text:p>
          </table:table-cell>
          <table:table-cell table:style-name="ce90" table:formula="of:=[.C60]" office:value-type="float" office:value="0.084464">
            <text:p>0.0845</text:p>
          </table:table-cell>
          <table:table-cell table:style-name="ce90" table:formula="of:=[.C80]" office:value-type="float" office:value="0.126377">
            <text:p>0.1264</text:p>
          </table:table-cell>
          <table:table-cell table:style-name="ce90" table:formula="of:=[.C100]" office:value-type="float" office:value="0.124639">
            <text:p>0.1246</text:p>
          </table:table-cell>
          <table:table-cell table:style-name="ce90" table:formula="of:=[.C120]" office:value-type="float" office:value="0.12481">
            <text:p>0.1248</text:p>
          </table:table-cell>
          <table:table-cell table:style-name="ce93"/>
          <table:table-cell table:style-name="ce96" office:value-type="float" office:value="1.6">
            <text:p>1.6</text:p>
          </table:table-cell>
          <table:table-cell table:style-name="ce96" office:value-type="float" office:value="-0.2317">
            <text:p>-0.2317</text:p>
          </table:table-cell>
          <table:table-cell table:style-name="ce96" office:value-type="float" office:value="-0.0585">
            <text:p>-0.0585</text:p>
          </table:table-cell>
          <table:table-cell table:style-name="ce96" office:value-type="float" office:value="0.1045">
            <text:p>0.1045</text:p>
          </table:table-cell>
          <table:table-cell table:style-name="ce96" office:value-type="float" office:value="0.2572">
            <text:p>0.2572</text:p>
          </table:table-cell>
          <table:table-cell table:style-name="ce96" office:value-type="float" office:value="0.3997">
            <text:p>0.3997</text:p>
          </table:table-cell>
          <table:table-cell table:style-name="ce96" office:value-type="float" office:value="0.532">
            <text:p>0.532</text:p>
          </table:table-cell>
          <table:table-cell table:number-columns-repeated="6"/>
          <table:table-cell table:style-name="ce100"/>
        </table:table-row>
        <table:table-row table:style-name="ro4">
          <table:table-cell table:style-name="ce88" office:value-type="float" office:value="1.7">
            <text:p>1.7</text:p>
          </table:table-cell>
          <table:table-cell/>
          <table:table-cell table:style-name="ce88" office:value-type="float" office:value="-0.068">
            <text:p>-0.068</text:p>
          </table:table-cell>
          <table:table-cell table:style-name="ce88" office:value-type="float" office:value="-0.14">
            <text:p>-0.14</text:p>
          </table:table-cell>
          <table:table-cell table:number-columns-repeated="19"/>
          <table:table-cell table:style-name="ce89" table:formula="of:=[.A21]" office:value-type="float" office:value="1.7">
            <text:p>1.7</text:p>
          </table:table-cell>
          <table:table-cell table:style-name="ce90" table:formula="of:=[.C21]" office:value-type="float" office:value="-0.068">
            <text:p>-0.0680</text:p>
          </table:table-cell>
          <table:table-cell table:style-name="ce90" table:formula="of:=[.C41]" office:value-type="float" office:value="0.001683">
            <text:p>0.0017</text:p>
          </table:table-cell>
          <table:table-cell table:style-name="ce90" table:formula="of:=[.C61]" office:value-type="float" office:value="0.068854">
            <text:p>0.0689</text:p>
          </table:table-cell>
          <table:table-cell table:style-name="ce90" table:formula="of:=[.C81]" office:value-type="float" office:value="0.1222">
            <text:p>0.1222</text:p>
          </table:table-cell>
          <table:table-cell table:style-name="ce90" table:formula="of:=[.C101]" office:value-type="float" office:value="0.125326">
            <text:p>0.1253</text:p>
          </table:table-cell>
          <table:table-cell table:style-name="ce90" table:formula="of:=[.C121]" office:value-type="float" office:value="0.126491">
            <text:p>0.1265</text:p>
          </table:table-cell>
          <table:table-cell table:style-name="ce93"/>
          <table:table-cell table:style-name="ce96" office:value-type="float" office:value="1.7">
            <text:p>1.7</text:p>
          </table:table-cell>
          <table:table-cell table:style-name="ce96" office:value-type="float" office:value="-0.2581">
            <text:p>-0.2581</text:p>
          </table:table-cell>
          <table:table-cell table:style-name="ce96" office:value-type="float" office:value="-0.0788">
            <text:p>-0.0788</text:p>
          </table:table-cell>
          <table:table-cell table:style-name="ce96" office:value-type="float" office:value="0.0893">
            <text:p>0.0893</text:p>
          </table:table-cell>
          <table:table-cell table:style-name="ce96" office:value-type="float" office:value="0.2462">
            <text:p>0.2462</text:p>
          </table:table-cell>
          <table:table-cell table:style-name="ce96" office:value-type="float" office:value="0.3919">
            <text:p>0.3919</text:p>
          </table:table-cell>
          <table:table-cell table:style-name="ce96" office:value-type="float" office:value="0.5265">
            <text:p>0.5265</text:p>
          </table:table-cell>
          <table:table-cell table:number-columns-repeated="6"/>
          <table:table-cell table:style-name="ce100"/>
        </table:table-row>
        <table:table-row table:style-name="ro9">
          <table:table-cell office:value-type="string">
            <text:p>v/(nD)</text:p>
          </table:table-cell>
          <table:table-cell office:value-type="string">
            <text:p>v/(ΩR)</text:p>
          </table:table-cell>
          <table:table-cell office:value-type="string">
            <text:p>Ct@34degs</text:p>
          </table:table-cell>
          <table:table-cell office:value-type="string">
            <text:p>Cp@34degs</text:p>
          </table:table-cell>
          <table:table-cell office:value-type="string">
            <text:p>Cs</text:p>
          </table:table-cell>
          <table:table-cell office:value-type="string">
            <text:p>Tc</text:p>
          </table:table-cell>
          <table:table-cell office:value-type="string">
            <text:p>Pc</text:p>
          </table:table-cell>
          <table:table-cell office:value-type="string">
            <text:p>η</text:p>
          </table:table-cell>
          <table:table-cell office:value-type="string">
            <text:p>η*</text:p>
          </table:table-cell>
          <table:table-cell office:value-type="string">
            <text:p>stalled</text:p>
          </table:table-cell>
          <table:table-cell office:value-type="string">
            <text:p>v</text:p>
          </table:table-cell>
          <table:table-cell office:value-type="string">
            <text:p>rpm</text:p>
          </table:table-cell>
          <table:table-cell office:value-type="string">
            <text:p>Power</text:p>
          </table:table-cell>
          <table:table-cell office:value-type="string">
            <text:p>Thrust</text:p>
          </table:table-cell>
          <table:table-cell office:value-type="string">
            <text:p>Torque</text:p>
          </table:table-cell>
          <table:table-cell table:number-columns-repeated="15"/>
          <table:table-cell table:style-name="ce94"/>
          <table:table-cell table:style-name="ce97" table:number-columns-repeated="3"/>
          <table:table-cell table:style-name="ce98" table:number-columns-repeated="9"/>
          <table:table-cell table:style-name="ce97"/>
          <table:table-cell table:style-name="ce101"/>
        </table:table-row>
        <table:table-row table:style-name="ro9">
          <table:table-cell table:number-columns-repeated="7" office:value-type="string">
            <text:p>[-]</text:p>
          </table:table-cell>
          <table:table-cell table:number-columns-repeated="3" office:value-type="string">
            <text:p>[%]</text:p>
          </table:table-cell>
          <table:table-cell office:value-type="string">
            <text:p>[m/s]</text:p>
          </table:table-cell>
          <table:table-cell office:value-type="string">
            <text:p>[1/min]</text:p>
          </table:table-cell>
          <table:table-cell office:value-type="string">
            <text:p>[MW]</text:p>
          </table:table-cell>
          <table:table-cell office:value-type="string">
            <text:p>[kN]</text:p>
          </table:table-cell>
          <table:table-cell office:value-type="string">
            <text:p>[kNm]</text:p>
          </table:table-cell>
          <table:table-cell>
            <draw:frame table:end-cell-address="'Curtiss 714-1C2-12'.W42" table:end-x="1.16cm" table:end-y="0.272cm" draw:z-index="1" draw:style-name="gr3" draw:text-style-name="P1" svg:width="16.012cm" svg:height="8.893cm" svg:x="0.954cm" svg:y="0.004cm">
              <draw:object draw:notify-on-update-of-ranges="'Curtiss 714-1C2-12'.A4:'Curtiss 714-1C2-12'.A21 'Curtiss 714-1C2-12'.D2:'Curtiss 714-1C2-12'.D2 'Curtiss 714-1C2-12'.D4:'Curtiss 714-1C2-12'.D21 'Curtiss 714-1C2-12'.D22:'Curtiss 714-1C2-12'.D22 'Curtiss 714-1C2-12'.D24:'Curtiss 714-1C2-12'.D41 'Curtiss 714-1C2-12'.D42:'Curtiss 714-1C2-12'.D42 'Curtiss 714-1C2-12'.D44:'Curtiss 714-1C2-12'.D61 'Curtiss 714-1C2-12'.D62:'Curtiss 714-1C2-12'.D62 'Curtiss 714-1C2-12'.D64:'Curtiss 714-1C2-12'.D81 'Curtiss 714-1C2-12'.D82:'Curtiss 714-1C2-12'.D82 'Curtiss 714-1C2-12'.D84:'Curtiss 714-1C2-12'.D101 'Curtiss 714-1C2-12'.D102:'Curtiss 714-1C2-12'.D102 'Curtiss 714-1C2-12'.D104:'Curtiss 714-1C2-12'.D12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ce16" office:value-type="string" table:number-columns-spanned="7" table:number-rows-spanned="1">
            <text:p>Coefficients of Power</text:p>
          </table:table-cell>
          <table:covered-table-cell table:number-columns-repeated="6"/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table:number-columns-repeated="2" office:value-type="float" office:value="0">
            <text:p>0</text:p>
          </table:table-cell>
          <table:table-cell office:value-type="float" office:value="0.113566">
            <text:p>0.113566</text:p>
          </table:table-cell>
          <table:table-cell office:value-type="float" office:value="0.142358">
            <text:p>0.142358</text:p>
          </table:table-cell>
          <table:table-cell office:value-type="float" office:value="0.000046">
            <text:p>0.000046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98.00!</text:p>
          </table:table-cell>
          <table:table-cell office:value-type="float" office:value="0">
            <text:p>0</text:p>
          </table:table-cell>
          <table:table-cell office:value-type="float" office:value="1388">
            <text:p>1388</text:p>
          </table:table-cell>
          <table:table-cell office:value-type="float" office:value="1.49">
            <text:p>1.49</text:p>
          </table:table-cell>
          <table:table-cell office:value-type="float" office:value="13.903">
            <text:p>13.903</text:p>
          </table:table-cell>
          <table:table-cell office:value-type="float" office:value="10.262">
            <text:p>10.262</text:p>
          </table:table-cell>
          <table:table-cell table:number-columns-repeated="8"/>
          <table:table-cell table:style-name="ce90"/>
          <table:table-cell table:style-name="ce91" office:value-type="float" office:value="28">
            <text:p>28</text:p>
          </table:table-cell>
          <table:table-cell table:style-name="ce91" office:value-type="float" office:value="34">
            <text:p>34</text:p>
          </table:table-cell>
          <table:table-cell table:style-name="ce91" office:value-type="float" office:value="40">
            <text:p>40</text:p>
          </table:table-cell>
          <table:table-cell table:style-name="ce91" office:value-type="float" office:value="46">
            <text:p>46</text:p>
          </table:table-cell>
          <table:table-cell table:style-name="ce91" office:value-type="float" office:value="52">
            <text:p>52</text:p>
          </table:table-cell>
          <table:table-cell table:style-name="ce91" office:value-type="float" office:value="58">
            <text:p>58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0.1">
            <text:p>0.1</text:p>
          </table:table-cell>
          <table:table-cell office:value-type="float" office:value="0.032">
            <text:p>0.032</text:p>
          </table:table-cell>
          <table:table-cell office:value-type="float" office:value="0.116134">
            <text:p>0.116134</text:p>
          </table:table-cell>
          <table:table-cell office:value-type="float" office:value="0.152437">
            <text:p>0.152437</text:p>
          </table:table-cell>
          <table:table-cell office:value-type="float" office:value="0.145674">
            <text:p>0.145674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7.62">
            <text:p>7.62</text:p>
          </table:table-cell>
          <table:table-cell office:value-type="float" office:value="30.17">
            <text:p>30.17</text:p>
          </table:table-cell>
          <table:table-cell office:value-type="string">
            <text:p>98.00!</text:p>
          </table:table-cell>
          <table:table-cell office:value-type="float" office:value="8.36">
            <text:p>8.36</text:p>
          </table:table-cell>
          <table:table-cell office:value-type="float" office:value="1356">
            <text:p>1356</text:p>
          </table:table-cell>
          <table:table-cell office:value-type="float" office:value="1.49">
            <text:p>1.49</text:p>
          </table:table-cell>
          <table:table-cell office:value-type="float" office:value="13.583">
            <text:p>13.583</text:p>
          </table:table-cell>
          <table:table-cell office:value-type="float" office:value="10.499">
            <text:p>10.499</text:p>
          </table:table-cell>
          <table:table-cell table:number-columns-repeated="8"/>
          <table:table-cell table:style-name="ce89" table:formula="of:=[.X4]" office:value-type="float" office:value="0">
            <text:p>0.0</text:p>
          </table:table-cell>
          <table:table-cell table:style-name="ce90" table:formula="of:=[.D4]" office:value-type="float" office:value="0.103991">
            <text:p>0.1040</text:p>
          </table:table-cell>
          <table:table-cell table:style-name="ce90" table:formula="of:=[.D24]" office:value-type="float" office:value="0.142358">
            <text:p>0.1424</text:p>
          </table:table-cell>
          <table:table-cell table:style-name="ce90" table:formula="of:=[.D44]" office:value-type="float" office:value="0.187195">
            <text:p>0.1872</text:p>
          </table:table-cell>
          <table:table-cell table:style-name="ce90" table:formula="of:=[.D64]" office:value-type="float" office:value="0.241609">
            <text:p>0.2416</text:p>
          </table:table-cell>
          <table:table-cell table:style-name="ce90" table:formula="of:=[.D84]" office:value-type="float" office:value="0.305585">
            <text:p>0.3056</text:p>
          </table:table-cell>
          <table:table-cell table:style-name="ce90" table:formula="of:=[.D104]" office:value-type="float" office:value="0.378266">
            <text:p>0.3783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0.2">
            <text:p>0.2</text:p>
          </table:table-cell>
          <table:table-cell office:value-type="float" office:value="0.064">
            <text:p>0.064</text:p>
          </table:table-cell>
          <table:table-cell office:value-type="float" office:value="0.117008">
            <text:p>0.117008</text:p>
          </table:table-cell>
          <table:table-cell office:value-type="float" office:value="0.151367">
            <text:p>0.151367</text:p>
          </table:table-cell>
          <table:table-cell office:value-type="float" office:value="0.291759">
            <text:p>0.291759</text:p>
          </table:table-cell>
          <table:table-cell office:value-type="float" office:value="7.448932">
            <text:p>7.448932</text:p>
          </table:table-cell>
          <table:table-cell office:value-type="float" office:value="9.999999">
            <text:p>9.999999</text:p>
          </table:table-cell>
          <table:table-cell office:value-type="float" office:value="15.46">
            <text:p>15.46</text:p>
          </table:table-cell>
          <table:table-cell office:value-type="float" office:value="50.42">
            <text:p>50.42</text:p>
          </table:table-cell>
          <table:table-cell office:value-type="string">
            <text:p>98.00!</text:p>
          </table:table-cell>
          <table:table-cell office:value-type="float" office:value="16.77">
            <text:p>16.77</text:p>
          </table:table-cell>
          <table:table-cell office:value-type="float" office:value="1360">
            <text:p>1360</text:p>
          </table:table-cell>
          <table:table-cell office:value-type="float" office:value="1.49">
            <text:p>1.49</text:p>
          </table:table-cell>
          <table:table-cell office:value-type="float" office:value="13.75">
            <text:p>13.75</text:p>
          </table:table-cell>
          <table:table-cell office:value-type="float" office:value="10.475">
            <text:p>10.475</text:p>
          </table:table-cell>
          <table:table-cell table:number-columns-repeated="8"/>
          <table:table-cell table:style-name="ce89" table:formula="of:=[.X5]" office:value-type="float" office:value="0.1">
            <text:p>0.1</text:p>
          </table:table-cell>
          <table:table-cell table:style-name="ce90" table:formula="of:=[.D5]" office:value-type="float" office:value="0.108848">
            <text:p>0.1088</text:p>
          </table:table-cell>
          <table:table-cell table:style-name="ce90" table:formula="of:=[.D25]" office:value-type="float" office:value="0.152437">
            <text:p>0.1524</text:p>
          </table:table-cell>
          <table:table-cell table:style-name="ce90" table:formula="of:=[.D45]" office:value-type="float" office:value="0.20063">
            <text:p>0.2006</text:p>
          </table:table-cell>
          <table:table-cell table:style-name="ce90" table:formula="of:=[.D65]" office:value-type="float" office:value="0.229099">
            <text:p>0.2291</text:p>
          </table:table-cell>
          <table:table-cell table:style-name="ce90" table:formula="of:=[.D85]" office:value-type="float" office:value="0.222415">
            <text:p>0.2224</text:p>
          </table:table-cell>
          <table:table-cell table:style-name="ce90" table:formula="of:=[.D105]" office:value-type="float" office:value="0.221627">
            <text:p>0.2216</text:p>
          </table:table-cell>
          <table:table-cell table:number-columns-repeated="4"/>
          <table:table-cell table:style-name="ce96" table:number-columns-repeated="9"/>
          <table:table-cell table:number-columns-repeated="2"/>
        </table:table-row>
        <table:table-row table:style-name="ro4">
          <table:table-cell office:value-type="float" office:value="0.3">
            <text:p>0.3</text:p>
          </table:table-cell>
          <table:table-cell office:value-type="float" office:value="0.095">
            <text:p>0.095</text:p>
          </table:table-cell>
          <table:table-cell office:value-type="float" office:value="0.117038">
            <text:p>0.117038</text:p>
          </table:table-cell>
          <table:table-cell office:value-type="float" office:value="0.149127">
            <text:p>0.149127</text:p>
          </table:table-cell>
          <table:table-cell office:value-type="float" office:value="0.438945">
            <text:p>0.438945</text:p>
          </table:table-cell>
          <table:table-cell office:value-type="float" office:value="3.311501">
            <text:p>3.311501</text:p>
          </table:table-cell>
          <table:table-cell office:value-type="float" office:value="9.999999">
            <text:p>9.999999</text:p>
          </table:table-cell>
          <table:table-cell office:value-type="float" office:value="23.54">
            <text:p>23.54</text:p>
          </table:table-cell>
          <table:table-cell office:value-type="float" office:value="64.03">
            <text:p>64.03</text:p>
          </table:table-cell>
          <table:table-cell office:value-type="float" office:value="98">
            <text:p>98</text:p>
          </table:table-cell>
          <table:table-cell office:value-type="float" office:value="25.28">
            <text:p>25.28</text:p>
          </table:table-cell>
          <table:table-cell office:value-type="float" office:value="1366">
            <text:p>1366</text:p>
          </table:table-cell>
          <table:table-cell office:value-type="float" office:value="1.49">
            <text:p>1.49</text:p>
          </table:table-cell>
          <table:table-cell office:value-type="float" office:value="13.891">
            <text:p>13.891</text:p>
          </table:table-cell>
          <table:table-cell office:value-type="float" office:value="10.423">
            <text:p>10.423</text:p>
          </table:table-cell>
          <table:table-cell table:number-columns-repeated="8"/>
          <table:table-cell table:style-name="ce89" table:formula="of:=[.X6]" office:value-type="float" office:value="0.2">
            <text:p>0.2</text:p>
          </table:table-cell>
          <table:table-cell table:style-name="ce90" table:formula="of:=[.D6]" office:value-type="float" office:value="0.108062">
            <text:p>0.1081</text:p>
          </table:table-cell>
          <table:table-cell table:style-name="ce90" table:formula="of:=[.D26]" office:value-type="float" office:value="0.151367">
            <text:p>0.1514</text:p>
          </table:table-cell>
          <table:table-cell table:style-name="ce90" table:formula="of:=[.D46]" office:value-type="float" office:value="0.202562">
            <text:p>0.2026</text:p>
          </table:table-cell>
          <table:table-cell table:style-name="ce90" table:formula="of:=[.D66]" office:value-type="float" office:value="0.242311">
            <text:p>0.2423</text:p>
          </table:table-cell>
          <table:table-cell table:style-name="ce90" table:formula="of:=[.D86]" office:value-type="float" office:value="0.238891">
            <text:p>0.2389</text:p>
          </table:table-cell>
          <table:table-cell table:style-name="ce90" table:formula="of:=[.D106]" office:value-type="float" office:value="0.235498">
            <text:p>0.2355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0.4">
            <text:p>0.4</text:p>
          </table:table-cell>
          <table:table-cell office:value-type="float" office:value="0.127">
            <text:p>0.127</text:p>
          </table:table-cell>
          <table:table-cell office:value-type="float" office:value="0.116151">
            <text:p>0.116151</text:p>
          </table:table-cell>
          <table:table-cell office:value-type="float" office:value="0.146011">
            <text:p>0.146011</text:p>
          </table:table-cell>
          <table:table-cell office:value-type="float" office:value="0.587737">
            <text:p>0.587737</text:p>
          </table:table-cell>
          <table:table-cell office:value-type="float" office:value="1.848596">
            <text:p>1.848596</text:p>
          </table:table-cell>
          <table:table-cell office:value-type="float" office:value="5.809593">
            <text:p>5.809593</text:p>
          </table:table-cell>
          <table:table-cell office:value-type="float" office:value="31.82">
            <text:p>31.82</text:p>
          </table:table-cell>
          <table:table-cell office:value-type="float" office:value="73.3">
            <text:p>73.3</text:p>
          </table:table-cell>
          <table:table-cell office:value-type="float" office:value="89">
            <text:p>89</text:p>
          </table:table-cell>
          <table:table-cell office:value-type="float" office:value="33.94">
            <text:p>33.94</text:p>
          </table:table-cell>
          <table:table-cell office:value-type="float" office:value="1376">
            <text:p>1376</text:p>
          </table:table-cell>
          <table:table-cell office:value-type="float" office:value="1.49">
            <text:p>1.49</text:p>
          </table:table-cell>
          <table:table-cell office:value-type="float" office:value="13.981">
            <text:p>13.981</text:p>
          </table:table-cell>
          <table:table-cell office:value-type="float" office:value="10.35">
            <text:p>10.35</text:p>
          </table:table-cell>
          <table:table-cell table:number-columns-repeated="8"/>
          <table:table-cell table:style-name="ce89" table:formula="of:=[.X7]" office:value-type="float" office:value="0.3">
            <text:p>0.3</text:p>
          </table:table-cell>
          <table:table-cell table:style-name="ce90" table:formula="of:=[.D7]" office:value-type="float" office:value="0.106135">
            <text:p>0.1061</text:p>
          </table:table-cell>
          <table:table-cell table:style-name="ce90" table:formula="of:=[.D27]" office:value-type="float" office:value="0.149127">
            <text:p>0.1491</text:p>
          </table:table-cell>
          <table:table-cell table:style-name="ce90" table:formula="of:=[.D47]" office:value-type="float" office:value="0.202203">
            <text:p>0.2022</text:p>
          </table:table-cell>
          <table:table-cell table:style-name="ce90" table:formula="of:=[.D67]" office:value-type="float" office:value="0.25139">
            <text:p>0.2514</text:p>
          </table:table-cell>
          <table:table-cell table:style-name="ce90" table:formula="of:=[.D87]" office:value-type="float" office:value="0.25591">
            <text:p>0.2559</text:p>
          </table:table-cell>
          <table:table-cell table:style-name="ce90" table:formula="of:=[.D107]" office:value-type="float" office:value="0.249423">
            <text:p>0.2494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0.159">
            <text:p>0.159</text:p>
          </table:table-cell>
          <table:table-cell office:value-type="float" office:value="0.114648">
            <text:p>0.114648</text:p>
          </table:table-cell>
          <table:table-cell office:value-type="float" office:value="0.142896">
            <text:p>0.142896</text:p>
          </table:table-cell>
          <table:table-cell office:value-type="float" office:value="0.737847">
            <text:p>0.737847</text:p>
          </table:table-cell>
          <table:table-cell office:value-type="float" office:value="1.167797">
            <text:p>1.167797</text:p>
          </table:table-cell>
          <table:table-cell office:value-type="float" office:value="2.91105">
            <text:p>2.91105</text:p>
          </table:table-cell>
          <table:table-cell office:value-type="float" office:value="40.12">
            <text:p>40.12</text:p>
          </table:table-cell>
          <table:table-cell office:value-type="float" office:value="79.7">
            <text:p>79.7</text:p>
          </table:table-cell>
          <table:table-cell office:value-type="float" office:value="89">
            <text:p>89</text:p>
          </table:table-cell>
          <table:table-cell office:value-type="float" office:value="42.74">
            <text:p>42.74</text:p>
          </table:table-cell>
          <table:table-cell office:value-type="float" office:value="1386">
            <text:p>1386</text:p>
          </table:table-cell>
          <table:table-cell office:value-type="float" office:value="1.49">
            <text:p>1.49</text:p>
          </table:table-cell>
          <table:table-cell office:value-type="float" office:value="14">
            <text:p>14</text:p>
          </table:table-cell>
          <table:table-cell office:value-type="float" office:value="10.275">
            <text:p>10.275</text:p>
          </table:table-cell>
          <table:table-cell table:number-columns-repeated="8"/>
          <table:table-cell table:style-name="ce89" table:formula="of:=[.X8]" office:value-type="float" office:value="0.4">
            <text:p>0.4</text:p>
          </table:table-cell>
          <table:table-cell table:style-name="ce90" table:formula="of:=[.D8]" office:value-type="float" office:value="0.103813">
            <text:p>0.1038</text:p>
          </table:table-cell>
          <table:table-cell table:style-name="ce90" table:formula="of:=[.D28]" office:value-type="float" office:value="0.146011">
            <text:p>0.1460</text:p>
          </table:table-cell>
          <table:table-cell table:style-name="ce90" table:formula="of:=[.D48]" office:value-type="float" office:value="0.200023">
            <text:p>0.2000</text:p>
          </table:table-cell>
          <table:table-cell table:style-name="ce90" table:formula="of:=[.D68]" office:value-type="float" office:value="0.256595">
            <text:p>0.2566</text:p>
          </table:table-cell>
          <table:table-cell table:style-name="ce90" table:formula="of:=[.D88]" office:value-type="float" office:value="0.274672">
            <text:p>0.2747</text:p>
          </table:table-cell>
          <table:table-cell table:style-name="ce90" table:formula="of:=[.D108]" office:value-type="float" office:value="0.265112">
            <text:p>0.2651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0.6">
            <text:p>0.6</text:p>
          </table:table-cell>
          <table:table-cell office:value-type="float" office:value="0.191">
            <text:p>0.191</text:p>
          </table:table-cell>
          <table:table-cell office:value-type="float" office:value="0.112861">
            <text:p>0.112861</text:p>
          </table:table-cell>
          <table:table-cell office:value-type="float" office:value="0.140961">
            <text:p>0.140961</text:p>
          </table:table-cell>
          <table:table-cell office:value-type="float" office:value="0.887833">
            <text:p>0.887833</text:p>
          </table:table-cell>
          <table:table-cell office:value-type="float" office:value="0.798325">
            <text:p>0.798325</text:p>
          </table:table-cell>
          <table:table-cell office:value-type="float" office:value="1.661828">
            <text:p>1.661828</text:p>
          </table:table-cell>
          <table:table-cell office:value-type="float" office:value="48.04">
            <text:p>48.04</text:p>
          </table:table-cell>
          <table:table-cell office:value-type="float" office:value="84.19">
            <text:p>84.19</text:p>
          </table:table-cell>
          <table:table-cell office:value-type="float" office:value="89">
            <text:p>89</text:p>
          </table:table-cell>
          <table:table-cell office:value-type="float" office:value="51.52">
            <text:p>51.52</text:p>
          </table:table-cell>
          <table:table-cell office:value-type="float" office:value="1392">
            <text:p>1392</text:p>
          </table:table-cell>
          <table:table-cell office:value-type="float" office:value="1.49">
            <text:p>1.49</text:p>
          </table:table-cell>
          <table:table-cell office:value-type="float" office:value="13.907">
            <text:p>13.907</text:p>
          </table:table-cell>
          <table:table-cell office:value-type="float" office:value="10.229">
            <text:p>10.229</text:p>
          </table:table-cell>
          <table:table-cell table:number-columns-repeated="8"/>
          <table:table-cell table:style-name="ce89" table:formula="of:=[.X9]" office:value-type="float" office:value="0.5">
            <text:p>0.5</text:p>
          </table:table-cell>
          <table:table-cell table:style-name="ce90" table:formula="of:=[.D9]" office:value-type="float" office:value="0.100697">
            <text:p>0.1007</text:p>
          </table:table-cell>
          <table:table-cell table:style-name="ce90" table:formula="of:=[.D29]" office:value-type="float" office:value="0.142896">
            <text:p>0.1429</text:p>
          </table:table-cell>
          <table:table-cell table:style-name="ce90" table:formula="of:=[.D49]" office:value-type="float" office:value="0.195882">
            <text:p>0.1959</text:p>
          </table:table-cell>
          <table:table-cell table:style-name="ce90" table:formula="of:=[.D69]" office:value-type="float" office:value="0.258014">
            <text:p>0.2580</text:p>
          </table:table-cell>
          <table:table-cell table:style-name="ce90" table:formula="of:=[.D89]" office:value-type="float" office:value="0.295251">
            <text:p>0.2953</text:p>
          </table:table-cell>
          <table:table-cell table:style-name="ce90" table:formula="of:=[.D109]" office:value-type="float" office:value="0.282996">
            <text:p>0.2830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0.7">
            <text:p>0.7</text:p>
          </table:table-cell>
          <table:table-cell office:value-type="float" office:value="0.223">
            <text:p>0.223</text:p>
          </table:table-cell>
          <table:table-cell office:value-type="float" office:value="0.111785">
            <text:p>0.111785</text:p>
          </table:table-cell>
          <table:table-cell office:value-type="float" office:value="0.13904">
            <text:p>0.13904</text:p>
          </table:table-cell>
          <table:table-cell office:value-type="float" office:value="1.038652">
            <text:p>1.038652</text:p>
          </table:table-cell>
          <table:table-cell office:value-type="float" office:value="0.580936">
            <text:p>0.580936</text:p>
          </table:table-cell>
          <table:table-cell office:value-type="float" office:value="1.032254">
            <text:p>1.032254</text:p>
          </table:table-cell>
          <table:table-cell office:value-type="float" office:value="56.28">
            <text:p>56.28</text:p>
          </table:table-cell>
          <table:table-cell office:value-type="float" office:value="87.32">
            <text:p>87.32</text:p>
          </table:table-cell>
          <table:table-cell office:value-type="float" office:value="63">
            <text:p>63</text:p>
          </table:table-cell>
          <table:table-cell office:value-type="float" office:value="60.38">
            <text:p>60.38</text:p>
          </table:table-cell>
          <table:table-cell office:value-type="float" office:value="1399">
            <text:p>1399</text:p>
          </table:table-cell>
          <table:table-cell office:value-type="float" office:value="1.49">
            <text:p>1.49</text:p>
          </table:table-cell>
          <table:table-cell office:value-type="float" office:value="13.901">
            <text:p>13.901</text:p>
          </table:table-cell>
          <table:table-cell office:value-type="float" office:value="10.182">
            <text:p>10.182</text:p>
          </table:table-cell>
          <table:table-cell table:number-columns-repeated="8"/>
          <table:table-cell table:style-name="ce89" table:formula="of:=[.X10]" office:value-type="float" office:value="0.6">
            <text:p>0.6</text:p>
          </table:table-cell>
          <table:table-cell table:style-name="ce90" table:formula="of:=[.D10]" office:value-type="float" office:value="0.100004">
            <text:p>0.1000</text:p>
          </table:table-cell>
          <table:table-cell table:style-name="ce90" table:formula="of:=[.D30]" office:value-type="float" office:value="0.140961">
            <text:p>0.1410</text:p>
          </table:table-cell>
          <table:table-cell table:style-name="ce90" table:formula="of:=[.D50]" office:value-type="float" office:value="0.190629">
            <text:p>0.1906</text:p>
          </table:table-cell>
          <table:table-cell table:style-name="ce90" table:formula="of:=[.D70]" office:value-type="float" office:value="0.255772">
            <text:p>0.2558</text:p>
          </table:table-cell>
          <table:table-cell table:style-name="ce90" table:formula="of:=[.D90]" office:value-type="float" office:value="0.311834">
            <text:p>0.3118</text:p>
          </table:table-cell>
          <table:table-cell table:style-name="ce90" table:formula="of:=[.D110]" office:value-type="float" office:value="0.303841">
            <text:p>0.3038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0.8">
            <text:p>0.8</text:p>
          </table:table-cell>
          <table:table-cell office:value-type="float" office:value="0.255">
            <text:p>0.255</text:p>
          </table:table-cell>
          <table:table-cell office:value-type="float" office:value="0.112391">
            <text:p>0.112391</text:p>
          </table:table-cell>
          <table:table-cell office:value-type="float" office:value="0.136175">
            <text:p>0.136175</text:p>
          </table:table-cell>
          <table:table-cell office:value-type="float" office:value="1.191985">
            <text:p>1.191985</text:p>
          </table:table-cell>
          <table:table-cell office:value-type="float" office:value="0.447188">
            <text:p>0.447188</text:p>
          </table:table-cell>
          <table:table-cell office:value-type="float" office:value="0.677278">
            <text:p>0.677278</text:p>
          </table:table-cell>
          <table:table-cell office:value-type="float" office:value="66.03">
            <text:p>66.03</text:p>
          </table:table-cell>
          <table:table-cell office:value-type="float" office:value="89.47">
            <text:p>89.47</text:p>
          </table:table-cell>
          <table:table-cell office:value-type="float" office:value="40">
            <text:p>40</text:p>
          </table:table-cell>
          <table:table-cell office:value-type="float" office:value="69.48">
            <text:p>69.48</text:p>
          </table:table-cell>
          <table:table-cell office:value-type="float" office:value="1408">
            <text:p>1408</text:p>
          </table:table-cell>
          <table:table-cell office:value-type="float" office:value="1.49">
            <text:p>1.49</text:p>
          </table:table-cell>
          <table:table-cell office:value-type="float" office:value="14.172">
            <text:p>14.172</text:p>
          </table:table-cell>
          <table:table-cell office:value-type="float" office:value="10.112">
            <text:p>10.112</text:p>
          </table:table-cell>
          <table:table-cell table:number-columns-repeated="8"/>
          <table:table-cell table:style-name="ce89" table:formula="of:=[.X11]" office:value-type="float" office:value="0.7">
            <text:p>0.7</text:p>
          </table:table-cell>
          <table:table-cell table:style-name="ce90" table:formula="of:=[.D11]" office:value-type="float" office:value="0.099587">
            <text:p>0.0996</text:p>
          </table:table-cell>
          <table:table-cell table:style-name="ce90" table:formula="of:=[.D31]" office:value-type="float" office:value="0.13904">
            <text:p>0.1390</text:p>
          </table:table-cell>
          <table:table-cell table:style-name="ce90" table:formula="of:=[.D51]" office:value-type="float" office:value="0.186412">
            <text:p>0.1864</text:p>
          </table:table-cell>
          <table:table-cell table:style-name="ce90" table:formula="of:=[.D71]" office:value-type="float" office:value="0.250074">
            <text:p>0.2501</text:p>
          </table:table-cell>
          <table:table-cell table:style-name="ce90" table:formula="of:=[.D91]" office:value-type="float" office:value="0.319963">
            <text:p>0.3200</text:p>
          </table:table-cell>
          <table:table-cell table:style-name="ce90" table:formula="of:=[.D111]" office:value-type="float" office:value="0.328422">
            <text:p>0.3284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0.9">
            <text:p>0.9</text:p>
          </table:table-cell>
          <table:table-cell office:value-type="float" office:value="0.286">
            <text:p>0.286</text:p>
          </table:table-cell>
          <table:table-cell office:value-type="float" office:value="0.112759">
            <text:p>0.112759</text:p>
          </table:table-cell>
          <table:table-cell office:value-type="float" office:value="0.135702">
            <text:p>0.135702</text:p>
          </table:table-cell>
          <table:table-cell office:value-type="float" office:value="1.341915">
            <text:p>1.341915</text:p>
          </table:table-cell>
          <table:table-cell office:value-type="float" office:value="0.354492">
            <text:p>0.354492</text:p>
          </table:table-cell>
          <table:table-cell office:value-type="float" office:value="0.474024">
            <text:p>0.474024</text:p>
          </table:table-cell>
          <table:table-cell office:value-type="float" office:value="74.78">
            <text:p>74.78</text:p>
          </table:table-cell>
          <table:table-cell office:value-type="float" office:value="91.08">
            <text:p>91.08</text:p>
          </table:table-cell>
          <table:table-cell office:value-type="float" office:value="11">
            <text:p>11</text:p>
          </table:table-cell>
          <table:table-cell office:value-type="float" office:value="78.26">
            <text:p>78.26</text:p>
          </table:table-cell>
          <table:table-cell office:value-type="float" office:value="1410">
            <text:p>1410</text:p>
          </table:table-cell>
          <table:table-cell office:value-type="float" office:value="1.49">
            <text:p>1.49</text:p>
          </table:table-cell>
          <table:table-cell office:value-type="float" office:value="14.252">
            <text:p>14.252</text:p>
          </table:table-cell>
          <table:table-cell office:value-type="float" office:value="10.1">
            <text:p>10.1</text:p>
          </table:table-cell>
          <table:table-cell table:number-columns-repeated="8"/>
          <table:table-cell table:style-name="ce89" table:formula="of:=[.X12]" office:value-type="float" office:value="0.8">
            <text:p>0.8</text:p>
          </table:table-cell>
          <table:table-cell table:style-name="ce90" table:formula="of:=[.D12]" office:value-type="float" office:value="0.098255">
            <text:p>0.0983</text:p>
          </table:table-cell>
          <table:table-cell table:style-name="ce90" table:formula="of:=[.D32]" office:value-type="float" office:value="0.136175">
            <text:p>0.1362</text:p>
          </table:table-cell>
          <table:table-cell table:style-name="ce90" table:formula="of:=[.D52]" office:value-type="float" office:value="0.183506">
            <text:p>0.1835</text:p>
          </table:table-cell>
          <table:table-cell table:style-name="ce90" table:formula="of:=[.D72]" office:value-type="float" office:value="0.244226">
            <text:p>0.2442</text:p>
          </table:table-cell>
          <table:table-cell table:style-name="ce90" table:formula="of:=[.D92]" office:value-type="float" office:value="0.320341">
            <text:p>0.3203</text:p>
          </table:table-cell>
          <table:table-cell table:style-name="ce90" table:formula="of:=[.D112]" office:value-type="float" office:value="0.355499">
            <text:p>0.3555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18">
            <text:p>0.318</text:p>
          </table:table-cell>
          <table:table-cell office:value-type="float" office:value="0.109351">
            <text:p>0.109351</text:p>
          </table:table-cell>
          <table:table-cell office:value-type="float" office:value="0.136197">
            <text:p>0.136197</text:p>
          </table:table-cell>
          <table:table-cell office:value-type="float" office:value="1.489933">
            <text:p>1.489933</text:p>
          </table:table-cell>
          <table:table-cell office:value-type="float" office:value="0.27846">
            <text:p>0.27846</text:p>
          </table:table-cell>
          <table:table-cell office:value-type="float" office:value="0.346822">
            <text:p>0.346822</text:p>
          </table:table-cell>
          <table:table-cell office:value-type="float" office:value="80.29">
            <text:p>80.29</text:p>
          </table:table-cell>
          <table:table-cell office:value-type="float" office:value="92.54">
            <text:p>92.54</text:p>
          </table:table-cell>
          <table:table-cell office:value-type="float" office:value="0">
            <text:p>0</text:p>
          </table:table-cell>
          <table:table-cell office:value-type="float" office:value="86.85">
            <text:p>86.85</text:p>
          </table:table-cell>
          <table:table-cell office:value-type="float" office:value="1408">
            <text:p>1408</text:p>
          </table:table-cell>
          <table:table-cell office:value-type="float" office:value="1.49">
            <text:p>1.49</text:p>
          </table:table-cell>
          <table:table-cell office:value-type="float" office:value="13.787">
            <text:p>13.787</text:p>
          </table:table-cell>
          <table:table-cell office:value-type="float" office:value="10.112">
            <text:p>10.112</text:p>
          </table:table-cell>
          <table:table-cell table:number-columns-repeated="8"/>
          <table:table-cell table:style-name="ce89" table:formula="of:=[.X13]" office:value-type="float" office:value="0.9">
            <text:p>0.9</text:p>
          </table:table-cell>
          <table:table-cell table:style-name="ce90" table:formula="of:=[.D13]" office:value-type="float" office:value="0.091845">
            <text:p>0.0918</text:p>
          </table:table-cell>
          <table:table-cell table:style-name="ce90" table:formula="of:=[.D33]" office:value-type="float" office:value="0.135702">
            <text:p>0.1357</text:p>
          </table:table-cell>
          <table:table-cell table:style-name="ce90" table:formula="of:=[.D53]" office:value-type="float" office:value="0.182289">
            <text:p>0.1823</text:p>
          </table:table-cell>
          <table:table-cell table:style-name="ce90" table:formula="of:=[.D73]" office:value-type="float" office:value="0.239584">
            <text:p>0.2396</text:p>
          </table:table-cell>
          <table:table-cell table:style-name="ce90" table:formula="of:=[.D93]" office:value-type="float" office:value="0.314549">
            <text:p>0.3145</text:p>
          </table:table-cell>
          <table:table-cell table:style-name="ce90" table:formula="of:=[.D113]" office:value-type="float" office:value="0.382001">
            <text:p>0.3820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1.1">
            <text:p>1.1</text:p>
          </table:table-cell>
          <table:table-cell office:value-type="float" office:value="0.35">
            <text:p>0.35</text:p>
          </table:table-cell>
          <table:table-cell office:value-type="float" office:value="0.101714">
            <text:p>0.101714</text:p>
          </table:table-cell>
          <table:table-cell office:value-type="float" office:value="0.133676">
            <text:p>0.133676</text:p>
          </table:table-cell>
          <table:table-cell office:value-type="float" office:value="1.64506">
            <text:p>1.64506</text:p>
          </table:table-cell>
          <table:table-cell office:value-type="float" office:value="0.21406">
            <text:p>0.21406</text:p>
          </table:table-cell>
          <table:table-cell office:value-type="float" office:value="0.255751">
            <text:p>0.255751</text:p>
          </table:table-cell>
          <table:table-cell office:value-type="float" office:value="83.7">
            <text:p>83.7</text:p>
          </table:table-cell>
          <table:table-cell office:value-type="float" office:value="93.91">
            <text:p>93.91</text:p>
          </table:table-cell>
          <table:table-cell office:value-type="float" office:value="0">
            <text:p>0</text:p>
          </table:table-cell>
          <table:table-cell office:value-type="float" office:value="96.13">
            <text:p>96.13</text:p>
          </table:table-cell>
          <table:table-cell office:value-type="float" office:value="1417">
            <text:p>1417</text:p>
          </table:table-cell>
          <table:table-cell office:value-type="float" office:value="1.49">
            <text:p>1.49</text:p>
          </table:table-cell>
          <table:table-cell office:value-type="float" office:value="12.985">
            <text:p>12.985</text:p>
          </table:table-cell>
          <table:table-cell office:value-type="float" office:value="10.049">
            <text:p>10.049</text:p>
          </table:table-cell>
          <table:table-cell table:number-columns-repeated="8"/>
          <table:table-cell table:style-name="ce89" table:formula="of:=[.X14]" office:value-type="float" office:value="1">
            <text:p>1.0</text:p>
          </table:table-cell>
          <table:table-cell table:style-name="ce90" table:formula="of:=[.D14]" office:value-type="float" office:value="0.079602">
            <text:p>0.0796</text:p>
          </table:table-cell>
          <table:table-cell table:style-name="ce90" table:formula="of:=[.D34]" office:value-type="float" office:value="0.136197">
            <text:p>0.1362</text:p>
          </table:table-cell>
          <table:table-cell table:style-name="ce90" table:formula="of:=[.D54]" office:value-type="float" office:value="0.182538">
            <text:p>0.1825</text:p>
          </table:table-cell>
          <table:table-cell table:style-name="ce90" table:formula="of:=[.D74]" office:value-type="float" office:value="0.23636">
            <text:p>0.2364</text:p>
          </table:table-cell>
          <table:table-cell table:style-name="ce90" table:formula="of:=[.D94]" office:value-type="float" office:value="0.309044">
            <text:p>0.3090</text:p>
          </table:table-cell>
          <table:table-cell table:style-name="ce90" table:formula="of:=[.D114]" office:value-type="float" office:value="0.39409">
            <text:p>0.3941</text:p>
          </table:table-cell>
          <table:table-cell table:number-columns-repeated="4"/>
          <table:table-cell table:style-name="ce96" table:number-columns-repeated="2"/>
          <table:table-cell table:number-columns-repeated="9"/>
        </table:table-row>
        <table:table-row table:style-name="ro4">
          <table:table-cell office:value-type="float" office:value="1.2">
            <text:p>1.2</text:p>
          </table:table-cell>
          <table:table-cell office:value-type="float" office:value="0.382">
            <text:p>0.382</text:p>
          </table:table-cell>
          <table:table-cell office:value-type="float" office:value="0.088523">
            <text:p>0.088523</text:p>
          </table:table-cell>
          <table:table-cell office:value-type="float" office:value="0.124108">
            <text:p>0.124108</text:p>
          </table:table-cell>
          <table:table-cell office:value-type="float" office:value="1.821467">
            <text:p>1.821467</text:p>
          </table:table-cell>
          <table:table-cell office:value-type="float" office:value="0.156543">
            <text:p>0.156543</text:p>
          </table:table-cell>
          <table:table-cell office:value-type="float" office:value="0.182893">
            <text:p>0.182893</text:p>
          </table:table-cell>
          <table:table-cell office:value-type="float" office:value="85.59">
            <text:p>85.59</text:p>
          </table:table-cell>
          <table:table-cell office:value-type="float" office:value="95.27">
            <text:p>95.27</text:p>
          </table:table-cell>
          <table:table-cell office:value-type="float" office:value="0">
            <text:p>0</text:p>
          </table:table-cell>
          <table:table-cell office:value-type="float" office:value="107.5">
            <text:p>107.5</text:p>
          </table:table-cell>
          <table:table-cell office:value-type="float" office:value="1453">
            <text:p>1453</text:p>
          </table:table-cell>
          <table:table-cell office:value-type="float" office:value="1.49">
            <text:p>1.49</text:p>
          </table:table-cell>
          <table:table-cell office:value-type="float" office:value="11.875">
            <text:p>11.875</text:p>
          </table:table-cell>
          <table:table-cell office:value-type="float" office:value="9.804">
            <text:p>9.804</text:p>
          </table:table-cell>
          <table:table-cell table:number-columns-repeated="8"/>
          <table:table-cell table:style-name="ce89" table:formula="of:=[.X15]" office:value-type="float" office:value="1.1">
            <text:p>1.1</text:p>
          </table:table-cell>
          <table:table-cell table:style-name="ce90" table:formula="of:=[.D15]" office:value-type="float" office:value="0.063994">
            <text:p>0.0640</text:p>
          </table:table-cell>
          <table:table-cell table:style-name="ce90" table:formula="of:=[.D35]" office:value-type="float" office:value="0.133676">
            <text:p>0.1337</text:p>
          </table:table-cell>
          <table:table-cell table:style-name="ce90" table:formula="of:=[.D55]" office:value-type="float" office:value="0.178962">
            <text:p>0.1790</text:p>
          </table:table-cell>
          <table:table-cell table:style-name="ce90" table:formula="of:=[.D75]" office:value-type="float" office:value="0.234726">
            <text:p>0.2347</text:p>
          </table:table-cell>
          <table:table-cell table:style-name="ce90" table:formula="of:=[.D95]" office:value-type="float" office:value="0.304828">
            <text:p>0.3048</text:p>
          </table:table-cell>
          <table:table-cell table:style-name="ce90" table:formula="of:=[.D115]" office:value-type="float" office:value="0.391641">
            <text:p>0.3916</text:p>
          </table:table-cell>
          <table:table-cell table:number-columns-repeated="4"/>
          <table:table-cell table:style-name="ce96" table:number-columns-repeated="9"/>
          <table:table-cell table:number-columns-repeated="2"/>
        </table:table-row>
        <table:table-row table:style-name="ro4">
          <table:table-cell office:value-type="float" office:value="1.3">
            <text:p>1.3</text:p>
          </table:table-cell>
          <table:table-cell office:value-type="float" office:value="0.414">
            <text:p>0.414</text:p>
          </table:table-cell>
          <table:table-cell office:value-type="float" office:value="0.071823">
            <text:p>0.071823</text:p>
          </table:table-cell>
          <table:table-cell office:value-type="float" office:value="0.108034">
            <text:p>0.108034</text:p>
          </table:table-cell>
          <table:table-cell office:value-type="float" office:value="2.028762">
            <text:p>2.028762</text:p>
          </table:table-cell>
          <table:table-cell office:value-type="float" office:value="0.108223">
            <text:p>0.108223</text:p>
          </table:table-cell>
          <table:table-cell office:value-type="float" office:value="0.125219">
            <text:p>0.125219</text:p>
          </table:table-cell>
          <table:table-cell office:value-type="float" office:value="86.43">
            <text:p>86.43</text:p>
          </table:table-cell>
          <table:table-cell office:value-type="float" office:value="96.53">
            <text:p>96.53</text:p>
          </table:table-cell>
          <table:table-cell office:value-type="float" office:value="0">
            <text:p>0</text:p>
          </table:table-cell>
          <table:table-cell office:value-type="float" office:value="121.97">
            <text:p>121.97</text:p>
          </table:table-cell>
          <table:table-cell office:value-type="float" office:value="1521">
            <text:p>1521</text:p>
          </table:table-cell>
          <table:table-cell office:value-type="float" office:value="1.49">
            <text:p>1.49</text:p>
          </table:table-cell>
          <table:table-cell office:value-type="float" office:value="10.568">
            <text:p>10.568</text:p>
          </table:table-cell>
          <table:table-cell office:value-type="float" office:value="9.361">
            <text:p>9.361</text:p>
          </table:table-cell>
          <table:table-cell table:number-columns-repeated="8"/>
          <table:table-cell table:style-name="ce89" table:formula="of:=[.X16]" office:value-type="float" office:value="1.2">
            <text:p>1.2</text:p>
          </table:table-cell>
          <table:table-cell table:style-name="ce90" table:formula="of:=[.D16]" office:value-type="float" office:value="0.045168">
            <text:p>0.0452</text:p>
          </table:table-cell>
          <table:table-cell table:style-name="ce90" table:formula="of:=[.D36]" office:value-type="float" office:value="0.124108">
            <text:p>0.1241</text:p>
          </table:table-cell>
          <table:table-cell table:style-name="ce90" table:formula="of:=[.D56]" office:value-type="float" office:value="0.181322">
            <text:p>0.1813</text:p>
          </table:table-cell>
          <table:table-cell table:style-name="ce90" table:formula="of:=[.D76]" office:value-type="float" office:value="0.234894">
            <text:p>0.2349</text:p>
          </table:table-cell>
          <table:table-cell table:style-name="ce90" table:formula="of:=[.D96]" office:value-type="float" office:value="0.302012">
            <text:p>0.3020</text:p>
          </table:table-cell>
          <table:table-cell table:style-name="ce90" table:formula="of:=[.D116]" office:value-type="float" office:value="0.387489">
            <text:p>0.3875</text:p>
          </table:table-cell>
          <table:table-cell table:number-columns-repeated="4"/>
          <table:table-cell table:style-name="ce96" table:number-columns-repeated="9"/>
          <table:table-cell table:number-columns-repeated="2"/>
        </table:table-row>
        <table:table-row table:style-name="ro4">
          <table:table-cell office:value-type="float" office:value="1.4">
            <text:p>1.4</text:p>
          </table:table-cell>
          <table:table-cell office:value-type="float" office:value="0.446">
            <text:p>0.446</text:p>
          </table:table-cell>
          <table:table-cell office:value-type="float" office:value="0.054758">
            <text:p>0.054758</text:p>
          </table:table-cell>
          <table:table-cell office:value-type="float" office:value="0.088933">
            <text:p>0.088933</text:p>
          </table:table-cell>
          <table:table-cell office:value-type="float" office:value="2.271512">
            <text:p>2.271512</text:p>
          </table:table-cell>
          <table:table-cell office:value-type="float" office:value="0.071143">
            <text:p>0.071143</text:p>
          </table:table-cell>
          <table:table-cell office:value-type="float" office:value="0.082532">
            <text:p>0.082532</text:p>
          </table:table-cell>
          <table:table-cell office:value-type="float" office:value="86.2">
            <text:p>86.2</text:p>
          </table:table-cell>
          <table:table-cell office:value-type="float" office:value="97.59">
            <text:p>97.59</text:p>
          </table:table-cell>
          <table:table-cell office:value-type="float" office:value="0">
            <text:p>0</text:p>
          </table:table-cell>
          <table:table-cell office:value-type="float" office:value="140.15">
            <text:p>140.15</text:p>
          </table:table-cell>
          <table:table-cell office:value-type="float" office:value="1623">
            <text:p>1623</text:p>
          </table:table-cell>
          <table:table-cell office:value-type="float" office:value="1.49">
            <text:p>1.49</text:p>
          </table:table-cell>
          <table:table-cell office:value-type="float" office:value="9.173">
            <text:p>9.173</text:p>
          </table:table-cell>
          <table:table-cell office:value-type="float" office:value="8.773">
            <text:p>8.773</text:p>
          </table:table-cell>
          <table:table-cell table:number-columns-repeated="8"/>
          <table:table-cell table:style-name="ce89" table:formula="of:=[.X17]" office:value-type="float" office:value="1.3">
            <text:p>1.3</text:p>
          </table:table-cell>
          <table:table-cell table:style-name="ce90" table:formula="of:=[.D17]" office:value-type="float" office:value="0.022988">
            <text:p>0.0230</text:p>
          </table:table-cell>
          <table:table-cell table:style-name="ce90" table:formula="of:=[.D37]" office:value-type="float" office:value="0.108034">
            <text:p>0.1080</text:p>
          </table:table-cell>
          <table:table-cell table:style-name="ce90" table:formula="of:=[.D57]" office:value-type="float" office:value="0.182663">
            <text:p>0.1827</text:p>
          </table:table-cell>
          <table:table-cell table:style-name="ce90" table:formula="of:=[.D77]" office:value-type="float" office:value="0.237185">
            <text:p>0.2372</text:p>
          </table:table-cell>
          <table:table-cell table:style-name="ce90" table:formula="of:=[.D97]" office:value-type="float" office:value="0.300675">
            <text:p>0.3007</text:p>
          </table:table-cell>
          <table:table-cell table:style-name="ce90" table:formula="of:=[.D117]" office:value-type="float" office:value="0.384625">
            <text:p>0.3846</text:p>
          </table:table-cell>
          <table:table-cell table:number-columns-repeated="4"/>
          <table:table-cell table:style-name="ce96" table:number-columns-repeated="9"/>
          <table:table-cell table:number-columns-repeated="2"/>
        </table:table-row>
        <table:table-row table:style-name="ro4">
          <table:table-cell office:value-type="float" office:value="1.5">
            <text:p>1.5</text:p>
          </table:table-cell>
          <table:table-cell office:value-type="float" office:value="0.477">
            <text:p>0.477</text:p>
          </table:table-cell>
          <table:table-cell office:value-type="float" office:value="0.037367">
            <text:p>0.037367</text:p>
          </table:table-cell>
          <table:table-cell office:value-type="float" office:value="0.066735">
            <text:p>0.066735</text:p>
          </table:table-cell>
          <table:table-cell office:value-type="float" office:value="2.577631">
            <text:p>2.577631</text:p>
          </table:table-cell>
          <table:table-cell office:value-type="float" office:value="0.042291">
            <text:p>0.042291</text:p>
          </table:table-cell>
          <table:table-cell office:value-type="float" office:value="0.050352">
            <text:p>0.050352</text:p>
          </table:table-cell>
          <table:table-cell office:value-type="float" office:value="83.99">
            <text:p>83.99</text:p>
          </table:table-cell>
          <table:table-cell office:value-type="float" office:value="98.49">
            <text:p>98.49</text:p>
          </table:table-cell>
          <table:table-cell office:value-type="float" office:value="0">
            <text:p>0</text:p>
          </table:table-cell>
          <table:table-cell office:value-type="float" office:value="165.25">
            <text:p>165.25</text:p>
          </table:table-cell>
          <table:table-cell office:value-type="float" office:value="1786">
            <text:p>1786</text:p>
          </table:table-cell>
          <table:table-cell office:value-type="float" office:value="1.49">
            <text:p>1.49</text:p>
          </table:table-cell>
          <table:table-cell office:value-type="float" office:value="7.58">
            <text:p>7.58</text:p>
          </table:table-cell>
          <table:table-cell office:value-type="float" office:value="7.972">
            <text:p>7.972</text:p>
          </table:table-cell>
          <table:table-cell table:number-columns-repeated="8"/>
          <table:table-cell table:style-name="ce89" table:formula="of:=[.X18]" office:value-type="float" office:value="1.4">
            <text:p>1.4</text:p>
          </table:table-cell>
          <table:table-cell table:style-name="ce90" table:formula="of:=[.D18]" office:value-type="float" office:value="-0.01">
            <text:p>-0.0100</text:p>
          </table:table-cell>
          <table:table-cell table:style-name="ce90" table:formula="of:=[.D38]" office:value-type="float" office:value="0.088933">
            <text:p>0.0889</text:p>
          </table:table-cell>
          <table:table-cell table:style-name="ce90" table:formula="of:=[.D58]" office:value-type="float" office:value="0.180461">
            <text:p>0.1805</text:p>
          </table:table-cell>
          <table:table-cell table:style-name="ce90" table:formula="of:=[.D78]" office:value-type="float" office:value="0.237877">
            <text:p>0.2379</text:p>
          </table:table-cell>
          <table:table-cell table:style-name="ce90" table:formula="of:=[.D98]" office:value-type="float" office:value="0.300905">
            <text:p>0.3009</text:p>
          </table:table-cell>
          <table:table-cell table:style-name="ce90" table:formula="of:=[.D118]" office:value-type="float" office:value="0.383102">
            <text:p>0.3831</text:p>
          </table:table-cell>
          <table:table-cell table:number-columns-repeated="4"/>
          <table:table-cell table:style-name="ce96" table:number-columns-repeated="9"/>
          <table:table-cell table:number-columns-repeated="2"/>
        </table:table-row>
        <table:table-row table:style-name="ro4">
          <table:table-cell office:value-type="float" office:value="1.6">
            <text:p>1.6</text:p>
          </table:table-cell>
          <table:table-cell office:value-type="float" office:value="0.509">
            <text:p>0.509</text:p>
          </table:table-cell>
          <table:table-cell office:value-type="float" office:value="0.019671">
            <text:p>0.019671</text:p>
          </table:table-cell>
          <table:table-cell office:value-type="float" office:value="0.041355">
            <text:p>0.041355</text:p>
          </table:table-cell>
          <table:table-cell office:value-type="float" office:value="3.025623">
            <text:p>3.025623</text:p>
          </table:table-cell>
          <table:table-cell office:value-type="float" office:value="0.019567">
            <text:p>0.019567</text:p>
          </table:table-cell>
          <table:table-cell office:value-type="float" office:value="0.02571">
            <text:p>0.02571</text:p>
          </table:table-cell>
          <table:table-cell office:value-type="float" office:value="76.11">
            <text:p>76.11</text:p>
          </table:table-cell>
          <table:table-cell office:value-type="float" office:value="99.26">
            <text:p>99.26</text:p>
          </table:table-cell>
          <table:table-cell office:value-type="float" office:value="0">
            <text:p>0</text:p>
          </table:table-cell>
          <table:table-cell office:value-type="float" office:value="206.75">
            <text:p>206.75</text:p>
          </table:table-cell>
          <table:table-cell office:value-type="float" office:value="2095">
            <text:p>2095</text:p>
          </table:table-cell>
          <table:table-cell office:value-type="float" office:value="1.49">
            <text:p>1.49</text:p>
          </table:table-cell>
          <table:table-cell office:value-type="float" office:value="5.49">
            <text:p>5.49</text:p>
          </table:table-cell>
          <table:table-cell office:value-type="float" office:value="6.797">
            <text:p>6.797</text:p>
          </table:table-cell>
          <table:table-cell table:number-columns-repeated="8"/>
          <table:table-cell table:style-name="ce89" table:formula="of:=[.X19]" office:value-type="float" office:value="1.5">
            <text:p>1.5</text:p>
          </table:table-cell>
          <table:table-cell table:style-name="ce90" table:formula="of:=[.D19]" office:value-type="float" office:value="-0.045">
            <text:p>-0.0450</text:p>
          </table:table-cell>
          <table:table-cell table:style-name="ce90" table:formula="of:=[.D39]" office:value-type="float" office:value="0.066735">
            <text:p>0.0667</text:p>
          </table:table-cell>
          <table:table-cell table:style-name="ce90" table:formula="of:=[.D59]" office:value-type="float" office:value="0.171174">
            <text:p>0.1712</text:p>
          </table:table-cell>
          <table:table-cell table:style-name="ce90" table:formula="of:=[.D79]" office:value-type="float" office:value="0.239334">
            <text:p>0.2393</text:p>
          </table:table-cell>
          <table:table-cell table:style-name="ce90" table:formula="of:=[.D99]" office:value-type="float" office:value="0.302838">
            <text:p>0.3028</text:p>
          </table:table-cell>
          <table:table-cell table:style-name="ce90" table:formula="of:=[.D119]" office:value-type="float" office:value="0.382946">
            <text:p>0.3829</text:p>
          </table:table-cell>
          <table:table-cell table:number-columns-repeated="4"/>
          <table:table-cell table:style-name="ce96" table:number-columns-repeated="9"/>
          <table:table-cell table:number-columns-repeated="2"/>
        </table:table-row>
        <table:table-row table:style-name="ro4">
          <table:table-cell office:value-type="float" office:value="1.7">
            <text:p>1.7</text:p>
          </table:table-cell>
          <table:table-cell office:value-type="float" office:value="0.541">
            <text:p>0.541</text:p>
          </table:table-cell>
          <table:table-cell office:value-type="float" office:value="0.001683">
            <text:p>0.001683</text:p>
          </table:table-cell>
          <table:table-cell office:value-type="float" office:value="0.012711">
            <text:p>0.012711</text:p>
          </table:table-cell>
          <table:table-cell office:value-type="float" office:value="4.070151">
            <text:p>4.070151</text:p>
          </table:table-cell>
          <table:table-cell office:value-type="float" office:value="0.001483">
            <text:p>0.001483</text:p>
          </table:table-cell>
          <table:table-cell office:value-type="float" office:value="0.006588">
            <text:p>0.006588</text:p>
          </table:table-cell>
          <table:table-cell office:value-type="float" office:value="22.51">
            <text:p>22.51</text:p>
          </table:table-cell>
          <table:table-cell office:value-type="float" office:value="99.94">
            <text:p>99.94</text:p>
          </table:table-cell>
          <table:table-cell office:value-type="float" office:value="0">
            <text:p>0</text:p>
          </table:table-cell>
          <table:table-cell office:value-type="float" office:value="325.49">
            <text:p>325.49</text:p>
          </table:table-cell>
          <table:table-cell office:value-type="float" office:value="3105">
            <text:p>3105</text:p>
          </table:table-cell>
          <table:table-cell office:value-type="float" office:value="1.49">
            <text:p>1.49</text:p>
          </table:table-cell>
          <table:table-cell office:value-type="float" office:value="1.032">
            <text:p>1.032</text:p>
          </table:table-cell>
          <table:table-cell office:value-type="float" office:value="4.587">
            <text:p>4.587</text:p>
          </table:table-cell>
          <table:table-cell table:number-columns-repeated="8"/>
          <table:table-cell table:style-name="ce89" table:formula="of:=[.X20]" office:value-type="float" office:value="1.6">
            <text:p>1.6</text:p>
          </table:table-cell>
          <table:table-cell table:style-name="ce90" table:formula="of:=[.D20]" office:value-type="float" office:value="-0.09">
            <text:p>-0.0900</text:p>
          </table:table-cell>
          <table:table-cell table:style-name="ce90" table:formula="of:=[.D40]" office:value-type="float" office:value="0.041355">
            <text:p>0.0414</text:p>
          </table:table-cell>
          <table:table-cell table:style-name="ce90" table:formula="of:=[.D60]" office:value-type="float" office:value="0.154594">
            <text:p>0.1546</text:p>
          </table:table-cell>
          <table:table-cell table:style-name="ce90" table:formula="of:=[.D80]" office:value-type="float" office:value="0.243739">
            <text:p>0.2437</text:p>
          </table:table-cell>
          <table:table-cell table:style-name="ce90" table:formula="of:=[.D100]" office:value-type="float" office:value="0.306702">
            <text:p>0.3067</text:p>
          </table:table-cell>
          <table:table-cell table:style-name="ce90" table:formula="of:=[.D120]" office:value-type="float" office:value="0.384178">
            <text:p>0.3842</text:p>
          </table:table-cell>
          <table:table-cell table:number-columns-repeated="4"/>
          <table:table-cell table:style-name="ce96" table:number-columns-repeated="9"/>
          <table:table-cell table:number-columns-repeated="2"/>
        </table:table-row>
        <table:table-row table:style-name="ro9">
          <table:table-cell office:value-type="string">
            <text:p>v/(nD)</text:p>
          </table:table-cell>
          <table:table-cell office:value-type="string">
            <text:p>v/(ΩR)</text:p>
          </table:table-cell>
          <table:table-cell office:value-type="string">
            <text:p>Ct@40degs</text:p>
          </table:table-cell>
          <table:table-cell office:value-type="string">
            <text:p>Cp@40degs</text:p>
          </table:table-cell>
          <table:table-cell office:value-type="string">
            <text:p>Cs</text:p>
          </table:table-cell>
          <table:table-cell office:value-type="string">
            <text:p>Tc</text:p>
          </table:table-cell>
          <table:table-cell office:value-type="string">
            <text:p>Pc</text:p>
          </table:table-cell>
          <table:table-cell office:value-type="string">
            <text:p>η</text:p>
          </table:table-cell>
          <table:table-cell office:value-type="string">
            <text:p>η*</text:p>
          </table:table-cell>
          <table:table-cell office:value-type="string">
            <text:p>stalled</text:p>
          </table:table-cell>
          <table:table-cell office:value-type="string">
            <text:p>v</text:p>
          </table:table-cell>
          <table:table-cell office:value-type="string">
            <text:p>rpm</text:p>
          </table:table-cell>
          <table:table-cell office:value-type="string">
            <text:p>Power</text:p>
          </table:table-cell>
          <table:table-cell office:value-type="string">
            <text:p>Thrust</text:p>
          </table:table-cell>
          <table:table-cell office:value-type="string">
            <text:p>Torque</text:p>
          </table:table-cell>
          <table:table-cell table:number-columns-repeated="8"/>
          <table:table-cell table:style-name="ce89" table:formula="of:=[.X21]" office:value-type="float" office:value="1.7">
            <text:p>1.7</text:p>
          </table:table-cell>
          <table:table-cell table:style-name="ce90" table:formula="of:=[.D21]" office:value-type="float" office:value="-0.14">
            <text:p>-0.1400</text:p>
          </table:table-cell>
          <table:table-cell table:style-name="ce90" table:formula="of:=[.D41]" office:value-type="float" office:value="0.012711">
            <text:p>0.0127</text:p>
          </table:table-cell>
          <table:table-cell table:style-name="ce90" table:formula="of:=[.D61]" office:value-type="float" office:value="0.133968">
            <text:p>0.1340</text:p>
          </table:table-cell>
          <table:table-cell table:style-name="ce90" table:formula="of:=[.D81]" office:value-type="float" office:value="0.24388">
            <text:p>0.2439</text:p>
          </table:table-cell>
          <table:table-cell table:style-name="ce90" table:formula="of:=[.D101]" office:value-type="float" office:value="0.312856">
            <text:p>0.3129</text:p>
          </table:table-cell>
          <table:table-cell table:style-name="ce90" table:formula="of:=[.D121]" office:value-type="float" office:value="0.386829">
            <text:p>0.3868</text:p>
          </table:table-cell>
          <table:table-cell table:number-columns-repeated="4"/>
          <table:table-cell table:style-name="ce96" table:number-columns-repeated="9"/>
          <table:table-cell table:number-columns-repeated="2"/>
        </table:table-row>
        <table:table-row table:style-name="ro9">
          <table:table-cell table:number-columns-repeated="7" office:value-type="string">
            <text:p>[-]</text:p>
          </table:table-cell>
          <table:table-cell table:number-columns-repeated="3" office:value-type="string">
            <text:p>[%]</text:p>
          </table:table-cell>
          <table:table-cell office:value-type="string">
            <text:p>[m/s]</text:p>
          </table:table-cell>
          <table:table-cell office:value-type="string">
            <text:p>[1/min]</text:p>
          </table:table-cell>
          <table:table-cell office:value-type="string">
            <text:p>[MW]</text:p>
          </table:table-cell>
          <table:table-cell office:value-type="string">
            <text:p>[kN]</text:p>
          </table:table-cell>
          <table:table-cell office:value-type="string">
            <text:p>[kNm]</text:p>
          </table:table-cell>
          <table:table-cell table:number-columns-repeated="30"/>
        </table:table-row>
        <table:table-row table:style-name="ro4">
          <table:table-cell table:number-columns-repeated="2" office:value-type="float" office:value="0">
            <text:p>0</text:p>
          </table:table-cell>
          <table:table-cell office:value-type="float" office:value="0.117131">
            <text:p>0.117131</text:p>
          </table:table-cell>
          <table:table-cell office:value-type="float" office:value="0.187195">
            <text:p>0.187195</text:p>
          </table:table-cell>
          <table:table-cell office:value-type="float" office:value="0.000044">
            <text:p>0.000044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98.00!</text:p>
          </table:table-cell>
          <table:table-cell office:value-type="float" office:value="0">
            <text:p>0</text:p>
          </table:table-cell>
          <table:table-cell office:value-type="float" office:value="1267">
            <text:p>1267</text:p>
          </table:table-cell>
          <table:table-cell office:value-type="float" office:value="1.49">
            <text:p>1.49</text:p>
          </table:table-cell>
          <table:table-cell office:value-type="float" office:value="11.947">
            <text:p>11.947</text:p>
          </table:table-cell>
          <table:table-cell office:value-type="float" office:value="11.243">
            <text:p>11.243</text:p>
          </table:table-cell>
          <table:table-cell table:number-columns-repeated="30"/>
        </table:table-row>
        <table:table-row table:style-name="ro4">
          <table:table-cell office:value-type="float" office:value="0.1">
            <text:p>0.1</text:p>
          </table:table-cell>
          <table:table-cell office:value-type="float" office:value="0.032">
            <text:p>0.032</text:p>
          </table:table-cell>
          <table:table-cell office:value-type="float" office:value="0.113135">
            <text:p>0.113135</text:p>
          </table:table-cell>
          <table:table-cell office:value-type="float" office:value="0.20063">
            <text:p>0.20063</text:p>
          </table:table-cell>
          <table:table-cell office:value-type="float" office:value="0.137886">
            <text:p>0.137886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5.64">
            <text:p>5.64</text:p>
          </table:table-cell>
          <table:table-cell office:value-type="float" office:value="30.51">
            <text:p>30.51</text:p>
          </table:table-cell>
          <table:table-cell office:value-type="string">
            <text:p>98.00!</text:p>
          </table:table-cell>
          <table:table-cell office:value-type="float" office:value="7.63">
            <text:p>7.63</text:p>
          </table:table-cell>
          <table:table-cell office:value-type="float" office:value="1238">
            <text:p>1238</text:p>
          </table:table-cell>
          <table:table-cell office:value-type="float" office:value="1.49">
            <text:p>1.49</text:p>
          </table:table-cell>
          <table:table-cell office:value-type="float" office:value="11.018">
            <text:p>11.018</text:p>
          </table:table-cell>
          <table:table-cell office:value-type="float" office:value="11.506">
            <text:p>11.506</text:p>
          </table:table-cell>
          <table:table-cell table:number-columns-repeated="30"/>
        </table:table-row>
        <table:table-row table:style-name="ro4">
          <table:table-cell office:value-type="float" office:value="0.2">
            <text:p>0.2</text:p>
          </table:table-cell>
          <table:table-cell office:value-type="float" office:value="0.064">
            <text:p>0.064</text:p>
          </table:table-cell>
          <table:table-cell office:value-type="float" office:value="0.115963">
            <text:p>0.115963</text:p>
          </table:table-cell>
          <table:table-cell office:value-type="float" office:value="0.202562">
            <text:p>0.202562</text:p>
          </table:table-cell>
          <table:table-cell office:value-type="float" office:value="0.275244">
            <text:p>0.275244</text:p>
          </table:table-cell>
          <table:table-cell office:value-type="float" office:value="7.382463">
            <text:p>7.382463</text:p>
          </table:table-cell>
          <table:table-cell office:value-type="float" office:value="9.999999">
            <text:p>9.999999</text:p>
          </table:table-cell>
          <table:table-cell office:value-type="float" office:value="11.45">
            <text:p>11.45</text:p>
          </table:table-cell>
          <table:table-cell office:value-type="float" office:value="50.58">
            <text:p>50.58</text:p>
          </table:table-cell>
          <table:table-cell office:value-type="string">
            <text:p>98.00!</text:p>
          </table:table-cell>
          <table:table-cell office:value-type="float" office:value="15.22">
            <text:p>15.22</text:p>
          </table:table-cell>
          <table:table-cell office:value-type="float" office:value="1234">
            <text:p>1234</text:p>
          </table:table-cell>
          <table:table-cell office:value-type="float" office:value="1.49">
            <text:p>1.49</text:p>
          </table:table-cell>
          <table:table-cell office:value-type="float" office:value="11.222">
            <text:p>11.222</text:p>
          </table:table-cell>
          <table:table-cell office:value-type="float" office:value="11.543">
            <text:p>11.543</text:p>
          </table:table-cell>
          <table:table-cell table:number-columns-repeated="30"/>
        </table:table-row>
        <table:table-row table:style-name="ro4">
          <table:table-cell office:value-type="float" office:value="0.3">
            <text:p>0.3</text:p>
          </table:table-cell>
          <table:table-cell office:value-type="float" office:value="0.095">
            <text:p>0.095</text:p>
          </table:table-cell>
          <table:table-cell office:value-type="float" office:value="0.118018">
            <text:p>0.118018</text:p>
          </table:table-cell>
          <table:table-cell office:value-type="float" office:value="0.202203">
            <text:p>0.202203</text:p>
          </table:table-cell>
          <table:table-cell office:value-type="float" office:value="0.413013">
            <text:p>0.413013</text:p>
          </table:table-cell>
          <table:table-cell office:value-type="float" office:value="3.339216">
            <text:p>3.339216</text:p>
          </table:table-cell>
          <table:table-cell office:value-type="float" office:value="9.999999">
            <text:p>9.999999</text:p>
          </table:table-cell>
          <table:table-cell office:value-type="float" office:value="17.51">
            <text:p>17.51</text:p>
          </table:table-cell>
          <table:table-cell office:value-type="float" office:value="63.88">
            <text:p>63.88</text:p>
          </table:table-cell>
          <table:table-cell office:value-type="float" office:value="98">
            <text:p>98</text:p>
          </table:table-cell>
          <table:table-cell office:value-type="float" office:value="22.84">
            <text:p>22.84</text:p>
          </table:table-cell>
          <table:table-cell office:value-type="float" office:value="1235">
            <text:p>1235</text:p>
          </table:table-cell>
          <table:table-cell office:value-type="float" office:value="1.49">
            <text:p>1.49</text:p>
          </table:table-cell>
          <table:table-cell office:value-type="float" office:value="11.434">
            <text:p>11.434</text:p>
          </table:table-cell>
          <table:table-cell office:value-type="float" office:value="11.536">
            <text:p>11.536</text:p>
          </table:table-cell>
          <table:table-cell table:number-columns-repeated="30"/>
        </table:table-row>
        <table:table-row table:style-name="ro4">
          <table:table-cell office:value-type="float" office:value="0.4">
            <text:p>0.4</text:p>
          </table:table-cell>
          <table:table-cell office:value-type="float" office:value="0.127">
            <text:p>0.127</text:p>
          </table:table-cell>
          <table:table-cell office:value-type="float" office:value="0.11925">
            <text:p>0.11925</text:p>
          </table:table-cell>
          <table:table-cell office:value-type="float" office:value="0.200023">
            <text:p>0.200023</text:p>
          </table:table-cell>
          <table:table-cell office:value-type="float" office:value="0.551879">
            <text:p>0.551879</text:p>
          </table:table-cell>
          <table:table-cell office:value-type="float" office:value="1.897926">
            <text:p>1.897926</text:p>
          </table:table-cell>
          <table:table-cell office:value-type="float" office:value="7.958679">
            <text:p>7.958679</text:p>
          </table:table-cell>
          <table:table-cell office:value-type="float" office:value="23.85">
            <text:p>23.85</text:p>
          </table:table-cell>
          <table:table-cell office:value-type="float" office:value="72.87">
            <text:p>72.87</text:p>
          </table:table-cell>
          <table:table-cell office:value-type="float" office:value="98">
            <text:p>98</text:p>
          </table:table-cell>
          <table:table-cell office:value-type="float" office:value="30.56">
            <text:p>30.56</text:p>
          </table:table-cell>
          <table:table-cell office:value-type="float" office:value="1239">
            <text:p>1239</text:p>
          </table:table-cell>
          <table:table-cell office:value-type="float" office:value="1.49">
            <text:p>1.49</text:p>
          </table:table-cell>
          <table:table-cell office:value-type="float" office:value="11.637">
            <text:p>11.637</text:p>
          </table:table-cell>
          <table:table-cell office:value-type="float" office:value="11.494">
            <text:p>11.494</text:p>
          </table:table-cell>
          <table:table-cell table:number-columns-repeated="30"/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0.159">
            <text:p>0.159</text:p>
          </table:table-cell>
          <table:table-cell office:value-type="float" office:value="0.119452">
            <text:p>0.119452</text:p>
          </table:table-cell>
          <table:table-cell office:value-type="float" office:value="0.195882">
            <text:p>0.195882</text:p>
          </table:table-cell>
          <table:table-cell office:value-type="float" office:value="0.692741">
            <text:p>0.692741</text:p>
          </table:table-cell>
          <table:table-cell office:value-type="float" office:value="1.216725">
            <text:p>1.216725</text:p>
          </table:table-cell>
          <table:table-cell office:value-type="float" office:value="3.990475">
            <text:p>3.990475</text:p>
          </table:table-cell>
          <table:table-cell office:value-type="float" office:value="30.49">
            <text:p>30.49</text:p>
          </table:table-cell>
          <table:table-cell office:value-type="float" office:value="79.12">
            <text:p>79.12</text:p>
          </table:table-cell>
          <table:table-cell office:value-type="float" office:value="98">
            <text:p>98</text:p>
          </table:table-cell>
          <table:table-cell office:value-type="float" office:value="38.47">
            <text:p>38.47</text:p>
          </table:table-cell>
          <table:table-cell office:value-type="float" office:value="1248">
            <text:p>1248</text:p>
          </table:table-cell>
          <table:table-cell office:value-type="float" office:value="1.49">
            <text:p>1.49</text:p>
          </table:table-cell>
          <table:table-cell office:value-type="float" office:value="11.82">
            <text:p>11.82</text:p>
          </table:table-cell>
          <table:table-cell office:value-type="float" office:value="11.414">
            <text:p>11.414</text:p>
          </table:table-cell>
          <table:table-cell table:number-columns-repeated="30"/>
        </table:table-row>
        <table:table-row table:style-name="ro4">
          <table:table-cell office:value-type="float" office:value="0.6">
            <text:p>0.6</text:p>
          </table:table-cell>
          <table:table-cell office:value-type="float" office:value="0.191">
            <text:p>0.191</text:p>
          </table:table-cell>
          <table:table-cell office:value-type="float" office:value="0.119016">
            <text:p>0.119016</text:p>
          </table:table-cell>
          <table:table-cell office:value-type="float" office:value="0.190629">
            <text:p>0.190629</text:p>
          </table:table-cell>
          <table:table-cell office:value-type="float" office:value="0.835821">
            <text:p>0.835821</text:p>
          </table:table-cell>
          <table:table-cell office:value-type="float" office:value="0.841864">
            <text:p>0.841864</text:p>
          </table:table-cell>
          <table:table-cell office:value-type="float" office:value="2.247374">
            <text:p>2.247374</text:p>
          </table:table-cell>
          <table:table-cell office:value-type="float" office:value="37.46">
            <text:p>37.46</text:p>
          </table:table-cell>
          <table:table-cell office:value-type="float" office:value="83.55">
            <text:p>83.55</text:p>
          </table:table-cell>
          <table:table-cell office:value-type="float" office:value="98">
            <text:p>98</text:p>
          </table:table-cell>
          <table:table-cell office:value-type="float" office:value="46.59">
            <text:p>46.59</text:p>
          </table:table-cell>
          <table:table-cell office:value-type="float" office:value="1259">
            <text:p>1259</text:p>
          </table:table-cell>
          <table:table-cell office:value-type="float" office:value="1.49">
            <text:p>1.49</text:p>
          </table:table-cell>
          <table:table-cell office:value-type="float" office:value="11.993">
            <text:p>11.993</text:p>
          </table:table-cell>
          <table:table-cell office:value-type="float" office:value="11.312">
            <text:p>11.312</text:p>
          </table:table-cell>
          <table:table-cell table:number-columns-repeated="30"/>
        </table:table-row>
        <table:table-row table:style-name="ro4">
          <table:table-cell office:value-type="float" office:value="0.7">
            <text:p>0.7</text:p>
          </table:table-cell>
          <table:table-cell office:value-type="float" office:value="0.223">
            <text:p>0.223</text:p>
          </table:table-cell>
          <table:table-cell office:value-type="float" office:value="0.118143">
            <text:p>0.118143</text:p>
          </table:table-cell>
          <table:table-cell office:value-type="float" office:value="0.186412">
            <text:p>0.186412</text:p>
          </table:table-cell>
          <table:table-cell office:value-type="float" office:value="0.979497">
            <text:p>0.979497</text:p>
          </table:table-cell>
          <table:table-cell office:value-type="float" office:value="0.613974">
            <text:p>0.613974</text:p>
          </table:table-cell>
          <table:table-cell office:value-type="float" office:value="1.383947">
            <text:p>1.383947</text:p>
          </table:table-cell>
          <table:table-cell office:value-type="float" office:value="44.36">
            <text:p>44.36</text:p>
          </table:table-cell>
          <table:table-cell office:value-type="float" office:value="86.75">
            <text:p>86.75</text:p>
          </table:table-cell>
          <table:table-cell office:value-type="float" office:value="98">
            <text:p>98</text:p>
          </table:table-cell>
          <table:table-cell office:value-type="float" office:value="54.76">
            <text:p>54.76</text:p>
          </table:table-cell>
          <table:table-cell office:value-type="float" office:value="1268">
            <text:p>1268</text:p>
          </table:table-cell>
          <table:table-cell office:value-type="float" office:value="1.49">
            <text:p>1.49</text:p>
          </table:table-cell>
          <table:table-cell office:value-type="float" office:value="12.084">
            <text:p>12.084</text:p>
          </table:table-cell>
          <table:table-cell office:value-type="float" office:value="11.227">
            <text:p>11.227</text:p>
          </table:table-cell>
          <table:table-cell table:number-columns-repeated="30"/>
        </table:table-row>
        <table:table-row table:style-name="ro4">
          <table:table-cell office:value-type="float" office:value="0.8">
            <text:p>0.8</text:p>
          </table:table-cell>
          <table:table-cell office:value-type="float" office:value="0.255">
            <text:p>0.255</text:p>
          </table:table-cell>
          <table:table-cell office:value-type="float" office:value="0.116952">
            <text:p>0.116952</text:p>
          </table:table-cell>
          <table:table-cell office:value-type="float" office:value="0.183506">
            <text:p>0.183506</text:p>
          </table:table-cell>
          <table:table-cell office:value-type="float" office:value="1.122949">
            <text:p>1.122949</text:p>
          </table:table-cell>
          <table:table-cell office:value-type="float" office:value="0.465336">
            <text:p>0.465336</text:p>
          </table:table-cell>
          <table:table-cell office:value-type="float" office:value="0.912684">
            <text:p>0.912684</text:p>
          </table:table-cell>
          <table:table-cell office:value-type="float" office:value="50.99">
            <text:p>50.99</text:p>
          </table:table-cell>
          <table:table-cell office:value-type="float" office:value="89.11">
            <text:p>89.11</text:p>
          </table:table-cell>
          <table:table-cell office:value-type="float" office:value="89">
            <text:p>89</text:p>
          </table:table-cell>
          <table:table-cell office:value-type="float" office:value="62.91">
            <text:p>62.91</text:p>
          </table:table-cell>
          <table:table-cell office:value-type="float" office:value="1275">
            <text:p>1275</text:p>
          </table:table-cell>
          <table:table-cell office:value-type="float" office:value="1.49">
            <text:p>1.49</text:p>
          </table:table-cell>
          <table:table-cell office:value-type="float" office:value="12.088">
            <text:p>12.088</text:p>
          </table:table-cell>
          <table:table-cell office:value-type="float" office:value="11.169">
            <text:p>11.169</text:p>
          </table:table-cell>
          <table:table-cell table:number-columns-repeated="30"/>
        </table:table-row>
        <table:table-row table:style-name="ro4">
          <table:table-cell office:value-type="float" office:value="0.9">
            <text:p>0.9</text:p>
          </table:table-cell>
          <table:table-cell office:value-type="float" office:value="0.286">
            <text:p>0.286</text:p>
          </table:table-cell>
          <table:table-cell office:value-type="float" office:value="0.115647">
            <text:p>0.115647</text:p>
          </table:table-cell>
          <table:table-cell office:value-type="float" office:value="0.182289">
            <text:p>0.182289</text:p>
          </table:table-cell>
          <table:table-cell office:value-type="float" office:value="1.265">
            <text:p>1.265</text:p>
          </table:table-cell>
          <table:table-cell office:value-type="float" office:value="0.363572">
            <text:p>0.363572</text:p>
          </table:table-cell>
          <table:table-cell office:value-type="float" office:value="0.636755">
            <text:p>0.636755</text:p>
          </table:table-cell>
          <table:table-cell office:value-type="float" office:value="57.1">
            <text:p>57.1</text:p>
          </table:table-cell>
          <table:table-cell office:value-type="float" office:value="90.89">
            <text:p>90.89</text:p>
          </table:table-cell>
          <table:table-cell office:value-type="float" office:value="89">
            <text:p>89</text:p>
          </table:table-cell>
          <table:table-cell office:value-type="float" office:value="70.93">
            <text:p>70.93</text:p>
          </table:table-cell>
          <table:table-cell office:value-type="float" office:value="1278">
            <text:p>1278</text:p>
          </table:table-cell>
          <table:table-cell office:value-type="float" office:value="1.49">
            <text:p>1.49</text:p>
          </table:table-cell>
          <table:table-cell office:value-type="float" office:value="12.006">
            <text:p>12.006</text:p>
          </table:table-cell>
          <table:table-cell office:value-type="float" office:value="11.144">
            <text:p>11.144</text:p>
          </table:table-cell>
          <table:table-cell table:number-columns-repeated="30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18">
            <text:p>0.318</text:p>
          </table:table-cell>
          <table:table-cell office:value-type="float" office:value="0.114701">
            <text:p>0.114701</text:p>
          </table:table-cell>
          <table:table-cell office:value-type="float" office:value="0.182538">
            <text:p>0.182538</text:p>
          </table:table-cell>
          <table:table-cell office:value-type="float" office:value="1.405172">
            <text:p>1.405172</text:p>
          </table:table-cell>
          <table:table-cell office:value-type="float" office:value="0.292083">
            <text:p>0.292083</text:p>
          </table:table-cell>
          <table:table-cell office:value-type="float" office:value="0.464829">
            <text:p>0.464829</text:p>
          </table:table-cell>
          <table:table-cell office:value-type="float" office:value="62.84">
            <text:p>62.84</text:p>
          </table:table-cell>
          <table:table-cell office:value-type="float" office:value="92.22">
            <text:p>92.22</text:p>
          </table:table-cell>
          <table:table-cell office:value-type="float" office:value="78">
            <text:p>78</text:p>
          </table:table-cell>
          <table:table-cell office:value-type="float" office:value="78.77">
            <text:p>78.77</text:p>
          </table:table-cell>
          <table:table-cell office:value-type="float" office:value="1277">
            <text:p>1277</text:p>
          </table:table-cell>
          <table:table-cell office:value-type="float" office:value="1.49">
            <text:p>1.49</text:p>
          </table:table-cell>
          <table:table-cell office:value-type="float" office:value="11.897">
            <text:p>11.897</text:p>
          </table:table-cell>
          <table:table-cell office:value-type="float" office:value="11.149">
            <text:p>11.149</text:p>
          </table:table-cell>
          <table:table-cell table:number-columns-repeated="30"/>
        </table:table-row>
        <table:table-row table:style-name="ro4">
          <table:table-cell office:value-type="float" office:value="1.1">
            <text:p>1.1</text:p>
          </table:table-cell>
          <table:table-cell office:value-type="float" office:value="0.35">
            <text:p>0.35</text:p>
          </table:table-cell>
          <table:table-cell office:value-type="float" office:value="0.117549">
            <text:p>0.117549</text:p>
          </table:table-cell>
          <table:table-cell office:value-type="float" office:value="0.178962">
            <text:p>0.178962</text:p>
          </table:table-cell>
          <table:table-cell office:value-type="float" office:value="1.551818">
            <text:p>1.551818</text:p>
          </table:table-cell>
          <table:table-cell office:value-type="float" office:value="0.247384">
            <text:p>0.247384</text:p>
          </table:table-cell>
          <table:table-cell office:value-type="float" office:value="0.342391">
            <text:p>0.342391</text:p>
          </table:table-cell>
          <table:table-cell office:value-type="float" office:value="72.25">
            <text:p>72.25</text:p>
          </table:table-cell>
          <table:table-cell office:value-type="float" office:value="93.05">
            <text:p>93.05</text:p>
          </table:table-cell>
          <table:table-cell office:value-type="float" office:value="30">
            <text:p>30</text:p>
          </table:table-cell>
          <table:table-cell office:value-type="float" office:value="87.22">
            <text:p>87.22</text:p>
          </table:table-cell>
          <table:table-cell office:value-type="float" office:value="1286">
            <text:p>1286</text:p>
          </table:table-cell>
          <table:table-cell office:value-type="float" office:value="1.49">
            <text:p>1.49</text:p>
          </table:table-cell>
          <table:table-cell office:value-type="float" office:value="12.354">
            <text:p>12.354</text:p>
          </table:table-cell>
          <table:table-cell office:value-type="float" office:value="11.076">
            <text:p>11.076</text:p>
          </table:table-cell>
          <table:table-cell table:number-columns-repeated="30"/>
        </table:table-row>
        <table:table-row table:style-name="ro4">
          <table:table-cell office:value-type="float" office:value="1.2">
            <text:p>1.2</text:p>
          </table:table-cell>
          <table:table-cell office:value-type="float" office:value="0.382">
            <text:p>0.382</text:p>
          </table:table-cell>
          <table:table-cell office:value-type="float" office:value="0.119941">
            <text:p>0.119941</text:p>
          </table:table-cell>
          <table:table-cell office:value-type="float" office:value="0.181322">
            <text:p>0.181322</text:p>
          </table:table-cell>
          <table:table-cell office:value-type="float" office:value="1.688461">
            <text:p>1.688461</text:p>
          </table:table-cell>
          <table:table-cell office:value-type="float" office:value="0.212103">
            <text:p>0.212103</text:p>
          </table:table-cell>
          <table:table-cell office:value-type="float" office:value="0.267206">
            <text:p>0.267206</text:p>
          </table:table-cell>
          <table:table-cell office:value-type="float" office:value="79.38">
            <text:p>79.38</text:p>
          </table:table-cell>
          <table:table-cell office:value-type="float" office:value="93.72">
            <text:p>93.72</text:p>
          </table:table-cell>
          <table:table-cell office:value-type="float" office:value="0">
            <text:p>0</text:p>
          </table:table-cell>
          <table:table-cell office:value-type="float" office:value="94.74">
            <text:p>94.74</text:p>
          </table:table-cell>
          <table:table-cell office:value-type="float" office:value="1280">
            <text:p>1280</text:p>
          </table:table-cell>
          <table:table-cell office:value-type="float" office:value="1.49">
            <text:p>1.49</text:p>
          </table:table-cell>
          <table:table-cell office:value-type="float" office:value="12.496">
            <text:p>12.496</text:p>
          </table:table-cell>
          <table:table-cell office:value-type="float" office:value="11.124">
            <text:p>11.124</text:p>
          </table:table-cell>
          <table:table-cell table:number-columns-repeated="30"/>
        </table:table-row>
        <table:table-row table:style-name="ro4">
          <table:table-cell office:value-type="float" office:value="1.3">
            <text:p>1.3</text:p>
          </table:table-cell>
          <table:table-cell office:value-type="float" office:value="0.414">
            <text:p>0.414</text:p>
          </table:table-cell>
          <table:table-cell office:value-type="float" office:value="0.116283">
            <text:p>0.116283</text:p>
          </table:table-cell>
          <table:table-cell office:value-type="float" office:value="0.182663">
            <text:p>0.182663</text:p>
          </table:table-cell>
          <table:table-cell office:value-type="float" office:value="1.826473">
            <text:p>1.826473</text:p>
          </table:table-cell>
          <table:table-cell office:value-type="float" office:value="0.175215">
            <text:p>0.175215</text:p>
          </table:table-cell>
          <table:table-cell office:value-type="float" office:value="0.211719">
            <text:p>0.211719</text:p>
          </table:table-cell>
          <table:table-cell office:value-type="float" office:value="82.76">
            <text:p>82.76</text:p>
          </table:table-cell>
          <table:table-cell office:value-type="float" office:value="94.53">
            <text:p>94.53</text:p>
          </table:table-cell>
          <table:table-cell office:value-type="float" office:value="0">
            <text:p>0</text:p>
          </table:table-cell>
          <table:table-cell office:value-type="float" office:value="102.38">
            <text:p>102.38</text:p>
          </table:table-cell>
          <table:table-cell office:value-type="float" office:value="1277">
            <text:p>1277</text:p>
          </table:table-cell>
          <table:table-cell office:value-type="float" office:value="1.49">
            <text:p>1.49</text:p>
          </table:table-cell>
          <table:table-cell office:value-type="float" office:value="12.056">
            <text:p>12.056</text:p>
          </table:table-cell>
          <table:table-cell office:value-type="float" office:value="11.152">
            <text:p>11.152</text:p>
          </table:table-cell>
          <table:table-cell table:number-columns-repeated="30"/>
        </table:table-row>
        <table:table-row table:style-name="ro4">
          <table:table-cell office:value-type="float" office:value="1.4">
            <text:p>1.4</text:p>
          </table:table-cell>
          <table:table-cell office:value-type="float" office:value="0.446">
            <text:p>0.446</text:p>
          </table:table-cell>
          <table:table-cell office:value-type="float" office:value="0.110009">
            <text:p>0.110009</text:p>
          </table:table-cell>
          <table:table-cell office:value-type="float" office:value="0.180461">
            <text:p>0.180461</text:p>
          </table:table-cell>
          <table:table-cell office:value-type="float" office:value="1.971747">
            <text:p>1.971747</text:p>
          </table:table-cell>
          <table:table-cell office:value-type="float" office:value="0.142926">
            <text:p>0.142926</text:p>
          </table:table-cell>
          <table:table-cell office:value-type="float" office:value="0.167471">
            <text:p>0.167471</text:p>
          </table:table-cell>
          <table:table-cell office:value-type="float" office:value="85.34">
            <text:p>85.34</text:p>
          </table:table-cell>
          <table:table-cell office:value-type="float" office:value="95.29">
            <text:p>95.29</text:p>
          </table:table-cell>
          <table:table-cell office:value-type="float" office:value="0">
            <text:p>0</text:p>
          </table:table-cell>
          <table:table-cell office:value-type="float" office:value="110.7">
            <text:p>110.7</text:p>
          </table:table-cell>
          <table:table-cell office:value-type="float" office:value="1282">
            <text:p>1282</text:p>
          </table:table-cell>
          <table:table-cell office:value-type="float" office:value="1.49">
            <text:p>1.49</text:p>
          </table:table-cell>
          <table:table-cell office:value-type="float" office:value="11.498">
            <text:p>11.498</text:p>
          </table:table-cell>
          <table:table-cell office:value-type="float" office:value="11.107">
            <text:p>11.107</text:p>
          </table:table-cell>
          <table:table-cell table:number-columns-repeated="30"/>
        </table:table-row>
        <table:table-row table:style-name="ro4">
          <table:table-cell office:value-type="float" office:value="1.5">
            <text:p>1.5</text:p>
          </table:table-cell>
          <table:table-cell office:value-type="float" office:value="0.477">
            <text:p>0.477</text:p>
          </table:table-cell>
          <table:table-cell office:value-type="float" office:value="0.099043">
            <text:p>0.099043</text:p>
          </table:table-cell>
          <table:table-cell office:value-type="float" office:value="0.171174">
            <text:p>0.171174</text:p>
          </table:table-cell>
          <table:table-cell office:value-type="float" office:value="2.135028">
            <text:p>2.135028</text:p>
          </table:table-cell>
          <table:table-cell office:value-type="float" office:value="0.112093">
            <text:p>0.112093</text:p>
          </table:table-cell>
          <table:table-cell office:value-type="float" office:value="0.129153">
            <text:p>0.129153</text:p>
          </table:table-cell>
          <table:table-cell office:value-type="float" office:value="86.79">
            <text:p>86.79</text:p>
          </table:table-cell>
          <table:table-cell office:value-type="float" office:value="96.1">
            <text:p>96.1</text:p>
          </table:table-cell>
          <table:table-cell office:value-type="float" office:value="0">
            <text:p>0</text:p>
          </table:table-cell>
          <table:table-cell office:value-type="float" office:value="120.72">
            <text:p>120.72</text:p>
          </table:table-cell>
          <table:table-cell office:value-type="float" office:value="1305">
            <text:p>1305</text:p>
          </table:table-cell>
          <table:table-cell office:value-type="float" office:value="1.49">
            <text:p>1.49</text:p>
          </table:table-cell>
          <table:table-cell office:value-type="float" office:value="10.723">
            <text:p>10.723</text:p>
          </table:table-cell>
          <table:table-cell office:value-type="float" office:value="10.913">
            <text:p>10.913</text:p>
          </table:table-cell>
          <table:table-cell table:number-columns-repeated="30"/>
        </table:table-row>
        <table:table-row table:style-name="ro4">
          <table:table-cell office:value-type="float" office:value="1.6">
            <text:p>1.6</text:p>
          </table:table-cell>
          <table:table-cell office:value-type="float" office:value="0.509">
            <text:p>0.509</text:p>
          </table:table-cell>
          <table:table-cell office:value-type="float" office:value="0.084464">
            <text:p>0.084464</text:p>
          </table:table-cell>
          <table:table-cell office:value-type="float" office:value="0.154594">
            <text:p>0.154594</text:p>
          </table:table-cell>
          <table:table-cell office:value-type="float" office:value="2.324244">
            <text:p>2.324244</text:p>
          </table:table-cell>
          <table:table-cell office:value-type="float" office:value="0.084018">
            <text:p>0.084018</text:p>
          </table:table-cell>
          <table:table-cell office:value-type="float" office:value="0.096111">
            <text:p>0.096111</text:p>
          </table:table-cell>
          <table:table-cell office:value-type="float" office:value="87.42">
            <text:p>87.42</text:p>
          </table:table-cell>
          <table:table-cell office:value-type="float" office:value="96.92">
            <text:p>96.92</text:p>
          </table:table-cell>
          <table:table-cell office:value-type="float" office:value="0">
            <text:p>0</text:p>
          </table:table-cell>
          <table:table-cell office:value-type="float" office:value="133.21">
            <text:p>133.21</text:p>
          </table:table-cell>
          <table:table-cell office:value-type="float" office:value="1350">
            <text:p>1350</text:p>
          </table:table-cell>
          <table:table-cell office:value-type="float" office:value="1.49">
            <text:p>1.49</text:p>
          </table:table-cell>
          <table:table-cell office:value-type="float" office:value="9.787">
            <text:p>9.787</text:p>
          </table:table-cell>
          <table:table-cell office:value-type="float" office:value="10.548">
            <text:p>10.548</text:p>
          </table:table-cell>
          <table:table-cell table:number-columns-repeated="30"/>
        </table:table-row>
        <table:table-row table:style-name="ro4">
          <table:table-cell office:value-type="float" office:value="1.7">
            <text:p>1.7</text:p>
          </table:table-cell>
          <table:table-cell office:value-type="float" office:value="0.541">
            <text:p>0.541</text:p>
          </table:table-cell>
          <table:table-cell office:value-type="float" office:value="0.068854">
            <text:p>0.068854</text:p>
          </table:table-cell>
          <table:table-cell office:value-type="float" office:value="0.133968">
            <text:p>0.133968</text:p>
          </table:table-cell>
          <table:table-cell office:value-type="float" office:value="2.541258">
            <text:p>2.541258</text:p>
          </table:table-cell>
          <table:table-cell office:value-type="float" office:value="0.06067">
            <text:p>0.06067</text:p>
          </table:table-cell>
          <table:table-cell office:value-type="float" office:value="0.069438">
            <text:p>0.069438</text:p>
          </table:table-cell>
          <table:table-cell office:value-type="float" office:value="87.37">
            <text:p>87.37</text:p>
          </table:table-cell>
          <table:table-cell office:value-type="float" office:value="97.65">
            <text:p>97.65</text:p>
          </table:table-cell>
          <table:table-cell office:value-type="float" office:value="0">
            <text:p>0</text:p>
          </table:table-cell>
          <table:table-cell office:value-type="float" office:value="148.46">
            <text:p>148.46</text:p>
          </table:table-cell>
          <table:table-cell office:value-type="float" office:value="1416">
            <text:p>1416</text:p>
          </table:table-cell>
          <table:table-cell office:value-type="float" office:value="1.49">
            <text:p>1.49</text:p>
          </table:table-cell>
          <table:table-cell office:value-type="float" office:value="8.777">
            <text:p>8.777</text:p>
          </table:table-cell>
          <table:table-cell office:value-type="float" office:value="10.057">
            <text:p>10.057</text:p>
          </table:table-cell>
          <table:table-cell table:number-columns-repeated="30"/>
        </table:table-row>
        <table:table-row table:style-name="ro9">
          <table:table-cell office:value-type="string">
            <text:p>v/(nD)</text:p>
          </table:table-cell>
          <table:table-cell office:value-type="string">
            <text:p>v/(ΩR)</text:p>
          </table:table-cell>
          <table:table-cell office:value-type="string">
            <text:p>Ct@46degs</text:p>
          </table:table-cell>
          <table:table-cell office:value-type="string">
            <text:p>Cp@46degs</text:p>
          </table:table-cell>
          <table:table-cell office:value-type="string">
            <text:p>Cs</text:p>
          </table:table-cell>
          <table:table-cell office:value-type="string">
            <text:p>Tc</text:p>
          </table:table-cell>
          <table:table-cell office:value-type="string">
            <text:p>Pc</text:p>
          </table:table-cell>
          <table:table-cell office:value-type="string">
            <text:p>η</text:p>
          </table:table-cell>
          <table:table-cell office:value-type="string">
            <text:p>η*</text:p>
          </table:table-cell>
          <table:table-cell office:value-type="string">
            <text:p>stalled</text:p>
          </table:table-cell>
          <table:table-cell office:value-type="string">
            <text:p>v</text:p>
          </table:table-cell>
          <table:table-cell office:value-type="string">
            <text:p>rpm</text:p>
          </table:table-cell>
          <table:table-cell office:value-type="string">
            <text:p>Power</text:p>
          </table:table-cell>
          <table:table-cell office:value-type="string">
            <text:p>Thrust</text:p>
          </table:table-cell>
          <table:table-cell office:value-type="string">
            <text:p>Torque</text:p>
          </table:table-cell>
          <table:table-cell table:number-columns-repeated="30"/>
        </table:table-row>
        <table:table-row table:style-name="ro9">
          <table:table-cell table:number-columns-repeated="7" office:value-type="string">
            <text:p>[-]</text:p>
          </table:table-cell>
          <table:table-cell table:number-columns-repeated="3" office:value-type="string">
            <text:p>[%]</text:p>
          </table:table-cell>
          <table:table-cell office:value-type="string">
            <text:p>[m/s]</text:p>
          </table:table-cell>
          <table:table-cell office:value-type="string">
            <text:p>[1/min]</text:p>
          </table:table-cell>
          <table:table-cell office:value-type="string">
            <text:p>[MW]</text:p>
          </table:table-cell>
          <table:table-cell office:value-type="string">
            <text:p>[kN]</text:p>
          </table:table-cell>
          <table:table-cell office:value-type="string">
            <text:p>[kNm]</text:p>
          </table:table-cell>
          <table:table-cell table:number-columns-repeated="30"/>
        </table:table-row>
        <table:table-row table:style-name="ro4">
          <table:table-cell table:number-columns-repeated="2" office:value-type="float" office:value="0">
            <text:p>0</text:p>
          </table:table-cell>
          <table:table-cell office:value-type="float" office:value="0.118391">
            <text:p>0.118391</text:p>
          </table:table-cell>
          <table:table-cell office:value-type="float" office:value="0.241609">
            <text:p>0.241609</text:p>
          </table:table-cell>
          <table:table-cell office:value-type="float" office:value="0.000042">
            <text:p>0.000042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98.00!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.49">
            <text:p>1.49</text:p>
          </table:table-cell>
          <table:table-cell office:value-type="float" office:value="10.186">
            <text:p>10.186</text:p>
          </table:table-cell>
          <table:table-cell office:value-type="float" office:value="12.241">
            <text:p>12.241</text:p>
          </table:table-cell>
          <table:table-cell table:number-columns-repeated="30"/>
        </table:table-row>
        <table:table-row table:style-name="ro4">
          <table:table-cell office:value-type="float" office:value="0.1">
            <text:p>0.1</text:p>
          </table:table-cell>
          <table:table-cell office:value-type="float" office:value="0.032">
            <text:p>0.032</text:p>
          </table:table-cell>
          <table:table-cell office:value-type="float" office:value="0.101026">
            <text:p>0.101026</text:p>
          </table:table-cell>
          <table:table-cell office:value-type="float" office:value="0.229099">
            <text:p>0.229099</text:p>
          </table:table-cell>
          <table:table-cell office:value-type="float" office:value="0.134275">
            <text:p>0.134275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4.41">
            <text:p>4.41</text:p>
          </table:table-cell>
          <table:table-cell office:value-type="float" office:value="31.99">
            <text:p>31.99</text:p>
          </table:table-cell>
          <table:table-cell office:value-type="string">
            <text:p>98.00!</text:p>
          </table:table-cell>
          <table:table-cell office:value-type="float" office:value="7.3">
            <text:p>7.3</text:p>
          </table:table-cell>
          <table:table-cell office:value-type="float" office:value="1184">
            <text:p>1184</text:p>
          </table:table-cell>
          <table:table-cell office:value-type="float" office:value="1.49">
            <text:p>1.49</text:p>
          </table:table-cell>
          <table:table-cell office:value-type="float" office:value="9.006">
            <text:p>9.006</text:p>
          </table:table-cell>
          <table:table-cell office:value-type="float" office:value="12.026">
            <text:p>12.026</text:p>
          </table:table-cell>
          <table:table-cell table:number-columns-repeated="30"/>
        </table:table-row>
        <table:table-row table:style-name="ro4">
          <table:table-cell office:value-type="float" office:value="0.2">
            <text:p>0.2</text:p>
          </table:table-cell>
          <table:table-cell office:value-type="float" office:value="0.064">
            <text:p>0.064</text:p>
          </table:table-cell>
          <table:table-cell office:value-type="float" office:value="0.106319">
            <text:p>0.106319</text:p>
          </table:table-cell>
          <table:table-cell office:value-type="float" office:value="0.242311">
            <text:p>0.242311</text:p>
          </table:table-cell>
          <table:table-cell office:value-type="float" office:value="0.265556">
            <text:p>0.265556</text:p>
          </table:table-cell>
          <table:table-cell office:value-type="float" office:value="6.768453">
            <text:p>6.768453</text:p>
          </table:table-cell>
          <table:table-cell office:value-type="float" office:value="9.999999">
            <text:p>9.999999</text:p>
          </table:table-cell>
          <table:table-cell office:value-type="float" office:value="8.78">
            <text:p>8.78</text:p>
          </table:table-cell>
          <table:table-cell office:value-type="float" office:value="52.09">
            <text:p>52.09</text:p>
          </table:table-cell>
          <table:table-cell office:value-type="string">
            <text:p>98.00!</text:p>
          </table:table-cell>
          <table:table-cell office:value-type="float" office:value="14.33">
            <text:p>14.33</text:p>
          </table:table-cell>
          <table:table-cell office:value-type="float" office:value="1162">
            <text:p>1162</text:p>
          </table:table-cell>
          <table:table-cell office:value-type="float" office:value="1.49">
            <text:p>1.49</text:p>
          </table:table-cell>
          <table:table-cell office:value-type="float" office:value="9.13">
            <text:p>9.13</text:p>
          </table:table-cell>
          <table:table-cell office:value-type="float" office:value="12.253">
            <text:p>12.253</text:p>
          </table:table-cell>
          <table:table-cell table:number-columns-repeated="30"/>
        </table:table-row>
        <table:table-row table:style-name="ro4">
          <table:table-cell office:value-type="float" office:value="0.3">
            <text:p>0.3</text:p>
          </table:table-cell>
          <table:table-cell office:value-type="float" office:value="0.095">
            <text:p>0.095</text:p>
          </table:table-cell>
          <table:table-cell office:value-type="float" office:value="0.110605">
            <text:p>0.110605</text:p>
          </table:table-cell>
          <table:table-cell office:value-type="float" office:value="0.25139">
            <text:p>0.25139</text:p>
          </table:table-cell>
          <table:table-cell office:value-type="float" office:value="0.395414">
            <text:p>0.395414</text:p>
          </table:table-cell>
          <table:table-cell office:value-type="float" office:value="3.129473">
            <text:p>3.129473</text:p>
          </table:table-cell>
          <table:table-cell office:value-type="float" office:value="9.999999">
            <text:p>9.999999</text:p>
          </table:table-cell>
          <table:table-cell office:value-type="float" office:value="13.2">
            <text:p>13.2</text:p>
          </table:table-cell>
          <table:table-cell office:value-type="float" office:value="65.02">
            <text:p>65.02</text:p>
          </table:table-cell>
          <table:table-cell office:value-type="float" office:value="98">
            <text:p>98</text:p>
          </table:table-cell>
          <table:table-cell office:value-type="float" office:value="21.24">
            <text:p>21.24</text:p>
          </table:table-cell>
          <table:table-cell office:value-type="float" office:value="1148">
            <text:p>1148</text:p>
          </table:table-cell>
          <table:table-cell office:value-type="float" office:value="1.49">
            <text:p>1.49</text:p>
          </table:table-cell>
          <table:table-cell office:value-type="float" office:value="9.268">
            <text:p>9.268</text:p>
          </table:table-cell>
          <table:table-cell office:value-type="float" office:value="12.404">
            <text:p>12.404</text:p>
          </table:table-cell>
          <table:table-cell table:number-columns-repeated="30"/>
        </table:table-row>
        <table:table-row table:style-name="ro4">
          <table:table-cell office:value-type="float" office:value="0.4">
            <text:p>0.4</text:p>
          </table:table-cell>
          <table:table-cell office:value-type="float" office:value="0.127">
            <text:p>0.127</text:p>
          </table:table-cell>
          <table:table-cell office:value-type="float" office:value="0.114279">
            <text:p>0.114279</text:p>
          </table:table-cell>
          <table:table-cell office:value-type="float" office:value="0.256595">
            <text:p>0.256595</text:p>
          </table:table-cell>
          <table:table-cell office:value-type="float" office:value="0.525062">
            <text:p>0.525062</text:p>
          </table:table-cell>
          <table:table-cell office:value-type="float" office:value="1.818813">
            <text:p>1.818813</text:p>
          </table:table-cell>
          <table:table-cell office:value-type="float" office:value="9.999999">
            <text:p>9.999999</text:p>
          </table:table-cell>
          <table:table-cell office:value-type="float" office:value="17.81">
            <text:p>17.81</text:p>
          </table:table-cell>
          <table:table-cell office:value-type="float" office:value="73.56">
            <text:p>73.56</text:p>
          </table:table-cell>
          <table:table-cell office:value-type="float" office:value="98">
            <text:p>98</text:p>
          </table:table-cell>
          <table:table-cell office:value-type="float" office:value="28.13">
            <text:p>28.13</text:p>
          </table:table-cell>
          <table:table-cell office:value-type="float" office:value="1140">
            <text:p>1140</text:p>
          </table:table-cell>
          <table:table-cell office:value-type="float" office:value="1.49">
            <text:p>1.49</text:p>
          </table:table-cell>
          <table:table-cell office:value-type="float" office:value="9.446">
            <text:p>9.446</text:p>
          </table:table-cell>
          <table:table-cell office:value-type="float" office:value="12.489">
            <text:p>12.489</text:p>
          </table:table-cell>
          <table:table-cell table:number-columns-repeated="30"/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0.159">
            <text:p>0.159</text:p>
          </table:table-cell>
          <table:table-cell office:value-type="float" office:value="0.117168">
            <text:p>0.117168</text:p>
          </table:table-cell>
          <table:table-cell office:value-type="float" office:value="0.258014">
            <text:p>0.258014</text:p>
          </table:table-cell>
          <table:table-cell office:value-type="float" office:value="0.655603">
            <text:p>0.655603</text:p>
          </table:table-cell>
          <table:table-cell office:value-type="float" office:value="1.193462">
            <text:p>1.193462</text:p>
          </table:table-cell>
          <table:table-cell office:value-type="float" office:value="5.256224">
            <text:p>5.256224</text:p>
          </table:table-cell>
          <table:table-cell office:value-type="float" office:value="22.71">
            <text:p>22.71</text:p>
          </table:table-cell>
          <table:table-cell office:value-type="float" office:value="79.39">
            <text:p>79.39</text:p>
          </table:table-cell>
          <table:table-cell office:value-type="float" office:value="98">
            <text:p>98</text:p>
          </table:table-cell>
          <table:table-cell office:value-type="float" office:value="35.1">
            <text:p>35.1</text:p>
          </table:table-cell>
          <table:table-cell office:value-type="float" office:value="1138">
            <text:p>1138</text:p>
          </table:table-cell>
          <table:table-cell office:value-type="float" office:value="1.49">
            <text:p>1.49</text:p>
          </table:table-cell>
          <table:table-cell office:value-type="float" office:value="9.649">
            <text:p>9.649</text:p>
          </table:table-cell>
          <table:table-cell office:value-type="float" office:value="12.512">
            <text:p>12.512</text:p>
          </table:table-cell>
          <table:table-cell table:number-columns-repeated="30"/>
        </table:table-row>
        <table:table-row table:style-name="ro4">
          <table:table-cell office:value-type="float" office:value="0.6">
            <text:p>0.6</text:p>
          </table:table-cell>
          <table:table-cell office:value-type="float" office:value="0.191">
            <text:p>0.191</text:p>
          </table:table-cell>
          <table:table-cell office:value-type="float" office:value="0.118869">
            <text:p>0.118869</text:p>
          </table:table-cell>
          <table:table-cell office:value-type="float" office:value="0.255772">
            <text:p>0.255772</text:p>
          </table:table-cell>
          <table:table-cell office:value-type="float" office:value="0.788099">
            <text:p>0.788099</text:p>
          </table:table-cell>
          <table:table-cell office:value-type="float" office:value="0.840827">
            <text:p>0.840827</text:p>
          </table:table-cell>
          <table:table-cell office:value-type="float" office:value="3.015364">
            <text:p>3.015364</text:p>
          </table:table-cell>
          <table:table-cell office:value-type="float" office:value="27.88">
            <text:p>27.88</text:p>
          </table:table-cell>
          <table:table-cell office:value-type="float" office:value="83.56">
            <text:p>83.56</text:p>
          </table:table-cell>
          <table:table-cell office:value-type="float" office:value="98">
            <text:p>98</text:p>
          </table:table-cell>
          <table:table-cell office:value-type="float" office:value="42.24">
            <text:p>42.24</text:p>
          </table:table-cell>
          <table:table-cell office:value-type="float" office:value="1142">
            <text:p>1142</text:p>
          </table:table-cell>
          <table:table-cell office:value-type="float" office:value="1.49">
            <text:p>1.49</text:p>
          </table:table-cell>
          <table:table-cell office:value-type="float" office:value="9.846">
            <text:p>9.846</text:p>
          </table:table-cell>
          <table:table-cell office:value-type="float" office:value="12.476">
            <text:p>12.476</text:p>
          </table:table-cell>
          <table:table-cell table:number-columns-repeated="30"/>
        </table:table-row>
        <table:table-row table:style-name="ro4">
          <table:table-cell office:value-type="float" office:value="0.7">
            <text:p>0.7</text:p>
          </table:table-cell>
          <table:table-cell office:value-type="float" office:value="0.223">
            <text:p>0.223</text:p>
          </table:table-cell>
          <table:table-cell office:value-type="float" office:value="0.119878">
            <text:p>0.119878</text:p>
          </table:table-cell>
          <table:table-cell office:value-type="float" office:value="0.250074">
            <text:p>0.250074</text:p>
          </table:table-cell>
          <table:table-cell office:value-type="float" office:value="0.923601">
            <text:p>0.923601</text:p>
          </table:table-cell>
          <table:table-cell office:value-type="float" office:value="0.622992">
            <text:p>0.622992</text:p>
          </table:table-cell>
          <table:table-cell office:value-type="float" office:value="1.856584">
            <text:p>1.856584</text:p>
          </table:table-cell>
          <table:table-cell office:value-type="float" office:value="33.56">
            <text:p>33.56</text:p>
          </table:table-cell>
          <table:table-cell office:value-type="float" office:value="86.59">
            <text:p>86.59</text:p>
          </table:table-cell>
          <table:table-cell office:value-type="float" office:value="98">
            <text:p>98</text:p>
          </table:table-cell>
          <table:table-cell office:value-type="float" office:value="49.65">
            <text:p>49.65</text:p>
          </table:table-cell>
          <table:table-cell office:value-type="float" office:value="1150">
            <text:p>1150</text:p>
          </table:table-cell>
          <table:table-cell office:value-type="float" office:value="1.49">
            <text:p>1.49</text:p>
          </table:table-cell>
          <table:table-cell office:value-type="float" office:value="10.08">
            <text:p>10.08</text:p>
          </table:table-cell>
          <table:table-cell office:value-type="float" office:value="12.383">
            <text:p>12.383</text:p>
          </table:table-cell>
          <table:table-cell table:number-columns-repeated="30"/>
        </table:table-row>
        <table:table-row table:style-name="ro4">
          <table:table-cell office:value-type="float" office:value="0.8">
            <text:p>0.8</text:p>
          </table:table-cell>
          <table:table-cell office:value-type="float" office:value="0.255">
            <text:p>0.255</text:p>
          </table:table-cell>
          <table:table-cell office:value-type="float" office:value="0.12048">
            <text:p>0.12048</text:p>
          </table:table-cell>
          <table:table-cell office:value-type="float" office:value="0.244226">
            <text:p>0.244226</text:p>
          </table:table-cell>
          <table:table-cell office:value-type="float" office:value="1.060551">
            <text:p>1.060551</text:p>
          </table:table-cell>
          <table:table-cell office:value-type="float" office:value="0.479376">
            <text:p>0.479376</text:p>
          </table:table-cell>
          <table:table-cell office:value-type="float" office:value="1.214679">
            <text:p>1.214679</text:p>
          </table:table-cell>
          <table:table-cell office:value-type="float" office:value="39.47">
            <text:p>39.47</text:p>
          </table:table-cell>
          <table:table-cell office:value-type="float" office:value="88.84">
            <text:p>88.84</text:p>
          </table:table-cell>
          <table:table-cell office:value-type="float" office:value="98">
            <text:p>98</text:p>
          </table:table-cell>
          <table:table-cell office:value-type="float" office:value="57.19">
            <text:p>57.19</text:p>
          </table:table-cell>
          <table:table-cell office:value-type="float" office:value="1159">
            <text:p>1159</text:p>
          </table:table-cell>
          <table:table-cell office:value-type="float" office:value="1.49">
            <text:p>1.49</text:p>
          </table:table-cell>
          <table:table-cell office:value-type="float" office:value="10.292">
            <text:p>10.292</text:p>
          </table:table-cell>
          <table:table-cell office:value-type="float" office:value="12.285">
            <text:p>12.285</text:p>
          </table:table-cell>
          <table:table-cell table:number-columns-repeated="30"/>
        </table:table-row>
        <table:table-row table:style-name="ro4">
          <table:table-cell office:value-type="float" office:value="0.9">
            <text:p>0.9</text:p>
          </table:table-cell>
          <table:table-cell office:value-type="float" office:value="0.286">
            <text:p>0.286</text:p>
          </table:table-cell>
          <table:table-cell office:value-type="float" office:value="0.120666">
            <text:p>0.120666</text:p>
          </table:table-cell>
          <table:table-cell office:value-type="float" office:value="0.239584">
            <text:p>0.239584</text:p>
          </table:table-cell>
          <table:table-cell office:value-type="float" office:value="1.197708">
            <text:p>1.197708</text:p>
          </table:table-cell>
          <table:table-cell office:value-type="float" office:value="0.379351">
            <text:p>0.379351</text:p>
          </table:table-cell>
          <table:table-cell office:value-type="float" office:value="0.836895">
            <text:p>0.836895</text:p>
          </table:table-cell>
          <table:table-cell office:value-type="float" office:value="45.33">
            <text:p>45.33</text:p>
          </table:table-cell>
          <table:table-cell office:value-type="float" office:value="90.55">
            <text:p>90.55</text:p>
          </table:table-cell>
          <table:table-cell office:value-type="float" office:value="98">
            <text:p>98</text:p>
          </table:table-cell>
          <table:table-cell office:value-type="float" office:value="64.75">
            <text:p>64.75</text:p>
          </table:table-cell>
          <table:table-cell office:value-type="float" office:value="1167">
            <text:p>1167</text:p>
          </table:table-cell>
          <table:table-cell office:value-type="float" office:value="1.49">
            <text:p>1.49</text:p>
          </table:table-cell>
          <table:table-cell office:value-type="float" office:value="10.44">
            <text:p>10.44</text:p>
          </table:table-cell>
          <table:table-cell office:value-type="float" office:value="12.207">
            <text:p>12.207</text:p>
          </table:table-cell>
          <table:table-cell table:number-columns-repeated="30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18">
            <text:p>0.318</text:p>
          </table:table-cell>
          <table:table-cell office:value-type="float" office:value="0.120501">
            <text:p>0.120501</text:p>
          </table:table-cell>
          <table:table-cell office:value-type="float" office:value="0.23636">
            <text:p>0.23636</text:p>
          </table:table-cell>
          <table:table-cell office:value-type="float" office:value="1.334397">
            <text:p>1.334397</text:p>
          </table:table-cell>
          <table:table-cell office:value-type="float" office:value="0.306852">
            <text:p>0.306852</text:p>
          </table:table-cell>
          <table:table-cell office:value-type="float" office:value="0.601886">
            <text:p>0.601886</text:p>
          </table:table-cell>
          <table:table-cell office:value-type="float" office:value="50.98">
            <text:p>50.98</text:p>
          </table:table-cell>
          <table:table-cell office:value-type="float" office:value="91.87">
            <text:p>91.87</text:p>
          </table:table-cell>
          <table:table-cell office:value-type="float" office:value="98">
            <text:p>98</text:p>
          </table:table-cell>
          <table:table-cell office:value-type="float" office:value="72.27">
            <text:p>72.27</text:p>
          </table:table-cell>
          <table:table-cell office:value-type="float" office:value="1172">
            <text:p>1172</text:p>
          </table:table-cell>
          <table:table-cell office:value-type="float" office:value="1.49">
            <text:p>1.49</text:p>
          </table:table-cell>
          <table:table-cell office:value-type="float" office:value="10.521">
            <text:p>10.521</text:p>
          </table:table-cell>
          <table:table-cell office:value-type="float" office:value="12.152">
            <text:p>12.152</text:p>
          </table:table-cell>
          <table:table-cell table:number-columns-repeated="30"/>
        </table:table-row>
        <table:table-row table:style-name="ro4">
          <table:table-cell office:value-type="float" office:value="1.1">
            <text:p>1.1</text:p>
          </table:table-cell>
          <table:table-cell office:value-type="float" office:value="0.35">
            <text:p>0.35</text:p>
          </table:table-cell>
          <table:table-cell office:value-type="float" office:value="0.12009">
            <text:p>0.12009</text:p>
          </table:table-cell>
          <table:table-cell office:value-type="float" office:value="0.234726">
            <text:p>0.234726</text:p>
          </table:table-cell>
          <table:table-cell office:value-type="float" office:value="1.469876">
            <text:p>1.469876</text:p>
          </table:table-cell>
          <table:table-cell office:value-type="float" office:value="0.252732">
            <text:p>0.252732</text:p>
          </table:table-cell>
          <table:table-cell office:value-type="float" office:value="0.449079">
            <text:p>0.449079</text:p>
          </table:table-cell>
          <table:table-cell office:value-type="float" office:value="56.28">
            <text:p>56.28</text:p>
          </table:table-cell>
          <table:table-cell office:value-type="float" office:value="92.91">
            <text:p>92.91</text:p>
          </table:table-cell>
          <table:table-cell office:value-type="float" office:value="98">
            <text:p>98</text:p>
          </table:table-cell>
          <table:table-cell office:value-type="float" office:value="79.68">
            <text:p>79.68</text:p>
          </table:table-cell>
          <table:table-cell office:value-type="float" office:value="1175">
            <text:p>1175</text:p>
          </table:table-cell>
          <table:table-cell office:value-type="float" office:value="1.49">
            <text:p>1.49</text:p>
          </table:table-cell>
          <table:table-cell office:value-type="float" office:value="10.533">
            <text:p>10.533</text:p>
          </table:table-cell>
          <table:table-cell office:value-type="float" office:value="12.124">
            <text:p>12.124</text:p>
          </table:table-cell>
          <table:table-cell table:number-columns-repeated="30"/>
        </table:table-row>
        <table:table-row table:style-name="ro4">
          <table:table-cell office:value-type="float" office:value="1.2">
            <text:p>1.2</text:p>
          </table:table-cell>
          <table:table-cell office:value-type="float" office:value="0.382">
            <text:p>0.382</text:p>
          </table:table-cell>
          <table:table-cell office:value-type="float" office:value="0.119595">
            <text:p>0.119595</text:p>
          </table:table-cell>
          <table:table-cell office:value-type="float" office:value="0.234894">
            <text:p>0.234894</text:p>
          </table:table-cell>
          <table:table-cell office:value-type="float" office:value="1.603271">
            <text:p>1.603271</text:p>
          </table:table-cell>
          <table:table-cell office:value-type="float" office:value="0.211491">
            <text:p>0.211491</text:p>
          </table:table-cell>
          <table:table-cell office:value-type="float" office:value="0.346153">
            <text:p>0.346153</text:p>
          </table:table-cell>
          <table:table-cell office:value-type="float" office:value="61.1">
            <text:p>61.1</text:p>
          </table:table-cell>
          <table:table-cell office:value-type="float" office:value="93.74">
            <text:p>93.74</text:p>
          </table:table-cell>
          <table:table-cell office:value-type="float" office:value="98">
            <text:p>98</text:p>
          </table:table-cell>
          <table:table-cell office:value-type="float" office:value="86.91">
            <text:p>86.91</text:p>
          </table:table-cell>
          <table:table-cell office:value-type="float" office:value="1174">
            <text:p>1174</text:p>
          </table:table-cell>
          <table:table-cell office:value-type="float" office:value="1.49">
            <text:p>1.49</text:p>
          </table:table-cell>
          <table:table-cell office:value-type="float" office:value="10.485">
            <text:p>10.485</text:p>
          </table:table-cell>
          <table:table-cell office:value-type="float" office:value="12.127">
            <text:p>12.127</text:p>
          </table:table-cell>
          <table:table-cell table:number-columns-repeated="30"/>
        </table:table-row>
        <table:table-row table:style-name="ro4">
          <table:table-cell office:value-type="float" office:value="1.3">
            <text:p>1.3</text:p>
          </table:table-cell>
          <table:table-cell office:value-type="float" office:value="0.414">
            <text:p>0.414</text:p>
          </table:table-cell>
          <table:table-cell office:value-type="float" office:value="0.119305">
            <text:p>0.119305</text:p>
          </table:table-cell>
          <table:table-cell office:value-type="float" office:value="0.237185">
            <text:p>0.237185</text:p>
          </table:table-cell>
          <table:table-cell office:value-type="float" office:value="1.733508">
            <text:p>1.733508</text:p>
          </table:table-cell>
          <table:table-cell office:value-type="float" office:value="0.179768">
            <text:p>0.179768</text:p>
          </table:table-cell>
          <table:table-cell office:value-type="float" office:value="0.274914">
            <text:p>0.274914</text:p>
          </table:table-cell>
          <table:table-cell office:value-type="float" office:value="65.39">
            <text:p>65.39</text:p>
          </table:table-cell>
          <table:table-cell office:value-type="float" office:value="94.39">
            <text:p>94.39</text:p>
          </table:table-cell>
          <table:table-cell office:value-type="float" office:value="87">
            <text:p>87</text:p>
          </table:table-cell>
          <table:table-cell office:value-type="float" office:value="93.84">
            <text:p>93.84</text:p>
          </table:table-cell>
          <table:table-cell office:value-type="float" office:value="1171">
            <text:p>1171</text:p>
          </table:table-cell>
          <table:table-cell office:value-type="float" office:value="1.49">
            <text:p>1.49</text:p>
          </table:table-cell>
          <table:table-cell office:value-type="float" office:value="10.392">
            <text:p>10.392</text:p>
          </table:table-cell>
          <table:table-cell office:value-type="float" office:value="12.166">
            <text:p>12.166</text:p>
          </table:table-cell>
          <table:table-cell table:number-columns-repeated="30"/>
        </table:table-row>
        <table:table-row table:style-name="ro4">
          <table:table-cell office:value-type="float" office:value="1.4">
            <text:p>1.4</text:p>
          </table:table-cell>
          <table:table-cell office:value-type="float" office:value="0.446">
            <text:p>0.446</text:p>
          </table:table-cell>
          <table:table-cell office:value-type="float" office:value="0.121455">
            <text:p>0.121455</text:p>
          </table:table-cell>
          <table:table-cell office:value-type="float" office:value="0.237877">
            <text:p>0.237877</text:p>
          </table:table-cell>
          <table:table-cell office:value-type="float" office:value="1.865768">
            <text:p>1.865768</text:p>
          </table:table-cell>
          <table:table-cell office:value-type="float" office:value="0.157797">
            <text:p>0.157797</text:p>
          </table:table-cell>
          <table:table-cell office:value-type="float" office:value="0.220754">
            <text:p>0.220754</text:p>
          </table:table-cell>
          <table:table-cell office:value-type="float" office:value="71.48">
            <text:p>71.48</text:p>
          </table:table-cell>
          <table:table-cell office:value-type="float" office:value="94.83">
            <text:p>94.83</text:p>
          </table:table-cell>
          <table:table-cell office:value-type="float" office:value="40">
            <text:p>40</text:p>
          </table:table-cell>
          <table:table-cell office:value-type="float" office:value="100.96">
            <text:p>100.96</text:p>
          </table:table-cell>
          <table:table-cell office:value-type="float" office:value="1169">
            <text:p>1169</text:p>
          </table:table-cell>
          <table:table-cell office:value-type="float" office:value="1.49">
            <text:p>1.49</text:p>
          </table:table-cell>
          <table:table-cell office:value-type="float" office:value="10.559">
            <text:p>10.559</text:p>
          </table:table-cell>
          <table:table-cell office:value-type="float" office:value="12.178">
            <text:p>12.178</text:p>
          </table:table-cell>
          <table:table-cell table:number-columns-repeated="30"/>
        </table:table-row>
        <table:table-row table:style-name="ro4">
          <table:table-cell office:value-type="float" office:value="1.5">
            <text:p>1.5</text:p>
          </table:table-cell>
          <table:table-cell office:value-type="float" office:value="0.477">
            <text:p>0.477</text:p>
          </table:table-cell>
          <table:table-cell office:value-type="float" office:value="0.127958">
            <text:p>0.127958</text:p>
          </table:table-cell>
          <table:table-cell office:value-type="float" office:value="0.239334">
            <text:p>0.239334</text:p>
          </table:table-cell>
          <table:table-cell office:value-type="float" office:value="1.996597">
            <text:p>1.996597</text:p>
          </table:table-cell>
          <table:table-cell office:value-type="float" office:value="0.144819">
            <text:p>0.144819</text:p>
          </table:table-cell>
          <table:table-cell office:value-type="float" office:value="0.18058">
            <text:p>0.18058</text:p>
          </table:table-cell>
          <table:table-cell office:value-type="float" office:value="80.2">
            <text:p>80.2</text:p>
          </table:table-cell>
          <table:table-cell office:value-type="float" office:value="95.03">
            <text:p>95.03</text:p>
          </table:table-cell>
          <table:table-cell office:value-type="float" office:value="0">
            <text:p>0</text:p>
          </table:table-cell>
          <table:table-cell office:value-type="float" office:value="107.96">
            <text:p>107.96</text:p>
          </table:table-cell>
          <table:table-cell office:value-type="float" office:value="1167">
            <text:p>1167</text:p>
          </table:table-cell>
          <table:table-cell office:value-type="float" office:value="1.49">
            <text:p>1.49</text:p>
          </table:table-cell>
          <table:table-cell office:value-type="float" office:value="11.079">
            <text:p>11.079</text:p>
          </table:table-cell>
          <table:table-cell office:value-type="float" office:value="12.203">
            <text:p>12.203</text:p>
          </table:table-cell>
          <table:table-cell table:number-columns-repeated="30"/>
        </table:table-row>
        <table:table-row table:style-name="ro4">
          <table:table-cell office:value-type="float" office:value="1.6">
            <text:p>1.6</text:p>
          </table:table-cell>
          <table:table-cell office:value-type="float" office:value="0.509">
            <text:p>0.509</text:p>
          </table:table-cell>
          <table:table-cell office:value-type="float" office:value="0.126377">
            <text:p>0.126377</text:p>
          </table:table-cell>
          <table:table-cell office:value-type="float" office:value="0.243739">
            <text:p>0.243739</text:p>
          </table:table-cell>
          <table:table-cell office:value-type="float" office:value="2.121949">
            <text:p>2.121949</text:p>
          </table:table-cell>
          <table:table-cell office:value-type="float" office:value="0.12571">
            <text:p>0.12571</text:p>
          </table:table-cell>
          <table:table-cell office:value-type="float" office:value="0.151532">
            <text:p>0.151532</text:p>
          </table:table-cell>
          <table:table-cell office:value-type="float" office:value="82.96">
            <text:p>82.96</text:p>
          </table:table-cell>
          <table:table-cell office:value-type="float" office:value="95.46">
            <text:p>95.46</text:p>
          </table:table-cell>
          <table:table-cell office:value-type="float" office:value="0">
            <text:p>0</text:p>
          </table:table-cell>
          <table:table-cell office:value-type="float" office:value="114.46">
            <text:p>114.46</text:p>
          </table:table-cell>
          <table:table-cell office:value-type="float" office:value="1160">
            <text:p>1160</text:p>
          </table:table-cell>
          <table:table-cell office:value-type="float" office:value="1.49">
            <text:p>1.49</text:p>
          </table:table-cell>
          <table:table-cell office:value-type="float" office:value="10.81">
            <text:p>10.81</text:p>
          </table:table-cell>
          <table:table-cell office:value-type="float" office:value="12.277">
            <text:p>12.277</text:p>
          </table:table-cell>
          <table:table-cell table:number-columns-repeated="30"/>
        </table:table-row>
        <table:table-row table:style-name="ro4">
          <table:table-cell office:value-type="float" office:value="1.7">
            <text:p>1.7</text:p>
          </table:table-cell>
          <table:table-cell office:value-type="float" office:value="0.541">
            <text:p>0.541</text:p>
          </table:table-cell>
          <table:table-cell office:value-type="float" office:value="0.1222">
            <text:p>0.1222</text:p>
          </table:table-cell>
          <table:table-cell office:value-type="float" office:value="0.24388">
            <text:p>0.24388</text:p>
          </table:table-cell>
          <table:table-cell office:value-type="float" office:value="2.25431">
            <text:p>2.25431</text:p>
          </table:table-cell>
          <table:table-cell office:value-type="float" office:value="0.107675">
            <text:p>0.107675</text:p>
          </table:table-cell>
          <table:table-cell office:value-type="float" office:value="0.126407">
            <text:p>0.126407</text:p>
          </table:table-cell>
          <table:table-cell office:value-type="float" office:value="85.18">
            <text:p>85.18</text:p>
          </table:table-cell>
          <table:table-cell office:value-type="float" office:value="95.91">
            <text:p>95.91</text:p>
          </table:table-cell>
          <table:table-cell office:value-type="float" office:value="0">
            <text:p>0</text:p>
          </table:table-cell>
          <table:table-cell office:value-type="float" office:value="121.59">
            <text:p>121.59</text:p>
          </table:table-cell>
          <table:table-cell office:value-type="float" office:value="1160">
            <text:p>1160</text:p>
          </table:table-cell>
          <table:table-cell office:value-type="float" office:value="1.49">
            <text:p>1.49</text:p>
          </table:table-cell>
          <table:table-cell office:value-type="float" office:value="10.449">
            <text:p>10.449</text:p>
          </table:table-cell>
          <table:table-cell office:value-type="float" office:value="12.28">
            <text:p>12.28</text:p>
          </table:table-cell>
          <table:table-cell table:number-columns-repeated="30"/>
        </table:table-row>
        <table:table-row table:style-name="ro9">
          <table:table-cell office:value-type="string">
            <text:p>v/(nD)</text:p>
          </table:table-cell>
          <table:table-cell office:value-type="string">
            <text:p>v/(ΩR)</text:p>
          </table:table-cell>
          <table:table-cell office:value-type="string">
            <text:p>Ct@52degs</text:p>
          </table:table-cell>
          <table:table-cell office:value-type="string">
            <text:p>Cp@52degs</text:p>
          </table:table-cell>
          <table:table-cell office:value-type="string">
            <text:p>Cs</text:p>
          </table:table-cell>
          <table:table-cell office:value-type="string">
            <text:p>Tc</text:p>
          </table:table-cell>
          <table:table-cell office:value-type="string">
            <text:p>Pc</text:p>
          </table:table-cell>
          <table:table-cell office:value-type="string">
            <text:p>η</text:p>
          </table:table-cell>
          <table:table-cell office:value-type="string">
            <text:p>η*</text:p>
          </table:table-cell>
          <table:table-cell office:value-type="string">
            <text:p>stalled</text:p>
          </table:table-cell>
          <table:table-cell office:value-type="string">
            <text:p>v</text:p>
          </table:table-cell>
          <table:table-cell office:value-type="string">
            <text:p>rpm</text:p>
          </table:table-cell>
          <table:table-cell office:value-type="string">
            <text:p>Power</text:p>
          </table:table-cell>
          <table:table-cell office:value-type="string">
            <text:p>Thrust</text:p>
          </table:table-cell>
          <table:table-cell office:value-type="string">
            <text:p>Torque</text:p>
          </table:table-cell>
          <table:table-cell table:number-columns-repeated="30"/>
        </table:table-row>
        <table:table-row table:style-name="ro9">
          <table:table-cell table:number-columns-repeated="7" office:value-type="string">
            <text:p>[-]</text:p>
          </table:table-cell>
          <table:table-cell table:number-columns-repeated="3" office:value-type="string">
            <text:p>[%]</text:p>
          </table:table-cell>
          <table:table-cell office:value-type="string">
            <text:p>[m/s]</text:p>
          </table:table-cell>
          <table:table-cell office:value-type="string">
            <text:p>[1/min]</text:p>
          </table:table-cell>
          <table:table-cell office:value-type="string">
            <text:p>[MW]</text:p>
          </table:table-cell>
          <table:table-cell office:value-type="string">
            <text:p>[kN]</text:p>
          </table:table-cell>
          <table:table-cell office:value-type="string">
            <text:p>[kNm]</text:p>
          </table:table-cell>
          <table:table-cell table:number-columns-repeated="30"/>
        </table:table-row>
        <table:table-row table:style-name="ro4">
          <table:table-cell table:number-columns-repeated="2" office:value-type="float" office:value="0">
            <text:p>0</text:p>
          </table:table-cell>
          <table:table-cell office:value-type="float" office:value="0.116348">
            <text:p>0.116348</text:p>
          </table:table-cell>
          <table:table-cell office:value-type="float" office:value="0.305585">
            <text:p>0.305585</text:p>
          </table:table-cell>
          <table:table-cell office:value-type="float" office:value="0.00004">
            <text:p>0.00004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98.00!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.49">
            <text:p>1.49</text:p>
          </table:table-cell>
          <table:table-cell office:value-type="float" office:value="8.559">
            <text:p>8.559</text:p>
          </table:table-cell>
          <table:table-cell office:value-type="float" office:value="13.238">
            <text:p>13.238</text:p>
          </table:table-cell>
          <table:table-cell table:number-columns-repeated="30"/>
        </table:table-row>
        <table:table-row table:style-name="ro4">
          <table:table-cell office:value-type="float" office:value="0.1">
            <text:p>0.1</text:p>
          </table:table-cell>
          <table:table-cell office:value-type="float" office:value="0.032">
            <text:p>0.032</text:p>
          </table:table-cell>
          <table:table-cell office:value-type="float" office:value="0.08141">
            <text:p>0.08141</text:p>
          </table:table-cell>
          <table:table-cell office:value-type="float" office:value="0.222415">
            <text:p>0.222415</text:p>
          </table:table-cell>
          <table:table-cell office:value-type="float" office:value="0.135073">
            <text:p>0.135073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3.66">
            <text:p>3.66</text:p>
          </table:table-cell>
          <table:table-cell office:value-type="float" office:value="34.95">
            <text:p>34.95</text:p>
          </table:table-cell>
          <table:table-cell office:value-type="string">
            <text:p>98.00!</text:p>
          </table:table-cell>
          <table:table-cell office:value-type="float" office:value="7.38">
            <text:p>7.38</text:p>
          </table:table-cell>
          <table:table-cell office:value-type="float" office:value="1196">
            <text:p>1196</text:p>
          </table:table-cell>
          <table:table-cell office:value-type="float" office:value="1.49">
            <text:p>1.49</text:p>
          </table:table-cell>
          <table:table-cell office:value-type="float" office:value="7.402">
            <text:p>7.402</text:p>
          </table:table-cell>
          <table:table-cell office:value-type="float" office:value="11.908">
            <text:p>11.908</text:p>
          </table:table-cell>
          <table:table-cell table:number-columns-repeated="30"/>
        </table:table-row>
        <table:table-row table:style-name="ro4">
          <table:table-cell office:value-type="float" office:value="0.2">
            <text:p>0.2</text:p>
          </table:table-cell>
          <table:table-cell office:value-type="float" office:value="0.064">
            <text:p>0.064</text:p>
          </table:table-cell>
          <table:table-cell office:value-type="float" office:value="0.086809">
            <text:p>0.086809</text:p>
          </table:table-cell>
          <table:table-cell office:value-type="float" office:value="0.238891">
            <text:p>0.238891</text:p>
          </table:table-cell>
          <table:table-cell office:value-type="float" office:value="0.266312">
            <text:p>0.266312</text:p>
          </table:table-cell>
          <table:table-cell office:value-type="float" office:value="5.526419">
            <text:p>5.526419</text:p>
          </table:table-cell>
          <table:table-cell office:value-type="float" office:value="9.999999">
            <text:p>9.999999</text:p>
          </table:table-cell>
          <table:table-cell office:value-type="float" office:value="7.27">
            <text:p>7.27</text:p>
          </table:table-cell>
          <table:table-cell office:value-type="float" office:value="55.63">
            <text:p>55.63</text:p>
          </table:table-cell>
          <table:table-cell office:value-type="string">
            <text:p>98.00!</text:p>
          </table:table-cell>
          <table:table-cell office:value-type="float" office:value="14.4">
            <text:p>14.4</text:p>
          </table:table-cell>
          <table:table-cell office:value-type="float" office:value="1168">
            <text:p>1168</text:p>
          </table:table-cell>
          <table:table-cell office:value-type="float" office:value="1.49">
            <text:p>1.49</text:p>
          </table:table-cell>
          <table:table-cell office:value-type="float" office:value="7.525">
            <text:p>7.525</text:p>
          </table:table-cell>
          <table:table-cell office:value-type="float" office:value="12.195">
            <text:p>12.195</text:p>
          </table:table-cell>
          <table:table-cell table:number-columns-repeated="30"/>
        </table:table-row>
        <table:table-row table:style-name="ro4">
          <table:table-cell office:value-type="float" office:value="0.3">
            <text:p>0.3</text:p>
          </table:table-cell>
          <table:table-cell office:value-type="float" office:value="0.095">
            <text:p>0.095</text:p>
          </table:table-cell>
          <table:table-cell office:value-type="float" office:value="0.09215">
            <text:p>0.09215</text:p>
          </table:table-cell>
          <table:table-cell office:value-type="float" office:value="0.25591">
            <text:p>0.25591</text:p>
          </table:table-cell>
          <table:table-cell office:value-type="float" office:value="0.394007">
            <text:p>0.394007</text:p>
          </table:table-cell>
          <table:table-cell office:value-type="float" office:value="2.607298">
            <text:p>2.607298</text:p>
          </table:table-cell>
          <table:table-cell office:value-type="float" office:value="9.999999">
            <text:p>9.999999</text:p>
          </table:table-cell>
          <table:table-cell office:value-type="float" office:value="10.8">
            <text:p>10.8</text:p>
          </table:table-cell>
          <table:table-cell office:value-type="float" office:value="68.16">
            <text:p>68.16</text:p>
          </table:table-cell>
          <table:table-cell office:value-type="float" office:value="98">
            <text:p>98</text:p>
          </table:table-cell>
          <table:table-cell office:value-type="float" office:value="21.11">
            <text:p>21.11</text:p>
          </table:table-cell>
          <table:table-cell office:value-type="float" office:value="1141">
            <text:p>1141</text:p>
          </table:table-cell>
          <table:table-cell office:value-type="float" office:value="1.49">
            <text:p>1.49</text:p>
          </table:table-cell>
          <table:table-cell office:value-type="float" office:value="7.63">
            <text:p>7.63</text:p>
          </table:table-cell>
          <table:table-cell office:value-type="float" office:value="12.478">
            <text:p>12.478</text:p>
          </table:table-cell>
          <table:table-cell table:number-columns-repeated="30"/>
        </table:table-row>
        <table:table-row table:style-name="ro4">
          <table:table-cell office:value-type="float" office:value="0.4">
            <text:p>0.4</text:p>
          </table:table-cell>
          <table:table-cell office:value-type="float" office:value="0.127">
            <text:p>0.127</text:p>
          </table:table-cell>
          <table:table-cell office:value-type="float" office:value="0.09777">
            <text:p>0.09777</text:p>
          </table:table-cell>
          <table:table-cell office:value-type="float" office:value="0.274672">
            <text:p>0.274672</text:p>
          </table:table-cell>
          <table:table-cell office:value-type="float" office:value="0.517961">
            <text:p>0.517961</text:p>
          </table:table-cell>
          <table:table-cell office:value-type="float" office:value="1.556056">
            <text:p>1.556056</text:p>
          </table:table-cell>
          <table:table-cell office:value-type="float" office:value="9.999999">
            <text:p>9.999999</text:p>
          </table:table-cell>
          <table:table-cell office:value-type="float" office:value="14.24">
            <text:p>14.24</text:p>
          </table:table-cell>
          <table:table-cell office:value-type="float" office:value="75.99">
            <text:p>75.99</text:p>
          </table:table-cell>
          <table:table-cell office:value-type="float" office:value="98">
            <text:p>98</text:p>
          </table:table-cell>
          <table:table-cell office:value-type="float" office:value="27.5">
            <text:p>27.5</text:p>
          </table:table-cell>
          <table:table-cell office:value-type="float" office:value="1115">
            <text:p>1115</text:p>
          </table:table-cell>
          <table:table-cell office:value-type="float" office:value="1.49">
            <text:p>1.49</text:p>
          </table:table-cell>
          <table:table-cell office:value-type="float" office:value="7.723">
            <text:p>7.723</text:p>
          </table:table-cell>
          <table:table-cell office:value-type="float" office:value="12.776">
            <text:p>12.776</text:p>
          </table:table-cell>
          <table:table-cell table:number-columns-repeated="30"/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0.159">
            <text:p>0.159</text:p>
          </table:table-cell>
          <table:table-cell office:value-type="float" office:value="0.103733">
            <text:p>0.103733</text:p>
          </table:table-cell>
          <table:table-cell office:value-type="float" office:value="0.295251">
            <text:p>0.295251</text:p>
          </table:table-cell>
          <table:table-cell office:value-type="float" office:value="0.638163">
            <text:p>0.638163</text:p>
          </table:table-cell>
          <table:table-cell office:value-type="float" office:value="1.056613">
            <text:p>1.056613</text:p>
          </table:table-cell>
          <table:table-cell office:value-type="float" office:value="6.014798">
            <text:p>6.014798</text:p>
          </table:table-cell>
          <table:table-cell office:value-type="float" office:value="17.57">
            <text:p>17.57</text:p>
          </table:table-cell>
          <table:table-cell office:value-type="float" office:value="81.07">
            <text:p>81.07</text:p>
          </table:table-cell>
          <table:table-cell office:value-type="float" office:value="98">
            <text:p>98</text:p>
          </table:table-cell>
          <table:table-cell office:value-type="float" office:value="33.55">
            <text:p>33.55</text:p>
          </table:table-cell>
          <table:table-cell office:value-type="float" office:value="1088">
            <text:p>1088</text:p>
          </table:table-cell>
          <table:table-cell office:value-type="float" office:value="1.49">
            <text:p>1.49</text:p>
          </table:table-cell>
          <table:table-cell office:value-type="float" office:value="7.808">
            <text:p>7.808</text:p>
          </table:table-cell>
          <table:table-cell office:value-type="float" office:value="13.087">
            <text:p>13.087</text:p>
          </table:table-cell>
          <table:table-cell table:number-columns-repeated="30"/>
        </table:table-row>
        <table:table-row table:style-name="ro4">
          <table:table-cell office:value-type="float" office:value="0.6">
            <text:p>0.6</text:p>
          </table:table-cell>
          <table:table-cell office:value-type="float" office:value="0.191">
            <text:p>0.191</text:p>
          </table:table-cell>
          <table:table-cell office:value-type="float" office:value="0.109292">
            <text:p>0.109292</text:p>
          </table:table-cell>
          <table:table-cell office:value-type="float" office:value="0.311834">
            <text:p>0.311834</text:p>
          </table:table-cell>
          <table:table-cell office:value-type="float" office:value="0.757472">
            <text:p>0.757472</text:p>
          </table:table-cell>
          <table:table-cell office:value-type="float" office:value="0.773086">
            <text:p>0.773086</text:p>
          </table:table-cell>
          <table:table-cell office:value-type="float" office:value="3.676295">
            <text:p>3.676295</text:p>
          </table:table-cell>
          <table:table-cell office:value-type="float" office:value="21.03">
            <text:p>21.03</text:p>
          </table:table-cell>
          <table:table-cell office:value-type="float" office:value="84.57">
            <text:p>84.57</text:p>
          </table:table-cell>
          <table:table-cell office:value-type="float" office:value="98">
            <text:p>98</text:p>
          </table:table-cell>
          <table:table-cell office:value-type="float" office:value="39.54">
            <text:p>39.54</text:p>
          </table:table-cell>
          <table:table-cell office:value-type="float" office:value="1069">
            <text:p>1069</text:p>
          </table:table-cell>
          <table:table-cell office:value-type="float" office:value="1.49">
            <text:p>1.49</text:p>
          </table:table-cell>
          <table:table-cell office:value-type="float" office:value="7.933">
            <text:p>7.933</text:p>
          </table:table-cell>
          <table:table-cell office:value-type="float" office:value="13.328">
            <text:p>13.328</text:p>
          </table:table-cell>
          <table:table-cell table:number-columns-repeated="30"/>
        </table:table-row>
        <table:table-row table:style-name="ro4">
          <table:table-cell office:value-type="float" office:value="0.7">
            <text:p>0.7</text:p>
          </table:table-cell>
          <table:table-cell office:value-type="float" office:value="0.223">
            <text:p>0.223</text:p>
          </table:table-cell>
          <table:table-cell office:value-type="float" office:value="0.113056">
            <text:p>0.113056</text:p>
          </table:table-cell>
          <table:table-cell office:value-type="float" office:value="0.319963">
            <text:p>0.319963</text:p>
          </table:table-cell>
          <table:table-cell office:value-type="float" office:value="0.87918">
            <text:p>0.87918</text:p>
          </table:table-cell>
          <table:table-cell office:value-type="float" office:value="0.58754">
            <text:p>0.58754</text:p>
          </table:table-cell>
          <table:table-cell office:value-type="float" office:value="2.375451">
            <text:p>2.375451</text:p>
          </table:table-cell>
          <table:table-cell office:value-type="float" office:value="24.73">
            <text:p>24.73</text:p>
          </table:table-cell>
          <table:table-cell office:value-type="float" office:value="87.21">
            <text:p>87.21</text:p>
          </table:table-cell>
          <table:table-cell office:value-type="float" office:value="98">
            <text:p>98</text:p>
          </table:table-cell>
          <table:table-cell office:value-type="float" office:value="45.73">
            <text:p>45.73</text:p>
          </table:table-cell>
          <table:table-cell office:value-type="float" office:value="1059">
            <text:p>1059</text:p>
          </table:table-cell>
          <table:table-cell office:value-type="float" office:value="1.49">
            <text:p>1.49</text:p>
          </table:table-cell>
          <table:table-cell office:value-type="float" office:value="8.066">
            <text:p>8.066</text:p>
          </table:table-cell>
          <table:table-cell office:value-type="float" office:value="13.443">
            <text:p>13.443</text:p>
          </table:table-cell>
          <table:table-cell table:number-columns-repeated="30"/>
        </table:table-row>
        <table:table-row table:style-name="ro4">
          <table:table-cell office:value-type="float" office:value="0.8">
            <text:p>0.8</text:p>
          </table:table-cell>
          <table:table-cell office:value-type="float" office:value="0.255">
            <text:p>0.255</text:p>
          </table:table-cell>
          <table:table-cell office:value-type="float" office:value="0.115545">
            <text:p>0.115545</text:p>
          </table:table-cell>
          <table:table-cell office:value-type="float" office:value="0.320341">
            <text:p>0.320341</text:p>
          </table:table-cell>
          <table:table-cell office:value-type="float" office:value="1.00454">
            <text:p>1.00454</text:p>
          </table:table-cell>
          <table:table-cell office:value-type="float" office:value="0.459739">
            <text:p>0.459739</text:p>
          </table:table-cell>
          <table:table-cell office:value-type="float" office:value="1.593247">
            <text:p>1.593247</text:p>
          </table:table-cell>
          <table:table-cell office:value-type="float" office:value="28.86">
            <text:p>28.86</text:p>
          </table:table-cell>
          <table:table-cell office:value-type="float" office:value="89.22">
            <text:p>89.22</text:p>
          </table:table-cell>
          <table:table-cell office:value-type="float" office:value="98">
            <text:p>98</text:p>
          </table:table-cell>
          <table:table-cell office:value-type="float" office:value="52.24">
            <text:p>52.24</text:p>
          </table:table-cell>
          <table:table-cell office:value-type="float" office:value="1059">
            <text:p>1059</text:p>
          </table:table-cell>
          <table:table-cell office:value-type="float" office:value="1.49">
            <text:p>1.49</text:p>
          </table:table-cell>
          <table:table-cell office:value-type="float" office:value="8.237">
            <text:p>8.237</text:p>
          </table:table-cell>
          <table:table-cell office:value-type="float" office:value="13.448">
            <text:p>13.448</text:p>
          </table:table-cell>
          <table:table-cell table:number-columns-repeated="30"/>
        </table:table-row>
        <table:table-row table:style-name="ro4">
          <table:table-cell office:value-type="float" office:value="0.9">
            <text:p>0.9</text:p>
          </table:table-cell>
          <table:table-cell office:value-type="float" office:value="0.286">
            <text:p>0.286</text:p>
          </table:table-cell>
          <table:table-cell office:value-type="float" office:value="0.117738">
            <text:p>0.117738</text:p>
          </table:table-cell>
          <table:table-cell office:value-type="float" office:value="0.314549">
            <text:p>0.314549</text:p>
          </table:table-cell>
          <table:table-cell office:value-type="float" office:value="1.13424">
            <text:p>1.13424</text:p>
          </table:table-cell>
          <table:table-cell office:value-type="float" office:value="0.370146">
            <text:p>0.370146</text:p>
          </table:table-cell>
          <table:table-cell office:value-type="float" office:value="1.098755">
            <text:p>1.098755</text:p>
          </table:table-cell>
          <table:table-cell office:value-type="float" office:value="33.69">
            <text:p>33.69</text:p>
          </table:table-cell>
          <table:table-cell office:value-type="float" office:value="90.74">
            <text:p>90.74</text:p>
          </table:table-cell>
          <table:table-cell office:value-type="float" office:value="98">
            <text:p>98</text:p>
          </table:table-cell>
          <table:table-cell office:value-type="float" office:value="59.13">
            <text:p>59.13</text:p>
          </table:table-cell>
          <table:table-cell office:value-type="float" office:value="1065">
            <text:p>1065</text:p>
          </table:table-cell>
          <table:table-cell office:value-type="float" office:value="1.49">
            <text:p>1.49</text:p>
          </table:table-cell>
          <table:table-cell office:value-type="float" office:value="8.496">
            <text:p>8.496</text:p>
          </table:table-cell>
          <table:table-cell office:value-type="float" office:value="13.367">
            <text:p>13.367</text:p>
          </table:table-cell>
          <table:table-cell table:number-columns-repeated="30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18">
            <text:p>0.318</text:p>
          </table:table-cell>
          <table:table-cell office:value-type="float" office:value="0.11964">
            <text:p>0.11964</text:p>
          </table:table-cell>
          <table:table-cell office:value-type="float" office:value="0.309044">
            <text:p>0.309044</text:p>
          </table:table-cell>
          <table:table-cell office:value-type="float" office:value="1.264724">
            <text:p>1.264724</text:p>
          </table:table-cell>
          <table:table-cell office:value-type="float" office:value="0.30466">
            <text:p>0.30466</text:p>
          </table:table-cell>
          <table:table-cell office:value-type="float" office:value="0.786974">
            <text:p>0.786974</text:p>
          </table:table-cell>
          <table:table-cell office:value-type="float" office:value="38.71">
            <text:p>38.71</text:p>
          </table:table-cell>
          <table:table-cell office:value-type="float" office:value="91.92">
            <text:p>91.92</text:p>
          </table:table-cell>
          <table:table-cell office:value-type="float" office:value="98">
            <text:p>98</text:p>
          </table:table-cell>
          <table:table-cell office:value-type="float" office:value="66.09">
            <text:p>66.09</text:p>
          </table:table-cell>
          <table:table-cell office:value-type="float" office:value="1072">
            <text:p>1072</text:p>
          </table:table-cell>
          <table:table-cell office:value-type="float" office:value="1.49">
            <text:p>1.49</text:p>
          </table:table-cell>
          <table:table-cell office:value-type="float" office:value="8.736">
            <text:p>8.736</text:p>
          </table:table-cell>
          <table:table-cell office:value-type="float" office:value="13.288">
            <text:p>13.288</text:p>
          </table:table-cell>
          <table:table-cell table:number-columns-repeated="30"/>
        </table:table-row>
        <table:table-row table:style-name="ro4">
          <table:table-cell office:value-type="float" office:value="1.1">
            <text:p>1.1</text:p>
          </table:table-cell>
          <table:table-cell office:value-type="float" office:value="0.35">
            <text:p>0.35</text:p>
          </table:table-cell>
          <table:table-cell office:value-type="float" office:value="0.121161">
            <text:p>0.121161</text:p>
          </table:table-cell>
          <table:table-cell office:value-type="float" office:value="0.304828">
            <text:p>0.304828</text:p>
          </table:table-cell>
          <table:table-cell office:value-type="float" office:value="1.395024">
            <text:p>1.395024</text:p>
          </table:table-cell>
          <table:table-cell office:value-type="float" office:value="0.254987">
            <text:p>0.254987</text:p>
          </table:table-cell>
          <table:table-cell office:value-type="float" office:value="0.5832">
            <text:p>0.5832</text:p>
          </table:table-cell>
          <table:table-cell office:value-type="float" office:value="43.72">
            <text:p>43.72</text:p>
          </table:table-cell>
          <table:table-cell office:value-type="float" office:value="92.85">
            <text:p>92.85</text:p>
          </table:table-cell>
          <table:table-cell office:value-type="float" office:value="98">
            <text:p>98</text:p>
          </table:table-cell>
          <table:table-cell office:value-type="float" office:value="73.04">
            <text:p>73.04</text:p>
          </table:table-cell>
          <table:table-cell office:value-type="float" office:value="1077">
            <text:p>1077</text:p>
          </table:table-cell>
          <table:table-cell office:value-type="float" office:value="1.49">
            <text:p>1.49</text:p>
          </table:table-cell>
          <table:table-cell office:value-type="float" office:value="8.928">
            <text:p>8.928</text:p>
          </table:table-cell>
          <table:table-cell office:value-type="float" office:value="13.227">
            <text:p>13.227</text:p>
          </table:table-cell>
          <table:table-cell table:number-columns-repeated="30"/>
        </table:table-row>
        <table:table-row table:style-name="ro4">
          <table:table-cell office:value-type="float" office:value="1.2">
            <text:p>1.2</text:p>
          </table:table-cell>
          <table:table-cell office:value-type="float" office:value="0.382">
            <text:p>0.382</text:p>
          </table:table-cell>
          <table:table-cell office:value-type="float" office:value="0.122317">
            <text:p>0.122317</text:p>
          </table:table-cell>
          <table:table-cell office:value-type="float" office:value="0.302012">
            <text:p>0.302012</text:p>
          </table:table-cell>
          <table:table-cell office:value-type="float" office:value="1.524672">
            <text:p>1.524672</text:p>
          </table:table-cell>
          <table:table-cell office:value-type="float" office:value="0.216304">
            <text:p>0.216304</text:p>
          </table:table-cell>
          <table:table-cell office:value-type="float" office:value="0.445063">
            <text:p>0.445063</text:p>
          </table:table-cell>
          <table:table-cell office:value-type="float" office:value="48.6">
            <text:p>48.6</text:p>
          </table:table-cell>
          <table:table-cell office:value-type="float" office:value="93.61">
            <text:p>93.61</text:p>
          </table:table-cell>
          <table:table-cell office:value-type="float" office:value="98">
            <text:p>98</text:p>
          </table:table-cell>
          <table:table-cell office:value-type="float" office:value="79.92">
            <text:p>79.92</text:p>
          </table:table-cell>
          <table:table-cell office:value-type="float" office:value="1080">
            <text:p>1080</text:p>
          </table:table-cell>
          <table:table-cell office:value-type="float" office:value="1.49">
            <text:p>1.49</text:p>
          </table:table-cell>
          <table:table-cell office:value-type="float" office:value="9.069">
            <text:p>9.069</text:p>
          </table:table-cell>
          <table:table-cell office:value-type="float" office:value="13.187">
            <text:p>13.187</text:p>
          </table:table-cell>
          <table:table-cell table:number-columns-repeated="30"/>
        </table:table-row>
        <table:table-row table:style-name="ro4">
          <table:table-cell office:value-type="float" office:value="1.3">
            <text:p>1.3</text:p>
          </table:table-cell>
          <table:table-cell office:value-type="float" office:value="0.414">
            <text:p>0.414</text:p>
          </table:table-cell>
          <table:table-cell office:value-type="float" office:value="0.123151">
            <text:p>0.123151</text:p>
          </table:table-cell>
          <table:table-cell office:value-type="float" office:value="0.300675">
            <text:p>0.300675</text:p>
          </table:table-cell>
          <table:table-cell office:value-type="float" office:value="1.653194">
            <text:p>1.653194</text:p>
          </table:table-cell>
          <table:table-cell office:value-type="float" office:value="0.185564">
            <text:p>0.185564</text:p>
          </table:table-cell>
          <table:table-cell office:value-type="float" office:value="0.348504">
            <text:p>0.348504</text:p>
          </table:table-cell>
          <table:table-cell office:value-type="float" office:value="53.25">
            <text:p>53.25</text:p>
          </table:table-cell>
          <table:table-cell office:value-type="float" office:value="94.23">
            <text:p>94.23</text:p>
          </table:table-cell>
          <table:table-cell office:value-type="float" office:value="98">
            <text:p>98</text:p>
          </table:table-cell>
          <table:table-cell office:value-type="float" office:value="86.71">
            <text:p>86.71</text:p>
          </table:table-cell>
          <table:table-cell office:value-type="float" office:value="1082">
            <text:p>1082</text:p>
          </table:table-cell>
          <table:table-cell office:value-type="float" office:value="1.49">
            <text:p>1.49</text:p>
          </table:table-cell>
          <table:table-cell office:value-type="float" office:value="9.158">
            <text:p>9.158</text:p>
          </table:table-cell>
          <table:table-cell office:value-type="float" office:value="13.167">
            <text:p>13.167</text:p>
          </table:table-cell>
          <table:table-cell table:number-columns-repeated="30"/>
        </table:table-row>
        <table:table-row table:style-name="ro4">
          <table:table-cell office:value-type="float" office:value="1.4">
            <text:p>1.4</text:p>
          </table:table-cell>
          <table:table-cell office:value-type="float" office:value="0.446">
            <text:p>0.446</text:p>
          </table:table-cell>
          <table:table-cell office:value-type="float" office:value="0.123737">
            <text:p>0.123737</text:p>
          </table:table-cell>
          <table:table-cell office:value-type="float" office:value="0.300905">
            <text:p>0.300905</text:p>
          </table:table-cell>
          <table:table-cell office:value-type="float" office:value="1.780091">
            <text:p>1.780091</text:p>
          </table:table-cell>
          <table:table-cell office:value-type="float" office:value="0.160762">
            <text:p>0.160762</text:p>
          </table:table-cell>
          <table:table-cell office:value-type="float" office:value="0.279245">
            <text:p>0.279245</text:p>
          </table:table-cell>
          <table:table-cell office:value-type="float" office:value="57.57">
            <text:p>57.57</text:p>
          </table:table-cell>
          <table:table-cell office:value-type="float" office:value="94.74">
            <text:p>94.74</text:p>
          </table:table-cell>
          <table:table-cell office:value-type="float" office:value="98">
            <text:p>98</text:p>
          </table:table-cell>
          <table:table-cell office:value-type="float" office:value="93.36">
            <text:p>93.36</text:p>
          </table:table-cell>
          <table:table-cell office:value-type="float" office:value="1081">
            <text:p>1081</text:p>
          </table:table-cell>
          <table:table-cell office:value-type="float" office:value="1.49">
            <text:p>1.49</text:p>
          </table:table-cell>
          <table:table-cell office:value-type="float" office:value="9.197">
            <text:p>9.197</text:p>
          </table:table-cell>
          <table:table-cell office:value-type="float" office:value="13.17">
            <text:p>13.17</text:p>
          </table:table-cell>
          <table:table-cell table:number-columns-repeated="30"/>
        </table:table-row>
        <table:table-row table:style-name="ro4">
          <table:table-cell office:value-type="float" office:value="1.5">
            <text:p>1.5</text:p>
          </table:table-cell>
          <table:table-cell office:value-type="float" office:value="0.477">
            <text:p>0.477</text:p>
          </table:table-cell>
          <table:table-cell office:value-type="float" office:value="0.124183">
            <text:p>0.124183</text:p>
          </table:table-cell>
          <table:table-cell office:value-type="float" office:value="0.302838">
            <text:p>0.302838</text:p>
          </table:table-cell>
          <table:table-cell office:value-type="float" office:value="1.9048">
            <text:p>1.9048</text:p>
          </table:table-cell>
          <table:table-cell office:value-type="float" office:value="0.140546">
            <text:p>0.140546</text:p>
          </table:table-cell>
          <table:table-cell office:value-type="float" office:value="0.228495">
            <text:p>0.228495</text:p>
          </table:table-cell>
          <table:table-cell office:value-type="float" office:value="61.51">
            <text:p>61.51</text:p>
          </table:table-cell>
          <table:table-cell office:value-type="float" office:value="95.16">
            <text:p>95.16</text:p>
          </table:table-cell>
          <table:table-cell office:value-type="float" office:value="98">
            <text:p>98</text:p>
          </table:table-cell>
          <table:table-cell office:value-type="float" office:value="99.81">
            <text:p>99.81</text:p>
          </table:table-cell>
          <table:table-cell office:value-type="float" office:value="1079">
            <text:p>1079</text:p>
          </table:table-cell>
          <table:table-cell office:value-type="float" office:value="1.49">
            <text:p>1.49</text:p>
          </table:table-cell>
          <table:table-cell office:value-type="float" office:value="9.191">
            <text:p>9.191</text:p>
          </table:table-cell>
          <table:table-cell office:value-type="float" office:value="13.199">
            <text:p>13.199</text:p>
          </table:table-cell>
          <table:table-cell table:number-columns-repeated="30"/>
        </table:table-row>
        <table:table-row table:style-name="ro4">
          <table:table-cell office:value-type="float" office:value="1.6">
            <text:p>1.6</text:p>
          </table:table-cell>
          <table:table-cell office:value-type="float" office:value="0.509">
            <text:p>0.509</text:p>
          </table:table-cell>
          <table:table-cell office:value-type="float" office:value="0.124639">
            <text:p>0.124639</text:p>
          </table:table-cell>
          <table:table-cell office:value-type="float" office:value="0.306702">
            <text:p>0.306702</text:p>
          </table:table-cell>
          <table:table-cell office:value-type="float" office:value="2.026641">
            <text:p>2.026641</text:p>
          </table:table-cell>
          <table:table-cell office:value-type="float" office:value="0.123981">
            <text:p>0.123981</text:p>
          </table:table-cell>
          <table:table-cell office:value-type="float" office:value="0.190676">
            <text:p>0.190676</text:p>
          </table:table-cell>
          <table:table-cell office:value-type="float" office:value="65.02">
            <text:p>65.02</text:p>
          </table:table-cell>
          <table:table-cell office:value-type="float" office:value="95.52">
            <text:p>95.52</text:p>
          </table:table-cell>
          <table:table-cell office:value-type="float" office:value="98">
            <text:p>98</text:p>
          </table:table-cell>
          <table:table-cell office:value-type="float" office:value="106.02">
            <text:p>106.02</text:p>
          </table:table-cell>
          <table:table-cell office:value-type="float" office:value="1074">
            <text:p>1074</text:p>
          </table:table-cell>
          <table:table-cell office:value-type="float" office:value="1.49">
            <text:p>1.49</text:p>
          </table:table-cell>
          <table:table-cell office:value-type="float" office:value="9.147">
            <text:p>9.147</text:p>
          </table:table-cell>
          <table:table-cell office:value-type="float" office:value="13.254">
            <text:p>13.254</text:p>
          </table:table-cell>
          <table:table-cell table:number-columns-repeated="30"/>
        </table:table-row>
        <table:table-row table:style-name="ro4">
          <table:table-cell office:value-type="float" office:value="1.7">
            <text:p>1.7</text:p>
          </table:table-cell>
          <table:table-cell office:value-type="float" office:value="0.541">
            <text:p>0.541</text:p>
          </table:table-cell>
          <table:table-cell office:value-type="float" office:value="0.125326">
            <text:p>0.125326</text:p>
          </table:table-cell>
          <table:table-cell office:value-type="float" office:value="0.312856">
            <text:p>0.312856</text:p>
          </table:table-cell>
          <table:table-cell office:value-type="float" office:value="2.144766">
            <text:p>2.144766</text:p>
          </table:table-cell>
          <table:table-cell office:value-type="float" office:value="0.110429">
            <text:p>0.110429</text:p>
          </table:table-cell>
          <table:table-cell office:value-type="float" office:value="0.162158">
            <text:p>0.162158</text:p>
          </table:table-cell>
          <table:table-cell office:value-type="float" office:value="68.1">
            <text:p>68.1</text:p>
          </table:table-cell>
          <table:table-cell office:value-type="float" office:value="95.81">
            <text:p>95.81</text:p>
          </table:table-cell>
          <table:table-cell office:value-type="float" office:value="89">
            <text:p>89</text:p>
          </table:table-cell>
          <table:table-cell office:value-type="float" office:value="111.9">
            <text:p>111.9</text:p>
          </table:table-cell>
          <table:table-cell office:value-type="float" office:value="1067">
            <text:p>1067</text:p>
          </table:table-cell>
          <table:table-cell office:value-type="float" office:value="1.49">
            <text:p>1.49</text:p>
          </table:table-cell>
          <table:table-cell office:value-type="float" office:value="9.076">
            <text:p>9.076</text:p>
          </table:table-cell>
          <table:table-cell office:value-type="float" office:value="13.343">
            <text:p>13.343</text:p>
          </table:table-cell>
          <table:table-cell table:number-columns-repeated="30"/>
        </table:table-row>
        <table:table-row table:style-name="ro9">
          <table:table-cell office:value-type="string">
            <text:p>v/(nD)</text:p>
          </table:table-cell>
          <table:table-cell office:value-type="string">
            <text:p>v/(ΩR)</text:p>
          </table:table-cell>
          <table:table-cell office:value-type="string">
            <text:p>Ct@58degs</text:p>
          </table:table-cell>
          <table:table-cell office:value-type="string">
            <text:p>Cp@58degs</text:p>
          </table:table-cell>
          <table:table-cell office:value-type="string">
            <text:p>Cs</text:p>
          </table:table-cell>
          <table:table-cell office:value-type="string">
            <text:p>Tc</text:p>
          </table:table-cell>
          <table:table-cell office:value-type="string">
            <text:p>Pc</text:p>
          </table:table-cell>
          <table:table-cell office:value-type="string">
            <text:p>η</text:p>
          </table:table-cell>
          <table:table-cell office:value-type="string">
            <text:p>η*</text:p>
          </table:table-cell>
          <table:table-cell office:value-type="string">
            <text:p>stalled</text:p>
          </table:table-cell>
          <table:table-cell office:value-type="string">
            <text:p>v</text:p>
          </table:table-cell>
          <table:table-cell office:value-type="string">
            <text:p>rpm</text:p>
          </table:table-cell>
          <table:table-cell office:value-type="string">
            <text:p>Power</text:p>
          </table:table-cell>
          <table:table-cell office:value-type="string">
            <text:p>Thrust</text:p>
          </table:table-cell>
          <table:table-cell office:value-type="string">
            <text:p>Torque</text:p>
          </table:table-cell>
          <table:table-cell table:number-columns-repeated="30"/>
        </table:table-row>
        <table:table-row table:style-name="ro9">
          <table:table-cell table:number-columns-repeated="7" office:value-type="string">
            <text:p>[-]</text:p>
          </table:table-cell>
          <table:table-cell table:number-columns-repeated="3" office:value-type="string">
            <text:p>[%]</text:p>
          </table:table-cell>
          <table:table-cell office:value-type="string">
            <text:p>[m/s]</text:p>
          </table:table-cell>
          <table:table-cell office:value-type="string">
            <text:p>[1/min]</text:p>
          </table:table-cell>
          <table:table-cell office:value-type="string">
            <text:p>[MW]</text:p>
          </table:table-cell>
          <table:table-cell office:value-type="string">
            <text:p>[kN]</text:p>
          </table:table-cell>
          <table:table-cell office:value-type="string">
            <text:p>[kNm]</text:p>
          </table:table-cell>
          <table:table-cell table:number-columns-repeated="30"/>
        </table:table-row>
        <table:table-row table:style-name="ro4">
          <table:table-cell table:number-columns-repeated="2" office:value-type="float" office:value="0">
            <text:p>0</text:p>
          </table:table-cell>
          <table:table-cell office:value-type="float" office:value="0.110264">
            <text:p>0.110264</text:p>
          </table:table-cell>
          <table:table-cell office:value-type="float" office:value="0.378266">
            <text:p>0.378266</text:p>
          </table:table-cell>
          <table:table-cell office:value-type="float" office:value="0.000038">
            <text:p>0.000038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98.00!</text:p>
          </table:table-cell>
          <table:table-cell office:value-type="float" office:value="0">
            <text:p>0</text:p>
          </table:table-cell>
          <table:table-cell office:value-type="float" office:value="1002">
            <text:p>1002</text:p>
          </table:table-cell>
          <table:table-cell office:value-type="float" office:value="1.49">
            <text:p>1.49</text:p>
          </table:table-cell>
          <table:table-cell office:value-type="float" office:value="7.036">
            <text:p>7.036</text:p>
          </table:table-cell>
          <table:table-cell office:value-type="float" office:value="14.214">
            <text:p>14.214</text:p>
          </table:table-cell>
          <table:table-cell table:number-columns-repeated="30"/>
        </table:table-row>
        <table:table-row table:style-name="ro4">
          <table:table-cell office:value-type="float" office:value="0.1">
            <text:p>0.1</text:p>
          </table:table-cell>
          <table:table-cell office:value-type="float" office:value="0.032">
            <text:p>0.032</text:p>
          </table:table-cell>
          <table:table-cell office:value-type="float" office:value="0.06818">
            <text:p>0.06818</text:p>
          </table:table-cell>
          <table:table-cell office:value-type="float" office:value="0.221627">
            <text:p>0.221627</text:p>
          </table:table-cell>
          <table:table-cell office:value-type="float" office:value="0.135169">
            <text:p>0.135169</text:p>
          </table:table-cell>
          <table:table-cell table:number-columns-repeated="2" office:value-type="float" office:value="9.999999">
            <text:p>9.999999</text:p>
          </table:table-cell>
          <table:table-cell office:value-type="float" office:value="3.08">
            <text:p>3.08</text:p>
          </table:table-cell>
          <table:table-cell office:value-type="float" office:value="37.51">
            <text:p>37.51</text:p>
          </table:table-cell>
          <table:table-cell office:value-type="string">
            <text:p>98.00!</text:p>
          </table:table-cell>
          <table:table-cell office:value-type="float" office:value="7.38">
            <text:p>7.38</text:p>
          </table:table-cell>
          <table:table-cell office:value-type="float" office:value="1197">
            <text:p>1197</text:p>
          </table:table-cell>
          <table:table-cell office:value-type="float" office:value="1.49">
            <text:p>1.49</text:p>
          </table:table-cell>
          <table:table-cell office:value-type="float" office:value="6.214">
            <text:p>6.214</text:p>
          </table:table-cell>
          <table:table-cell office:value-type="float" office:value="11.894">
            <text:p>11.894</text:p>
          </table:table-cell>
          <table:table-cell table:number-columns-repeated="30"/>
        </table:table-row>
        <table:table-row table:style-name="ro4">
          <table:table-cell office:value-type="float" office:value="0.2">
            <text:p>0.2</text:p>
          </table:table-cell>
          <table:table-cell office:value-type="float" office:value="0.064">
            <text:p>0.064</text:p>
          </table:table-cell>
          <table:table-cell office:value-type="float" office:value="0.070575">
            <text:p>0.070575</text:p>
          </table:table-cell>
          <table:table-cell office:value-type="float" office:value="0.235498">
            <text:p>0.235498</text:p>
          </table:table-cell>
          <table:table-cell office:value-type="float" office:value="0.267075">
            <text:p>0.267075</text:p>
          </table:table-cell>
          <table:table-cell office:value-type="float" office:value="4.492961">
            <text:p>4.492961</text:p>
          </table:table-cell>
          <table:table-cell office:value-type="float" office:value="9.999999">
            <text:p>9.999999</text:p>
          </table:table-cell>
          <table:table-cell office:value-type="float" office:value="5.99">
            <text:p>5.99</text:p>
          </table:table-cell>
          <table:table-cell office:value-type="float" office:value="59.27">
            <text:p>59.27</text:p>
          </table:table-cell>
          <table:table-cell office:value-type="float" office:value="98">
            <text:p>98</text:p>
          </table:table-cell>
          <table:table-cell office:value-type="float" office:value="14.47">
            <text:p>14.47</text:p>
          </table:table-cell>
          <table:table-cell office:value-type="float" office:value="1173">
            <text:p>1173</text:p>
          </table:table-cell>
          <table:table-cell office:value-type="float" office:value="1.49">
            <text:p>1.49</text:p>
          </table:table-cell>
          <table:table-cell office:value-type="float" office:value="6.177">
            <text:p>6.177</text:p>
          </table:table-cell>
          <table:table-cell office:value-type="float" office:value="12.137">
            <text:p>12.137</text:p>
          </table:table-cell>
          <table:table-cell table:number-columns-repeated="30"/>
        </table:table-row>
        <table:table-row table:style-name="ro4">
          <table:table-cell office:value-type="float" office:value="0.3">
            <text:p>0.3</text:p>
          </table:table-cell>
          <table:table-cell office:value-type="float" office:value="0.095">
            <text:p>0.095</text:p>
          </table:table-cell>
          <table:table-cell office:value-type="float" office:value="0.073119">
            <text:p>0.073119</text:p>
          </table:table-cell>
          <table:table-cell office:value-type="float" office:value="0.249423">
            <text:p>0.249423</text:p>
          </table:table-cell>
          <table:table-cell office:value-type="float" office:value="0.396035">
            <text:p>0.396035</text:p>
          </table:table-cell>
          <table:table-cell office:value-type="float" office:value="2.068841">
            <text:p>2.068841</text:p>
          </table:table-cell>
          <table:table-cell office:value-type="float" office:value="9.999999">
            <text:p>9.999999</text:p>
          </table:table-cell>
          <table:table-cell office:value-type="float" office:value="8.79">
            <text:p>8.79</text:p>
          </table:table-cell>
          <table:table-cell office:value-type="float" office:value="71.99">
            <text:p>71.99</text:p>
          </table:table-cell>
          <table:table-cell office:value-type="float" office:value="98">
            <text:p>98</text:p>
          </table:table-cell>
          <table:table-cell office:value-type="float" office:value="21.3">
            <text:p>21.3</text:p>
          </table:table-cell>
          <table:table-cell office:value-type="float" office:value="1151">
            <text:p>1151</text:p>
          </table:table-cell>
          <table:table-cell office:value-type="float" office:value="1.49">
            <text:p>1.49</text:p>
          </table:table-cell>
          <table:table-cell office:value-type="float" office:value="6.159">
            <text:p>6.159</text:p>
          </table:table-cell>
          <table:table-cell office:value-type="float" office:value="12.372">
            <text:p>12.372</text:p>
          </table:table-cell>
          <table:table-cell table:number-columns-repeated="30"/>
        </table:table-row>
        <table:table-row table:style-name="ro4">
          <table:table-cell office:value-type="float" office:value="0.4">
            <text:p>0.4</text:p>
          </table:table-cell>
          <table:table-cell office:value-type="float" office:value="0.127">
            <text:p>0.127</text:p>
          </table:table-cell>
          <table:table-cell office:value-type="float" office:value="0.076515">
            <text:p>0.076515</text:p>
          </table:table-cell>
          <table:table-cell office:value-type="float" office:value="0.265112">
            <text:p>0.265112</text:p>
          </table:table-cell>
          <table:table-cell office:value-type="float" office:value="0.521644">
            <text:p>0.521644</text:p>
          </table:table-cell>
          <table:table-cell office:value-type="float" office:value="1.217777">
            <text:p>1.217777</text:p>
          </table:table-cell>
          <table:table-cell office:value-type="float" office:value="9.999999">
            <text:p>9.999999</text:p>
          </table:table-cell>
          <table:table-cell office:value-type="float" office:value="11.54">
            <text:p>11.54</text:p>
          </table:table-cell>
          <table:table-cell office:value-type="float" office:value="79.55">
            <text:p>79.55</text:p>
          </table:table-cell>
          <table:table-cell office:value-type="float" office:value="98">
            <text:p>98</text:p>
          </table:table-cell>
          <table:table-cell office:value-type="float" office:value="27.82">
            <text:p>27.82</text:p>
          </table:table-cell>
          <table:table-cell office:value-type="float" office:value="1128">
            <text:p>1128</text:p>
          </table:table-cell>
          <table:table-cell office:value-type="float" office:value="1.49">
            <text:p>1.49</text:p>
          </table:table-cell>
          <table:table-cell office:value-type="float" office:value="6.188">
            <text:p>6.188</text:p>
          </table:table-cell>
          <table:table-cell office:value-type="float" office:value="12.626">
            <text:p>12.626</text:p>
          </table:table-cell>
          <table:table-cell table:number-columns-repeated="30"/>
        </table:table-row>
        <table:table-row table:style-name="ro4">
          <table:table-cell office:value-type="float" office:value="0.5">
            <text:p>0.5</text:p>
          </table:table-cell>
          <table:table-cell office:value-type="float" office:value="0.159">
            <text:p>0.159</text:p>
          </table:table-cell>
          <table:table-cell office:value-type="float" office:value="0.080888">
            <text:p>0.080888</text:p>
          </table:table-cell>
          <table:table-cell office:value-type="float" office:value="0.282996">
            <text:p>0.282996</text:p>
          </table:table-cell>
          <table:table-cell office:value-type="float" office:value="0.643597">
            <text:p>0.643597</text:p>
          </table:table-cell>
          <table:table-cell office:value-type="float" office:value="0.82392">
            <text:p>0.82392</text:p>
          </table:table-cell>
          <table:table-cell office:value-type="float" office:value="5.765143">
            <text:p>5.765143</text:p>
          </table:table-cell>
          <table:table-cell office:value-type="float" office:value="14.29">
            <text:p>14.29</text:p>
          </table:table-cell>
          <table:table-cell office:value-type="float" office:value="84.2">
            <text:p>84.2</text:p>
          </table:table-cell>
          <table:table-cell office:value-type="float" office:value="98">
            <text:p>98</text:p>
          </table:table-cell>
          <table:table-cell office:value-type="float" office:value="34.03">
            <text:p>34.03</text:p>
          </table:table-cell>
          <table:table-cell office:value-type="float" office:value="1104">
            <text:p>1104</text:p>
          </table:table-cell>
          <table:table-cell office:value-type="float" office:value="1.49">
            <text:p>1.49</text:p>
          </table:table-cell>
          <table:table-cell office:value-type="float" office:value="6.263">
            <text:p>6.263</text:p>
          </table:table-cell>
          <table:table-cell office:value-type="float" office:value="12.904">
            <text:p>12.904</text:p>
          </table:table-cell>
          <table:table-cell table:number-columns-repeated="30"/>
        </table:table-row>
        <table:table-row table:style-name="ro4">
          <table:table-cell office:value-type="float" office:value="0.6">
            <text:p>0.6</text:p>
          </table:table-cell>
          <table:table-cell office:value-type="float" office:value="0.191">
            <text:p>0.191</text:p>
          </table:table-cell>
          <table:table-cell office:value-type="float" office:value="0.086306">
            <text:p>0.086306</text:p>
          </table:table-cell>
          <table:table-cell office:value-type="float" office:value="0.303841">
            <text:p>0.303841</text:p>
          </table:table-cell>
          <table:table-cell office:value-type="float" office:value="0.761416">
            <text:p>0.761416</text:p>
          </table:table-cell>
          <table:table-cell office:value-type="float" office:value="0.610487">
            <text:p>0.610487</text:p>
          </table:table-cell>
          <table:table-cell office:value-type="float" office:value="3.582062">
            <text:p>3.582062</text:p>
          </table:table-cell>
          <table:table-cell office:value-type="float" office:value="17.04">
            <text:p>17.04</text:p>
          </table:table-cell>
          <table:table-cell office:value-type="float" office:value="87.16">
            <text:p>87.16</text:p>
          </table:table-cell>
          <table:table-cell office:value-type="float" office:value="98">
            <text:p>98</text:p>
          </table:table-cell>
          <table:table-cell office:value-type="float" office:value="39.88">
            <text:p>39.88</text:p>
          </table:table-cell>
          <table:table-cell office:value-type="float" office:value="1078">
            <text:p>1078</text:p>
          </table:table-cell>
          <table:table-cell office:value-type="float" office:value="1.49">
            <text:p>1.49</text:p>
          </table:table-cell>
          <table:table-cell office:value-type="float" office:value="6.373">
            <text:p>6.373</text:p>
          </table:table-cell>
          <table:table-cell office:value-type="float" office:value="13.213">
            <text:p>13.213</text:p>
          </table:table-cell>
          <table:table-cell table:number-columns-repeated="30"/>
        </table:table-row>
        <table:table-row table:style-name="ro4">
          <table:table-cell office:value-type="float" office:value="0.7">
            <text:p>0.7</text:p>
          </table:table-cell>
          <table:table-cell office:value-type="float" office:value="0.223">
            <text:p>0.223</text:p>
          </table:table-cell>
          <table:table-cell office:value-type="float" office:value="0.093058">
            <text:p>0.093058</text:p>
          </table:table-cell>
          <table:table-cell office:value-type="float" office:value="0.328422">
            <text:p>0.328422</text:p>
          </table:table-cell>
          <table:table-cell office:value-type="float" office:value="0.874604">
            <text:p>0.874604</text:p>
          </table:table-cell>
          <table:table-cell office:value-type="float" office:value="0.483613">
            <text:p>0.483613</text:p>
          </table:table-cell>
          <table:table-cell office:value-type="float" office:value="2.438247">
            <text:p>2.438247</text:p>
          </table:table-cell>
          <table:table-cell office:value-type="float" office:value="19.83">
            <text:p>19.83</text:p>
          </table:table-cell>
          <table:table-cell office:value-type="float" office:value="89.09">
            <text:p>89.09</text:p>
          </table:table-cell>
          <table:table-cell office:value-type="float" office:value="98">
            <text:p>98</text:p>
          </table:table-cell>
          <table:table-cell office:value-type="float" office:value="45.34">
            <text:p>45.34</text:p>
          </table:table-cell>
          <table:table-cell office:value-type="float" office:value="1050">
            <text:p>1050</text:p>
          </table:table-cell>
          <table:table-cell office:value-type="float" office:value="1.49">
            <text:p>1.49</text:p>
          </table:table-cell>
          <table:table-cell office:value-type="float" office:value="6.525">
            <text:p>6.525</text:p>
          </table:table-cell>
          <table:table-cell office:value-type="float" office:value="13.56">
            <text:p>13.56</text:p>
          </table:table-cell>
          <table:table-cell table:number-columns-repeated="30"/>
        </table:table-row>
        <table:table-row table:style-name="ro4">
          <table:table-cell office:value-type="float" office:value="0.8">
            <text:p>0.8</text:p>
          </table:table-cell>
          <table:table-cell office:value-type="float" office:value="0.255">
            <text:p>0.255</text:p>
          </table:table-cell>
          <table:table-cell office:value-type="float" office:value="0.099611">
            <text:p>0.099611</text:p>
          </table:table-cell>
          <table:table-cell office:value-type="float" office:value="0.355499">
            <text:p>0.355499</text:p>
          </table:table-cell>
          <table:table-cell office:value-type="float" office:value="0.983835">
            <text:p>0.983835</text:p>
          </table:table-cell>
          <table:table-cell office:value-type="float" office:value="0.396339">
            <text:p>0.396339</text:p>
          </table:table-cell>
          <table:table-cell office:value-type="float" office:value="1.768106">
            <text:p>1.768106</text:p>
          </table:table-cell>
          <table:table-cell office:value-type="float" office:value="22.42">
            <text:p>22.42</text:p>
          </table:table-cell>
          <table:table-cell office:value-type="float" office:value="90.49">
            <text:p>90.49</text:p>
          </table:table-cell>
          <table:table-cell office:value-type="float" office:value="98">
            <text:p>98</text:p>
          </table:table-cell>
          <table:table-cell office:value-type="float" office:value="50.46">
            <text:p>50.46</text:p>
          </table:table-cell>
          <table:table-cell office:value-type="float" office:value="1023">
            <text:p>1023</text:p>
          </table:table-cell>
          <table:table-cell office:value-type="float" office:value="1.49">
            <text:p>1.49</text:p>
          </table:table-cell>
          <table:table-cell office:value-type="float" office:value="6.625">
            <text:p>6.625</text:p>
          </table:table-cell>
          <table:table-cell office:value-type="float" office:value="13.923">
            <text:p>13.923</text:p>
          </table:table-cell>
          <table:table-cell table:number-columns-repeated="30"/>
        </table:table-row>
        <table:table-row table:style-name="ro4">
          <table:table-cell office:value-type="float" office:value="0.9">
            <text:p>0.9</text:p>
          </table:table-cell>
          <table:table-cell office:value-type="float" office:value="0.286">
            <text:p>0.286</text:p>
          </table:table-cell>
          <table:table-cell office:value-type="float" office:value="0.104944">
            <text:p>0.104944</text:p>
          </table:table-cell>
          <table:table-cell office:value-type="float" office:value="0.382001">
            <text:p>0.382001</text:p>
          </table:table-cell>
          <table:table-cell office:value-type="float" office:value="1.091012">
            <text:p>1.091012</text:p>
          </table:table-cell>
          <table:table-cell office:value-type="float" office:value="0.329923">
            <text:p>0.329923</text:p>
          </table:table-cell>
          <table:table-cell office:value-type="float" office:value="1.334374">
            <text:p>1.334374</text:p>
          </table:table-cell>
          <table:table-cell office:value-type="float" office:value="24.72">
            <text:p>24.72</text:p>
          </table:table-cell>
          <table:table-cell office:value-type="float" office:value="91.63">
            <text:p>91.63</text:p>
          </table:table-cell>
          <table:table-cell office:value-type="float" office:value="98">
            <text:p>98</text:p>
          </table:table-cell>
          <table:table-cell office:value-type="float" office:value="55.43">
            <text:p>55.43</text:p>
          </table:table-cell>
          <table:table-cell office:value-type="float" office:value="999">
            <text:p>999</text:p>
          </table:table-cell>
          <table:table-cell office:value-type="float" office:value="1.49">
            <text:p>1.49</text:p>
          </table:table-cell>
          <table:table-cell office:value-type="float" office:value="6.653">
            <text:p>6.653</text:p>
          </table:table-cell>
          <table:table-cell office:value-type="float" office:value="14.261">
            <text:p>14.261</text:p>
          </table:table-cell>
          <table:table-cell table:number-columns-repeated="30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.318">
            <text:p>0.318</text:p>
          </table:table-cell>
          <table:table-cell office:value-type="float" office:value="0.108448">
            <text:p>0.108448</text:p>
          </table:table-cell>
          <table:table-cell office:value-type="float" office:value="0.39409">
            <text:p>0.39409</text:p>
          </table:table-cell>
          <table:table-cell office:value-type="float" office:value="1.204705">
            <text:p>1.204705</text:p>
          </table:table-cell>
          <table:table-cell office:value-type="float" office:value="0.276161">
            <text:p>0.276161</text:p>
          </table:table-cell>
          <table:table-cell office:value-type="float" office:value="1.003542">
            <text:p>1.003542</text:p>
          </table:table-cell>
          <table:table-cell office:value-type="float" office:value="27.52">
            <text:p>27.52</text:p>
          </table:table-cell>
          <table:table-cell office:value-type="float" office:value="92.6">
            <text:p>92.6</text:p>
          </table:table-cell>
          <table:table-cell office:value-type="float" office:value="98">
            <text:p>98</text:p>
          </table:table-cell>
          <table:table-cell office:value-type="float" office:value="60.95">
            <text:p>60.95</text:p>
          </table:table-cell>
          <table:table-cell office:value-type="float" office:value="988">
            <text:p>988</text:p>
          </table:table-cell>
          <table:table-cell office:value-type="float" office:value="1.49">
            <text:p>1.49</text:p>
          </table:table-cell>
          <table:table-cell office:value-type="float" office:value="6.734">
            <text:p>6.734</text:p>
          </table:table-cell>
          <table:table-cell office:value-type="float" office:value="14.41">
            <text:p>14.41</text:p>
          </table:table-cell>
          <table:table-cell table:number-columns-repeated="30"/>
        </table:table-row>
        <table:table-row table:style-name="ro4">
          <table:table-cell office:value-type="float" office:value="1.1">
            <text:p>1.1</text:p>
          </table:table-cell>
          <table:table-cell office:value-type="float" office:value="0.35">
            <text:p>0.35</text:p>
          </table:table-cell>
          <table:table-cell office:value-type="float" office:value="0.111729">
            <text:p>0.111729</text:p>
          </table:table-cell>
          <table:table-cell office:value-type="float" office:value="0.391641">
            <text:p>0.391641</text:p>
          </table:table-cell>
          <table:table-cell office:value-type="float" office:value="1.326829">
            <text:p>1.326829</text:p>
          </table:table-cell>
          <table:table-cell office:value-type="float" office:value="0.235137">
            <text:p>0.235137</text:p>
          </table:table-cell>
          <table:table-cell office:value-type="float" office:value="0.749291">
            <text:p>0.749291</text:p>
          </table:table-cell>
          <table:table-cell office:value-type="float" office:value="31.38">
            <text:p>31.38</text:p>
          </table:table-cell>
          <table:table-cell office:value-type="float" office:value="93.36">
            <text:p>93.36</text:p>
          </table:table-cell>
          <table:table-cell office:value-type="float" office:value="98">
            <text:p>98</text:p>
          </table:table-cell>
          <table:table-cell office:value-type="float" office:value="67.18">
            <text:p>67.18</text:p>
          </table:table-cell>
          <table:table-cell office:value-type="float" office:value="990">
            <text:p>990</text:p>
          </table:table-cell>
          <table:table-cell office:value-type="float" office:value="1.49">
            <text:p>1.49</text:p>
          </table:table-cell>
          <table:table-cell office:value-type="float" office:value="6.966">
            <text:p>6.966</text:p>
          </table:table-cell>
          <table:table-cell office:value-type="float" office:value="14.38">
            <text:p>14.38</text:p>
          </table:table-cell>
          <table:table-cell table:number-columns-repeated="30"/>
        </table:table-row>
        <table:table-row table:style-name="ro4">
          <table:table-cell office:value-type="float" office:value="1.2">
            <text:p>1.2</text:p>
          </table:table-cell>
          <table:table-cell office:value-type="float" office:value="0.382">
            <text:p>0.382</text:p>
          </table:table-cell>
          <table:table-cell office:value-type="float" office:value="0.115011">
            <text:p>0.115011</text:p>
          </table:table-cell>
          <table:table-cell office:value-type="float" office:value="0.387489">
            <text:p>0.387489</text:p>
          </table:table-cell>
          <table:table-cell office:value-type="float" office:value="1.450539">
            <text:p>1.450539</text:p>
          </table:table-cell>
          <table:table-cell office:value-type="float" office:value="0.203383">
            <text:p>0.203383</text:p>
          </table:table-cell>
          <table:table-cell office:value-type="float" office:value="0.571026">
            <text:p>0.571026</text:p>
          </table:table-cell>
          <table:table-cell office:value-type="float" office:value="35.62">
            <text:p>35.62</text:p>
          </table:table-cell>
          <table:table-cell office:value-type="float" office:value="93.96">
            <text:p>93.96</text:p>
          </table:table-cell>
          <table:table-cell office:value-type="float" office:value="98">
            <text:p>98</text:p>
          </table:table-cell>
          <table:table-cell office:value-type="float" office:value="73.55">
            <text:p>73.55</text:p>
          </table:table-cell>
          <table:table-cell office:value-type="float" office:value="994">
            <text:p>994</text:p>
          </table:table-cell>
          <table:table-cell office:value-type="float" office:value="1.49">
            <text:p>1.49</text:p>
          </table:table-cell>
          <table:table-cell office:value-type="float" office:value="7.222">
            <text:p>7.222</text:p>
          </table:table-cell>
          <table:table-cell office:value-type="float" office:value="14.329">
            <text:p>14.329</text:p>
          </table:table-cell>
          <table:table-cell table:number-columns-repeated="30"/>
        </table:table-row>
        <table:table-row table:style-name="ro4">
          <table:table-cell office:value-type="float" office:value="1.3">
            <text:p>1.3</text:p>
          </table:table-cell>
          <table:table-cell office:value-type="float" office:value="0.414">
            <text:p>0.414</text:p>
          </table:table-cell>
          <table:table-cell office:value-type="float" office:value="0.117966">
            <text:p>0.117966</text:p>
          </table:table-cell>
          <table:table-cell office:value-type="float" office:value="0.384625">
            <text:p>0.384625</text:p>
          </table:table-cell>
          <table:table-cell office:value-type="float" office:value="1.573751">
            <text:p>1.573751</text:p>
          </table:table-cell>
          <table:table-cell office:value-type="float" office:value="0.177751">
            <text:p>0.177751</text:p>
          </table:table-cell>
          <table:table-cell office:value-type="float" office:value="0.445807">
            <text:p>0.445807</text:p>
          </table:table-cell>
          <table:table-cell office:value-type="float" office:value="39.87">
            <text:p>39.87</text:p>
          </table:table-cell>
          <table:table-cell office:value-type="float" office:value="94.45">
            <text:p>94.45</text:p>
          </table:table-cell>
          <table:table-cell office:value-type="float" office:value="98">
            <text:p>98</text:p>
          </table:table-cell>
          <table:table-cell office:value-type="float" office:value="79.88">
            <text:p>79.88</text:p>
          </table:table-cell>
          <table:table-cell office:value-type="float" office:value="996">
            <text:p>996</text:p>
          </table:table-cell>
          <table:table-cell office:value-type="float" office:value="1.49">
            <text:p>1.49</text:p>
          </table:table-cell>
          <table:table-cell office:value-type="float" office:value="7.444">
            <text:p>7.444</text:p>
          </table:table-cell>
          <table:table-cell office:value-type="float" office:value="14.293">
            <text:p>14.293</text:p>
          </table:table-cell>
          <table:table-cell table:number-columns-repeated="30"/>
        </table:table-row>
        <table:table-row table:style-name="ro4">
          <table:table-cell office:value-type="float" office:value="1.4">
            <text:p>1.4</text:p>
          </table:table-cell>
          <table:table-cell office:value-type="float" office:value="0.446">
            <text:p>0.446</text:p>
          </table:table-cell>
          <table:table-cell office:value-type="float" office:value="0.12058">
            <text:p>0.12058</text:p>
          </table:table-cell>
          <table:table-cell office:value-type="float" office:value="0.383102">
            <text:p>0.383102</text:p>
          </table:table-cell>
          <table:table-cell office:value-type="float" office:value="1.696154">
            <text:p>1.696154</text:p>
          </table:table-cell>
          <table:table-cell office:value-type="float" office:value="0.15666">
            <text:p>0.15666</text:p>
          </table:table-cell>
          <table:table-cell office:value-type="float" office:value="0.355525">
            <text:p>0.355525</text:p>
          </table:table-cell>
          <table:table-cell office:value-type="float" office:value="44.06">
            <text:p>44.06</text:p>
          </table:table-cell>
          <table:table-cell office:value-type="float" office:value="94.86">
            <text:p>94.86</text:p>
          </table:table-cell>
          <table:table-cell office:value-type="float" office:value="98">
            <text:p>98</text:p>
          </table:table-cell>
          <table:table-cell office:value-type="float" office:value="86.14">
            <text:p>86.14</text:p>
          </table:table-cell>
          <table:table-cell office:value-type="float" office:value="998">
            <text:p>998</text:p>
          </table:table-cell>
          <table:table-cell office:value-type="float" office:value="1.49">
            <text:p>1.49</text:p>
          </table:table-cell>
          <table:table-cell office:value-type="float" office:value="7.63">
            <text:p>7.63</text:p>
          </table:table-cell>
          <table:table-cell office:value-type="float" office:value="14.275">
            <text:p>14.275</text:p>
          </table:table-cell>
          <table:table-cell table:number-columns-repeated="30"/>
        </table:table-row>
        <table:table-row table:style-name="ro4">
          <table:table-cell office:value-type="float" office:value="1.5">
            <text:p>1.5</text:p>
          </table:table-cell>
          <table:table-cell office:value-type="float" office:value="0.477">
            <text:p>0.477</text:p>
          </table:table-cell>
          <table:table-cell office:value-type="float" office:value="0.122853">
            <text:p>0.122853</text:p>
          </table:table-cell>
          <table:table-cell office:value-type="float" office:value="0.382946">
            <text:p>0.382946</text:p>
          </table:table-cell>
          <table:table-cell office:value-type="float" office:value="1.817455">
            <text:p>1.817455</text:p>
          </table:table-cell>
          <table:table-cell office:value-type="float" office:value="0.139041">
            <text:p>0.139041</text:p>
          </table:table-cell>
          <table:table-cell office:value-type="float" office:value="0.288938">
            <text:p>0.288938</text:p>
          </table:table-cell>
          <table:table-cell office:value-type="float" office:value="48.12">
            <text:p>48.12</text:p>
          </table:table-cell>
          <table:table-cell office:value-type="float" office:value="95.21">
            <text:p>95.21</text:p>
          </table:table-cell>
          <table:table-cell office:value-type="float" office:value="98">
            <text:p>98</text:p>
          </table:table-cell>
          <table:table-cell office:value-type="float" office:value="92.3">
            <text:p>92.3</text:p>
          </table:table-cell>
          <table:table-cell office:value-type="float" office:value="998">
            <text:p>998</text:p>
          </table:table-cell>
          <table:table-cell office:value-type="float" office:value="1.49">
            <text:p>1.49</text:p>
          </table:table-cell>
          <table:table-cell office:value-type="float" office:value="7.776">
            <text:p>7.776</text:p>
          </table:table-cell>
          <table:table-cell office:value-type="float" office:value="14.273">
            <text:p>14.273</text:p>
          </table:table-cell>
          <table:table-cell table:number-columns-repeated="30"/>
        </table:table-row>
        <table:table-row table:style-name="ro4">
          <table:table-cell office:value-type="float" office:value="1.6">
            <text:p>1.6</text:p>
          </table:table-cell>
          <table:table-cell office:value-type="float" office:value="0.509">
            <text:p>0.509</text:p>
          </table:table-cell>
          <table:table-cell office:value-type="float" office:value="0.12481">
            <text:p>0.12481</text:p>
          </table:table-cell>
          <table:table-cell office:value-type="float" office:value="0.384178">
            <text:p>0.384178</text:p>
          </table:table-cell>
          <table:table-cell office:value-type="float" office:value="1.937374">
            <text:p>1.937374</text:p>
          </table:table-cell>
          <table:table-cell office:value-type="float" office:value="0.12415">
            <text:p>0.12415</text:p>
          </table:table-cell>
          <table:table-cell office:value-type="float" office:value="0.238843">
            <text:p>0.238843</text:p>
          </table:table-cell>
          <table:table-cell office:value-type="float" office:value="51.98">
            <text:p>51.98</text:p>
          </table:table-cell>
          <table:table-cell office:value-type="float" office:value="95.51">
            <text:p>95.51</text:p>
          </table:table-cell>
          <table:table-cell office:value-type="float" office:value="98">
            <text:p>98</text:p>
          </table:table-cell>
          <table:table-cell office:value-type="float" office:value="98.35">
            <text:p>98.35</text:p>
          </table:table-cell>
          <table:table-cell office:value-type="float" office:value="997">
            <text:p>997</text:p>
          </table:table-cell>
          <table:table-cell office:value-type="float" office:value="1.49">
            <text:p>1.49</text:p>
          </table:table-cell>
          <table:table-cell office:value-type="float" office:value="7.882">
            <text:p>7.882</text:p>
          </table:table-cell>
          <table:table-cell office:value-type="float" office:value="14.288">
            <text:p>14.288</text:p>
          </table:table-cell>
          <table:table-cell table:number-columns-repeated="30"/>
        </table:table-row>
        <table:table-row table:style-name="ro4">
          <table:table-cell office:value-type="float" office:value="1.7">
            <text:p>1.7</text:p>
          </table:table-cell>
          <table:table-cell office:value-type="float" office:value="0.541">
            <text:p>0.541</text:p>
          </table:table-cell>
          <table:table-cell office:value-type="float" office:value="0.126491">
            <text:p>0.126491</text:p>
          </table:table-cell>
          <table:table-cell office:value-type="float" office:value="0.386829">
            <text:p>0.386829</text:p>
          </table:table-cell>
          <table:table-cell office:value-type="float" office:value="2.055631">
            <text:p>2.055631</text:p>
          </table:table-cell>
          <table:table-cell office:value-type="float" office:value="0.111456">
            <text:p>0.111456</text:p>
          </table:table-cell>
          <table:table-cell office:value-type="float" office:value="0.200499">
            <text:p>0.200499</text:p>
          </table:table-cell>
          <table:table-cell office:value-type="float" office:value="55.59">
            <text:p>55.59</text:p>
          </table:table-cell>
          <table:table-cell office:value-type="float" office:value="95.77">
            <text:p>95.77</text:p>
          </table:table-cell>
          <table:table-cell office:value-type="float" office:value="98">
            <text:p>98</text:p>
          </table:table-cell>
          <table:table-cell office:value-type="float" office:value="104.26">
            <text:p>104.26</text:p>
          </table:table-cell>
          <table:table-cell office:value-type="float" office:value="994">
            <text:p>994</text:p>
          </table:table-cell>
          <table:table-cell office:value-type="float" office:value="1.49">
            <text:p>1.49</text:p>
          </table:table-cell>
          <table:table-cell office:value-type="float" office:value="7.952">
            <text:p>7.952</text:p>
          </table:table-cell>
          <table:table-cell office:value-type="float" office:value="14.321">
            <text:p>14.321</text:p>
          </table:table-cell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number-style style:name="N8136" number:language="en" number:country="GB">
      <number:number number:decimal-places="9" number:min-integer-digits="1"/>
    </number:number-style>
    <number:number-style style:name="N8137" number:language="en" number:country="GB">
      <number:number number:decimal-places="10" number:min-integer-digits="1"/>
    </number:number-style>
    <number:number-style style:name="N8138" number:language="en" number:country="GB">
      <number:number number:decimal-places="11" number:min-integer-digits="1"/>
    </number:number-style>
    <number:number-style style:name="N8139" number:language="en" number:country="GB">
      <number:number number:decimal-places="8" number:min-integer-digits="1"/>
    </number:number-style>
    <number:number-style style:name="N8140" number:language="en" number:country="GB">
      <number:number number:decimal-places="7" number:min-integer-digits="1"/>
    </number:number-style>
    <number:number-style style:name="N8141" number:language="en" number:country="GB">
      <number:number number:decimal-places="6" number:min-integer-digits="1"/>
    </number:number-style>
    <number:number-style style:name="N8142" number:language="en" number:country="GB">
      <number:number number:decimal-places="5" number:min-integer-digits="1"/>
    </number:number-style>
    <number:number-style style:name="N8143" number:language="en" number:country="GB">
      <number:number number:decimal-places="4" number:min-integer-digits="1"/>
    </number:number-style>
    <number:number-style style:name="N8144" number:language="en" number:country="GB">
      <number:number number:decimal-places="3" number:min-integer-digits="1"/>
    </number:number-style>
    <number:number-style style:name="N8145" number:language="en" number:country="GB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30/08/2017</text:date>, <text:time>23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ment_20_of_20_Interia" style:display-name="PageStyle_Moment of Inte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_20_Design" style:display-name="PageStyle_Prop Desig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xed_20_Pitch" style:display-name="PageStyle_Fixed Pit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Cauley_20_2-blade_20_7053" style:display-name="PageStyle_McCauley 2-blade 70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Cauley_20_2-blade_20_7553" style:display-name="PageStyle_McCauley 2-blade 75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Cauley_20_2-blade_20_8242" style:display-name="PageStyle_McCauley 2-blade 82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_20_2-blade_20_Ct_20_Cp" style:display-name="PageStyle_MT 2-blade Ct 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editing-duration>P5DT4H35M19S</meta:editing-duration>
    <meta:editing-cycles>35</meta:editing-cycles>
    <meta:creation-date>2016-11-20T16:06:58.11</meta:creation-date>
    <meta:initial-creator>Simon Morley</meta:initial-creator>
    <dc:date>2017-08-30T23:22:33.74</dc:date>
    <meta:document-statistic meta:table-count="5" meta:cell-count="25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025cm" xlink:href=".." xlink:type="simple" chart:class="chart:line" chart:style-name="ch1">
        <chart:title svg:x="5.046cm" svg:y="0.316cm" chart:style-name="ch2">
          <text:p>Existing Coefficients of Thrust</text:p>
        </chart:title>
        <chart:legend svg:x="8.155cm" svg:y="1.411cm" style:legend-expansion="custom" chartooo:width="3.779cm" chartooo:height="1.824cm" style:legend-expansion-aspect-ratio="2.0718201754386" chart:style-name="ch3"/>
        <chart:plot-area chart:style-name="ch4" table:cell-range-address="'Curtiss 714-1C2-12'.AG3:'Curtiss 714-1C2-12'.AL21 'Curtiss 714-1C2-12'.AF4:'Curtiss 714-1C2-12'.AF21" chart:data-source-has-labels="both" svg:x="0.77cm" svg:y="0.858cm" svg:width="14.503cm" svg:height="7.564cm">
          <chartooo:coordinate-region svg:x="1.603cm" svg:y="1.07cm" svg:width="13.43cm" svg:height="7.14cm"/>
          <chart:axis chart:dimension="x" chart:name="primary-x" chart:style-name="ch5" chartooo:axis-type="auto">
            <chartooo:date-scale/>
            <chart:title svg:x="7.452cm" svg:y="8.41cm" chart:style-name="ch6">
              <text:p>v/(nD)</text:p>
            </chart:title>
            <chart:categories table:cell-range-address="'Curtiss 714-1C2-12'.AF4:'Curtiss 714-1C2-12'.AF21"/>
          </chart:axis>
          <chart:axis chart:dimension="y" chart:name="primary-y" chart:style-name="ch5">
            <chart:title svg:x="0.001cm" svg:y="4.856cm" chart:style-name="ch7">
              <text:p>Ct</text:p>
            </chart:title>
            <chart:grid chart:style-name="ch8" chart:class="major"/>
          </chart:axis>
          <chart:series chart:style-name="ch9" chart:values-cell-range-address="'Curtiss 714-1C2-12'.AG4:'Curtiss 714-1C2-12'.AG21" chart:label-cell-address="'Curtiss 714-1C2-12'.AG3:'Curtiss 714-1C2-12'.AG3" chart:class="chart:line">
            <chart:data-point chart:repeated="18"/>
          </chart:series>
          <chart:series chart:style-name="ch10" chart:values-cell-range-address="'Curtiss 714-1C2-12'.AH4:'Curtiss 714-1C2-12'.AH21" chart:label-cell-address="'Curtiss 714-1C2-12'.AH3:'Curtiss 714-1C2-12'.AH3" chart:class="chart:line">
            <chart:data-point chart:repeated="18"/>
          </chart:series>
          <chart:series chart:style-name="ch11" chart:values-cell-range-address="'Curtiss 714-1C2-12'.AI4:'Curtiss 714-1C2-12'.AI21" chart:label-cell-address="'Curtiss 714-1C2-12'.AI3:'Curtiss 714-1C2-12'.AI3" chart:class="chart:line">
            <chart:data-point chart:repeated="18"/>
          </chart:series>
          <chart:series chart:style-name="ch12" chart:values-cell-range-address="'Curtiss 714-1C2-12'.AJ4:'Curtiss 714-1C2-12'.AJ21" chart:label-cell-address="'Curtiss 714-1C2-12'.AJ3:'Curtiss 714-1C2-12'.AJ3" chart:class="chart:line">
            <chart:data-point chart:repeated="18"/>
          </chart:series>
          <chart:series chart:style-name="ch13" chart:values-cell-range-address="'Curtiss 714-1C2-12'.AK4:'Curtiss 714-1C2-12'.AK21" chart:label-cell-address="'Curtiss 714-1C2-12'.AK3:'Curtiss 714-1C2-12'.AK3" chart:class="chart:line">
            <chart:data-point chart:repeated="18"/>
          </chart:series>
          <chart:series chart:style-name="ch14" chart:values-cell-range-address="'Curtiss 714-1C2-12'.AL4:'Curtiss 714-1C2-12'.AL21" chart:label-cell-address="'Curtiss 714-1C2-12'.AL3:'Curtiss 714-1C2-12'.AL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5</text:p>
                <draw:g>
                  <svg:desc>'Curtiss 714-1C2-12'.AG3:'Curtiss 714-1C2-12'.AG3</svg:desc>
                </draw:g>
              </table:table-cell>
              <table:table-cell office:value-type="string">
                <text:p>0</text:p>
                <draw:g>
                  <svg:desc>'Curtiss 714-1C2-12'.AH3:'Curtiss 714-1C2-12'.AH3</svg:desc>
                </draw:g>
              </table:table-cell>
              <table:table-cell office:value-type="string">
                <text:p>15</text:p>
                <draw:g>
                  <svg:desc>'Curtiss 714-1C2-12'.AI3:'Curtiss 714-1C2-12'.AI3</svg:desc>
                </draw:g>
              </table:table-cell>
              <table:table-cell office:value-type="string">
                <text:p>30</text:p>
                <draw:g>
                  <svg:desc>'Curtiss 714-1C2-12'.AJ3:'Curtiss 714-1C2-12'.AJ3</svg:desc>
                </draw:g>
              </table:table-cell>
              <table:table-cell office:value-type="string">
                <text:p>45</text:p>
                <draw:g>
                  <svg:desc>'Curtiss 714-1C2-12'.AK3:'Curtiss 714-1C2-12'.AK3</svg:desc>
                </draw:g>
              </table:table-cell>
              <table:table-cell office:value-type="string">
                <text:p>60</text:p>
                <draw:g>
                  <svg:desc>'Curtiss 714-1C2-12'.AL3:'Curtiss 714-1C2-12'.AL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urtiss 714-1C2-12'.AF4:'Curtiss 714-1C2-12'.AF21</svg:desc>
                </draw:g>
              </table:table-cell>
              <table:table-cell office:value-type="float" office:value="0.1439">
                <text:p>0.1439</text:p>
                <draw:g>
                  <svg:desc>'Curtiss 714-1C2-12'.AG4:'Curtiss 714-1C2-12'.AG21</svg:desc>
                </draw:g>
              </table:table-cell>
              <table:table-cell office:value-type="float" office:value="0.2713">
                <text:p>0.2713</text:p>
                <draw:g>
                  <svg:desc>'Curtiss 714-1C2-12'.AH4:'Curtiss 714-1C2-12'.AH21</svg:desc>
                </draw:g>
              </table:table-cell>
              <table:table-cell office:value-type="float" office:value="0.3987">
                <text:p>0.3987</text:p>
                <draw:g>
                  <svg:desc>'Curtiss 714-1C2-12'.AI4:'Curtiss 714-1C2-12'.AI21</svg:desc>
                </draw:g>
              </table:table-cell>
              <table:table-cell office:value-type="float" office:value="0.5261">
                <text:p>0.5261</text:p>
                <draw:g>
                  <svg:desc>'Curtiss 714-1C2-12'.AJ4:'Curtiss 714-1C2-12'.AJ21</svg:desc>
                </draw:g>
              </table:table-cell>
              <table:table-cell office:value-type="float" office:value="0.6534">
                <text:p>0.6534</text:p>
                <draw:g>
                  <svg:desc>'Curtiss 714-1C2-12'.AK4:'Curtiss 714-1C2-12'.AK21</svg:desc>
                </draw:g>
              </table:table-cell>
              <table:table-cell office:value-type="float" office:value="0.7741">
                <text:p>0.7741</text:p>
                <draw:g>
                  <svg:desc>'Curtiss 714-1C2-12'.AL4:'Curtiss 714-1C2-12'.AL2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199">
                <text:p>0.1199</text:p>
              </table:table-cell>
              <table:table-cell office:value-type="float" office:value="0.2468">
                <text:p>0.2468</text:p>
              </table:table-cell>
              <table:table-cell office:value-type="float" office:value="0.3732">
                <text:p>0.3732</text:p>
              </table:table-cell>
              <table:table-cell office:value-type="float" office:value="0.4991">
                <text:p>0.4991</text:p>
              </table:table-cell>
              <table:table-cell office:value-type="float" office:value="0.6246">
                <text:p>0.6246</text:p>
              </table:table-cell>
              <table:table-cell office:value-type="float" office:value="0.7486">
                <text:p>0.748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966">
                <text:p>0.0966</text:p>
              </table:table-cell>
              <table:table-cell office:value-type="float" office:value="0.2234">
                <text:p>0.2234</text:p>
              </table:table-cell>
              <table:table-cell office:value-type="float" office:value="0.3494">
                <text:p>0.3494</text:p>
              </table:table-cell>
              <table:table-cell office:value-type="float" office:value="0.4743">
                <text:p>0.4743</text:p>
              </table:table-cell>
              <table:table-cell office:value-type="float" office:value="0.5984">
                <text:p>0.5984</text:p>
              </table:table-cell>
              <table:table-cell office:value-type="float" office:value="0.7215">
                <text:p>0.721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737">
                <text:p>0.0737</text:p>
              </table:table-cell>
              <table:table-cell office:value-type="float" office:value="0.2011">
                <text:p>0.2011</text:p>
              </table:table-cell>
              <table:table-cell office:value-type="float" office:value="0.327">
                <text:p>0.327</text:p>
              </table:table-cell>
              <table:table-cell office:value-type="float" office:value="0.4516">
                <text:p>0.4516</text:p>
              </table:table-cell>
              <table:table-cell office:value-type="float" office:value="0.5747">
                <text:p>0.5747</text:p>
              </table:table-cell>
              <table:table-cell office:value-type="float" office:value="0.6963">
                <text:p>0.696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512">
                <text:p>0.0512</text:p>
              </table:table-cell>
              <table:table-cell office:value-type="float" office:value="0.1796">
                <text:p>0.1796</text:p>
              </table:table-cell>
              <table:table-cell office:value-type="float" office:value="0.306">
                <text:p>0.306</text:p>
              </table:table-cell>
              <table:table-cell office:value-type="float" office:value="0.4305">
                <text:p>0.4305</text:p>
              </table:table-cell>
              <table:table-cell office:value-type="float" office:value="0.5531">
                <text:p>0.5531</text:p>
              </table:table-cell>
              <table:table-cell office:value-type="float" office:value="0.6738">
                <text:p>0.673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288">
                <text:p>0.0288</text:p>
              </table:table-cell>
              <table:table-cell office:value-type="float" office:value="0.1587">
                <text:p>0.1587</text:p>
              </table:table-cell>
              <table:table-cell office:value-type="float" office:value="0.2861">
                <text:p>0.2861</text:p>
              </table:table-cell>
              <table:table-cell office:value-type="float" office:value="0.411">
                <text:p>0.411</text:p>
              </table:table-cell>
              <table:table-cell office:value-type="float" office:value="0.5336">
                <text:p>0.5336</text:p>
              </table:table-cell>
              <table:table-cell office:value-type="float" office:value="0.6537">
                <text:p>0.653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065">
                <text:p>0.0065</text:p>
              </table:table-cell>
              <table:table-cell office:value-type="float" office:value="0.1383">
                <text:p>0.1383</text:p>
              </table:table-cell>
              <table:table-cell office:value-type="float" office:value="0.2671">
                <text:p>0.2671</text:p>
              </table:table-cell>
              <table:table-cell office:value-type="float" office:value="0.3929">
                <text:p>0.3929</text:p>
              </table:table-cell>
              <table:table-cell office:value-type="float" office:value="0.5158">
                <text:p>0.5158</text:p>
              </table:table-cell>
              <table:table-cell office:value-type="float" office:value="0.6356">
                <text:p>0.635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0.0159">
                <text:p>-0.0159</text:p>
              </table:table-cell>
              <table:table-cell office:value-type="float" office:value="0.1183">
                <text:p>0.1183</text:p>
              </table:table-cell>
              <table:table-cell office:value-type="float" office:value="0.2489">
                <text:p>0.2489</text:p>
              </table:table-cell>
              <table:table-cell office:value-type="float" office:value="0.376">
                <text:p>0.376</text:p>
              </table:table-cell>
              <table:table-cell office:value-type="float" office:value="0.4995">
                <text:p>0.4995</text:p>
              </table:table-cell>
              <table:table-cell office:value-type="float" office:value="0.6195">
                <text:p>0.6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0.0384">
                <text:p>-0.0384</text:p>
              </table:table-cell>
              <table:table-cell office:value-type="float" office:value="0.0985">
                <text:p>0.0985</text:p>
              </table:table-cell>
              <table:table-cell office:value-type="float" office:value="0.2314">
                <text:p>0.2314</text:p>
              </table:table-cell>
              <table:table-cell office:value-type="float" office:value="0.3601">
                <text:p>0.3601</text:p>
              </table:table-cell>
              <table:table-cell office:value-type="float" office:value="0.4846">
                <text:p>0.4846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0.0612">
                <text:p>-0.0612</text:p>
              </table:table-cell>
              <table:table-cell office:value-type="float" office:value="0.079">
                <text:p>0.079</text:p>
              </table:table-cell>
              <table:table-cell office:value-type="float" office:value="0.2144">
                <text:p>0.2144</text:p>
              </table:table-cell>
              <table:table-cell office:value-type="float" office:value="0.3451">
                <text:p>0.3451</text:p>
              </table:table-cell>
              <table:table-cell office:value-type="float" office:value="0.471">
                <text:p>0.471</text:p>
              </table:table-cell>
              <table:table-cell office:value-type="float" office:value="0.5921">
                <text:p>0.5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843">
                <text:p>-0.0843</text:p>
              </table:table-cell>
              <table:table-cell office:value-type="float" office:value="0.0595">
                <text:p>0.0595</text:p>
              </table:table-cell>
              <table:table-cell office:value-type="float" office:value="0.1979">
                <text:p>0.1979</text:p>
              </table:table-cell>
              <table:table-cell office:value-type="float" office:value="0.3309">
                <text:p>0.3309</text:p>
              </table:table-cell>
              <table:table-cell office:value-type="float" office:value="0.4584">
                <text:p>0.4584</text:p>
              </table:table-cell>
              <table:table-cell office:value-type="float" office:value="0.5805">
                <text:p>0.580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0.1077">
                <text:p>-0.1077</text:p>
              </table:table-cell>
              <table:table-cell office:value-type="float" office:value="0.0401">
                <text:p>0.0401</text:p>
              </table:table-cell>
              <table:table-cell office:value-type="float" office:value="0.1818">
                <text:p>0.1818</text:p>
              </table:table-cell>
              <table:table-cell office:value-type="float" office:value="0.3174">
                <text:p>0.3174</text:p>
              </table:table-cell>
              <table:table-cell office:value-type="float" office:value="0.4468">
                <text:p>0.4468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0.1315">
                <text:p>-0.1315</text:p>
              </table:table-cell>
              <table:table-cell office:value-type="float" office:value="0.0207">
                <text:p>0.0207</text:p>
              </table:table-cell>
              <table:table-cell office:value-type="float" office:value="0.166">
                <text:p>0.166</text:p>
              </table:table-cell>
              <table:table-cell office:value-type="float" office:value="0.3044">
                <text:p>0.3044</text:p>
              </table:table-cell>
              <table:table-cell office:value-type="float" office:value="0.436">
                <text:p>0.436</text:p>
              </table:table-cell>
              <table:table-cell office:value-type="float" office:value="0.5607">
                <text:p>0.5607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0.1558">
                <text:p>-0.1558</text:p>
              </table:table-cell>
              <table:table-cell office:value-type="float" office:value="0.0011">
                <text:p>0.0011</text:p>
              </table:table-cell>
              <table:table-cell office:value-type="float" office:value="0.1504">
                <text:p>0.1504</text:p>
              </table:table-cell>
              <table:table-cell office:value-type="float" office:value="0.292">
                <text:p>0.292</text:p>
              </table:table-cell>
              <table:table-cell office:value-type="float" office:value="0.426">
                <text:p>0.426</text:p>
              </table:table-cell>
              <table:table-cell office:value-type="float" office:value="0.5524">
                <text:p>0.5524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0.1806">
                <text:p>-0.1806</text:p>
              </table:table-cell>
              <table:table-cell office:value-type="float" office:value="-0.0186">
                <text:p>-0.0186</text:p>
              </table:table-cell>
              <table:table-cell office:value-type="float" office:value="0.135">
                <text:p>0.135</text:p>
              </table:table-cell>
              <table:table-cell office:value-type="float" office:value="0.2801">
                <text:p>0.2801</text:p>
              </table:table-cell>
              <table:table-cell office:value-type="float" office:value="0.4167">
                <text:p>0.4167</text:p>
              </table:table-cell>
              <table:table-cell office:value-type="float" office:value="0.5448">
                <text:p>0.544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2059">
                <text:p>-0.2059</text:p>
              </table:table-cell>
              <table:table-cell office:value-type="float" office:value="-0.0384">
                <text:p>-0.0384</text:p>
              </table:table-cell>
              <table:table-cell office:value-type="float" office:value="0.1197">
                <text:p>0.1197</text:p>
              </table:table-cell>
              <table:table-cell office:value-type="float" office:value="0.2685">
                <text:p>0.2685</text:p>
              </table:table-cell>
              <table:table-cell office:value-type="float" office:value="0.4079">
                <text:p>0.4079</text:p>
              </table:table-cell>
              <table:table-cell office:value-type="float" office:value="0.5381">
                <text:p>0.538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0.2317">
                <text:p>-0.2317</text:p>
              </table:table-cell>
              <table:table-cell office:value-type="float" office:value="-0.0585">
                <text:p>-0.0585</text:p>
              </table:table-cell>
              <table:table-cell office:value-type="float" office:value="0.1045">
                <text:p>0.1045</text:p>
              </table:table-cell>
              <table:table-cell office:value-type="float" office:value="0.2572">
                <text:p>0.2572</text:p>
              </table:table-cell>
              <table:table-cell office:value-type="float" office:value="0.3997">
                <text:p>0.3997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2581">
                <text:p>-0.2581</text:p>
              </table:table-cell>
              <table:table-cell office:value-type="float" office:value="-0.0788">
                <text:p>-0.0788</text:p>
              </table:table-cell>
              <table:table-cell office:value-type="float" office:value="0.0893">
                <text:p>0.0893</text:p>
              </table:table-cell>
              <table:table-cell office:value-type="float" office:value="0.2462">
                <text:p>0.2462</text:p>
              </table:table-cell>
              <table:table-cell office:value-type="float" office:value="0.3919">
                <text:p>0.3919</text:p>
              </table:table-cell>
              <table:table-cell office:value-type="float" office:value="0.5265">
                <text:p>0.5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25cm" xlink:href=".." xlink:type="simple" chart:class="chart:line" chart:style-name="ch1">
        <chart:title svg:x="5.853cm" svg:y="0.314cm" chart:style-name="ch2">
          <text:p>Coefficients of Thrust</text:p>
        </chart:title>
        <chart:legend svg:x="3.364cm" svg:y="6.569cm" style:legend-expansion="custom" chartooo:width="6.412cm" chartooo:height="1.616cm" style:legend-expansion-aspect-ratio="3.96782178217822" chart:style-name="ch3"/>
        <chart:plot-area chart:style-name="ch4" table:cell-range-address="'Curtiss 714-1C2-12'.A24:'Curtiss 714-1C2-12'.A41 'Curtiss 714-1C2-12'.C2:'Curtiss 714-1C2-12'.C2 'Curtiss 714-1C2-12'.C4:'Curtiss 714-1C2-12'.C22 'Curtiss 714-1C2-12'.C24:'Curtiss 714-1C2-12'.C42 'Curtiss 714-1C2-12'.C44:'Curtiss 714-1C2-12'.C62 'Curtiss 714-1C2-12'.C64:'Curtiss 714-1C2-12'.C82 'Curtiss 714-1C2-12'.C84:'Curtiss 714-1C2-12'.C102 'Curtiss 714-1C2-12'.C104:'Curtiss 714-1C2-12'.C121" chart:data-source-has-labels="both" svg:x="0.767cm" svg:y="0.4cm" svg:width="14.792cm" svg:height="7.925cm">
          <chartooo:coordinate-region svg:x="1.785cm" svg:y="0.613cm" svg:width="13.534cm" svg:height="7.5cm"/>
          <chart:axis chart:dimension="x" chart:name="primary-x" chart:style-name="ch5" chartooo:axis-type="auto">
            <chartooo:date-scale/>
            <chart:title svg:x="7.683cm" svg:y="5.747cm" chart:style-name="ch6">
              <text:p>v/(nD)</text:p>
            </chart:title>
            <chart:categories table:cell-range-address="'Curtiss 714-1C2-12'.A24:'Curtiss 714-1C2-12'.A41"/>
          </chart:axis>
          <chart:axis chart:dimension="y" chart:name="primary-y" chart:style-name="ch5">
            <chart:title svg:x="0.001cm" svg:y="4.578cm" chart:style-name="ch7">
              <text:p>Ct</text:p>
            </chart:title>
            <chart:grid chart:style-name="ch8" chart:class="major"/>
          </chart:axis>
          <chart:series chart:style-name="ch9" chart:values-cell-range-address="'Curtiss 714-1C2-12'.C4:'Curtiss 714-1C2-12'.C21" chart:label-cell-address="'Curtiss 714-1C2-12'.C2:'Curtiss 714-1C2-12'.C2" chart:class="chart:line">
            <chart:data-point chart:repeated="18"/>
          </chart:series>
          <chart:series chart:style-name="ch10" chart:values-cell-range-address="'Curtiss 714-1C2-12'.C24:'Curtiss 714-1C2-12'.C41" chart:label-cell-address="'Curtiss 714-1C2-12'.C22:'Curtiss 714-1C2-12'.C22" chart:class="chart:line">
            <chart:data-point chart:repeated="18"/>
          </chart:series>
          <chart:series chart:style-name="ch11" chart:values-cell-range-address="'Curtiss 714-1C2-12'.C44:'Curtiss 714-1C2-12'.C61" chart:label-cell-address="'Curtiss 714-1C2-12'.C42:'Curtiss 714-1C2-12'.C42" chart:class="chart:line">
            <chart:data-point chart:repeated="18"/>
          </chart:series>
          <chart:series chart:style-name="ch12" chart:values-cell-range-address="'Curtiss 714-1C2-12'.C64:'Curtiss 714-1C2-12'.C81" chart:label-cell-address="'Curtiss 714-1C2-12'.C62:'Curtiss 714-1C2-12'.C62" chart:class="chart:line">
            <chart:data-point chart:repeated="18"/>
          </chart:series>
          <chart:series chart:style-name="ch13" chart:values-cell-range-address="'Curtiss 714-1C2-12'.C84:'Curtiss 714-1C2-12'.C101" chart:label-cell-address="'Curtiss 714-1C2-12'.C82:'Curtiss 714-1C2-12'.C82" chart:class="chart:line">
            <chart:data-point chart:repeated="18"/>
          </chart:series>
          <chart:series chart:style-name="ch14" chart:values-cell-range-address="'Curtiss 714-1C2-12'.C104:'Curtiss 714-1C2-12'.C121" chart:label-cell-address="'Curtiss 714-1C2-12'.C102:'Curtiss 714-1C2-12'.C102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 @28 degs</text:p>
                <draw:g>
                  <svg:desc>'Curtiss 714-1C2-12'.C2:'Curtiss 714-1C2-12'.C2</svg:desc>
                </draw:g>
              </table:table-cell>
              <table:table-cell office:value-type="string">
                <text:p>Ct@34degs</text:p>
                <draw:g>
                  <svg:desc>'Curtiss 714-1C2-12'.C22:'Curtiss 714-1C2-12'.C22</svg:desc>
                </draw:g>
              </table:table-cell>
              <table:table-cell office:value-type="string">
                <text:p>Ct@40degs</text:p>
                <draw:g>
                  <svg:desc>'Curtiss 714-1C2-12'.C42:'Curtiss 714-1C2-12'.C42</svg:desc>
                </draw:g>
              </table:table-cell>
              <table:table-cell office:value-type="string">
                <text:p>Ct@46degs</text:p>
                <draw:g>
                  <svg:desc>'Curtiss 714-1C2-12'.C62:'Curtiss 714-1C2-12'.C62</svg:desc>
                </draw:g>
              </table:table-cell>
              <table:table-cell office:value-type="string">
                <text:p>Ct@52degs</text:p>
                <draw:g>
                  <svg:desc>'Curtiss 714-1C2-12'.C82:'Curtiss 714-1C2-12'.C82</svg:desc>
                </draw:g>
              </table:table-cell>
              <table:table-cell office:value-type="string">
                <text:p>Ct@58degs</text:p>
                <draw:g>
                  <svg:desc>'Curtiss 714-1C2-12'.C102:'Curtiss 714-1C2-12'.C10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urtiss 714-1C2-12'.A24:'Curtiss 714-1C2-12'.A41</svg:desc>
                </draw:g>
              </table:table-cell>
              <table:table-cell office:value-type="float" office:value="0.110022">
                <text:p>0.110022</text:p>
                <draw:g>
                  <svg:desc>'Curtiss 714-1C2-12'.C4:'Curtiss 714-1C2-12'.C21</svg:desc>
                </draw:g>
              </table:table-cell>
              <table:table-cell office:value-type="float" office:value="0.113566">
                <text:p>0.113566</text:p>
                <draw:g>
                  <svg:desc>'Curtiss 714-1C2-12'.C24:'Curtiss 714-1C2-12'.C41</svg:desc>
                </draw:g>
              </table:table-cell>
              <table:table-cell office:value-type="float" office:value="0.117131">
                <text:p>0.117131</text:p>
                <draw:g>
                  <svg:desc>'Curtiss 714-1C2-12'.C44:'Curtiss 714-1C2-12'.C61</svg:desc>
                </draw:g>
              </table:table-cell>
              <table:table-cell office:value-type="float" office:value="0.118391">
                <text:p>0.118391</text:p>
                <draw:g>
                  <svg:desc>'Curtiss 714-1C2-12'.C64:'Curtiss 714-1C2-12'.C81</svg:desc>
                </draw:g>
              </table:table-cell>
              <table:table-cell office:value-type="float" office:value="0.116348">
                <text:p>0.116348</text:p>
                <draw:g>
                  <svg:desc>'Curtiss 714-1C2-12'.C84:'Curtiss 714-1C2-12'.C101</svg:desc>
                </draw:g>
              </table:table-cell>
              <table:table-cell office:value-type="float" office:value="0.110264">
                <text:p>0.110264</text:p>
                <draw:g>
                  <svg:desc>'Curtiss 714-1C2-12'.C104:'Curtiss 714-1C2-12'.C12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12594">
                <text:p>0.112594</text:p>
              </table:table-cell>
              <table:table-cell office:value-type="float" office:value="0.116134">
                <text:p>0.116134</text:p>
              </table:table-cell>
              <table:table-cell office:value-type="float" office:value="0.113135">
                <text:p>0.113135</text:p>
              </table:table-cell>
              <table:table-cell office:value-type="float" office:value="0.101026">
                <text:p>0.101026</text:p>
              </table:table-cell>
              <table:table-cell office:value-type="float" office:value="0.08141">
                <text:p>0.08141</text:p>
              </table:table-cell>
              <table:table-cell office:value-type="float" office:value="0.06818">
                <text:p>0.0681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11974">
                <text:p>0.111974</text:p>
              </table:table-cell>
              <table:table-cell office:value-type="float" office:value="0.117008">
                <text:p>0.117008</text:p>
              </table:table-cell>
              <table:table-cell office:value-type="float" office:value="0.115963">
                <text:p>0.115963</text:p>
              </table:table-cell>
              <table:table-cell office:value-type="float" office:value="0.106319">
                <text:p>0.106319</text:p>
              </table:table-cell>
              <table:table-cell office:value-type="float" office:value="0.086809">
                <text:p>0.086809</text:p>
              </table:table-cell>
              <table:table-cell office:value-type="float" office:value="0.070575">
                <text:p>0.0705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10851">
                <text:p>0.110851</text:p>
              </table:table-cell>
              <table:table-cell office:value-type="float" office:value="0.117038">
                <text:p>0.117038</text:p>
              </table:table-cell>
              <table:table-cell office:value-type="float" office:value="0.118018">
                <text:p>0.118018</text:p>
              </table:table-cell>
              <table:table-cell office:value-type="float" office:value="0.110605">
                <text:p>0.110605</text:p>
              </table:table-cell>
              <table:table-cell office:value-type="float" office:value="0.09215">
                <text:p>0.09215</text:p>
              </table:table-cell>
              <table:table-cell office:value-type="float" office:value="0.073119">
                <text:p>0.0731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09918">
                <text:p>0.109918</text:p>
              </table:table-cell>
              <table:table-cell office:value-type="float" office:value="0.116151">
                <text:p>0.116151</text:p>
              </table:table-cell>
              <table:table-cell office:value-type="float" office:value="0.11925">
                <text:p>0.11925</text:p>
              </table:table-cell>
              <table:table-cell office:value-type="float" office:value="0.114279">
                <text:p>0.114279</text:p>
              </table:table-cell>
              <table:table-cell office:value-type="float" office:value="0.09777">
                <text:p>0.09777</text:p>
              </table:table-cell>
              <table:table-cell office:value-type="float" office:value="0.076515">
                <text:p>0.07651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09241">
                <text:p>0.109241</text:p>
              </table:table-cell>
              <table:table-cell office:value-type="float" office:value="0.114648">
                <text:p>0.114648</text:p>
              </table:table-cell>
              <table:table-cell office:value-type="float" office:value="0.119452">
                <text:p>0.119452</text:p>
              </table:table-cell>
              <table:table-cell office:value-type="float" office:value="0.117168">
                <text:p>0.117168</text:p>
              </table:table-cell>
              <table:table-cell office:value-type="float" office:value="0.103733">
                <text:p>0.103733</text:p>
              </table:table-cell>
              <table:table-cell office:value-type="float" office:value="0.080888">
                <text:p>0.08088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07512">
                <text:p>0.107512</text:p>
              </table:table-cell>
              <table:table-cell office:value-type="float" office:value="0.112861">
                <text:p>0.112861</text:p>
              </table:table-cell>
              <table:table-cell office:value-type="float" office:value="0.119016">
                <text:p>0.119016</text:p>
              </table:table-cell>
              <table:table-cell office:value-type="float" office:value="0.118869">
                <text:p>0.118869</text:p>
              </table:table-cell>
              <table:table-cell office:value-type="float" office:value="0.109292">
                <text:p>0.109292</text:p>
              </table:table-cell>
              <table:table-cell office:value-type="float" office:value="0.086306">
                <text:p>0.08630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04186">
                <text:p>0.104186</text:p>
              </table:table-cell>
              <table:table-cell office:value-type="float" office:value="0.111785">
                <text:p>0.111785</text:p>
              </table:table-cell>
              <table:table-cell office:value-type="float" office:value="0.118143">
                <text:p>0.118143</text:p>
              </table:table-cell>
              <table:table-cell office:value-type="float" office:value="0.119878">
                <text:p>0.119878</text:p>
              </table:table-cell>
              <table:table-cell office:value-type="float" office:value="0.113056">
                <text:p>0.113056</text:p>
              </table:table-cell>
              <table:table-cell office:value-type="float" office:value="0.093058">
                <text:p>0.09305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97195">
                <text:p>0.097195</text:p>
              </table:table-cell>
              <table:table-cell office:value-type="float" office:value="0.112391">
                <text:p>0.112391</text:p>
              </table:table-cell>
              <table:table-cell office:value-type="float" office:value="0.116952">
                <text:p>0.116952</text:p>
              </table:table-cell>
              <table:table-cell office:value-type="float" office:value="0.12048">
                <text:p>0.12048</text:p>
              </table:table-cell>
              <table:table-cell office:value-type="float" office:value="0.115545">
                <text:p>0.115545</text:p>
              </table:table-cell>
              <table:table-cell office:value-type="float" office:value="0.099611">
                <text:p>0.09961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84236">
                <text:p>0.084236</text:p>
              </table:table-cell>
              <table:table-cell office:value-type="float" office:value="0.112759">
                <text:p>0.112759</text:p>
              </table:table-cell>
              <table:table-cell office:value-type="float" office:value="0.115647">
                <text:p>0.115647</text:p>
              </table:table-cell>
              <table:table-cell office:value-type="float" office:value="0.120666">
                <text:p>0.120666</text:p>
              </table:table-cell>
              <table:table-cell office:value-type="float" office:value="0.117738">
                <text:p>0.117738</text:p>
              </table:table-cell>
              <table:table-cell office:value-type="float" office:value="0.104944">
                <text:p>0.10494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7102">
                <text:p>0.067102</text:p>
              </table:table-cell>
              <table:table-cell office:value-type="float" office:value="0.109351">
                <text:p>0.109351</text:p>
              </table:table-cell>
              <table:table-cell office:value-type="float" office:value="0.114701">
                <text:p>0.114701</text:p>
              </table:table-cell>
              <table:table-cell office:value-type="float" office:value="0.120501">
                <text:p>0.120501</text:p>
              </table:table-cell>
              <table:table-cell office:value-type="float" office:value="0.11964">
                <text:p>0.11964</text:p>
              </table:table-cell>
              <table:table-cell office:value-type="float" office:value="0.108448">
                <text:p>0.10844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049138">
                <text:p>0.049138</text:p>
              </table:table-cell>
              <table:table-cell office:value-type="float" office:value="0.101714">
                <text:p>0.101714</text:p>
              </table:table-cell>
              <table:table-cell office:value-type="float" office:value="0.117549">
                <text:p>0.117549</text:p>
              </table:table-cell>
              <table:table-cell office:value-type="float" office:value="0.12009">
                <text:p>0.12009</text:p>
              </table:table-cell>
              <table:table-cell office:value-type="float" office:value="0.121161">
                <text:p>0.121161</text:p>
              </table:table-cell>
              <table:table-cell office:value-type="float" office:value="0.111729">
                <text:p>0.11172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30698">
                <text:p>0.030698</text:p>
              </table:table-cell>
              <table:table-cell office:value-type="float" office:value="0.088523">
                <text:p>0.088523</text:p>
              </table:table-cell>
              <table:table-cell office:value-type="float" office:value="0.119941">
                <text:p>0.119941</text:p>
              </table:table-cell>
              <table:table-cell office:value-type="float" office:value="0.119595">
                <text:p>0.119595</text:p>
              </table:table-cell>
              <table:table-cell office:value-type="float" office:value="0.122317">
                <text:p>0.122317</text:p>
              </table:table-cell>
              <table:table-cell office:value-type="float" office:value="0.115011">
                <text:p>0.11501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011819">
                <text:p>0.011819</text:p>
              </table:table-cell>
              <table:table-cell office:value-type="float" office:value="0.071823">
                <text:p>0.071823</text:p>
              </table:table-cell>
              <table:table-cell office:value-type="float" office:value="0.116283">
                <text:p>0.116283</text:p>
              </table:table-cell>
              <table:table-cell office:value-type="float" office:value="0.119305">
                <text:p>0.119305</text:p>
              </table:table-cell>
              <table:table-cell office:value-type="float" office:value="0.123151">
                <text:p>0.123151</text:p>
              </table:table-cell>
              <table:table-cell office:value-type="float" office:value="0.117966">
                <text:p>0.11796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0.007">
                <text:p>-0.007</text:p>
              </table:table-cell>
              <table:table-cell office:value-type="float" office:value="0.054758">
                <text:p>0.054758</text:p>
              </table:table-cell>
              <table:table-cell office:value-type="float" office:value="0.110009">
                <text:p>0.110009</text:p>
              </table:table-cell>
              <table:table-cell office:value-type="float" office:value="0.121455">
                <text:p>0.121455</text:p>
              </table:table-cell>
              <table:table-cell office:value-type="float" office:value="0.123737">
                <text:p>0.123737</text:p>
              </table:table-cell>
              <table:table-cell office:value-type="float" office:value="0.12058">
                <text:p>0.1205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028">
                <text:p>-0.028</text:p>
              </table:table-cell>
              <table:table-cell office:value-type="float" office:value="0.037367">
                <text:p>0.037367</text:p>
              </table:table-cell>
              <table:table-cell office:value-type="float" office:value="0.099043">
                <text:p>0.099043</text:p>
              </table:table-cell>
              <table:table-cell office:value-type="float" office:value="0.127958">
                <text:p>0.127958</text:p>
              </table:table-cell>
              <table:table-cell office:value-type="float" office:value="0.124183">
                <text:p>0.124183</text:p>
              </table:table-cell>
              <table:table-cell office:value-type="float" office:value="0.122853">
                <text:p>0.122853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0.048">
                <text:p>-0.048</text:p>
              </table:table-cell>
              <table:table-cell office:value-type="float" office:value="0.019671">
                <text:p>0.019671</text:p>
              </table:table-cell>
              <table:table-cell office:value-type="float" office:value="0.084464">
                <text:p>0.084464</text:p>
              </table:table-cell>
              <table:table-cell office:value-type="float" office:value="0.126377">
                <text:p>0.126377</text:p>
              </table:table-cell>
              <table:table-cell office:value-type="float" office:value="0.124639">
                <text:p>0.124639</text:p>
              </table:table-cell>
              <table:table-cell office:value-type="float" office:value="0.12481">
                <text:p>0.1248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068">
                <text:p>-0.068</text:p>
              </table:table-cell>
              <table:table-cell office:value-type="float" office:value="0.001683">
                <text:p>0.001683</text:p>
              </table:table-cell>
              <table:table-cell office:value-type="float" office:value="0.068854">
                <text:p>0.068854</text:p>
              </table:table-cell>
              <table:table-cell office:value-type="float" office:value="0.1222">
                <text:p>0.1222</text:p>
              </table:table-cell>
              <table:table-cell office:value-type="float" office:value="0.125326">
                <text:p>0.125326</text:p>
              </table:table-cell>
              <table:table-cell office:value-type="float" office:value="0.126491">
                <text:p>0.1264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 draw:opacity-name="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3cm" svg:height="8.894cm" xlink:href=".." xlink:type="simple" chart:class="chart:line" chart:style-name="ch1">
        <chart:title svg:x="6.199cm" svg:y="0.333cm" chart:style-name="ch2">
          <text:p>Coefficients of Power</text:p>
        </chart:title>
        <chart:legend svg:x="2.961cm" svg:y="6.983cm" style:legend-expansion="custom" chartooo:width="6.963cm" chartooo:height="1.64cm" style:legend-expansion-aspect-ratio="4.24573170731707" chart:style-name="ch3"/>
        <chart:plot-area chart:style-name="ch4" table:cell-range-address="'Curtiss 714-1C2-12'.A4:'Curtiss 714-1C2-12'.A21 'Curtiss 714-1C2-12'.D2:'Curtiss 714-1C2-12'.D2 'Curtiss 714-1C2-12'.D4:'Curtiss 714-1C2-12'.D22 'Curtiss 714-1C2-12'.D24:'Curtiss 714-1C2-12'.D42 'Curtiss 714-1C2-12'.D44:'Curtiss 714-1C2-12'.D62 'Curtiss 714-1C2-12'.D64:'Curtiss 714-1C2-12'.D82 'Curtiss 714-1C2-12'.D84:'Curtiss 714-1C2-12'.D102 'Curtiss 714-1C2-12'.D104:'Curtiss 714-1C2-12'.D121" chart:data-source-has-labels="both" svg:x="0.833cm" svg:y="0.898cm" svg:width="14.673cm" svg:height="6.843cm">
          <chartooo:coordinate-region svg:x="1.666cm" svg:y="1.11cm" svg:width="13.6cm" svg:height="6.419cm"/>
          <chart:axis chart:dimension="x" chart:name="primary-x" chart:style-name="ch5" chartooo:axis-type="auto">
            <chartooo:date-scale/>
            <chart:title svg:x="7.805cm" svg:y="6.165cm" chart:style-name="ch6">
              <text:p>v/(nD)</text:p>
            </chart:title>
            <chart:categories table:cell-range-address="'Curtiss 714-1C2-12'.A4:'Curtiss 714-1C2-12'.A21"/>
          </chart:axis>
          <chart:axis chart:dimension="y" chart:name="primary-y" chart:style-name="ch7">
            <chart:title svg:x="0.001cm" svg:y="4.588cm" chart:style-name="ch8">
              <text:p>Cp</text:p>
            </chart:title>
            <chart:grid chart:style-name="ch9" chart:class="major"/>
          </chart:axis>
          <chart:series chart:style-name="ch10" chart:values-cell-range-address="'Curtiss 714-1C2-12'.D4:'Curtiss 714-1C2-12'.D21" chart:label-cell-address="'Curtiss 714-1C2-12'.D2:'Curtiss 714-1C2-12'.D2" chart:class="chart:line">
            <chart:data-point chart:repeated="18"/>
          </chart:series>
          <chart:series chart:style-name="ch11" chart:values-cell-range-address="'Curtiss 714-1C2-12'.D24:'Curtiss 714-1C2-12'.D41" chart:label-cell-address="'Curtiss 714-1C2-12'.D22:'Curtiss 714-1C2-12'.D22" chart:class="chart:line">
            <chart:data-point chart:repeated="18"/>
          </chart:series>
          <chart:series chart:style-name="ch12" chart:values-cell-range-address="'Curtiss 714-1C2-12'.D44:'Curtiss 714-1C2-12'.D61" chart:label-cell-address="'Curtiss 714-1C2-12'.D42:'Curtiss 714-1C2-12'.D42" chart:class="chart:line">
            <chart:data-point chart:repeated="18"/>
          </chart:series>
          <chart:series chart:style-name="ch13" chart:values-cell-range-address="'Curtiss 714-1C2-12'.D64:'Curtiss 714-1C2-12'.D81" chart:label-cell-address="'Curtiss 714-1C2-12'.D62:'Curtiss 714-1C2-12'.D62" chart:class="chart:line">
            <chart:data-point chart:repeated="18"/>
          </chart:series>
          <chart:series chart:style-name="ch14" chart:values-cell-range-address="'Curtiss 714-1C2-12'.D84:'Curtiss 714-1C2-12'.D101" chart:label-cell-address="'Curtiss 714-1C2-12'.D82:'Curtiss 714-1C2-12'.D82" chart:class="chart:line">
            <chart:data-point chart:repeated="18"/>
          </chart:series>
          <chart:series chart:style-name="ch15" chart:values-cell-range-address="'Curtiss 714-1C2-12'.D104:'Curtiss 714-1C2-12'.D121" chart:label-cell-address="'Curtiss 714-1C2-12'.D102:'Curtiss 714-1C2-12'.D102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 @28 degs</text:p>
                <draw:g>
                  <svg:desc>'Curtiss 714-1C2-12'.D2:'Curtiss 714-1C2-12'.D2</svg:desc>
                </draw:g>
              </table:table-cell>
              <table:table-cell office:value-type="string">
                <text:p>Cp@34degs</text:p>
                <draw:g>
                  <svg:desc>'Curtiss 714-1C2-12'.D22:'Curtiss 714-1C2-12'.D22</svg:desc>
                </draw:g>
              </table:table-cell>
              <table:table-cell office:value-type="string">
                <text:p>Cp@40degs</text:p>
                <draw:g>
                  <svg:desc>'Curtiss 714-1C2-12'.D42:'Curtiss 714-1C2-12'.D42</svg:desc>
                </draw:g>
              </table:table-cell>
              <table:table-cell office:value-type="string">
                <text:p>Cp@46degs</text:p>
                <draw:g>
                  <svg:desc>'Curtiss 714-1C2-12'.D62:'Curtiss 714-1C2-12'.D62</svg:desc>
                </draw:g>
              </table:table-cell>
              <table:table-cell office:value-type="string">
                <text:p>Cp@52degs</text:p>
                <draw:g>
                  <svg:desc>'Curtiss 714-1C2-12'.D82:'Curtiss 714-1C2-12'.D82</svg:desc>
                </draw:g>
              </table:table-cell>
              <table:table-cell office:value-type="string">
                <text:p>Cp@58degs</text:p>
                <draw:g>
                  <svg:desc>'Curtiss 714-1C2-12'.D102:'Curtiss 714-1C2-12'.D10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urtiss 714-1C2-12'.A4:'Curtiss 714-1C2-12'.A21</svg:desc>
                </draw:g>
              </table:table-cell>
              <table:table-cell office:value-type="float" office:value="0.103991">
                <text:p>0.103991</text:p>
                <draw:g>
                  <svg:desc>'Curtiss 714-1C2-12'.D4:'Curtiss 714-1C2-12'.D21</svg:desc>
                </draw:g>
              </table:table-cell>
              <table:table-cell office:value-type="float" office:value="0.142358">
                <text:p>0.142358</text:p>
                <draw:g>
                  <svg:desc>'Curtiss 714-1C2-12'.D24:'Curtiss 714-1C2-12'.D41</svg:desc>
                </draw:g>
              </table:table-cell>
              <table:table-cell office:value-type="float" office:value="0.187195">
                <text:p>0.187195</text:p>
                <draw:g>
                  <svg:desc>'Curtiss 714-1C2-12'.D44:'Curtiss 714-1C2-12'.D61</svg:desc>
                </draw:g>
              </table:table-cell>
              <table:table-cell office:value-type="float" office:value="0.241609">
                <text:p>0.241609</text:p>
                <draw:g>
                  <svg:desc>'Curtiss 714-1C2-12'.D64:'Curtiss 714-1C2-12'.D81</svg:desc>
                </draw:g>
              </table:table-cell>
              <table:table-cell office:value-type="float" office:value="0.305585">
                <text:p>0.305585</text:p>
                <draw:g>
                  <svg:desc>'Curtiss 714-1C2-12'.D84:'Curtiss 714-1C2-12'.D101</svg:desc>
                </draw:g>
              </table:table-cell>
              <table:table-cell office:value-type="float" office:value="0.378266">
                <text:p>0.378266</text:p>
                <draw:g>
                  <svg:desc>'Curtiss 714-1C2-12'.D104:'Curtiss 714-1C2-12'.D121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08848">
                <text:p>0.108848</text:p>
              </table:table-cell>
              <table:table-cell office:value-type="float" office:value="0.152437">
                <text:p>0.152437</text:p>
              </table:table-cell>
              <table:table-cell office:value-type="float" office:value="0.20063">
                <text:p>0.20063</text:p>
              </table:table-cell>
              <table:table-cell office:value-type="float" office:value="0.229099">
                <text:p>0.229099</text:p>
              </table:table-cell>
              <table:table-cell office:value-type="float" office:value="0.222415">
                <text:p>0.222415</text:p>
              </table:table-cell>
              <table:table-cell office:value-type="float" office:value="0.221627">
                <text:p>0.22162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08062">
                <text:p>0.108062</text:p>
              </table:table-cell>
              <table:table-cell office:value-type="float" office:value="0.151367">
                <text:p>0.151367</text:p>
              </table:table-cell>
              <table:table-cell office:value-type="float" office:value="0.202562">
                <text:p>0.202562</text:p>
              </table:table-cell>
              <table:table-cell office:value-type="float" office:value="0.242311">
                <text:p>0.242311</text:p>
              </table:table-cell>
              <table:table-cell office:value-type="float" office:value="0.238891">
                <text:p>0.238891</text:p>
              </table:table-cell>
              <table:table-cell office:value-type="float" office:value="0.235498">
                <text:p>0.23549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06135">
                <text:p>0.106135</text:p>
              </table:table-cell>
              <table:table-cell office:value-type="float" office:value="0.149127">
                <text:p>0.149127</text:p>
              </table:table-cell>
              <table:table-cell office:value-type="float" office:value="0.202203">
                <text:p>0.202203</text:p>
              </table:table-cell>
              <table:table-cell office:value-type="float" office:value="0.25139">
                <text:p>0.25139</text:p>
              </table:table-cell>
              <table:table-cell office:value-type="float" office:value="0.25591">
                <text:p>0.25591</text:p>
              </table:table-cell>
              <table:table-cell office:value-type="float" office:value="0.249423">
                <text:p>0.24942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103813">
                <text:p>0.103813</text:p>
              </table:table-cell>
              <table:table-cell office:value-type="float" office:value="0.146011">
                <text:p>0.146011</text:p>
              </table:table-cell>
              <table:table-cell office:value-type="float" office:value="0.200023">
                <text:p>0.200023</text:p>
              </table:table-cell>
              <table:table-cell office:value-type="float" office:value="0.256595">
                <text:p>0.256595</text:p>
              </table:table-cell>
              <table:table-cell office:value-type="float" office:value="0.274672">
                <text:p>0.274672</text:p>
              </table:table-cell>
              <table:table-cell office:value-type="float" office:value="0.265112">
                <text:p>0.26511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00697">
                <text:p>0.100697</text:p>
              </table:table-cell>
              <table:table-cell office:value-type="float" office:value="0.142896">
                <text:p>0.142896</text:p>
              </table:table-cell>
              <table:table-cell office:value-type="float" office:value="0.195882">
                <text:p>0.195882</text:p>
              </table:table-cell>
              <table:table-cell office:value-type="float" office:value="0.258014">
                <text:p>0.258014</text:p>
              </table:table-cell>
              <table:table-cell office:value-type="float" office:value="0.295251">
                <text:p>0.295251</text:p>
              </table:table-cell>
              <table:table-cell office:value-type="float" office:value="0.282996">
                <text:p>0.28299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00004">
                <text:p>0.100004</text:p>
              </table:table-cell>
              <table:table-cell office:value-type="float" office:value="0.140961">
                <text:p>0.140961</text:p>
              </table:table-cell>
              <table:table-cell office:value-type="float" office:value="0.190629">
                <text:p>0.190629</text:p>
              </table:table-cell>
              <table:table-cell office:value-type="float" office:value="0.255772">
                <text:p>0.255772</text:p>
              </table:table-cell>
              <table:table-cell office:value-type="float" office:value="0.311834">
                <text:p>0.311834</text:p>
              </table:table-cell>
              <table:table-cell office:value-type="float" office:value="0.303841">
                <text:p>0.30384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99587">
                <text:p>0.099587</text:p>
              </table:table-cell>
              <table:table-cell office:value-type="float" office:value="0.13904">
                <text:p>0.13904</text:p>
              </table:table-cell>
              <table:table-cell office:value-type="float" office:value="0.186412">
                <text:p>0.186412</text:p>
              </table:table-cell>
              <table:table-cell office:value-type="float" office:value="0.250074">
                <text:p>0.250074</text:p>
              </table:table-cell>
              <table:table-cell office:value-type="float" office:value="0.319963">
                <text:p>0.319963</text:p>
              </table:table-cell>
              <table:table-cell office:value-type="float" office:value="0.328422">
                <text:p>0.32842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98255">
                <text:p>0.098255</text:p>
              </table:table-cell>
              <table:table-cell office:value-type="float" office:value="0.136175">
                <text:p>0.136175</text:p>
              </table:table-cell>
              <table:table-cell office:value-type="float" office:value="0.183506">
                <text:p>0.183506</text:p>
              </table:table-cell>
              <table:table-cell office:value-type="float" office:value="0.244226">
                <text:p>0.244226</text:p>
              </table:table-cell>
              <table:table-cell office:value-type="float" office:value="0.320341">
                <text:p>0.320341</text:p>
              </table:table-cell>
              <table:table-cell office:value-type="float" office:value="0.355499">
                <text:p>0.35549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91845">
                <text:p>0.091845</text:p>
              </table:table-cell>
              <table:table-cell office:value-type="float" office:value="0.135702">
                <text:p>0.135702</text:p>
              </table:table-cell>
              <table:table-cell office:value-type="float" office:value="0.182289">
                <text:p>0.182289</text:p>
              </table:table-cell>
              <table:table-cell office:value-type="float" office:value="0.239584">
                <text:p>0.239584</text:p>
              </table:table-cell>
              <table:table-cell office:value-type="float" office:value="0.314549">
                <text:p>0.314549</text:p>
              </table:table-cell>
              <table:table-cell office:value-type="float" office:value="0.382001">
                <text:p>0.38200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79602">
                <text:p>0.079602</text:p>
              </table:table-cell>
              <table:table-cell office:value-type="float" office:value="0.136197">
                <text:p>0.136197</text:p>
              </table:table-cell>
              <table:table-cell office:value-type="float" office:value="0.182538">
                <text:p>0.182538</text:p>
              </table:table-cell>
              <table:table-cell office:value-type="float" office:value="0.23636">
                <text:p>0.23636</text:p>
              </table:table-cell>
              <table:table-cell office:value-type="float" office:value="0.309044">
                <text:p>0.309044</text:p>
              </table:table-cell>
              <table:table-cell office:value-type="float" office:value="0.39409">
                <text:p>0.39409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063994">
                <text:p>0.063994</text:p>
              </table:table-cell>
              <table:table-cell office:value-type="float" office:value="0.133676">
                <text:p>0.133676</text:p>
              </table:table-cell>
              <table:table-cell office:value-type="float" office:value="0.178962">
                <text:p>0.178962</text:p>
              </table:table-cell>
              <table:table-cell office:value-type="float" office:value="0.234726">
                <text:p>0.234726</text:p>
              </table:table-cell>
              <table:table-cell office:value-type="float" office:value="0.304828">
                <text:p>0.304828</text:p>
              </table:table-cell>
              <table:table-cell office:value-type="float" office:value="0.391641">
                <text:p>0.391641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45168">
                <text:p>0.045168</text:p>
              </table:table-cell>
              <table:table-cell office:value-type="float" office:value="0.124108">
                <text:p>0.124108</text:p>
              </table:table-cell>
              <table:table-cell office:value-type="float" office:value="0.181322">
                <text:p>0.181322</text:p>
              </table:table-cell>
              <table:table-cell office:value-type="float" office:value="0.234894">
                <text:p>0.234894</text:p>
              </table:table-cell>
              <table:table-cell office:value-type="float" office:value="0.302012">
                <text:p>0.302012</text:p>
              </table:table-cell>
              <table:table-cell office:value-type="float" office:value="0.387489">
                <text:p>0.38748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022988">
                <text:p>0.022988</text:p>
              </table:table-cell>
              <table:table-cell office:value-type="float" office:value="0.108034">
                <text:p>0.108034</text:p>
              </table:table-cell>
              <table:table-cell office:value-type="float" office:value="0.182663">
                <text:p>0.182663</text:p>
              </table:table-cell>
              <table:table-cell office:value-type="float" office:value="0.237185">
                <text:p>0.237185</text:p>
              </table:table-cell>
              <table:table-cell office:value-type="float" office:value="0.300675">
                <text:p>0.300675</text:p>
              </table:table-cell>
              <table:table-cell office:value-type="float" office:value="0.384625">
                <text:p>0.38462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0.01">
                <text:p>-0.01</text:p>
              </table:table-cell>
              <table:table-cell office:value-type="float" office:value="0.088933">
                <text:p>0.088933</text:p>
              </table:table-cell>
              <table:table-cell office:value-type="float" office:value="0.180461">
                <text:p>0.180461</text:p>
              </table:table-cell>
              <table:table-cell office:value-type="float" office:value="0.237877">
                <text:p>0.237877</text:p>
              </table:table-cell>
              <table:table-cell office:value-type="float" office:value="0.300905">
                <text:p>0.300905</text:p>
              </table:table-cell>
              <table:table-cell office:value-type="float" office:value="0.383102">
                <text:p>0.383102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045">
                <text:p>-0.045</text:p>
              </table:table-cell>
              <table:table-cell office:value-type="float" office:value="0.066735">
                <text:p>0.066735</text:p>
              </table:table-cell>
              <table:table-cell office:value-type="float" office:value="0.171174">
                <text:p>0.171174</text:p>
              </table:table-cell>
              <table:table-cell office:value-type="float" office:value="0.239334">
                <text:p>0.239334</text:p>
              </table:table-cell>
              <table:table-cell office:value-type="float" office:value="0.302838">
                <text:p>0.302838</text:p>
              </table:table-cell>
              <table:table-cell office:value-type="float" office:value="0.382946">
                <text:p>0.382946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0.09">
                <text:p>-0.09</text:p>
              </table:table-cell>
              <table:table-cell office:value-type="float" office:value="0.041355">
                <text:p>0.041355</text:p>
              </table:table-cell>
              <table:table-cell office:value-type="float" office:value="0.154594">
                <text:p>0.154594</text:p>
              </table:table-cell>
              <table:table-cell office:value-type="float" office:value="0.243739">
                <text:p>0.243739</text:p>
              </table:table-cell>
              <table:table-cell office:value-type="float" office:value="0.306702">
                <text:p>0.306702</text:p>
              </table:table-cell>
              <table:table-cell office:value-type="float" office:value="0.384178">
                <text:p>0.384178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14">
                <text:p>-0.14</text:p>
              </table:table-cell>
              <table:table-cell office:value-type="float" office:value="0.012711">
                <text:p>0.012711</text:p>
              </table:table-cell>
              <table:table-cell office:value-type="float" office:value="0.133968">
                <text:p>0.133968</text:p>
              </table:table-cell>
              <table:table-cell office:value-type="float" office:value="0.24388">
                <text:p>0.24388</text:p>
              </table:table-cell>
              <table:table-cell office:value-type="float" office:value="0.312856">
                <text:p>0.312856</text:p>
              </table:table-cell>
              <table:table-cell office:value-type="float" office:value="0.386829">
                <text:p>0.3868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